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" style:family="table-cell" style:parent-style-name="Default">
      <style:text-properties style:font-name="Muli" fo:font-size="11pt" fo:font-style="normal" fo:font-weight="250" style:font-size-asian="11pt" style:font-size-complex="11pt"/>
    </style:style>
    <style:style style:name="ce3" style:family="table-cell" style:parent-style-name="Default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15" style:family="table-cell" style:parent-style-name="Default" style:data-style-name="N111">
      <style:table-cell-properties fo:border-bottom="none" fo:border-left="0.74pt solid #000000" fo:border-right="none" fo:border-top="none"/>
      <style:text-properties style:font-name="Muli" fo:font-size="11pt" fo:font-style="normal" fo:font-weight="250" style:font-size-asian="11pt" style:font-size-complex="11pt"/>
    </style:style>
    <style:style style:name="ce16" style:family="table-cell" style:parent-style-name="Default" style:data-style-name="N111">
      <style:table-cell-properties fo:border-bottom="none" fo:border-left="0.74pt solid #000000" fo:border-right="none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6" style:family="table-cell" style:parent-style-name="Default" style:data-style-name="N111">
      <style:text-properties style:font-name="Muli" fo:font-size="11pt" fo:font-style="normal" fo:font-weight="250" style:font-size-asian="11pt" style:font-size-complex="11pt"/>
    </style:style>
    <style:style style:name="ce7" style:family="table-cell" style:parent-style-name="Default" style:data-style-name="N111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2" style:family="table-cell" style:parent-style-name="Default" style:data-style-name="N111">
      <style:table-cell-properties fo:border-bottom="none" fo:border-left="none" fo:border-right="0.74pt solid #000000" fo:border-top="none"/>
      <style:text-properties style:font-name="Muli" fo:font-size="11pt" fo:font-style="normal" fo:font-weight="250" style:font-size-asian="11pt" style:font-size-complex="11pt"/>
    </style:style>
    <style:style style:name="ce23" style:family="table-cell" style:parent-style-name="Default" style:data-style-name="N111">
      <style:table-cell-properties fo:border-bottom="none" fo:border-left="none" fo:border-right="0.74pt solid #000000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13">
      <style:table-cell-properties fo:border-bottom="none" fo:border-left="0.74pt solid #000000" fo:border-right="none" fo:border-top="none"/>
      <style:text-properties style:font-name="Muli" fo:font-size="11pt" fo:font-style="normal" fo:font-weight="250" style:font-size-asian="11pt" style:font-size-complex="11pt"/>
    </style:style>
    <style:style style:name="ce25" style:family="table-cell" style:parent-style-name="Default" style:data-style-name="N113">
      <style:table-cell-properties fo:border-bottom="none" fo:border-left="0.74pt solid #000000" fo:border-right="none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13">
      <style:text-properties style:font-name="Muli" fo:font-size="11pt" fo:font-style="normal" fo:font-weight="250" style:font-size-asian="11pt" style:font-size-complex="11pt"/>
    </style:style>
    <style:style style:name="ce9" style:family="table-cell" style:parent-style-name="Default" style:data-style-name="N113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font-name="Muli" fo:font-size="11pt" fo:font-style="normal" fo:font-weight="250" style:font-size-asian="11pt" style:font-size-complex="11pt"/>
    </style:style>
    <style:style style:name="ce29" style:family="table-cell" style:parent-style-name="Default" style:data-style-name="N113">
      <style:table-cell-properties fo:border-bottom="none" fo:border-left="none" fo:border-right="0.74pt solid #000000" fo:border-top="none"/>
      <style:text-properties style:font-name="Muli" fo:font-size="11pt" fo:font-style="normal" fo:font-weight="250" style:font-size-asian="11pt" style:font-size-complex="11pt"/>
    </style:style>
    <style:style style:name="ce30" style:family="table-cell" style:parent-style-name="Default" style:data-style-name="N113">
      <style:table-cell-properties fo:border-bottom="none" fo:border-left="none" fo:border-right="0.74pt solid #000000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Muli" fo:font-size="11pt" fo:font-style="normal" fo:font-weight="250" style:font-size-asian="11pt" style:font-size-complex="11pt"/>
    </style:style>
    <style:style style:name="ce11" style:family="table-cell" style:parent-style-name="Default">
      <style:table-cell-properties fo:wrap-option="wrap"/>
      <style:text-properties style:font-name="Muli" fo:font-size="11pt" fo:font-style="normal" fo:font-weight="250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 style:font-name-asian="AR PL SungtiL GB" style:font-name-complex="Mangal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aseline" table:style-name="ta1">
        <table:shapes>
          <draw:frame draw:z-index="0" draw:style-name="gr1" draw:text-style-name="P1" svg:width="320mm" svg:height="480mm" svg:x="0mm" svg:y="413.81mm">
            <draw:object draw:notify-on-update-of-ranges="Baseline.A3:Baseline.A81 Baseline.B1:Baseline.B1 Baseline.B3:Baseline.B81 Baseline.E1:Baseline.E1 Baseline.E3:Baseline.E81 Baseline.H1:Baseline.H1 Baseline.H3:Baseline.H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<text:span text:style-name="T1">Notes:</text:span></text:p>
            <text:p/>
            <text:p>Both examples are compiled using standard libraries and C startup.</text:p>
            <text:p/>
            <text:p>The compilation flags for RISC-V are:</text:p>
            <text:p/>
            <text:p>-Os -march=rv32imc -fdata-sections -ffunction-sections -Wl,-gc-sections </text:p>
            <text:p/>
            <text:p>and for ARM are:</text:p>
            <text:p/>
            <text:p>-Os -mcpu=cortex-m4+nofp -mfloat-abi=soft -mthumb -fdata-sections -ffunction-sections -Wl,-gc-sections</text:p>
            <text:p/>
            <text:p>and for ARC are:</text:p>
            <text:p/>
            <text:p>-Os -mcpu=archs -fdata-sections -ffunction-sections -Wl,-gc-sections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1642" calcext:value-type="float">
            <text:p>1,64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804" calcext:value-type="float">
            <text:p>4,8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492" calcext:value-type="float">
            <text:p>1,4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3]&gt;0;[.E3]/[.B3];&quot;&quot;)" office:value-type="percentage" office:value="2.92570036540804" calcext:value-type="percentage">
            <text:p>293%</text:p>
          </table:table-cell>
          <table:table-cell table:style-name="ce8" table:formula="of:=IF([.C3]&gt;0;[.F3]/[.C3];&quot;&quot;)" office:value-type="percentage" office:value="2.01538461538462" calcext:value-type="percentage">
            <text:p>202%</text:p>
          </table:table-cell>
          <table:table-cell table:style-name="ce29" table:formula="of:=IF([.D3]&gt;0;[.G3]/[.D3];&quot;&quot;)" office:value-type="percentage" office:value="7.71428571428571" calcext:value-type="percentage">
            <text:p>771%</text:p>
          </table:table-cell>
          <table:table-cell table:style-name="ce24" table:formula="of:=IF([.B3]&gt;0;[.H3]/[.B3];&quot;&quot;)" office:value-type="percentage" office:value="0.908647990255786" calcext:value-type="percentage">
            <text:p>91%</text:p>
          </table:table-cell>
          <table:table-cell table:style-name="ce8" table:formula="of:=IF([.C3]&gt;0;[.I3]/[.C3];&quot;&quot;)" office:value-type="percentage" office:value="1" calcext:value-type="percentage">
            <text:p>100%</text:p>
          </table:table-cell>
          <table:table-cell table:style-name="ce29" table:formula="of:=IF([.D3]&gt;0;[.J3]/[.D3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52" calcext:value-type="float">
            <text:p>52</text:p>
          </table:table-cell>
          <table:table-cell table:style-name="ce15" office:value-type="float" office:value="5072" calcext:value-type="float">
            <text:p>5,07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44" calcext:value-type="float">
            <text:p>244</text:p>
          </table:table-cell>
          <table:table-cell table:style-name="ce15" office:value-type="float" office:value="1828" calcext:value-type="float">
            <text:p>1,82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48" calcext:value-type="float">
            <text:p>86,048</text:p>
          </table:table-cell>
          <table:table-cell table:style-name="ce24" table:formula="of:=IF([.B4]&gt;0;[.E4]/[.B4];&quot;&quot;)" office:value-type="percentage" office:value="2.53093812375249" calcext:value-type="percentage">
            <text:p>253%</text:p>
          </table:table-cell>
          <table:table-cell table:style-name="ce8" table:formula="of:=IF([.C4]&gt;0;[.F4]/[.C4];&quot;&quot;)" office:value-type="percentage" office:value="2.01538461538462" calcext:value-type="percentage">
            <text:p>202%</text:p>
          </table:table-cell>
          <table:table-cell table:style-name="ce29" table:formula="of:=IF([.D4]&gt;0;[.G4]/[.D4];&quot;&quot;)" office:value-type="percentage" office:value="4.69230769230769" calcext:value-type="percentage">
            <text:p>469%</text:p>
          </table:table-cell>
          <table:table-cell table:style-name="ce24" table:formula="of:=IF([.B4]&gt;0;[.H4]/[.B4];&quot;&quot;)" office:value-type="percentage" office:value="0.912175648702595" calcext:value-type="percentage">
            <text:p>91%</text:p>
          </table:table-cell>
          <table:table-cell table:style-name="ce8" table:formula="of:=IF([.C4]&gt;0;[.I4]/[.C4];&quot;&quot;)" office:value-type="percentage" office:value="1" calcext:value-type="percentage">
            <text:p>100%</text:p>
          </table:table-cell>
          <table:table-cell table:style-name="ce29" table:formula="of:=IF([.D4]&gt;0;[.J4]/[.D4];&quot;&quot;)" office:value-type="percentage" office:value="1654.76923076923" calcext:value-type="percentage">
            <text:p>165,4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068" calcext:value-type="float">
            <text:p>1,068</text:p>
          </table:table-cell>
          <table:table-cell table:style-name="ce6" office:value-type="float" office:value="380" calcext:value-type="float">
            <text:p>38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32" calcext:value-type="float">
            <text:p>4,23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380" calcext:value-type="float">
            <text:p>3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]&gt;0;[.E5]/[.B5];&quot;&quot;)" office:value-type="percentage" office:value="3.9625468164794" calcext:value-type="percentage">
            <text:p>396%</text:p>
          </table:table-cell>
          <table:table-cell table:style-name="ce8" table:formula="of:=IF([.C5]&gt;0;[.F5]/[.C5];&quot;&quot;)" office:value-type="percentage" office:value="1.69473684210526" calcext:value-type="percentage">
            <text:p>169%</text:p>
          </table:table-cell>
          <table:table-cell table:style-name="ce29" table:formula="of:=IF([.D5]&gt;0;[.G5]/[.D5];&quot;&quot;)" office:value-type="percentage" office:value="7.71428571428571" calcext:value-type="percentage">
            <text:p>771%</text:p>
          </table:table-cell>
          <table:table-cell table:style-name="ce24" table:formula="of:=IF([.B5]&gt;0;[.H5]/[.B5];&quot;&quot;)" office:value-type="percentage" office:value="0.801498127340824" calcext:value-type="percentage">
            <text:p>80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1766" calcext:value-type="float">
            <text:p>1,76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40" calcext:value-type="float">
            <text:p>440</text:p>
          </table:table-cell>
          <table:table-cell table:style-name="ce15" office:value-type="float" office:value="4744" calcext:value-type="float">
            <text:p>4,7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628" calcext:value-type="float">
            <text:p>628</text:p>
          </table:table-cell>
          <table:table-cell table:style-name="ce15" office:value-type="float" office:value="1388" calcext:value-type="float">
            <text:p>1,38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432" calcext:value-type="float">
            <text:p>86,432</text:p>
          </table:table-cell>
          <table:table-cell table:style-name="ce24" table:formula="of:=IF([.B6]&gt;0;[.E6]/[.B6];&quot;&quot;)" office:value-type="percentage" office:value="2.68629671574179" calcext:value-type="percentage">
            <text:p>269%</text:p>
          </table:table-cell>
          <table:table-cell table:style-name="ce8" table:formula="of:=IF([.C6]&gt;0;[.F6]/[.C6];&quot;&quot;)" office:value-type="percentage" office:value="2.01538461538462" calcext:value-type="percentage">
            <text:p>202%</text:p>
          </table:table-cell>
          <table:table-cell table:style-name="ce29" table:formula="of:=IF([.D6]&gt;0;[.G6]/[.D6];&quot;&quot;)" office:value-type="percentage" office:value="1.42727272727273" calcext:value-type="percentage">
            <text:p>143%</text:p>
          </table:table-cell>
          <table:table-cell table:style-name="ce24" table:formula="of:=IF([.B6]&gt;0;[.H6]/[.B6];&quot;&quot;)" office:value-type="percentage" office:value="0.785956964892412" calcext:value-type="percentage">
            <text:p>79%</text:p>
          </table:table-cell>
          <table:table-cell table:style-name="ce8" table:formula="of:=IF([.C6]&gt;0;[.I6]/[.C6];&quot;&quot;)" office:value-type="percentage" office:value="1" calcext:value-type="percentage">
            <text:p>100%</text:p>
          </table:table-cell>
          <table:table-cell table:style-name="ce29" table:formula="of:=IF([.D6]&gt;0;[.J6]/[.D6];&quot;&quot;)" office:value-type="percentage" office:value="196.436363636364" calcext:value-type="percentage">
            <text:p>19,644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1176" calcext:value-type="float">
            <text:p>1,17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48" calcext:value-type="float">
            <text:p>448</text:p>
          </table:table-cell>
          <table:table-cell table:style-name="ce15" office:value-type="float" office:value="4360" calcext:value-type="float">
            <text:p>4,36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636" calcext:value-type="float">
            <text:p>636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444" calcext:value-type="float">
            <text:p>86,444</text:p>
          </table:table-cell>
          <table:table-cell table:style-name="ce24" table:formula="of:=IF([.B7]&gt;0;[.E7]/[.B7];&quot;&quot;)" office:value-type="percentage" office:value="3.70748299319728" calcext:value-type="percentage">
            <text:p>371%</text:p>
          </table:table-cell>
          <table:table-cell table:style-name="ce8" table:formula="of:=IF([.C7]&gt;0;[.F7]/[.C7];&quot;&quot;)" office:value-type="percentage" office:value="2.01538461538462" calcext:value-type="percentage">
            <text:p>202%</text:p>
          </table:table-cell>
          <table:table-cell table:style-name="ce29" table:formula="of:=IF([.D7]&gt;0;[.G7]/[.D7];&quot;&quot;)" office:value-type="percentage" office:value="1.41964285714286" calcext:value-type="percentage">
            <text:p>142%</text:p>
          </table:table-cell>
          <table:table-cell table:style-name="ce24" table:formula="of:=IF([.B7]&gt;0;[.H7]/[.B7];&quot;&quot;)" office:value-type="percentage" office:value="0.840136054421769" calcext:value-type="percentage">
            <text:p>84%</text:p>
          </table:table-cell>
          <table:table-cell table:style-name="ce8" table:formula="of:=IF([.C7]&gt;0;[.I7]/[.C7];&quot;&quot;)" office:value-type="percentage" office:value="1" calcext:value-type="percentage">
            <text:p>100%</text:p>
          </table:table-cell>
          <table:table-cell table:style-name="ce29" table:formula="of:=IF([.D7]&gt;0;[.J7]/[.D7];&quot;&quot;)" office:value-type="percentage" office:value="192.955357142857" calcext:value-type="percentage">
            <text:p>19,29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2230" calcext:value-type="float">
            <text:p>2,230</text:p>
          </table:table-cell>
          <table:table-cell table:style-name="ce6" office:value-type="float" office:value="308" calcext:value-type="float">
            <text:p>308</text:p>
          </table:table-cell>
          <table:table-cell table:style-name="ce22" office:value-type="float" office:value="2656" calcext:value-type="float">
            <text:p>2,656</text:p>
          </table:table-cell>
          <table:table-cell table:style-name="ce15" office:value-type="float" office:value="5372" calcext:value-type="float">
            <text:p>5,372</text:p>
          </table:table-cell>
          <table:table-cell table:style-name="ce6" office:value-type="float" office:value="572" calcext:value-type="float">
            <text:p>572</text:p>
          </table:table-cell>
          <table:table-cell table:style-name="ce22" office:value-type="float" office:value="2844" calcext:value-type="float">
            <text:p>2,844</text:p>
          </table:table-cell>
          <table:table-cell table:style-name="ce15" office:value-type="float" office:value="2040" calcext:value-type="float">
            <text:p>2,040</text:p>
          </table:table-cell>
          <table:table-cell table:style-name="ce6" office:value-type="float" office:value="308" calcext:value-type="float">
            <text:p>308</text:p>
          </table:table-cell>
          <table:table-cell table:style-name="ce22" office:value-type="float" office:value="88548" calcext:value-type="float">
            <text:p>88,548</text:p>
          </table:table-cell>
          <table:table-cell table:style-name="ce24" table:formula="of:=IF([.B8]&gt;0;[.E8]/[.B8];&quot;&quot;)" office:value-type="percentage" office:value="2.40896860986547" calcext:value-type="percentage">
            <text:p>241%</text:p>
          </table:table-cell>
          <table:table-cell table:style-name="ce8" table:formula="of:=IF([.C8]&gt;0;[.F8]/[.C8];&quot;&quot;)" office:value-type="percentage" office:value="1.85714285714286" calcext:value-type="percentage">
            <text:p>186%</text:p>
          </table:table-cell>
          <table:table-cell table:style-name="ce29" table:formula="of:=IF([.D8]&gt;0;[.G8]/[.D8];&quot;&quot;)" office:value-type="percentage" office:value="1.07078313253012" calcext:value-type="percentage">
            <text:p>107%</text:p>
          </table:table-cell>
          <table:table-cell table:style-name="ce24" table:formula="of:=IF([.B8]&gt;0;[.H8]/[.B8];&quot;&quot;)" office:value-type="percentage" office:value="0.914798206278027" calcext:value-type="percentage">
            <text:p>91%</text:p>
          </table:table-cell>
          <table:table-cell table:style-name="ce8" table:formula="of:=IF([.C8]&gt;0;[.I8]/[.C8];&quot;&quot;)" office:value-type="percentage" office:value="1" calcext:value-type="percentage">
            <text:p>100%</text:p>
          </table:table-cell>
          <table:table-cell table:style-name="ce29" table:formula="of:=IF([.D8]&gt;0;[.J8]/[.D8];&quot;&quot;)" office:value-type="percentage" office:value="33.3388554216867" calcext:value-type="percentage">
            <text:p>3,334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086" calcext:value-type="float">
            <text:p>1,08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48" calcext:value-type="float">
            <text:p>4,24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9]&gt;0;[.E9]/[.B9];&quot;&quot;)" office:value-type="percentage" office:value="3.91160220994475" calcext:value-type="percentage">
            <text:p>391%</text:p>
          </table:table-cell>
          <table:table-cell table:style-name="ce8" table:formula="of:=IF([.C9]&gt;0;[.F9]/[.C9];&quot;&quot;)" office:value-type="percentage" office:value="2.01538461538462" calcext:value-type="percentage">
            <text:p>202%</text:p>
          </table:table-cell>
          <table:table-cell table:style-name="ce29" table:formula="of:=IF([.D9]&gt;0;[.G9]/[.D9];&quot;&quot;)" office:value-type="percentage" office:value="7.71428571428571" calcext:value-type="percentage">
            <text:p>771%</text:p>
          </table:table-cell>
          <table:table-cell table:style-name="ce24" table:formula="of:=IF([.B9]&gt;0;[.H9]/[.B9];&quot;&quot;)" office:value-type="percentage" office:value="0.791896869244936" calcext:value-type="percentage">
            <text:p>79%</text:p>
          </table:table-cell>
          <table:table-cell table:style-name="ce8" table:formula="of:=IF([.C9]&gt;0;[.I9]/[.C9];&quot;&quot;)" office:value-type="percentage" office:value="1" calcext:value-type="percentage">
            <text:p>100%</text:p>
          </table:table-cell>
          <table:table-cell table:style-name="ce29" table:formula="of:=IF([.D9]&gt;0;[.J9]/[.D9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1660" calcext:value-type="float">
            <text:p>1,6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98" calcext:value-type="float">
            <text:p>798</text:p>
          </table:table-cell>
          <table:table-cell table:style-name="ce15" office:value-type="float" office:value="4704" calcext:value-type="float">
            <text:p>4,7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988" calcext:value-type="float">
            <text:p>988</text:p>
          </table:table-cell>
          <table:table-cell table:style-name="ce15" office:value-type="float" office:value="1360" calcext:value-type="float">
            <text:p>1,3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796" calcext:value-type="float">
            <text:p>86,796</text:p>
          </table:table-cell>
          <table:table-cell table:style-name="ce24" table:formula="of:=IF([.B10]&gt;0;[.E10]/[.B10];&quot;&quot;)" office:value-type="percentage" office:value="2.83373493975904" calcext:value-type="percentage">
            <text:p>283%</text:p>
          </table:table-cell>
          <table:table-cell table:style-name="ce8" table:formula="of:=IF([.C10]&gt;0;[.F10]/[.C10];&quot;&quot;)" office:value-type="percentage" office:value="2.01538461538462" calcext:value-type="percentage">
            <text:p>202%</text:p>
          </table:table-cell>
          <table:table-cell table:style-name="ce29" table:formula="of:=IF([.D10]&gt;0;[.G10]/[.D10];&quot;&quot;)" office:value-type="percentage" office:value="1.23809523809524" calcext:value-type="percentage">
            <text:p>124%</text:p>
          </table:table-cell>
          <table:table-cell table:style-name="ce24" table:formula="of:=IF([.B10]&gt;0;[.H10]/[.B10];&quot;&quot;)" office:value-type="percentage" office:value="0.819277108433735" calcext:value-type="percentage">
            <text:p>82%</text:p>
          </table:table-cell>
          <table:table-cell table:style-name="ce8" table:formula="of:=IF([.C10]&gt;0;[.I10]/[.C10];&quot;&quot;)" office:value-type="percentage" office:value="1" calcext:value-type="percentage">
            <text:p>100%</text:p>
          </table:table-cell>
          <table:table-cell table:style-name="ce29" table:formula="of:=IF([.D10]&gt;0;[.J10]/[.D10];&quot;&quot;)" office:value-type="percentage" office:value="108.766917293233" calcext:value-type="percentage">
            <text:p>10,8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2838" calcext:value-type="float">
            <text:p>2,83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5456" calcext:value-type="float">
            <text:p>5,45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512" calcext:value-type="float">
            <text:p>2,51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11]&gt;0;[.E11]/[.B11];&quot;&quot;)" office:value-type="percentage" office:value="1.92248062015504" calcext:value-type="percentage">
            <text:p>192%</text:p>
          </table:table-cell>
          <table:table-cell table:style-name="ce8" table:formula="of:=IF([.C11]&gt;0;[.F11]/[.C11];&quot;&quot;)" office:value-type="percentage" office:value="2.01538461538462" calcext:value-type="percentage">
            <text:p>202%</text:p>
          </table:table-cell>
          <table:table-cell table:style-name="ce29" table:formula="of:=IF([.D11]&gt;0;[.G11]/[.D11];&quot;&quot;)" office:value-type="percentage" office:value="4.90909090909091" calcext:value-type="percentage">
            <text:p>491%</text:p>
          </table:table-cell>
          <table:table-cell table:style-name="ce24" table:formula="of:=IF([.B11]&gt;0;[.H11]/[.B11];&quot;&quot;)" office:value-type="percentage" office:value="0.885130373502467" calcext:value-type="percentage">
            <text:p>89%</text:p>
          </table:table-cell>
          <table:table-cell table:style-name="ce8" table:formula="of:=IF([.C11]&gt;0;[.I11]/[.C11];&quot;&quot;)" office:value-type="percentage" office:value="1" calcext:value-type="percentage">
            <text:p>100%</text:p>
          </table:table-cell>
          <table:table-cell table:style-name="ce29" table:formula="of:=IF([.D11]&gt;0;[.J11]/[.D11];&quot;&quot;)" office:value-type="percentage" office:value="1955.45454545455" calcext:value-type="percentage">
            <text:p>195,545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2084" calcext:value-type="float">
            <text:p>2,08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64" calcext:value-type="float">
            <text:p>64</text:p>
          </table:table-cell>
          <table:table-cell table:style-name="ce15" office:value-type="float" office:value="4760" calcext:value-type="float">
            <text:p>4,76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36" calcext:value-type="float">
            <text:p>236</text:p>
          </table:table-cell>
          <table:table-cell table:style-name="ce15" office:value-type="float" office:value="1808" calcext:value-type="float">
            <text:p>1,80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12]&gt;0;[.E12]/[.B12];&quot;&quot;)" office:value-type="percentage" office:value="2.28406909788868" calcext:value-type="percentage">
            <text:p>228%</text:p>
          </table:table-cell>
          <table:table-cell table:style-name="ce8" table:formula="of:=IF([.C12]&gt;0;[.F12]/[.C12];&quot;&quot;)" office:value-type="percentage" office:value="2.01538461538462" calcext:value-type="percentage">
            <text:p>202%</text:p>
          </table:table-cell>
          <table:table-cell table:style-name="ce29" table:formula="of:=IF([.D12]&gt;0;[.G12]/[.D12];&quot;&quot;)" office:value-type="percentage" office:value="3.6875" calcext:value-type="percentage">
            <text:p>369%</text:p>
          </table:table-cell>
          <table:table-cell table:style-name="ce24" table:formula="of:=IF([.B12]&gt;0;[.H12]/[.B12];&quot;&quot;)" office:value-type="percentage" office:value="0.867562380038388" calcext:value-type="percentage">
            <text:p>87%</text:p>
          </table:table-cell>
          <table:table-cell table:style-name="ce8" table:formula="of:=IF([.C12]&gt;0;[.I12]/[.C12];&quot;&quot;)" office:value-type="percentage" office:value="1" calcext:value-type="percentage">
            <text:p>100%</text:p>
          </table:table-cell>
          <table:table-cell table:style-name="ce29" table:formula="of:=IF([.D12]&gt;0;[.J12]/[.D12];&quot;&quot;)" office:value-type="percentage" office:value="1344.625" calcext:value-type="percentage">
            <text:p>134,463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6007" calcext:value-type="float">
            <text:p>6,007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2" calcext:value-type="float">
            <text:p>72</text:p>
          </table:table-cell>
          <table:table-cell table:style-name="ce15" office:value-type="float" office:value="6780" calcext:value-type="float">
            <text:p>6,78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44" calcext:value-type="float">
            <text:p>244</text:p>
          </table:table-cell>
          <table:table-cell table:style-name="ce15" office:value-type="float" office:value="6860" calcext:value-type="float">
            <text:p>6,8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13]&gt;0;[.E13]/[.B13];&quot;&quot;)" office:value-type="percentage" office:value="1.12868320292992" calcext:value-type="percentage">
            <text:p>113%</text:p>
          </table:table-cell>
          <table:table-cell table:style-name="ce8" table:formula="of:=IF([.C13]&gt;0;[.F13]/[.C13];&quot;&quot;)" office:value-type="percentage" office:value="2.01538461538462" calcext:value-type="percentage">
            <text:p>202%</text:p>
          </table:table-cell>
          <table:table-cell table:style-name="ce29" table:formula="of:=IF([.D13]&gt;0;[.G13]/[.D13];&quot;&quot;)" office:value-type="percentage" office:value="3.38888888888889" calcext:value-type="percentage">
            <text:p>339%</text:p>
          </table:table-cell>
          <table:table-cell table:style-name="ce24" table:formula="of:=IF([.B13]&gt;0;[.H13]/[.B13];&quot;&quot;)" office:value-type="percentage" office:value="1.14200099883469" calcext:value-type="percentage">
            <text:p>114%</text:p>
          </table:table-cell>
          <table:table-cell table:style-name="ce8" table:formula="of:=IF([.C13]&gt;0;[.I13]/[.C13];&quot;&quot;)" office:value-type="percentage" office:value="1" calcext:value-type="percentage">
            <text:p>100%</text:p>
          </table:table-cell>
          <table:table-cell table:style-name="ce29" table:formula="of:=IF([.D13]&gt;0;[.J13]/[.D13];&quot;&quot;)" office:value-type="percentage" office:value="1195.33333333333" calcext:value-type="percentage">
            <text:p>119,533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5906" calcext:value-type="float">
            <text:p>5,90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6" calcext:value-type="float">
            <text:p>76</text:p>
          </table:table-cell>
          <table:table-cell table:style-name="ce15" office:value-type="float" office:value="6704" calcext:value-type="float">
            <text:p>6,7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48" calcext:value-type="float">
            <text:p>248</text:p>
          </table:table-cell>
          <table:table-cell table:style-name="ce15" office:value-type="float" office:value="6768" calcext:value-type="float">
            <text:p>6,76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68" calcext:value-type="float">
            <text:p>86,068</text:p>
          </table:table-cell>
          <table:table-cell table:style-name="ce24" table:formula="of:=IF([.B14]&gt;0;[.E14]/[.B14];&quot;&quot;)" office:value-type="percentage" office:value="1.13511683034203" calcext:value-type="percentage">
            <text:p>114%</text:p>
          </table:table-cell>
          <table:table-cell table:style-name="ce8" table:formula="of:=IF([.C14]&gt;0;[.F14]/[.C14];&quot;&quot;)" office:value-type="percentage" office:value="2.01538461538462" calcext:value-type="percentage">
            <text:p>202%</text:p>
          </table:table-cell>
          <table:table-cell table:style-name="ce29" table:formula="of:=IF([.D14]&gt;0;[.G14]/[.D14];&quot;&quot;)" office:value-type="percentage" office:value="3.26315789473684" calcext:value-type="percentage">
            <text:p>326%</text:p>
          </table:table-cell>
          <table:table-cell table:style-name="ce24" table:formula="of:=IF([.B14]&gt;0;[.H14]/[.B14];&quot;&quot;)" office:value-type="percentage" office:value="1.14595326786319" calcext:value-type="percentage">
            <text:p>115%</text:p>
          </table:table-cell>
          <table:table-cell table:style-name="ce8" table:formula="of:=IF([.C14]&gt;0;[.I14]/[.C14];&quot;&quot;)" office:value-type="percentage" office:value="1" calcext:value-type="percentage">
            <text:p>100%</text:p>
          </table:table-cell>
          <table:table-cell table:style-name="ce29" table:formula="of:=IF([.D14]&gt;0;[.J14]/[.D14];&quot;&quot;)" office:value-type="percentage" office:value="1132.47368421053" calcext:value-type="percentage">
            <text:p>113,24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35206" calcext:value-type="float">
            <text:p>35,206</text:p>
          </table:table-cell>
          <table:table-cell table:style-name="ce6" office:value-type="float" office:value="880" calcext:value-type="float">
            <text:p>88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17736" calcext:value-type="float">
            <text:p>17,736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7112" calcext:value-type="float">
            <text:p>17,112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15]&gt;0;[.E15]/[.B15];&quot;&quot;)" office:value-type="percentage" office:value="0.503777765153667" calcext:value-type="percentage">
            <text:p>50%</text:p>
          </table:table-cell>
          <table:table-cell table:style-name="ce8" table:formula="of:=IF([.C15]&gt;0;[.F15]/[.C15];&quot;&quot;)" office:value-type="percentage" office:value="0.6" calcext:value-type="percentage">
            <text:p>60%</text:p>
          </table:table-cell>
          <table:table-cell table:style-name="ce29" table:formula="of:=IF([.D15]&gt;0;[.G15]/[.D15];&quot;&quot;)" office:value-type="percentage" office:value="7.71428571428571" calcext:value-type="percentage">
            <text:p>771%</text:p>
          </table:table-cell>
          <table:table-cell table:style-name="ce24" table:formula="of:=IF([.B15]&gt;0;[.H15]/[.B15];&quot;&quot;)" office:value-type="percentage" office:value="0.486053513605635" calcext:value-type="percentage">
            <text:p>49%</text:p>
          </table:table-cell>
          <table:table-cell table:style-name="ce8" table:formula="of:=IF([.C15]&gt;0;[.I15]/[.C15];&quot;&quot;)" office:value-type="percentage" office:value="0.3" calcext:value-type="percentage">
            <text:p>30%</text:p>
          </table:table-cell>
          <table:table-cell table:style-name="ce29" table:formula="of:=IF([.D15]&gt;0;[.J15]/[.D15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2648" calcext:value-type="float">
            <text:p>2,64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560" calcext:value-type="float">
            <text:p>560</text:p>
          </table:table-cell>
          <table:table-cell table:style-name="ce15" office:value-type="float" office:value="5084" calcext:value-type="float">
            <text:p>5,084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732" calcext:value-type="float">
            <text:p>732</text:p>
          </table:table-cell>
          <table:table-cell table:style-name="ce15" office:value-type="float" office:value="2156" calcext:value-type="float">
            <text:p>2,15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556" calcext:value-type="float">
            <text:p>86,556</text:p>
          </table:table-cell>
          <table:table-cell table:style-name="ce24" table:formula="of:=IF([.B16]&gt;0;[.E16]/[.B16];&quot;&quot;)" office:value-type="percentage" office:value="1.91993957703927" calcext:value-type="percentage">
            <text:p>192%</text:p>
          </table:table-cell>
          <table:table-cell table:style-name="ce8" table:formula="of:=IF([.C16]&gt;0;[.F16]/[.C16];&quot;&quot;)" office:value-type="percentage" office:value="1.4" calcext:value-type="percentage">
            <text:p>140%</text:p>
          </table:table-cell>
          <table:table-cell table:style-name="ce29" table:formula="of:=IF([.D16]&gt;0;[.G16]/[.D16];&quot;&quot;)" office:value-type="percentage" office:value="1.30714285714286" calcext:value-type="percentage">
            <text:p>131%</text:p>
          </table:table-cell>
          <table:table-cell table:style-name="ce24" table:formula="of:=IF([.B16]&gt;0;[.H16]/[.B16];&quot;&quot;)" office:value-type="percentage" office:value="0.814199395770393" calcext:value-type="percentage">
            <text:p>81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54.564285714286" calcext:value-type="percentage">
            <text:p>15,45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14824" calcext:value-type="float">
            <text:p>14,824</text:p>
          </table:table-cell>
          <table:table-cell table:style-name="ce6" office:value-type="float" office:value="284" calcext:value-type="float">
            <text:p>284</text:p>
          </table:table-cell>
          <table:table-cell table:style-name="ce22" office:value-type="float" office:value="2388" calcext:value-type="float">
            <text:p>2,388</text:p>
          </table:table-cell>
          <table:table-cell table:style-name="ce15" office:value-type="float" office:value="12308" calcext:value-type="float">
            <text:p>12,308</text:p>
          </table:table-cell>
          <table:table-cell table:style-name="ce6" office:value-type="float" office:value="548" calcext:value-type="float">
            <text:p>548</text:p>
          </table:table-cell>
          <table:table-cell table:style-name="ce22" office:value-type="float" office:value="2556" calcext:value-type="float">
            <text:p>2,556</text:p>
          </table:table-cell>
          <table:table-cell table:style-name="ce15" office:value-type="float" office:value="11668" calcext:value-type="float">
            <text:p>11,668</text:p>
          </table:table-cell>
          <table:table-cell table:style-name="ce6" office:value-type="float" office:value="284" calcext:value-type="float">
            <text:p>284</text:p>
          </table:table-cell>
          <table:table-cell table:style-name="ce22" office:value-type="float" office:value="88380" calcext:value-type="float">
            <text:p>88,380</text:p>
          </table:table-cell>
          <table:table-cell table:style-name="ce24" table:formula="of:=IF([.B17]&gt;0;[.E17]/[.B17];&quot;&quot;)" office:value-type="percentage" office:value="0.830275229357798" calcext:value-type="percentage">
            <text:p>83%</text:p>
          </table:table-cell>
          <table:table-cell table:style-name="ce8" table:formula="of:=IF([.C17]&gt;0;[.F17]/[.C17];&quot;&quot;)" office:value-type="percentage" office:value="1.92957746478873" calcext:value-type="percentage">
            <text:p>193%</text:p>
          </table:table-cell>
          <table:table-cell table:style-name="ce29" table:formula="of:=IF([.D17]&gt;0;[.G17]/[.D17];&quot;&quot;)" office:value-type="percentage" office:value="1.07035175879397" calcext:value-type="percentage">
            <text:p>107%</text:p>
          </table:table-cell>
          <table:table-cell table:style-name="ce24" table:formula="of:=IF([.B17]&gt;0;[.H17]/[.B17];&quot;&quot;)" office:value-type="percentage" office:value="0.787101996762008" calcext:value-type="percentage">
            <text:p>79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0100502512563" calcext:value-type="percentage">
            <text:p>3,70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1250" calcext:value-type="float">
            <text:p>1,25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4356" calcext:value-type="float">
            <text:p>4,35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416" calcext:value-type="float">
            <text:p>416</text:p>
          </table:table-cell>
          <table:table-cell table:style-name="ce15" office:value-type="float" office:value="992" calcext:value-type="float">
            <text:p>9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224" calcext:value-type="float">
            <text:p>86,224</text:p>
          </table:table-cell>
          <table:table-cell table:style-name="ce24" table:formula="of:=IF([.B18]&gt;0;[.E18]/[.B18];&quot;&quot;)" office:value-type="percentage" office:value="3.4848" calcext:value-type="percentage">
            <text:p>348%</text:p>
          </table:table-cell>
          <table:table-cell table:style-name="ce8" table:formula="of:=IF([.C18]&gt;0;[.F18]/[.C18];&quot;&quot;)" office:value-type="percentage" office:value="2.01538461538462" calcext:value-type="percentage">
            <text:p>202%</text:p>
          </table:table-cell>
          <table:table-cell table:style-name="ce29" table:formula="of:=IF([.D18]&gt;0;[.G18]/[.D18];&quot;&quot;)" office:value-type="percentage" office:value="1.82456140350877" calcext:value-type="percentage">
            <text:p>182%</text:p>
          </table:table-cell>
          <table:table-cell table:style-name="ce24" table:formula="of:=IF([.B18]&gt;0;[.H18]/[.B18];&quot;&quot;)" office:value-type="percentage" office:value="0.7936" calcext:value-type="percentage">
            <text:p>79%</text:p>
          </table:table-cell>
          <table:table-cell table:style-name="ce8" table:formula="of:=IF([.C18]&gt;0;[.I18]/[.C18];&quot;&quot;)" office:value-type="percentage" office:value="1" calcext:value-type="percentage">
            <text:p>100%</text:p>
          </table:table-cell>
          <table:table-cell table:style-name="ce29" table:formula="of:=IF([.D18]&gt;0;[.J18]/[.D18];&quot;&quot;)" office:value-type="percentage" office:value="378.175438596491" calcext:value-type="percentage">
            <text:p>37,81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4138" calcext:value-type="float">
            <text:p>4,13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640" calcext:value-type="float">
            <text:p>1,640</text:p>
          </table:table-cell>
          <table:table-cell table:style-name="ce15" office:value-type="float" office:value="6924" calcext:value-type="float">
            <text:p>6,92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828" calcext:value-type="float">
            <text:p>1,828</text:p>
          </table:table-cell>
          <table:table-cell table:style-name="ce15" office:value-type="float" office:value="3624" calcext:value-type="float">
            <text:p>3,62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7636" calcext:value-type="float">
            <text:p>87,636</text:p>
          </table:table-cell>
          <table:table-cell table:style-name="ce24" table:formula="of:=IF([.B19]&gt;0;[.E19]/[.B19];&quot;&quot;)" office:value-type="percentage" office:value="1.67327211213146" calcext:value-type="percentage">
            <text:p>167%</text:p>
          </table:table-cell>
          <table:table-cell table:style-name="ce8" table:formula="of:=IF([.C19]&gt;0;[.F19]/[.C19];&quot;&quot;)" office:value-type="percentage" office:value="2.01538461538462" calcext:value-type="percentage">
            <text:p>202%</text:p>
          </table:table-cell>
          <table:table-cell table:style-name="ce29" table:formula="of:=IF([.D19]&gt;0;[.G19]/[.D19];&quot;&quot;)" office:value-type="percentage" office:value="1.11463414634146" calcext:value-type="percentage">
            <text:p>111%</text:p>
          </table:table-cell>
          <table:table-cell table:style-name="ce24" table:formula="of:=IF([.B19]&gt;0;[.H19]/[.B19];&quot;&quot;)" office:value-type="percentage" office:value="0.875785403576607" calcext:value-type="percentage">
            <text:p>88%</text:p>
          </table:table-cell>
          <table:table-cell table:style-name="ce8" table:formula="of:=IF([.C19]&gt;0;[.I19]/[.C19];&quot;&quot;)" office:value-type="percentage" office:value="1" calcext:value-type="percentage">
            <text:p>100%</text:p>
          </table:table-cell>
          <table:table-cell table:style-name="ce29" table:formula="of:=IF([.D19]&gt;0;[.J19]/[.D19];&quot;&quot;)" office:value-type="percentage" office:value="53.4365853658537" calcext:value-type="percentage">
            <text:p>5,344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1310" calcext:value-type="float">
            <text:p>1,31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4432" calcext:value-type="float">
            <text:p>4,4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1044" calcext:value-type="float">
            <text:p>1,04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6" calcext:value-type="float">
            <text:p>86,036</text:p>
          </table:table-cell>
          <table:table-cell table:style-name="ce24" table:formula="of:=IF([.B20]&gt;0;[.E20]/[.B20];&quot;&quot;)" office:value-type="percentage" office:value="3.38320610687023" calcext:value-type="percentage">
            <text:p>338%</text:p>
          </table:table-cell>
          <table:table-cell table:style-name="ce8" table:formula="of:=IF([.C20]&gt;0;[.F20]/[.C20];&quot;&quot;)" office:value-type="percentage" office:value="2.01538461538462" calcext:value-type="percentage">
            <text:p>202%</text:p>
          </table:table-cell>
          <table:table-cell table:style-name="ce29" table:formula="of:=IF([.D20]&gt;0;[.G20]/[.D20];&quot;&quot;)" office:value-type="percentage" office:value="5.7" calcext:value-type="percentage">
            <text:p>570%</text:p>
          </table:table-cell>
          <table:table-cell table:style-name="ce24" table:formula="of:=IF([.B20]&gt;0;[.H20]/[.B20];&quot;&quot;)" office:value-type="percentage" office:value="0.796946564885496" calcext:value-type="percentage">
            <text:p>80%</text:p>
          </table:table-cell>
          <table:table-cell table:style-name="ce8" table:formula="of:=IF([.C20]&gt;0;[.I20]/[.C20];&quot;&quot;)" office:value-type="percentage" office:value="1" calcext:value-type="percentage">
            <text:p>100%</text:p>
          </table:table-cell>
          <table:table-cell table:style-name="ce29" table:formula="of:=IF([.D20]&gt;0;[.J20]/[.D20];&quot;&quot;)" office:value-type="percentage" office:value="2150.9" calcext:value-type="percentage">
            <text:p>215,09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062" calcext:value-type="float">
            <text:p>1,06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28" calcext:value-type="float">
            <text:p>4,22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48" calcext:value-type="float">
            <text:p>84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1]&gt;0;[.E21]/[.B21];&quot;&quot;)" office:value-type="percentage" office:value="3.98116760828625" calcext:value-type="percentage">
            <text:p>398%</text:p>
          </table:table-cell>
          <table:table-cell table:style-name="ce8" table:formula="of:=IF([.C21]&gt;0;[.F21]/[.C21];&quot;&quot;)" office:value-type="percentage" office:value="2.01538461538462" calcext:value-type="percentage">
            <text:p>202%</text:p>
          </table:table-cell>
          <table:table-cell table:style-name="ce29" table:formula="of:=IF([.D21]&gt;0;[.G21]/[.D21];&quot;&quot;)" office:value-type="percentage" office:value="7.71428571428571" calcext:value-type="percentage">
            <text:p>771%</text:p>
          </table:table-cell>
          <table:table-cell table:style-name="ce24" table:formula="of:=IF([.B21]&gt;0;[.H21]/[.B21];&quot;&quot;)" office:value-type="percentage" office:value="0.7984934086629" calcext:value-type="percentage">
            <text:p>80%</text:p>
          </table:table-cell>
          <table:table-cell table:style-name="ce8" table:formula="of:=IF([.C21]&gt;0;[.I21]/[.C21];&quot;&quot;)" office:value-type="percentage" office:value="1" calcext:value-type="percentage">
            <text:p>100%</text:p>
          </table:table-cell>
          <table:table-cell table:style-name="ce29" table:formula="of:=IF([.D21]&gt;0;[.J21]/[.D21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2276" calcext:value-type="float">
            <text:p>2,276</text:p>
          </table:table-cell>
          <table:table-cell table:style-name="ce6" office:value-type="float" office:value="416" calcext:value-type="float">
            <text:p>41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876" calcext:value-type="float">
            <text:p>4,876</text:p>
          </table:table-cell>
          <table:table-cell table:style-name="ce6" office:value-type="float" office:value="680" calcext:value-type="float">
            <text:p>680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5512" calcext:value-type="float">
            <text:p>5,512</text:p>
          </table:table-cell>
          <table:table-cell table:style-name="ce6" office:value-type="float" office:value="416" calcext:value-type="float">
            <text:p>416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2]&gt;0;[.E22]/[.B22];&quot;&quot;)" office:value-type="percentage" office:value="2.14235500878735" calcext:value-type="percentage">
            <text:p>214%</text:p>
          </table:table-cell>
          <table:table-cell table:style-name="ce8" table:formula="of:=IF([.C22]&gt;0;[.F22]/[.C22];&quot;&quot;)" office:value-type="percentage" office:value="1.63461538461538" calcext:value-type="percentage">
            <text:p>163%</text:p>
          </table:table-cell>
          <table:table-cell table:style-name="ce29" table:formula="of:=IF([.D22]&gt;0;[.G22]/[.D22];&quot;&quot;)" office:value-type="percentage" office:value="7.71428571428571" calcext:value-type="percentage">
            <text:p>771%</text:p>
          </table:table-cell>
          <table:table-cell table:style-name="ce24" table:formula="of:=IF([.B22]&gt;0;[.H22]/[.B22];&quot;&quot;)" office:value-type="percentage" office:value="2.42179261862917" calcext:value-type="percentage">
            <text:p>242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2202" calcext:value-type="float">
            <text:p>2,202</text:p>
          </table:table-cell>
          <table:table-cell table:style-name="ce6" office:value-type="float" office:value="388" calcext:value-type="float">
            <text:p>388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040" calcext:value-type="float">
            <text:p>5,040</text:p>
          </table:table-cell>
          <table:table-cell table:style-name="ce6" office:value-type="float" office:value="652" calcext:value-type="float">
            <text:p>652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668" calcext:value-type="float">
            <text:p>1,668</text:p>
          </table:table-cell>
          <table:table-cell table:style-name="ce6" office:value-type="float" office:value="388" calcext:value-type="float">
            <text:p>388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3]&gt;0;[.E23]/[.B23];&quot;&quot;)" office:value-type="percentage" office:value="2.28882833787466" calcext:value-type="percentage">
            <text:p>229%</text:p>
          </table:table-cell>
          <table:table-cell table:style-name="ce8" table:formula="of:=IF([.C23]&gt;0;[.F23]/[.C23];&quot;&quot;)" office:value-type="percentage" office:value="1.68041237113402" calcext:value-type="percentage">
            <text:p>168%</text:p>
          </table:table-cell>
          <table:table-cell table:style-name="ce29" table:formula="of:=IF([.D23]&gt;0;[.G23]/[.D23];&quot;&quot;)" office:value-type="percentage" office:value="7.71428571428571" calcext:value-type="percentage">
            <text:p>771%</text:p>
          </table:table-cell>
          <table:table-cell table:style-name="ce24" table:formula="of:=IF([.B23]&gt;0;[.H23]/[.B23];&quot;&quot;)" office:value-type="percentage" office:value="0.757493188010899" calcext:value-type="percentage">
            <text:p>76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040" calcext:value-type="float">
            <text:p>1,04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16" calcext:value-type="float">
            <text:p>4,21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24" calcext:value-type="float">
            <text:p>82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4]&gt;0;[.E24]/[.B24];&quot;&quot;)" office:value-type="percentage" office:value="4.05384615384615" calcext:value-type="percentage">
            <text:p>405%</text:p>
          </table:table-cell>
          <table:table-cell table:style-name="ce8" table:formula="of:=IF([.C24]&gt;0;[.F24]/[.C24];&quot;&quot;)" office:value-type="percentage" office:value="2.01538461538462" calcext:value-type="percentage">
            <text:p>202%</text:p>
          </table:table-cell>
          <table:table-cell table:style-name="ce29" table:formula="of:=IF([.D24]&gt;0;[.G24]/[.D24];&quot;&quot;)" office:value-type="percentage" office:value="7.71428571428571" calcext:value-type="percentage">
            <text:p>771%</text:p>
          </table:table-cell>
          <table:table-cell table:style-name="ce24" table:formula="of:=IF([.B24]&gt;0;[.H24]/[.B24];&quot;&quot;)" office:value-type="percentage" office:value="0.792307692307692" calcext:value-type="percentage">
            <text:p>79%</text:p>
          </table:table-cell>
          <table:table-cell table:style-name="ce8" table:formula="of:=IF([.C24]&gt;0;[.I24]/[.C24];&quot;&quot;)" office:value-type="percentage" office:value="1" calcext:value-type="percentage">
            <text:p>100%</text:p>
          </table:table-cell>
          <table:table-cell table:style-name="ce29" table:formula="of:=IF([.D24]&gt;0;[.J24]/[.D24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4134" calcext:value-type="float">
            <text:p>4,13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7276" calcext:value-type="float">
            <text:p>7,27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3888" calcext:value-type="float">
            <text:p>3,88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5]&gt;0;[.E25]/[.B25];&quot;&quot;)" office:value-type="percentage" office:value="1.76003870343493" calcext:value-type="percentage">
            <text:p>176%</text:p>
          </table:table-cell>
          <table:table-cell table:style-name="ce8" table:formula="of:=IF([.C25]&gt;0;[.F25]/[.C25];&quot;&quot;)" office:value-type="percentage" office:value="2.01538461538462" calcext:value-type="percentage">
            <text:p>202%</text:p>
          </table:table-cell>
          <table:table-cell table:style-name="ce29" table:formula="of:=IF([.D25]&gt;0;[.G25]/[.D25];&quot;&quot;)" office:value-type="percentage" office:value="7.71428571428571" calcext:value-type="percentage">
            <text:p>771%</text:p>
          </table:table-cell>
          <table:table-cell table:style-name="ce24" table:formula="of:=IF([.B25]&gt;0;[.H25]/[.B25];&quot;&quot;)" office:value-type="percentage" office:value="0.940493468795355" calcext:value-type="percentage">
            <text:p>94%</text:p>
          </table:table-cell>
          <table:table-cell table:style-name="ce8" table:formula="of:=IF([.C25]&gt;0;[.I25]/[.C25];&quot;&quot;)" office:value-type="percentage" office:value="1" calcext:value-type="percentage">
            <text:p>100%</text:p>
          </table:table-cell>
          <table:table-cell table:style-name="ce29" table:formula="of:=IF([.D25]&gt;0;[.J25]/[.D25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8384" calcext:value-type="float">
            <text:p>8,384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7148" calcext:value-type="float">
            <text:p>7,148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056" calcext:value-type="float">
            <text:p>6,056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6]&gt;0;[.E26]/[.B26];&quot;&quot;)" office:value-type="percentage" office:value="0.852576335877863" calcext:value-type="percentage">
            <text:p>85%</text:p>
          </table:table-cell>
          <table:table-cell table:style-name="ce8" table:formula="of:=IF([.C26]&gt;0;[.F26]/[.C26];&quot;&quot;)" office:value-type="percentage" office:value="1.77647058823529" calcext:value-type="percentage">
            <text:p>178%</text:p>
          </table:table-cell>
          <table:table-cell table:style-name="ce29" table:formula="of:=IF([.D26]&gt;0;[.G26]/[.D26];&quot;&quot;)" office:value-type="percentage" office:value="7.71428571428571" calcext:value-type="percentage">
            <text:p>771%</text:p>
          </table:table-cell>
          <table:table-cell table:style-name="ce24" table:formula="of:=IF([.B26]&gt;0;[.H26]/[.B26];&quot;&quot;)" office:value-type="percentage" office:value="0.722328244274809" calcext:value-type="percentage">
            <text:p>72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3238" calcext:value-type="float">
            <text:p>3,238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5308" calcext:value-type="float">
            <text:p>5,308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472" calcext:value-type="float">
            <text:p>2,472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27]&gt;0;[.E27]/[.B27];&quot;&quot;)" office:value-type="percentage" office:value="1.63928350833848" calcext:value-type="percentage">
            <text:p>164%</text:p>
          </table:table-cell>
          <table:table-cell table:style-name="ce8" table:formula="of:=IF([.C27]&gt;0;[.F27]/[.C27];&quot;&quot;)" office:value-type="percentage" office:value="2" calcext:value-type="percentage">
            <text:p>200%</text:p>
          </table:table-cell>
          <table:table-cell table:style-name="ce29" table:formula="of:=IF([.D27]&gt;0;[.G27]/[.D27];&quot;&quot;)" office:value-type="percentage" office:value="4.90909090909091" calcext:value-type="percentage">
            <text:p>491%</text:p>
          </table:table-cell>
          <table:table-cell table:style-name="ce24" table:formula="of:=IF([.B27]&gt;0;[.H27]/[.B27];&quot;&quot;)" office:value-type="percentage" office:value="0.76343421865349" calcext:value-type="percentage">
            <text:p>76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 office:value-type="percentage" office:value="1955.45454545455" calcext:value-type="percentage">
            <text:p>195,545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1392" calcext:value-type="float">
            <text:p>1,3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2" calcext:value-type="float">
            <text:p>72</text:p>
          </table:table-cell>
          <table:table-cell table:style-name="ce15" office:value-type="float" office:value="4364" calcext:value-type="float">
            <text:p>4,36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60" calcext:value-type="float">
            <text:p>260</text:p>
          </table:table-cell>
          <table:table-cell table:style-name="ce15" office:value-type="float" office:value="1008" calcext:value-type="float">
            <text:p>1,00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68" calcext:value-type="float">
            <text:p>86,068</text:p>
          </table:table-cell>
          <table:table-cell table:style-name="ce24" table:formula="of:=IF([.B28]&gt;0;[.E28]/[.B28];&quot;&quot;)" office:value-type="percentage" office:value="3.13505747126437" calcext:value-type="percentage">
            <text:p>314%</text:p>
          </table:table-cell>
          <table:table-cell table:style-name="ce8" table:formula="of:=IF([.C28]&gt;0;[.F28]/[.C28];&quot;&quot;)" office:value-type="percentage" office:value="2.01538461538462" calcext:value-type="percentage">
            <text:p>202%</text:p>
          </table:table-cell>
          <table:table-cell table:style-name="ce29" table:formula="of:=IF([.D28]&gt;0;[.G28]/[.D28];&quot;&quot;)" office:value-type="percentage" office:value="3.61111111111111" calcext:value-type="percentage">
            <text:p>361%</text:p>
          </table:table-cell>
          <table:table-cell table:style-name="ce24" table:formula="of:=IF([.B28]&gt;0;[.H28]/[.B28];&quot;&quot;)" office:value-type="percentage" office:value="0.724137931034483" calcext:value-type="percentage">
            <text:p>72%</text:p>
          </table:table-cell>
          <table:table-cell table:style-name="ce8" table:formula="of:=IF([.C28]&gt;0;[.I28]/[.C28];&quot;&quot;)" office:value-type="percentage" office:value="1" calcext:value-type="percentage">
            <text:p>100%</text:p>
          </table:table-cell>
          <table:table-cell table:style-name="ce29" table:formula="of:=IF([.D28]&gt;0;[.J28]/[.D28];&quot;&quot;)" office:value-type="percentage" office:value="1195.38888888889" calcext:value-type="percentage">
            <text:p>119,53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052" calcext:value-type="float">
            <text:p>1,05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36" calcext:value-type="float">
            <text:p>4,23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4" calcext:value-type="float">
            <text:p>224</text:p>
          </table:table-cell>
          <table:table-cell table:style-name="ce15" office:value-type="float" office:value="848" calcext:value-type="float">
            <text:p>84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29]&gt;0;[.E29]/[.B29];&quot;&quot;)" office:value-type="percentage" office:value="4.02661596958175" calcext:value-type="percentage">
            <text:p>403%</text:p>
          </table:table-cell>
          <table:table-cell table:style-name="ce8" table:formula="of:=IF([.C29]&gt;0;[.F29]/[.C29];&quot;&quot;)" office:value-type="percentage" office:value="2.01538461538462" calcext:value-type="percentage">
            <text:p>202%</text:p>
          </table:table-cell>
          <table:table-cell table:style-name="ce29" table:formula="of:=IF([.D29]&gt;0;[.G29]/[.D29];&quot;&quot;)" office:value-type="percentage" office:value="6.22222222222222" calcext:value-type="percentage">
            <text:p>622%</text:p>
          </table:table-cell>
          <table:table-cell table:style-name="ce24" table:formula="of:=IF([.B29]&gt;0;[.H29]/[.B29];&quot;&quot;)" office:value-type="percentage" office:value="0.806083650190114" calcext:value-type="percentage">
            <text:p>81%</text:p>
          </table:table-cell>
          <table:table-cell table:style-name="ce8" table:formula="of:=IF([.C29]&gt;0;[.I29]/[.C29];&quot;&quot;)" office:value-type="percentage" office:value="1" calcext:value-type="percentage">
            <text:p>100%</text:p>
          </table:table-cell>
          <table:table-cell table:style-name="ce29" table:formula="of:=IF([.D29]&gt;0;[.J29]/[.D29];&quot;&quot;)" office:value-type="percentage" office:value="2389.77777777778" calcext:value-type="percentage">
            <text:p>238,97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2262" calcext:value-type="float">
            <text:p>2,26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4" calcext:value-type="float">
            <text:p>284</text:p>
          </table:table-cell>
          <table:table-cell table:style-name="ce15" office:value-type="float" office:value="5144" calcext:value-type="float">
            <text:p>5,1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472" calcext:value-type="float">
            <text:p>472</text:p>
          </table:table-cell>
          <table:table-cell table:style-name="ce15" office:value-type="float" office:value="1828" calcext:value-type="float">
            <text:p>1,82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280" calcext:value-type="float">
            <text:p>86,280</text:p>
          </table:table-cell>
          <table:table-cell table:style-name="ce24" table:formula="of:=IF([.B30]&gt;0;[.E30]/[.B30];&quot;&quot;)" office:value-type="percentage" office:value="2.27409372236958" calcext:value-type="percentage">
            <text:p>227%</text:p>
          </table:table-cell>
          <table:table-cell table:style-name="ce8" table:formula="of:=IF([.C30]&gt;0;[.F30]/[.C30];&quot;&quot;)" office:value-type="percentage" office:value="2.01538461538462" calcext:value-type="percentage">
            <text:p>202%</text:p>
          </table:table-cell>
          <table:table-cell table:style-name="ce29" table:formula="of:=IF([.D30]&gt;0;[.G30]/[.D30];&quot;&quot;)" office:value-type="percentage" office:value="1.66197183098592" calcext:value-type="percentage">
            <text:p>166%</text:p>
          </table:table-cell>
          <table:table-cell table:style-name="ce24" table:formula="of:=IF([.B30]&gt;0;[.H30]/[.B30];&quot;&quot;)" office:value-type="percentage" office:value="0.808134394341291" calcext:value-type="percentage">
            <text:p>81%</text:p>
          </table:table-cell>
          <table:table-cell table:style-name="ce8" table:formula="of:=IF([.C30]&gt;0;[.I30]/[.C30];&quot;&quot;)" office:value-type="percentage" office:value="1" calcext:value-type="percentage">
            <text:p>100%</text:p>
          </table:table-cell>
          <table:table-cell table:style-name="ce29" table:formula="of:=IF([.D30]&gt;0;[.J30]/[.D30];&quot;&quot;)" office:value-type="percentage" office:value="303.802816901408" calcext:value-type="percentage">
            <text:p>30,3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099" calcext:value-type="float">
            <text:p>1,099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4244" calcext:value-type="float">
            <text:p>4,2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864" calcext:value-type="float">
            <text:p>86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6" calcext:value-type="float">
            <text:p>86,026</text:p>
          </table:table-cell>
          <table:table-cell table:style-name="ce24" table:formula="of:=IF([.B31]&gt;0;[.E31]/[.B31];&quot;&quot;)" office:value-type="percentage" office:value="3.86169244767971" calcext:value-type="percentage">
            <text:p>386%</text:p>
          </table:table-cell>
          <table:table-cell table:style-name="ce8" table:formula="of:=IF([.C31]&gt;0;[.F31]/[.C31];&quot;&quot;)" office:value-type="percentage" office:value="2.01538461538462" calcext:value-type="percentage">
            <text:p>202%</text:p>
          </table:table-cell>
          <table:table-cell table:style-name="ce29" table:formula="of:=IF([.D31]&gt;0;[.G31]/[.D31];&quot;&quot;)" office:value-type="percentage" office:value="6.875" calcext:value-type="percentage">
            <text:p>688%</text:p>
          </table:table-cell>
          <table:table-cell table:style-name="ce24" table:formula="of:=IF([.B31]&gt;0;[.H31]/[.B31];&quot;&quot;)" office:value-type="percentage" office:value="0.786169244767971" calcext:value-type="percentage">
            <text:p>79%</text:p>
          </table:table-cell>
          <table:table-cell table:style-name="ce8" table:formula="of:=IF([.C31]&gt;0;[.I31]/[.C31];&quot;&quot;)" office:value-type="percentage" office:value="1" calcext:value-type="percentage">
            <text:p>100%</text:p>
          </table:table-cell>
          <table:table-cell table:style-name="ce29" table:formula="of:=IF([.D31]&gt;0;[.J31]/[.D31];&quot;&quot;)" office:value-type="percentage" office:value="2688.3125" calcext:value-type="percentage">
            <text:p>268,83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1384" calcext:value-type="float">
            <text:p>1,384</text:p>
          </table:table-cell>
          <table:table-cell table:style-name="ce6" office:value-type="float" office:value="280" calcext:value-type="float">
            <text:p>28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480" calcext:value-type="float">
            <text:p>4,480</text:p>
          </table:table-cell>
          <table:table-cell table:style-name="ce6" office:value-type="float" office:value="544" calcext:value-type="float">
            <text:p>54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280" calcext:value-type="float">
            <text:p>2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32]&gt;0;[.E32]/[.B32];&quot;&quot;)" office:value-type="percentage" office:value="3.23699421965318" calcext:value-type="percentage">
            <text:p>324%</text:p>
          </table:table-cell>
          <table:table-cell table:style-name="ce8" table:formula="of:=IF([.C32]&gt;0;[.F32]/[.C32];&quot;&quot;)" office:value-type="percentage" office:value="1.94285714285714" calcext:value-type="percentage">
            <text:p>194%</text:p>
          </table:table-cell>
          <table:table-cell table:style-name="ce29" table:formula="of:=IF([.D32]&gt;0;[.G32]/[.D32];&quot;&quot;)" office:value-type="percentage" office:value="7.71428571428571" calcext:value-type="percentage">
            <text:p>771%</text:p>
          </table:table-cell>
          <table:table-cell table:style-name="ce24" table:formula="of:=IF([.B32]&gt;0;[.H32]/[.B32];&quot;&quot;)" office:value-type="percentage" office:value="0.815028901734104" calcext:value-type="percentage">
            <text:p>82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5990" calcext:value-type="float">
            <text:p>5,99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68" calcext:value-type="float">
            <text:p>368</text:p>
          </table:table-cell>
          <table:table-cell table:style-name="ce15" office:value-type="float" office:value="6744" calcext:value-type="float">
            <text:p>6,7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556" calcext:value-type="float">
            <text:p>556</text:p>
          </table:table-cell>
          <table:table-cell table:style-name="ce15" office:value-type="float" office:value="6432" calcext:value-type="float">
            <text:p>6,43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364" calcext:value-type="float">
            <text:p>86,364</text:p>
          </table:table-cell>
          <table:table-cell table:style-name="ce24" table:formula="of:=IF([.B33]&gt;0;[.E33]/[.B33];&quot;&quot;)" office:value-type="percentage" office:value="1.12587646076795" calcext:value-type="percentage">
            <text:p>113%</text:p>
          </table:table-cell>
          <table:table-cell table:style-name="ce8" table:formula="of:=IF([.C33]&gt;0;[.F33]/[.C33];&quot;&quot;)" office:value-type="percentage" office:value="2.01538461538462" calcext:value-type="percentage">
            <text:p>202%</text:p>
          </table:table-cell>
          <table:table-cell table:style-name="ce29" table:formula="of:=IF([.D33]&gt;0;[.G33]/[.D33];&quot;&quot;)" office:value-type="percentage" office:value="1.51086956521739" calcext:value-type="percentage">
            <text:p>151%</text:p>
          </table:table-cell>
          <table:table-cell table:style-name="ce24" table:formula="of:=IF([.B33]&gt;0;[.H33]/[.B33];&quot;&quot;)" office:value-type="percentage" office:value="1.07378964941569" calcext:value-type="percentage">
            <text:p>107%</text:p>
          </table:table-cell>
          <table:table-cell table:style-name="ce8" table:formula="of:=IF([.C33]&gt;0;[.I33]/[.C33];&quot;&quot;)" office:value-type="percentage" office:value="1" calcext:value-type="percentage">
            <text:p>100%</text:p>
          </table:table-cell>
          <table:table-cell table:style-name="ce29" table:formula="of:=IF([.D33]&gt;0;[.J33]/[.D33];&quot;&quot;)" office:value-type="percentage" office:value="234.684782608696" calcext:value-type="percentage">
            <text:p>23,46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4666" calcext:value-type="float">
            <text:p>4,66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232" calcext:value-type="float">
            <text:p>1,232</text:p>
          </table:table-cell>
          <table:table-cell table:style-name="ce15" office:value-type="float" office:value="6384" calcext:value-type="float">
            <text:p>6,38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420" calcext:value-type="float">
            <text:p>1,420</text:p>
          </table:table-cell>
          <table:table-cell table:style-name="ce15" office:value-type="float" office:value="6092" calcext:value-type="float">
            <text:p>6,0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7228" calcext:value-type="float">
            <text:p>87,228</text:p>
          </table:table-cell>
          <table:table-cell table:style-name="ce24" table:formula="of:=IF([.B34]&gt;0;[.E34]/[.B34];&quot;&quot;)" office:value-type="percentage" office:value="1.36819545649378" calcext:value-type="percentage">
            <text:p>137%</text:p>
          </table:table-cell>
          <table:table-cell table:style-name="ce8" table:formula="of:=IF([.C34]&gt;0;[.F34]/[.C34];&quot;&quot;)" office:value-type="percentage" office:value="2.01538461538462" calcext:value-type="percentage">
            <text:p>202%</text:p>
          </table:table-cell>
          <table:table-cell table:style-name="ce29" table:formula="of:=IF([.D34]&gt;0;[.G34]/[.D34];&quot;&quot;)" office:value-type="percentage" office:value="1.1525974025974" calcext:value-type="percentage">
            <text:p>115%</text:p>
          </table:table-cell>
          <table:table-cell table:style-name="ce24" table:formula="of:=IF([.B34]&gt;0;[.H34]/[.B34];&quot;&quot;)" office:value-type="percentage" office:value="1.3056150878697" calcext:value-type="percentage">
            <text:p>131%</text:p>
          </table:table-cell>
          <table:table-cell table:style-name="ce8" table:formula="of:=IF([.C34]&gt;0;[.I34]/[.C34];&quot;&quot;)" office:value-type="percentage" office:value="1" calcext:value-type="percentage">
            <text:p>100%</text:p>
          </table:table-cell>
          <table:table-cell table:style-name="ce29" table:formula="of:=IF([.D34]&gt;0;[.J34]/[.D34];&quot;&quot;)" office:value-type="percentage" office:value="70.8019480519481" calcext:value-type="percentage">
            <text:p>7,080%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3160" calcext:value-type="float">
            <text:p>3,1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832" calcext:value-type="float">
            <text:p>4,832</text:p>
          </table:table-cell>
          <table:table-cell table:style-name="ce15" office:value-type="float" office:value="6080" calcext:value-type="float">
            <text:p>6,08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5020" calcext:value-type="float">
            <text:p>5,020</text:p>
          </table:table-cell>
          <table:table-cell table:style-name="ce15" office:value-type="float" office:value="2716" calcext:value-type="float">
            <text:p>2,71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90828" calcext:value-type="float">
            <text:p>90,828</text:p>
          </table:table-cell>
          <table:table-cell table:style-name="ce24" table:formula="of:=IF([.B35]&gt;0;[.E35]/[.B35];&quot;&quot;)" office:value-type="percentage" office:value="1.92405063291139" calcext:value-type="percentage">
            <text:p>192%</text:p>
          </table:table-cell>
          <table:table-cell table:style-name="ce8" table:formula="of:=IF([.C35]&gt;0;[.F35]/[.C35];&quot;&quot;)" office:value-type="percentage" office:value="2.01538461538462" calcext:value-type="percentage">
            <text:p>202%</text:p>
          </table:table-cell>
          <table:table-cell table:style-name="ce29" table:formula="of:=IF([.D35]&gt;0;[.G35]/[.D35];&quot;&quot;)" office:value-type="percentage" office:value="1.03890728476821" calcext:value-type="percentage">
            <text:p>104%</text:p>
          </table:table-cell>
          <table:table-cell table:style-name="ce24" table:formula="of:=IF([.B35]&gt;0;[.H35]/[.B35];&quot;&quot;)" office:value-type="percentage" office:value="0.859493670886076" calcext:value-type="percentage">
            <text:p>86%</text:p>
          </table:table-cell>
          <table:table-cell table:style-name="ce8" table:formula="of:=IF([.C35]&gt;0;[.I35]/[.C35];&quot;&quot;)" office:value-type="percentage" office:value="1" calcext:value-type="percentage">
            <text:p>100%</text:p>
          </table:table-cell>
          <table:table-cell table:style-name="ce29" table:formula="of:=IF([.D35]&gt;0;[.J35]/[.D35];&quot;&quot;)" office:value-type="percentage" office:value="18.7971854304636" calcext:value-type="percentage">
            <text:p>1,88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10380" calcext:value-type="float">
            <text:p>10,38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44" calcext:value-type="float">
            <text:p>844</text:p>
          </table:table-cell>
          <table:table-cell table:style-name="ce15" office:value-type="float" office:value="8596" calcext:value-type="float">
            <text:p>8,59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016" calcext:value-type="float">
            <text:p>1,016</text:p>
          </table:table-cell>
          <table:table-cell table:style-name="ce15" office:value-type="float" office:value="7920" calcext:value-type="float">
            <text:p>7,92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840" calcext:value-type="float">
            <text:p>86,840</text:p>
          </table:table-cell>
          <table:table-cell table:style-name="ce24" table:formula="of:=IF([.B36]&gt;0;[.E36]/[.B36];&quot;&quot;)" office:value-type="percentage" office:value="0.828131021194605" calcext:value-type="percentage">
            <text:p>83%</text:p>
          </table:table-cell>
          <table:table-cell table:style-name="ce8" table:formula="of:=IF([.C36]&gt;0;[.F36]/[.C36];&quot;&quot;)" office:value-type="percentage" office:value="2.01538461538462" calcext:value-type="percentage">
            <text:p>202%</text:p>
          </table:table-cell>
          <table:table-cell table:style-name="ce29" table:formula="of:=IF([.D36]&gt;0;[.G36]/[.D36];&quot;&quot;)" office:value-type="percentage" office:value="1.20379146919431" calcext:value-type="percentage">
            <text:p>120%</text:p>
          </table:table-cell>
          <table:table-cell table:style-name="ce24" table:formula="of:=IF([.B36]&gt;0;[.H36]/[.B36];&quot;&quot;)" office:value-type="percentage" office:value="0.763005780346821" calcext:value-type="percentage">
            <text:p>76%</text:p>
          </table:table-cell>
          <table:table-cell table:style-name="ce8" table:formula="of:=IF([.C36]&gt;0;[.I36]/[.C36];&quot;&quot;)" office:value-type="percentage" office:value="1" calcext:value-type="percentage">
            <text:p>100%</text:p>
          </table:table-cell>
          <table:table-cell table:style-name="ce29" table:formula="of:=IF([.D36]&gt;0;[.J36]/[.D36];&quot;&quot;)" office:value-type="percentage" office:value="102.890995260664" calcext:value-type="percentage">
            <text:p>10,28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26826" calcext:value-type="float">
            <text:p>26,826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2444" calcext:value-type="float">
            <text:p>2,444</text:p>
          </table:table-cell>
          <table:table-cell table:style-name="ce15" office:value-type="float" office:value="24638" calcext:value-type="float">
            <text:p>24,638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2616" calcext:value-type="float">
            <text:p>2,616</text:p>
          </table:table-cell>
          <table:table-cell table:style-name="ce15" office:value-type="float" office:value="24068" calcext:value-type="float">
            <text:p>24,068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8440" calcext:value-type="float">
            <text:p>88,440</text:p>
          </table:table-cell>
          <table:table-cell table:style-name="ce24" table:formula="of:=IF([.B37]&gt;0;[.E37]/[.B37];&quot;&quot;)" office:value-type="percentage" office:value="0.918437336911951" calcext:value-type="percentage">
            <text:p>92%</text:p>
          </table:table-cell>
          <table:table-cell table:style-name="ce8" table:formula="of:=IF([.C37]&gt;0;[.F37]/[.C37];&quot;&quot;)" office:value-type="percentage" office:value="2" calcext:value-type="percentage">
            <text:p>200%</text:p>
          </table:table-cell>
          <table:table-cell table:style-name="ce29" table:formula="of:=IF([.D37]&gt;0;[.G37]/[.D37];&quot;&quot;)" office:value-type="percentage" office:value="1.07037643207856" calcext:value-type="percentage">
            <text:p>107%</text:p>
          </table:table-cell>
          <table:table-cell table:style-name="ce24" table:formula="of:=IF([.B37]&gt;0;[.H37]/[.B37];&quot;&quot;)" office:value-type="percentage" office:value="0.897189293968538" calcext:value-type="percentage">
            <text:p>90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1865793780687" calcext:value-type="percentage">
            <text:p>3,61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5552" calcext:value-type="float">
            <text:p>5,552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528" calcext:value-type="float">
            <text:p>6,528</text:p>
          </table:table-cell>
          <table:table-cell table:style-name="ce6" office:value-type="float" office:value="560" calcext:value-type="float">
            <text:p>560</text:p>
          </table:table-cell>
          <table:table-cell table:style-name="ce22" office:value-type="float" office:value="404" calcext:value-type="float">
            <text:p>404</text:p>
          </table:table-cell>
          <table:table-cell table:style-name="ce15" office:value-type="float" office:value="6276" calcext:value-type="float">
            <text:p>6,276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86176" calcext:value-type="float">
            <text:p>86,176</text:p>
          </table:table-cell>
          <table:table-cell table:style-name="ce24" table:formula="of:=IF([.B38]&gt;0;[.E38]/[.B38];&quot;&quot;)" office:value-type="percentage" office:value="1.17579250720461" calcext:value-type="percentage">
            <text:p>118%</text:p>
          </table:table-cell>
          <table:table-cell table:style-name="ce8" table:formula="of:=IF([.C38]&gt;0;[.F38]/[.C38];&quot;&quot;)" office:value-type="percentage" office:value="1.89189189189189" calcext:value-type="percentage">
            <text:p>189%</text:p>
          </table:table-cell>
          <table:table-cell table:style-name="ce29" table:formula="of:=IF([.D38]&gt;0;[.G38]/[.D38];&quot;&quot;)" office:value-type="percentage" office:value="1.87037037037037" calcext:value-type="percentage">
            <text:p>187%</text:p>
          </table:table-cell>
          <table:table-cell table:style-name="ce24" table:formula="of:=IF([.B38]&gt;0;[.H38]/[.B38];&quot;&quot;)" office:value-type="percentage" office:value="1.13040345821326" calcext:value-type="percentage">
            <text:p>11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398.962962962963" calcext:value-type="percentage">
            <text:p>39,89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8886" calcext:value-type="float">
            <text:p>8,886</text:p>
          </table:table-cell>
          <table:table-cell table:style-name="ce6" office:value-type="float" office:value="584" calcext:value-type="float">
            <text:p>584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7852" calcext:value-type="float">
            <text:p>7,852</text:p>
          </table:table-cell>
          <table:table-cell table:style-name="ce6" office:value-type="float" office:value="848" calcext:value-type="float">
            <text:p>84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804" calcext:value-type="float">
            <text:p>6,804</text:p>
          </table:table-cell>
          <table:table-cell table:style-name="ce6" office:value-type="float" office:value="584" calcext:value-type="float">
            <text:p>584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39]&gt;0;[.E39]/[.B39];&quot;&quot;)" office:value-type="percentage" office:value="0.883637182084177" calcext:value-type="percentage">
            <text:p>88%</text:p>
          </table:table-cell>
          <table:table-cell table:style-name="ce8" table:formula="of:=IF([.C39]&gt;0;[.F39]/[.C39];&quot;&quot;)" office:value-type="percentage" office:value="1.45205479452055" calcext:value-type="percentage">
            <text:p>145%</text:p>
          </table:table-cell>
          <table:table-cell table:style-name="ce29" table:formula="of:=IF([.D39]&gt;0;[.G39]/[.D39];&quot;&quot;)" office:value-type="percentage" office:value="7.71428571428571" calcext:value-type="percentage">
            <text:p>771%</text:p>
          </table:table-cell>
          <table:table-cell table:style-name="ce24" table:formula="of:=IF([.B39]&gt;0;[.H39]/[.B39];&quot;&quot;)" office:value-type="percentage" office:value="0.765698852126941" calcext:value-type="percentage">
            <text:p>77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3536" calcext:value-type="float">
            <text:p>3,536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404" calcext:value-type="float">
            <text:p>404</text:p>
          </table:table-cell>
          <table:table-cell table:style-name="ce15" office:value-type="float" office:value="6392" calcext:value-type="float">
            <text:p>6,392</text:p>
          </table:table-cell>
          <table:table-cell table:style-name="ce6" office:value-type="float" office:value="532" calcext:value-type="float">
            <text:p>532</text:p>
          </table:table-cell>
          <table:table-cell table:style-name="ce22" office:value-type="float" office:value="592" calcext:value-type="float">
            <text:p>592</text:p>
          </table:table-cell>
          <table:table-cell table:style-name="ce15" office:value-type="float" office:value="3124" calcext:value-type="float">
            <text:p>3,124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6400" calcext:value-type="float">
            <text:p>86,400</text:p>
          </table:table-cell>
          <table:table-cell table:style-name="ce24" table:formula="of:=IF([.B40]&gt;0;[.E40]/[.B40];&quot;&quot;)" office:value-type="percentage" office:value="1.80769230769231" calcext:value-type="percentage">
            <text:p>181%</text:p>
          </table:table-cell>
          <table:table-cell table:style-name="ce8" table:formula="of:=IF([.C40]&gt;0;[.F40]/[.C40];&quot;&quot;)" office:value-type="percentage" office:value="1.98507462686567" calcext:value-type="percentage">
            <text:p>199%</text:p>
          </table:table-cell>
          <table:table-cell table:style-name="ce29" table:formula="of:=IF([.D40]&gt;0;[.G40]/[.D40];&quot;&quot;)" office:value-type="percentage" office:value="1.46534653465347" calcext:value-type="percentage">
            <text:p>147%</text:p>
          </table:table-cell>
          <table:table-cell table:style-name="ce24" table:formula="of:=IF([.B40]&gt;0;[.H40]/[.B40];&quot;&quot;)" office:value-type="percentage" office:value="0.883484162895928" calcext:value-type="percentage">
            <text:p>8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13.861386138614" calcext:value-type="percentage">
            <text:p>21,38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1630" calcext:value-type="float">
            <text:p>1,63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04" calcext:value-type="float">
            <text:p>304</text:p>
          </table:table-cell>
          <table:table-cell table:style-name="ce15" office:value-type="float" office:value="4532" calcext:value-type="float">
            <text:p>4,5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492" calcext:value-type="float">
            <text:p>492</text:p>
          </table:table-cell>
          <table:table-cell table:style-name="ce15" office:value-type="float" office:value="1200" calcext:value-type="float">
            <text:p>1,20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300" calcext:value-type="float">
            <text:p>86,300</text:p>
          </table:table-cell>
          <table:table-cell table:style-name="ce24" table:formula="of:=IF([.B41]&gt;0;[.E41]/[.B41];&quot;&quot;)" office:value-type="percentage" office:value="2.78036809815951" calcext:value-type="percentage">
            <text:p>278%</text:p>
          </table:table-cell>
          <table:table-cell table:style-name="ce8" table:formula="of:=IF([.C41]&gt;0;[.F41]/[.C41];&quot;&quot;)" office:value-type="percentage" office:value="2.01538461538462" calcext:value-type="percentage">
            <text:p>202%</text:p>
          </table:table-cell>
          <table:table-cell table:style-name="ce29" table:formula="of:=IF([.D41]&gt;0;[.G41]/[.D41];&quot;&quot;)" office:value-type="percentage" office:value="1.61842105263158" calcext:value-type="percentage">
            <text:p>162%</text:p>
          </table:table-cell>
          <table:table-cell table:style-name="ce24" table:formula="of:=IF([.B41]&gt;0;[.H41]/[.B41];&quot;&quot;)" office:value-type="percentage" office:value="0.736196319018405" calcext:value-type="percentage">
            <text:p>74%</text:p>
          </table:table-cell>
          <table:table-cell table:style-name="ce8" table:formula="of:=IF([.C41]&gt;0;[.I41]/[.C41];&quot;&quot;)" office:value-type="percentage" office:value="1" calcext:value-type="percentage">
            <text:p>100%</text:p>
          </table:table-cell>
          <table:table-cell table:style-name="ce29" table:formula="of:=IF([.D41]&gt;0;[.J41]/[.D41];&quot;&quot;)" office:value-type="percentage" office:value="283.881578947368" calcext:value-type="percentage">
            <text:p>28,38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7320" calcext:value-type="float">
            <text:p>17,32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28" calcext:value-type="float">
            <text:p>128</text:p>
          </table:table-cell>
          <table:table-cell table:style-name="ce15" office:value-type="float" office:value="18312" calcext:value-type="float">
            <text:p>18,31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316" calcext:value-type="float">
            <text:p>316</text:p>
          </table:table-cell>
          <table:table-cell table:style-name="ce15" office:value-type="float" office:value="15976" calcext:value-type="float">
            <text:p>15,97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124" calcext:value-type="float">
            <text:p>86,124</text:p>
          </table:table-cell>
          <table:table-cell table:style-name="ce24" table:formula="of:=IF([.B42]&gt;0;[.E42]/[.B42];&quot;&quot;)" office:value-type="percentage" office:value="1.05727482678984" calcext:value-type="percentage">
            <text:p>106%</text:p>
          </table:table-cell>
          <table:table-cell table:style-name="ce8" table:formula="of:=IF([.C42]&gt;0;[.F42]/[.C42];&quot;&quot;)" office:value-type="percentage" office:value="2.01538461538462" calcext:value-type="percentage">
            <text:p>202%</text:p>
          </table:table-cell>
          <table:table-cell table:style-name="ce29" table:formula="of:=IF([.D42]&gt;0;[.G42]/[.D42];&quot;&quot;)" office:value-type="percentage" office:value="2.46875" calcext:value-type="percentage">
            <text:p>247%</text:p>
          </table:table-cell>
          <table:table-cell table:style-name="ce24" table:formula="of:=IF([.B42]&gt;0;[.H42]/[.B42];&quot;&quot;)" office:value-type="percentage" office:value="0.922401847575058" calcext:value-type="percentage">
            <text:p>92%</text:p>
          </table:table-cell>
          <table:table-cell table:style-name="ce8" table:formula="of:=IF([.C42]&gt;0;[.I42]/[.C42];&quot;&quot;)" office:value-type="percentage" office:value="1" calcext:value-type="percentage">
            <text:p>100%</text:p>
          </table:table-cell>
          <table:table-cell table:style-name="ce29" table:formula="of:=IF([.D42]&gt;0;[.J42]/[.D42];&quot;&quot;)" office:value-type="percentage" office:value="672.84375" calcext:value-type="percentage">
            <text:p>67,2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9614" calcext:value-type="float">
            <text:p>9,61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72" calcext:value-type="float">
            <text:p>172</text:p>
          </table:table-cell>
          <table:table-cell table:style-name="ce15" office:value-type="float" office:value="11256" calcext:value-type="float">
            <text:p>11,25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360" calcext:value-type="float">
            <text:p>360</text:p>
          </table:table-cell>
          <table:table-cell table:style-name="ce15" office:value-type="float" office:value="8112" calcext:value-type="float">
            <text:p>8,11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43]&gt;0;[.E43]/[.B43];&quot;&quot;)" office:value-type="percentage" office:value="1.17079259413356" calcext:value-type="percentage">
            <text:p>117%</text:p>
          </table:table-cell>
          <table:table-cell table:style-name="ce8" table:formula="of:=IF([.C43]&gt;0;[.F43]/[.C43];&quot;&quot;)" office:value-type="percentage" office:value="2.01538461538462" calcext:value-type="percentage">
            <text:p>202%</text:p>
          </table:table-cell>
          <table:table-cell table:style-name="ce29" table:formula="of:=IF([.D43]&gt;0;[.G43]/[.D43];&quot;&quot;)" office:value-type="percentage" office:value="2.09302325581395" calcext:value-type="percentage">
            <text:p>209%</text:p>
          </table:table-cell>
          <table:table-cell table:style-name="ce24" table:formula="of:=IF([.B43]&gt;0;[.H43]/[.B43];&quot;&quot;)" office:value-type="percentage" office:value="0.843769502808404" calcext:value-type="percentage">
            <text:p>84%</text:p>
          </table:table-cell>
          <table:table-cell table:style-name="ce8" table:formula="of:=IF([.C43]&gt;0;[.I43]/[.C43];&quot;&quot;)" office:value-type="percentage" office:value="1" calcext:value-type="percentage">
            <text:p>100%</text:p>
          </table:table-cell>
          <table:table-cell table:style-name="ce29" table:formula="of:=IF([.D43]&gt;0;[.J43]/[.D43];&quot;&quot;)" office:value-type="percentage" office:value="500.976744186047" calcext:value-type="percentage">
            <text:p>50,09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3662" calcext:value-type="float">
            <text:p>3,662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916" calcext:value-type="float">
            <text:p>5,916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764" calcext:value-type="float">
            <text:p>2,764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44]&gt;0;[.E44]/[.B44];&quot;&quot;)" office:value-type="percentage" office:value="1.61551064991808" calcext:value-type="percentage">
            <text:p>162%</text:p>
          </table:table-cell>
          <table:table-cell table:style-name="ce8" table:formula="of:=IF([.C44]&gt;0;[.F44]/[.C44];&quot;&quot;)" office:value-type="percentage" office:value="1.77647058823529" calcext:value-type="percentage">
            <text:p>178%</text:p>
          </table:table-cell>
          <table:table-cell table:style-name="ce29" table:formula="of:=IF([.D44]&gt;0;[.G44]/[.D44];&quot;&quot;)" office:value-type="percentage" office:value="7.71428571428571" calcext:value-type="percentage">
            <text:p>771%</text:p>
          </table:table-cell>
          <table:table-cell table:style-name="ce24" table:formula="of:=IF([.B44]&gt;0;[.H44]/[.B44];&quot;&quot;)" office:value-type="percentage" office:value="0.754778809393774" calcext:value-type="percentage">
            <text:p>75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5266" calcext:value-type="float">
            <text:p>5,26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6264" calcext:value-type="float">
            <text:p>6,26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5948" calcext:value-type="float">
            <text:p>5,94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45]&gt;0;[.E45]/[.B45];&quot;&quot;)" office:value-type="percentage" office:value="1.18951766046335" calcext:value-type="percentage">
            <text:p>119%</text:p>
          </table:table-cell>
          <table:table-cell table:style-name="ce8" table:formula="of:=IF([.C45]&gt;0;[.F45]/[.C45];&quot;&quot;)" office:value-type="percentage" office:value="2.01538461538462" calcext:value-type="percentage">
            <text:p>202%</text:p>
          </table:table-cell>
          <table:table-cell table:style-name="ce29" table:formula="of:=IF([.D45]&gt;0;[.G45]/[.D45];&quot;&quot;)" office:value-type="percentage" office:value="6.875" calcext:value-type="percentage">
            <text:p>688%</text:p>
          </table:table-cell>
          <table:table-cell table:style-name="ce24" table:formula="of:=IF([.B45]&gt;0;[.H45]/[.B45];&quot;&quot;)" office:value-type="percentage" office:value="1.12951006456513" calcext:value-type="percentage">
            <text:p>113%</text:p>
          </table:table-cell>
          <table:table-cell table:style-name="ce8" table:formula="of:=IF([.C45]&gt;0;[.I45]/[.C45];&quot;&quot;)" office:value-type="percentage" office:value="1" calcext:value-type="percentage">
            <text:p>100%</text:p>
          </table:table-cell>
          <table:table-cell table:style-name="ce29" table:formula="of:=IF([.D45]&gt;0;[.J45]/[.D45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068" calcext:value-type="float">
            <text:p>1,06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4216" calcext:value-type="float">
            <text:p>4,21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828" calcext:value-type="float">
            <text:p>82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46]&gt;0;[.E46]/[.B46];&quot;&quot;)" office:value-type="percentage" office:value="3.94756554307116" calcext:value-type="percentage">
            <text:p>395%</text:p>
          </table:table-cell>
          <table:table-cell table:style-name="ce8" table:formula="of:=IF([.C46]&gt;0;[.F46]/[.C46];&quot;&quot;)" office:value-type="percentage" office:value="2.01538461538462" calcext:value-type="percentage">
            <text:p>202%</text:p>
          </table:table-cell>
          <table:table-cell table:style-name="ce29" table:formula="of:=IF([.D46]&gt;0;[.G46]/[.D46];&quot;&quot;)" office:value-type="percentage" office:value="6.875" calcext:value-type="percentage">
            <text:p>688%</text:p>
          </table:table-cell>
          <table:table-cell table:style-name="ce24" table:formula="of:=IF([.B46]&gt;0;[.H46]/[.B46];&quot;&quot;)" office:value-type="percentage" office:value="0.775280898876405" calcext:value-type="percentage">
            <text:p>78%</text:p>
          </table:table-cell>
          <table:table-cell table:style-name="ce8" table:formula="of:=IF([.C46]&gt;0;[.I46]/[.C46];&quot;&quot;)" office:value-type="percentage" office:value="1" calcext:value-type="percentage">
            <text:p>100%</text:p>
          </table:table-cell>
          <table:table-cell table:style-name="ce29" table:formula="of:=IF([.D46]&gt;0;[.J46]/[.D46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3014" calcext:value-type="float">
            <text:p>3,01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5204" calcext:value-type="float">
            <text:p>5,2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5752" calcext:value-type="float">
            <text:p>5,75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47]&gt;0;[.E47]/[.B47];&quot;&quot;)" office:value-type="percentage" office:value="1.72660915726609" calcext:value-type="percentage">
            <text:p>173%</text:p>
          </table:table-cell>
          <table:table-cell table:style-name="ce8" table:formula="of:=IF([.C47]&gt;0;[.F47]/[.C47];&quot;&quot;)" office:value-type="percentage" office:value="2.01538461538462" calcext:value-type="percentage">
            <text:p>202%</text:p>
          </table:table-cell>
          <table:table-cell table:style-name="ce29" table:formula="of:=IF([.D47]&gt;0;[.G47]/[.D47];&quot;&quot;)" office:value-type="percentage" office:value="6.875" calcext:value-type="percentage">
            <text:p>688%</text:p>
          </table:table-cell>
          <table:table-cell table:style-name="ce24" table:formula="of:=IF([.B47]&gt;0;[.H47]/[.B47];&quot;&quot;)" office:value-type="percentage" office:value="1.90842733908427" calcext:value-type="percentage">
            <text:p>191%</text:p>
          </table:table-cell>
          <table:table-cell table:style-name="ce8" table:formula="of:=IF([.C47]&gt;0;[.I47]/[.C47];&quot;&quot;)" office:value-type="percentage" office:value="1" calcext:value-type="percentage">
            <text:p>100%</text:p>
          </table:table-cell>
          <table:table-cell table:style-name="ce29" table:formula="of:=IF([.D47]&gt;0;[.J47]/[.D47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5046" calcext:value-type="float">
            <text:p>5,04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6" calcext:value-type="float">
            <text:p>76</text:p>
          </table:table-cell>
          <table:table-cell table:style-name="ce15" office:value-type="float" office:value="6032" calcext:value-type="float">
            <text:p>6,0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64" calcext:value-type="float">
            <text:p>264</text:p>
          </table:table-cell>
          <table:table-cell table:style-name="ce15" office:value-type="float" office:value="5760" calcext:value-type="float">
            <text:p>5,7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72" calcext:value-type="float">
            <text:p>86,072</text:p>
          </table:table-cell>
          <table:table-cell table:style-name="ce24" table:formula="of:=IF([.B48]&gt;0;[.E48]/[.B48];&quot;&quot;)" office:value-type="percentage" office:value="1.19540229885057" calcext:value-type="percentage">
            <text:p>120%</text:p>
          </table:table-cell>
          <table:table-cell table:style-name="ce8" table:formula="of:=IF([.C48]&gt;0;[.F48]/[.C48];&quot;&quot;)" office:value-type="percentage" office:value="2.01538461538462" calcext:value-type="percentage">
            <text:p>202%</text:p>
          </table:table-cell>
          <table:table-cell table:style-name="ce29" table:formula="of:=IF([.D48]&gt;0;[.G48]/[.D48];&quot;&quot;)" office:value-type="percentage" office:value="3.47368421052632" calcext:value-type="percentage">
            <text:p>347%</text:p>
          </table:table-cell>
          <table:table-cell table:style-name="ce24" table:formula="of:=IF([.B48]&gt;0;[.H48]/[.B48];&quot;&quot;)" office:value-type="percentage" office:value="1.14149821640904" calcext:value-type="percentage">
            <text:p>114%</text:p>
          </table:table-cell>
          <table:table-cell table:style-name="ce8" table:formula="of:=IF([.C48]&gt;0;[.I48]/[.C48];&quot;&quot;)" office:value-type="percentage" office:value="1" calcext:value-type="percentage">
            <text:p>100%</text:p>
          </table:table-cell>
          <table:table-cell table:style-name="ce29" table:formula="of:=IF([.D48]&gt;0;[.J48]/[.D48];&quot;&quot;)" office:value-type="percentage" office:value="1132.52631578947" calcext:value-type="percentage">
            <text:p>113,25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994" calcext:value-type="float">
            <text:p>99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68" calcext:value-type="float">
            <text:p>4,16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780" calcext:value-type="float">
            <text:p>78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49]&gt;0;[.E49]/[.B49];&quot;&quot;)" office:value-type="percentage" office:value="4.19315895372233" calcext:value-type="percentage">
            <text:p>419%</text:p>
          </table:table-cell>
          <table:table-cell table:style-name="ce8" table:formula="of:=IF([.C49]&gt;0;[.F49]/[.C49];&quot;&quot;)" office:value-type="percentage" office:value="2.01538461538462" calcext:value-type="percentage">
            <text:p>202%</text:p>
          </table:table-cell>
          <table:table-cell table:style-name="ce29" table:formula="of:=IF([.D49]&gt;0;[.G49]/[.D49];&quot;&quot;)" office:value-type="percentage" office:value="7.71428571428571" calcext:value-type="percentage">
            <text:p>771%</text:p>
          </table:table-cell>
          <table:table-cell table:style-name="ce24" table:formula="of:=IF([.B49]&gt;0;[.H49]/[.B49];&quot;&quot;)" office:value-type="percentage" office:value="0.784708249496982" calcext:value-type="percentage">
            <text:p>78%</text:p>
          </table:table-cell>
          <table:table-cell table:style-name="ce8" table:formula="of:=IF([.C49]&gt;0;[.I49]/[.C49];&quot;&quot;)" office:value-type="percentage" office:value="1" calcext:value-type="percentage">
            <text:p>100%</text:p>
          </table:table-cell>
          <table:table-cell table:style-name="ce29" table:formula="of:=IF([.D49]&gt;0;[.J49]/[.D49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6464" calcext:value-type="float">
            <text:p>16,464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8" calcext:value-type="float">
            <text:p>88</text:p>
          </table:table-cell>
          <table:table-cell table:style-name="ce15" office:value-type="float" office:value="19492" calcext:value-type="float">
            <text:p>19,492</text:p>
          </table:table-cell>
          <table:table-cell table:style-name="ce6" office:value-type="float" office:value="532" calcext:value-type="float">
            <text:p>532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15028" calcext:value-type="float">
            <text:p>15,028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6084" calcext:value-type="float">
            <text:p>86,084</text:p>
          </table:table-cell>
          <table:table-cell table:style-name="ce24" table:formula="of:=IF([.B50]&gt;0;[.E50]/[.B50];&quot;&quot;)" office:value-type="percentage" office:value="1.18391642371234" calcext:value-type="percentage">
            <text:p>118%</text:p>
          </table:table-cell>
          <table:table-cell table:style-name="ce8" table:formula="of:=IF([.C50]&gt;0;[.F50]/[.C50];&quot;&quot;)" office:value-type="percentage" office:value="1.98507462686567" calcext:value-type="percentage">
            <text:p>199%</text:p>
          </table:table-cell>
          <table:table-cell table:style-name="ce29" table:formula="of:=IF([.D50]&gt;0;[.G50]/[.D50];&quot;&quot;)" office:value-type="percentage" office:value="3.13636363636364" calcext:value-type="percentage">
            <text:p>314%</text:p>
          </table:table-cell>
          <table:table-cell table:style-name="ce24" table:formula="of:=IF([.B50]&gt;0;[.H50]/[.B50];&quot;&quot;)" office:value-type="percentage" office:value="0.912779397473275" calcext:value-type="percentage">
            <text:p>91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978.227272727273" calcext:value-type="percentage">
            <text:p>97,8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10560" calcext:value-type="float">
            <text:p>10,5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396" calcext:value-type="float">
            <text:p>2,396</text:p>
          </table:table-cell>
          <table:table-cell table:style-name="ce15" office:value-type="float" office:value="12000" calcext:value-type="float">
            <text:p>12,00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572" calcext:value-type="float">
            <text:p>2,572</text:p>
          </table:table-cell>
          <table:table-cell table:style-name="ce15" office:value-type="float" office:value="9136" calcext:value-type="float">
            <text:p>9,13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8384" calcext:value-type="float">
            <text:p>88,384</text:p>
          </table:table-cell>
          <table:table-cell table:style-name="ce24" table:formula="of:=IF([.B51]&gt;0;[.E51]/[.B51];&quot;&quot;)" office:value-type="percentage" office:value="1.13636363636364" calcext:value-type="percentage">
            <text:p>114%</text:p>
          </table:table-cell>
          <table:table-cell table:style-name="ce8" table:formula="of:=IF([.C51]&gt;0;[.F51]/[.C51];&quot;&quot;)" office:value-type="percentage" office:value="2.01538461538462" calcext:value-type="percentage">
            <text:p>202%</text:p>
          </table:table-cell>
          <table:table-cell table:style-name="ce29" table:formula="of:=IF([.D51]&gt;0;[.G51]/[.D51];&quot;&quot;)" office:value-type="percentage" office:value="1.07345575959933" calcext:value-type="percentage">
            <text:p>107%</text:p>
          </table:table-cell>
          <table:table-cell table:style-name="ce24" table:formula="of:=IF([.B51]&gt;0;[.H51]/[.B51];&quot;&quot;)" office:value-type="percentage" office:value="0.865151515151515" calcext:value-type="percentage">
            <text:p>87%</text:p>
          </table:table-cell>
          <table:table-cell table:style-name="ce8" table:formula="of:=IF([.C51]&gt;0;[.I51]/[.C51];&quot;&quot;)" office:value-type="percentage" office:value="1" calcext:value-type="percentage">
            <text:p>100%</text:p>
          </table:table-cell>
          <table:table-cell table:style-name="ce29" table:formula="of:=IF([.D51]&gt;0;[.J51]/[.D51];&quot;&quot;)" office:value-type="percentage" office:value="36.8881469115192" calcext:value-type="percentage">
            <text:p>3,68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114" calcext:value-type="float">
            <text:p>1,11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4304" calcext:value-type="float">
            <text:p>4,3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920" calcext:value-type="float">
            <text:p>92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6" calcext:value-type="float">
            <text:p>86,036</text:p>
          </table:table-cell>
          <table:table-cell table:style-name="ce24" table:formula="of:=IF([.B52]&gt;0;[.E52]/[.B52];&quot;&quot;)" office:value-type="percentage" office:value="3.86355475763016" calcext:value-type="percentage">
            <text:p>386%</text:p>
          </table:table-cell>
          <table:table-cell table:style-name="ce8" table:formula="of:=IF([.C52]&gt;0;[.F52]/[.C52];&quot;&quot;)" office:value-type="percentage" office:value="2.01538461538462" calcext:value-type="percentage">
            <text:p>202%</text:p>
          </table:table-cell>
          <table:table-cell table:style-name="ce29" table:formula="of:=IF([.D52]&gt;0;[.G52]/[.D52];&quot;&quot;)" office:value-type="percentage" office:value="5.7" calcext:value-type="percentage">
            <text:p>570%</text:p>
          </table:table-cell>
          <table:table-cell table:style-name="ce24" table:formula="of:=IF([.B52]&gt;0;[.H52]/[.B52];&quot;&quot;)" office:value-type="percentage" office:value="0.825852782764811" calcext:value-type="percentage">
            <text:p>83%</text:p>
          </table:table-cell>
          <table:table-cell table:style-name="ce8" table:formula="of:=IF([.C52]&gt;0;[.I52]/[.C52];&quot;&quot;)" office:value-type="percentage" office:value="1" calcext:value-type="percentage">
            <text:p>100%</text:p>
          </table:table-cell>
          <table:table-cell table:style-name="ce29" table:formula="of:=IF([.D52]&gt;0;[.J52]/[.D52];&quot;&quot;)" office:value-type="percentage" office:value="2150.9" calcext:value-type="percentage">
            <text:p>215,09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9358" calcext:value-type="float">
            <text:p>9,35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92" calcext:value-type="float">
            <text:p>92</text:p>
          </table:table-cell>
          <table:table-cell table:style-name="ce15" office:value-type="float" office:value="11388" calcext:value-type="float">
            <text:p>11,38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64" calcext:value-type="float">
            <text:p>264</text:p>
          </table:table-cell>
          <table:table-cell table:style-name="ce15" office:value-type="float" office:value="8024" calcext:value-type="float">
            <text:p>8,02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80" calcext:value-type="float">
            <text:p>86,080</text:p>
          </table:table-cell>
          <table:table-cell table:style-name="ce24" table:formula="of:=IF([.B53]&gt;0;[.E53]/[.B53];&quot;&quot;)" office:value-type="percentage" office:value="1.21692669373798" calcext:value-type="percentage">
            <text:p>122%</text:p>
          </table:table-cell>
          <table:table-cell table:style-name="ce8" table:formula="of:=IF([.C53]&gt;0;[.F53]/[.C53];&quot;&quot;)" office:value-type="percentage" office:value="2.01538461538462" calcext:value-type="percentage">
            <text:p>202%</text:p>
          </table:table-cell>
          <table:table-cell table:style-name="ce29" table:formula="of:=IF([.D53]&gt;0;[.G53]/[.D53];&quot;&quot;)" office:value-type="percentage" office:value="2.8695652173913" calcext:value-type="percentage">
            <text:p>287%</text:p>
          </table:table-cell>
          <table:table-cell table:style-name="ce24" table:formula="of:=IF([.B53]&gt;0;[.H53]/[.B53];&quot;&quot;)" office:value-type="percentage" office:value="0.857448172686471" calcext:value-type="percentage">
            <text:p>86%</text:p>
          </table:table-cell>
          <table:table-cell table:style-name="ce8" table:formula="of:=IF([.C53]&gt;0;[.I53]/[.C53];&quot;&quot;)" office:value-type="percentage" office:value="1" calcext:value-type="percentage">
            <text:p>100%</text:p>
          </table:table-cell>
          <table:table-cell table:style-name="ce29" table:formula="of:=IF([.D53]&gt;0;[.J53]/[.D53];&quot;&quot;)" office:value-type="percentage" office:value="935.652173913044" calcext:value-type="percentage">
            <text:p>93,5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1718" calcext:value-type="float">
            <text:p>1,718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428" calcext:value-type="float">
            <text:p>428</text:p>
          </table:table-cell>
          <table:table-cell table:style-name="ce15" office:value-type="float" office:value="4796" calcext:value-type="float">
            <text:p>4,796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616" calcext:value-type="float">
            <text:p>616</text:p>
          </table:table-cell>
          <table:table-cell table:style-name="ce15" office:value-type="float" office:value="5800" calcext:value-type="float">
            <text:p>5,800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54]&gt;0;[.E54]/[.B54];&quot;&quot;)" office:value-type="percentage" office:value="2.79161816065192" calcext:value-type="percentage">
            <text:p>279%</text:p>
          </table:table-cell>
          <table:table-cell table:style-name="ce8" table:formula="of:=IF([.C54]&gt;0;[.F54]/[.C54];&quot;&quot;)" office:value-type="percentage" office:value="1.77647058823529" calcext:value-type="percentage">
            <text:p>178%</text:p>
          </table:table-cell>
          <table:table-cell table:style-name="ce29" table:formula="of:=IF([.D54]&gt;0;[.G54]/[.D54];&quot;&quot;)" office:value-type="percentage" office:value="1.4392523364486" calcext:value-type="percentage">
            <text:p>144%</text:p>
          </table:table-cell>
          <table:table-cell table:style-name="ce24" table:formula="of:=IF([.B54]&gt;0;[.H54]/[.B54];&quot;&quot;)" office:value-type="percentage" office:value="3.37601862630966" calcext:value-type="percentage">
            <text:p>338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01.92523364486" calcext:value-type="percentage">
            <text:p>20,19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8462" calcext:value-type="float">
            <text:p>8,462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56" calcext:value-type="float">
            <text:p>56</text:p>
          </table:table-cell>
          <table:table-cell table:style-name="ce15" office:value-type="float" office:value="8232" calcext:value-type="float">
            <text:p>8,232</text:p>
          </table:table-cell>
          <table:table-cell table:style-name="ce6" office:value-type="float" office:value="560" calcext:value-type="float">
            <text:p>560</text:p>
          </table:table-cell>
          <table:table-cell table:style-name="ce22" office:value-type="float" office:value="244" calcext:value-type="float">
            <text:p>244</text:p>
          </table:table-cell>
          <table:table-cell table:style-name="ce15" office:value-type="float" office:value="5872" calcext:value-type="float">
            <text:p>5,872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86052" calcext:value-type="float">
            <text:p>86,052</text:p>
          </table:table-cell>
          <table:table-cell table:style-name="ce24" table:formula="of:=IF([.B55]&gt;0;[.E55]/[.B55];&quot;&quot;)" office:value-type="percentage" office:value="0.972819664381943" calcext:value-type="percentage">
            <text:p>97%</text:p>
          </table:table-cell>
          <table:table-cell table:style-name="ce8" table:formula="of:=IF([.C55]&gt;0;[.F55]/[.C55];&quot;&quot;)" office:value-type="percentage" office:value="1.89189189189189" calcext:value-type="percentage">
            <text:p>189%</text:p>
          </table:table-cell>
          <table:table-cell table:style-name="ce29" table:formula="of:=IF([.D55]&gt;0;[.G55]/[.D55];&quot;&quot;)" office:value-type="percentage" office:value="4.35714285714286" calcext:value-type="percentage">
            <text:p>436%</text:p>
          </table:table-cell>
          <table:table-cell table:style-name="ce24" table:formula="of:=IF([.B55]&gt;0;[.H55]/[.B55];&quot;&quot;)" office:value-type="percentage" office:value="0.693925785866225" calcext:value-type="percentage">
            <text:p>69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1536.64285714286" calcext:value-type="percentage">
            <text:p>153,6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074" calcext:value-type="float">
            <text:p>1,07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32" calcext:value-type="float">
            <text:p>4,2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4" calcext:value-type="float">
            <text:p>224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56]&gt;0;[.E56]/[.B56];&quot;&quot;)" office:value-type="percentage" office:value="3.94040968342644" calcext:value-type="percentage">
            <text:p>394%</text:p>
          </table:table-cell>
          <table:table-cell table:style-name="ce8" table:formula="of:=IF([.C56]&gt;0;[.F56]/[.C56];&quot;&quot;)" office:value-type="percentage" office:value="2.01538461538462" calcext:value-type="percentage">
            <text:p>202%</text:p>
          </table:table-cell>
          <table:table-cell table:style-name="ce29" table:formula="of:=IF([.D56]&gt;0;[.G56]/[.D56];&quot;&quot;)" office:value-type="percentage" office:value="6.22222222222222" calcext:value-type="percentage">
            <text:p>622%</text:p>
          </table:table-cell>
          <table:table-cell table:style-name="ce24" table:formula="of:=IF([.B56]&gt;0;[.H56]/[.B56];&quot;&quot;)" office:value-type="percentage" office:value="0.797020484171322" calcext:value-type="percentage">
            <text:p>80%</text:p>
          </table:table-cell>
          <table:table-cell table:style-name="ce8" table:formula="of:=IF([.C56]&gt;0;[.I56]/[.C56];&quot;&quot;)" office:value-type="percentage" office:value="1" calcext:value-type="percentage">
            <text:p>100%</text:p>
          </table:table-cell>
          <table:table-cell table:style-name="ce29" table:formula="of:=IF([.D56]&gt;0;[.J56]/[.D56];&quot;&quot;)" office:value-type="percentage" office:value="2389.77777777778" calcext:value-type="percentage">
            <text:p>238,97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20048" calcext:value-type="float">
            <text:p>20,048</text:p>
          </table:table-cell>
          <table:table-cell table:style-name="ce6" office:value-type="float" office:value="272" calcext:value-type="float">
            <text:p>272</text:p>
          </table:table-cell>
          <table:table-cell table:style-name="ce22" office:value-type="float" office:value="56" calcext:value-type="float">
            <text:p>56</text:p>
          </table:table-cell>
          <table:table-cell table:style-name="ce15" office:value-type="float" office:value="16560" calcext:value-type="float">
            <text:p>16,560</text:p>
          </table:table-cell>
          <table:table-cell table:style-name="ce6" office:value-type="float" office:value="536" calcext:value-type="float">
            <text:p>536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17348" calcext:value-type="float">
            <text:p>17,348</text:p>
          </table:table-cell>
          <table:table-cell table:style-name="ce6" office:value-type="float" office:value="272" calcext:value-type="float">
            <text:p>272</text:p>
          </table:table-cell>
          <table:table-cell table:style-name="ce22" office:value-type="float" office:value="86052" calcext:value-type="float">
            <text:p>86,052</text:p>
          </table:table-cell>
          <table:table-cell table:style-name="ce24" table:formula="of:=IF([.B57]&gt;0;[.E57]/[.B57];&quot;&quot;)" office:value-type="percentage" office:value="0.826017557861133" calcext:value-type="percentage">
            <text:p>83%</text:p>
          </table:table-cell>
          <table:table-cell table:style-name="ce8" table:formula="of:=IF([.C57]&gt;0;[.F57]/[.C57];&quot;&quot;)" office:value-type="percentage" office:value="1.97058823529412" calcext:value-type="percentage">
            <text:p>197%</text:p>
          </table:table-cell>
          <table:table-cell table:style-name="ce29" table:formula="of:=IF([.D57]&gt;0;[.G57]/[.D57];&quot;&quot;)" office:value-type="percentage" office:value="4.07142857142857" calcext:value-type="percentage">
            <text:p>407%</text:p>
          </table:table-cell>
          <table:table-cell table:style-name="ce24" table:formula="of:=IF([.B57]&gt;0;[.H57]/[.B57];&quot;&quot;)" office:value-type="percentage" office:value="0.865323224261772" calcext:value-type="percentage">
            <text:p>87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1536.64285714286" calcext:value-type="percentage">
            <text:p>153,6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1650" calcext:value-type="float">
            <text:p>1,650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720" calcext:value-type="float">
            <text:p>4,720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224" calcext:value-type="float">
            <text:p>224</text:p>
          </table:table-cell>
          <table:table-cell table:style-name="ce15" office:value-type="float" office:value="5732" calcext:value-type="float">
            <text:p>5,732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58]&gt;0;[.E58]/[.B58];&quot;&quot;)" office:value-type="percentage" office:value="2.86060606060606" calcext:value-type="percentage">
            <text:p>286%</text:p>
          </table:table-cell>
          <table:table-cell table:style-name="ce8" table:formula="of:=IF([.C58]&gt;0;[.F58]/[.C58];&quot;&quot;)" office:value-type="percentage" office:value="1.77647058823529" calcext:value-type="percentage">
            <text:p>178%</text:p>
          </table:table-cell>
          <table:table-cell table:style-name="ce29" table:formula="of:=IF([.D58]&gt;0;[.G58]/[.D58];&quot;&quot;)" office:value-type="percentage" office:value="6.22222222222222" calcext:value-type="percentage">
            <text:p>622%</text:p>
          </table:table-cell>
          <table:table-cell table:style-name="ce24" table:formula="of:=IF([.B58]&gt;0;[.H58]/[.B58];&quot;&quot;)" office:value-type="percentage" office:value="3.47393939393939" calcext:value-type="percentage">
            <text:p>347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2389.77777777778" calcext:value-type="percentage">
            <text:p>238,97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102" calcext:value-type="float">
            <text:p>1,102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4256" calcext:value-type="float">
            <text:p>4,256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880" calcext:value-type="float">
            <text:p>880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9]&gt;0;[.E59]/[.B59];&quot;&quot;)" office:value-type="percentage" office:value="3.86206896551724" calcext:value-type="percentage">
            <text:p>386%</text:p>
          </table:table-cell>
          <table:table-cell table:style-name="ce8" table:formula="of:=IF([.C59]&gt;0;[.F59]/[.C59];&quot;&quot;)" office:value-type="percentage" office:value="1.4" calcext:value-type="percentage">
            <text:p>140%</text:p>
          </table:table-cell>
          <table:table-cell table:style-name="ce29" table:formula="of:=IF([.D59]&gt;0;[.G59]/[.D59];&quot;&quot;)" office:value-type="percentage" office:value="6.875" calcext:value-type="percentage">
            <text:p>688%</text:p>
          </table:table-cell>
          <table:table-cell table:style-name="ce24" table:formula="of:=IF([.B59]&gt;0;[.H59]/[.B59];&quot;&quot;)" office:value-type="percentage" office:value="0.798548094373866" calcext:value-type="percentage">
            <text:p>80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28" calcext:value-type="float">
            <text:p>428</text:p>
          </table:table-cell>
          <table:table-cell table:style-name="ce15" office:value-type="float" office:value="4384" calcext:value-type="float">
            <text:p>4,384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616" calcext:value-type="float">
            <text:p>616</text:p>
          </table:table-cell>
          <table:table-cell table:style-name="ce15" office:value-type="float" office:value="1072" calcext:value-type="float">
            <text:p>1,072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0]&gt;0;[.E60]/[.B60];&quot;&quot;)" office:value-type="percentage" office:value="3.36712749615975" calcext:value-type="percentage">
            <text:p>337%</text:p>
          </table:table-cell>
          <table:table-cell table:style-name="ce8" table:formula="of:=IF([.C60]&gt;0;[.F60]/[.C60];&quot;&quot;)" office:value-type="percentage" office:value="1.4" calcext:value-type="percentage">
            <text:p>140%</text:p>
          </table:table-cell>
          <table:table-cell table:style-name="ce29" table:formula="of:=IF([.D60]&gt;0;[.G60]/[.D60];&quot;&quot;)" office:value-type="percentage" office:value="1.4392523364486" calcext:value-type="percentage">
            <text:p>144%</text:p>
          </table:table-cell>
          <table:table-cell table:style-name="ce24" table:formula="of:=IF([.B60]&gt;0;[.H60]/[.B60];&quot;&quot;)" office:value-type="percentage" office:value="0.823348694316436" calcext:value-type="percentage">
            <text:p>82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01.92523364486" calcext:value-type="percentage">
            <text:p>20,19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1320" calcext:value-type="float">
            <text:p>1,320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28" calcext:value-type="float">
            <text:p>428</text:p>
          </table:table-cell>
          <table:table-cell table:style-name="ce15" office:value-type="float" office:value="4448" calcext:value-type="float">
            <text:p>4,448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616" calcext:value-type="float">
            <text:p>61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1]&gt;0;[.E61]/[.B61];&quot;&quot;)" office:value-type="percentage" office:value="3.36969696969697" calcext:value-type="percentage">
            <text:p>337%</text:p>
          </table:table-cell>
          <table:table-cell table:style-name="ce8" table:formula="of:=IF([.C61]&gt;0;[.F61]/[.C61];&quot;&quot;)" office:value-type="percentage" office:value="1.4" calcext:value-type="percentage">
            <text:p>140%</text:p>
          </table:table-cell>
          <table:table-cell table:style-name="ce29" table:formula="of:=IF([.D61]&gt;0;[.G61]/[.D61];&quot;&quot;)" office:value-type="percentage" office:value="1.4392523364486" calcext:value-type="percentage">
            <text:p>144%</text:p>
          </table:table-cell>
          <table:table-cell table:style-name="ce24" table:formula="of:=IF([.B61]&gt;0;[.H61]/[.B61];&quot;&quot;)" office:value-type="percentage" office:value="0.854545454545455" calcext:value-type="percentage">
            <text:p>85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01.92523364486" calcext:value-type="percentage">
            <text:p>20,19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2014" calcext:value-type="float">
            <text:p>2,014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672" calcext:value-type="float">
            <text:p>4,672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768" calcext:value-type="float">
            <text:p>1,76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2]&gt;0;[.E62]/[.B62];&quot;&quot;)" office:value-type="percentage" office:value="2.31976166832175" calcext:value-type="percentage">
            <text:p>232%</text:p>
          </table:table-cell>
          <table:table-cell table:style-name="ce8" table:formula="of:=IF([.C62]&gt;0;[.F62]/[.C62];&quot;&quot;)" office:value-type="percentage" office:value="1.4" calcext:value-type="percentage">
            <text:p>140%</text:p>
          </table:table-cell>
          <table:table-cell table:style-name="ce29" table:formula="of:=IF([.D62]&gt;0;[.G62]/[.D62];&quot;&quot;)" office:value-type="percentage" office:value="4.90909090909091" calcext:value-type="percentage">
            <text:p>491%</text:p>
          </table:table-cell>
          <table:table-cell table:style-name="ce24" table:formula="of:=IF([.B62]&gt;0;[.H62]/[.B62];&quot;&quot;)" office:value-type="percentage" office:value="0.87785501489573" calcext:value-type="percentage">
            <text:p>88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1918" calcext:value-type="float">
            <text:p>1,91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124" calcext:value-type="float">
            <text:p>124</text:p>
          </table:table-cell>
          <table:table-cell table:style-name="ce15" office:value-type="float" office:value="4548" calcext:value-type="float">
            <text:p>4,548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96" calcext:value-type="float">
            <text:p>296</text:p>
          </table:table-cell>
          <table:table-cell table:style-name="ce15" office:value-type="float" office:value="1644" calcext:value-type="float">
            <text:p>1,644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120" calcext:value-type="float">
            <text:p>86,120</text:p>
          </table:table-cell>
          <table:table-cell table:style-name="ce24" table:formula="of:=IF([.B63]&gt;0;[.E63]/[.B63];&quot;&quot;)" office:value-type="percentage" office:value="2.37122002085506" calcext:value-type="percentage">
            <text:p>237%</text:p>
          </table:table-cell>
          <table:table-cell table:style-name="ce8" table:formula="of:=IF([.C63]&gt;0;[.F63]/[.C63];&quot;&quot;)" office:value-type="percentage" office:value="1.4" calcext:value-type="percentage">
            <text:p>140%</text:p>
          </table:table-cell>
          <table:table-cell table:style-name="ce29" table:formula="of:=IF([.D63]&gt;0;[.G63]/[.D63];&quot;&quot;)" office:value-type="percentage" office:value="2.38709677419355" calcext:value-type="percentage">
            <text:p>239%</text:p>
          </table:table-cell>
          <table:table-cell table:style-name="ce24" table:formula="of:=IF([.B63]&gt;0;[.H63]/[.B63];&quot;&quot;)" office:value-type="percentage" office:value="0.857142857142857" calcext:value-type="percentage">
            <text:p>86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694.516129032258" calcext:value-type="percentage">
            <text:p>69,4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1738" calcext:value-type="float">
            <text:p>1,73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392" calcext:value-type="float">
            <text:p>4,392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464" calcext:value-type="float">
            <text:p>1,464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4]&gt;0;[.E64]/[.B64];&quot;&quot;)" office:value-type="percentage" office:value="2.52704257767549" calcext:value-type="percentage">
            <text:p>253%</text:p>
          </table:table-cell>
          <table:table-cell table:style-name="ce8" table:formula="of:=IF([.C64]&gt;0;[.F64]/[.C64];&quot;&quot;)" office:value-type="percentage" office:value="1.4" calcext:value-type="percentage">
            <text:p>140%</text:p>
          </table:table-cell>
          <table:table-cell table:style-name="ce29" table:formula="of:=IF([.D64]&gt;0;[.G64]/[.D64];&quot;&quot;)" office:value-type="percentage" office:value="4.90909090909091" calcext:value-type="percentage">
            <text:p>491%</text:p>
          </table:table-cell>
          <table:table-cell table:style-name="ce24" table:formula="of:=IF([.B64]&gt;0;[.H64]/[.B64];&quot;&quot;)" office:value-type="percentage" office:value="0.84234752589183" calcext:value-type="percentage">
            <text:p>84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1758" calcext:value-type="float">
            <text:p>1,75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420" calcext:value-type="float">
            <text:p>4,420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468" calcext:value-type="float">
            <text:p>1,46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5]&gt;0;[.E65]/[.B65];&quot;&quot;)" office:value-type="percentage" office:value="2.51422070534699" calcext:value-type="percentage">
            <text:p>251%</text:p>
          </table:table-cell>
          <table:table-cell table:style-name="ce8" table:formula="of:=IF([.C65]&gt;0;[.F65]/[.C65];&quot;&quot;)" office:value-type="percentage" office:value="1.4" calcext:value-type="percentage">
            <text:p>140%</text:p>
          </table:table-cell>
          <table:table-cell table:style-name="ce29" table:formula="of:=IF([.D65]&gt;0;[.G65]/[.D65];&quot;&quot;)" office:value-type="percentage" office:value="4.90909090909091" calcext:value-type="percentage">
            <text:p>491%</text:p>
          </table:table-cell>
          <table:table-cell table:style-name="ce24" table:formula="of:=IF([.B65]&gt;0;[.H65]/[.B65];&quot;&quot;)" office:value-type="percentage" office:value="0.835039817974971" calcext:value-type="percentage">
            <text:p>84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1308" calcext:value-type="float">
            <text:p>1,30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384" calcext:value-type="float">
            <text:p>4,384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096" calcext:value-type="float">
            <text:p>1,09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66]&gt;0;[.E66]/[.B66];&quot;&quot;)" office:value-type="percentage" office:value="3.35168195718654" calcext:value-type="percentage">
            <text:p>335%</text:p>
          </table:table-cell>
          <table:table-cell table:style-name="ce8" table:formula="of:=IF([.C66]&gt;0;[.F66]/[.C66];&quot;&quot;)" office:value-type="percentage" office:value="1.4" calcext:value-type="percentage">
            <text:p>140%</text:p>
          </table:table-cell>
          <table:table-cell table:style-name="ce29" table:formula="of:=IF([.D66]&gt;0;[.G66]/[.D66];&quot;&quot;)" office:value-type="percentage" office:value="7.71428571428571" calcext:value-type="percentage">
            <text:p>771%</text:p>
          </table:table-cell>
          <table:table-cell table:style-name="ce24" table:formula="of:=IF([.B66]&gt;0;[.H66]/[.B66];&quot;&quot;)" office:value-type="percentage" office:value="0.837920489296636" calcext:value-type="percentage">
            <text:p>84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2416" calcext:value-type="float">
            <text:p>2,41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976" calcext:value-type="float">
            <text:p>4,976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076" calcext:value-type="float">
            <text:p>2,07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7]&gt;0;[.E67]/[.B67];&quot;&quot;)" office:value-type="percentage" office:value="2.05960264900662" calcext:value-type="percentage">
            <text:p>206%</text:p>
          </table:table-cell>
          <table:table-cell table:style-name="ce8" table:formula="of:=IF([.C67]&gt;0;[.F67]/[.C67];&quot;&quot;)" office:value-type="percentage" office:value="1.4" calcext:value-type="percentage">
            <text:p>140%</text:p>
          </table:table-cell>
          <table:table-cell table:style-name="ce29" table:formula="of:=IF([.D67]&gt;0;[.G67]/[.D67];&quot;&quot;)" office:value-type="percentage" office:value="4.90909090909091" calcext:value-type="percentage">
            <text:p>491%</text:p>
          </table:table-cell>
          <table:table-cell table:style-name="ce24" table:formula="of:=IF([.B67]&gt;0;[.H67]/[.B67];&quot;&quot;)" office:value-type="percentage" office:value="0.859271523178808" calcext:value-type="percentage">
            <text:p>86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3923" calcext:value-type="float">
            <text:p>3,923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6548" calcext:value-type="float">
            <text:p>6,548</text:p>
          </table:table-cell>
          <table:table-cell table:style-name="ce6" office:value-type="float" office:value="588" calcext:value-type="float">
            <text:p>58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3380" calcext:value-type="float">
            <text:p>3,380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68]&gt;0;[.E68]/[.B68];&quot;&quot;)" office:value-type="percentage" office:value="1.66913076726995" calcext:value-type="percentage">
            <text:p>167%</text:p>
          </table:table-cell>
          <table:table-cell table:style-name="ce8" table:formula="of:=IF([.C68]&gt;0;[.F68]/[.C68];&quot;&quot;)" office:value-type="percentage" office:value="1.81481481481482" calcext:value-type="percentage">
            <text:p>181%</text:p>
          </table:table-cell>
          <table:table-cell table:style-name="ce29" table:formula="of:=IF([.D68]&gt;0;[.G68]/[.D68];&quot;&quot;)" office:value-type="percentage" office:value="7.71428571428571" calcext:value-type="percentage">
            <text:p>771%</text:p>
          </table:table-cell>
          <table:table-cell table:style-name="ce24" table:formula="of:=IF([.B68]&gt;0;[.H68]/[.B68];&quot;&quot;)" office:value-type="percentage" office:value="0.861585521284731" calcext:value-type="percentage">
            <text:p>86%</text:p>
          </table:table-cell>
          <table:table-cell table:style-name="ce8" table:formula="of:=IF([.C68]&gt;0;[.I68]/[.C68];&quot;&quot;)" office:value-type="percentage" office:value="1" calcext:value-type="percentage">
            <text:p>100%</text:p>
          </table:table-cell>
          <table:table-cell table:style-name="ce29" table:formula="of:=IF([.D68]&gt;0;[.J68]/[.D68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8330" calcext:value-type="float">
            <text:p>8,33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8332" calcext:value-type="float">
            <text:p>8,3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5608" calcext:value-type="float">
            <text:p>5,60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69]&gt;0;[.E69]/[.B69];&quot;&quot;)" office:value-type="percentage" office:value="1.00024009603842" calcext:value-type="percentage">
            <text:p>100%</text:p>
          </table:table-cell>
          <table:table-cell table:style-name="ce8" table:formula="of:=IF([.C69]&gt;0;[.F69]/[.C69];&quot;&quot;)" office:value-type="percentage" office:value="2.01538461538462" calcext:value-type="percentage">
            <text:p>202%</text:p>
          </table:table-cell>
          <table:table-cell table:style-name="ce29" table:formula="of:=IF([.D69]&gt;0;[.G69]/[.D69];&quot;&quot;)" office:value-type="percentage" office:value="7.71428571428571" calcext:value-type="percentage">
            <text:p>771%</text:p>
          </table:table-cell>
          <table:table-cell table:style-name="ce24" table:formula="of:=IF([.B69]&gt;0;[.H69]/[.B69];&quot;&quot;)" office:value-type="percentage" office:value="0.673229291716687" calcext:value-type="percentage">
            <text:p>67%</text:p>
          </table:table-cell>
          <table:table-cell table:style-name="ce8" table:formula="of:=IF([.C69]&gt;0;[.I69]/[.C69];&quot;&quot;)" office:value-type="percentage" office:value="1" calcext:value-type="percentage">
            <text:p>100%</text:p>
          </table:table-cell>
          <table:table-cell table:style-name="ce29" table:formula="of:=IF([.D69]&gt;0;[.J69]/[.D69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8802" calcext:value-type="float">
            <text:p>8,802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1664" calcext:value-type="float">
            <text:p>1,664</text:p>
          </table:table-cell>
          <table:table-cell table:style-name="ce15" office:value-type="float" office:value="7680" calcext:value-type="float">
            <text:p>7,680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1852" calcext:value-type="float">
            <text:p>1,852</text:p>
          </table:table-cell>
          <table:table-cell table:style-name="ce15" office:value-type="float" office:value="6624" calcext:value-type="float">
            <text:p>6,624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7652" calcext:value-type="float">
            <text:p>87,652</text:p>
          </table:table-cell>
          <table:table-cell table:style-name="ce24" table:formula="of:=IF([.B70]&gt;0;[.E70]/[.B70];&quot;&quot;)" office:value-type="percentage" office:value="0.87252897068848" calcext:value-type="percentage">
            <text:p>87%</text:p>
          </table:table-cell>
          <table:table-cell table:style-name="ce8" table:formula="of:=IF([.C70]&gt;0;[.F70]/[.C70];&quot;&quot;)" office:value-type="percentage" office:value="2" calcext:value-type="percentage">
            <text:p>200%</text:p>
          </table:table-cell>
          <table:table-cell table:style-name="ce29" table:formula="of:=IF([.D70]&gt;0;[.G70]/[.D70];&quot;&quot;)" office:value-type="percentage" office:value="1.11298076923077" calcext:value-type="percentage">
            <text:p>111%</text:p>
          </table:table-cell>
          <table:table-cell table:style-name="ce24" table:formula="of:=IF([.B70]&gt;0;[.H70]/[.B70];&quot;&quot;)" office:value-type="percentage" office:value="0.752556237218814" calcext:value-type="percentage">
            <text:p>75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2.6754807692308" calcext:value-type="percentage">
            <text:p>5,26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4900" calcext:value-type="float">
            <text:p>4,90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0" calcext:value-type="float">
            <text:p>320</text:p>
          </table:table-cell>
          <table:table-cell table:style-name="ce15" office:value-type="float" office:value="8536" calcext:value-type="float">
            <text:p>8,53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508" calcext:value-type="float">
            <text:p>508</text:p>
          </table:table-cell>
          <table:table-cell table:style-name="ce15" office:value-type="float" office:value="5940" calcext:value-type="float">
            <text:p>5,94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268" calcext:value-type="float">
            <text:p>86,268</text:p>
          </table:table-cell>
          <table:table-cell table:style-name="ce24" table:formula="of:=IF([.B71]&gt;0;[.E71]/[.B71];&quot;&quot;)" office:value-type="percentage" office:value="1.74204081632653" calcext:value-type="percentage">
            <text:p>174%</text:p>
          </table:table-cell>
          <table:table-cell table:style-name="ce8" table:formula="of:=IF([.C71]&gt;0;[.F71]/[.C71];&quot;&quot;)" office:value-type="percentage" office:value="2.01538461538462" calcext:value-type="percentage">
            <text:p>202%</text:p>
          </table:table-cell>
          <table:table-cell table:style-name="ce29" table:formula="of:=IF([.D71]&gt;0;[.G71]/[.D71];&quot;&quot;)" office:value-type="percentage" office:value="1.5875" calcext:value-type="percentage">
            <text:p>159%</text:p>
          </table:table-cell>
          <table:table-cell table:style-name="ce24" table:formula="of:=IF([.B71]&gt;0;[.H71]/[.B71];&quot;&quot;)" office:value-type="percentage" office:value="1.21224489795918" calcext:value-type="percentage">
            <text:p>121%</text:p>
          </table:table-cell>
          <table:table-cell table:style-name="ce8" table:formula="of:=IF([.C71]&gt;0;[.I71]/[.C71];&quot;&quot;)" office:value-type="percentage" office:value="1" calcext:value-type="percentage">
            <text:p>100%</text:p>
          </table:table-cell>
          <table:table-cell table:style-name="ce29" table:formula="of:=IF([.D71]&gt;0;[.J71]/[.D71];&quot;&quot;)" office:value-type="percentage" office:value="269.5875" calcext:value-type="percentage">
            <text:p>26,9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11146" calcext:value-type="float">
            <text:p>11,146</text:p>
          </table:table-cell>
          <table:table-cell table:style-name="ce6" office:value-type="float" office:value="460" calcext:value-type="float">
            <text:p>4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11024" calcext:value-type="float">
            <text:p>11,024</text:p>
          </table:table-cell>
          <table:table-cell table:style-name="ce6" office:value-type="float" office:value="716" calcext:value-type="float">
            <text:p>716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9176" calcext:value-type="float">
            <text:p>9,176</text:p>
          </table:table-cell>
          <table:table-cell table:style-name="ce6" office:value-type="float" office:value="452" calcext:value-type="float">
            <text:p>452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2]&gt;0;[.E72]/[.B72];&quot;&quot;)" office:value-type="percentage" office:value="0.989054369280459" calcext:value-type="percentage">
            <text:p>99%</text:p>
          </table:table-cell>
          <table:table-cell table:style-name="ce8" table:formula="of:=IF([.C72]&gt;0;[.F72]/[.C72];&quot;&quot;)" office:value-type="percentage" office:value="1.55652173913043" calcext:value-type="percentage">
            <text:p>156%</text:p>
          </table:table-cell>
          <table:table-cell table:style-name="ce29" table:formula="of:=IF([.D72]&gt;0;[.G72]/[.D72];&quot;&quot;)" office:value-type="percentage" office:value="7.71428571428571" calcext:value-type="percentage">
            <text:p>771%</text:p>
          </table:table-cell>
          <table:table-cell table:style-name="ce24" table:formula="of:=IF([.B72]&gt;0;[.H72]/[.B72];&quot;&quot;)" office:value-type="percentage" office:value="0.823254979364794" calcext:value-type="percentage">
            <text:p>82%</text:p>
          </table:table-cell>
          <table:table-cell table:style-name="ce8" table:formula="of:=IF([.C72]&gt;0;[.I72]/[.C72];&quot;&quot;)" office:value-type="percentage" office:value="0.982608695652174" calcext:value-type="percentage">
            <text:p>98%</text:p>
          </table:table-cell>
          <table:table-cell table:style-name="ce29" table:formula="of:=IF([.D72]&gt;0;[.J72]/[.D72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2964" calcext:value-type="float">
            <text:p>2,964</text:p>
          </table:table-cell>
          <table:table-cell table:style-name="ce6" office:value-type="float" office:value="364" calcext:value-type="float">
            <text:p>364</text:p>
          </table:table-cell>
          <table:table-cell table:style-name="ce22" office:value-type="float" office:value="4676" calcext:value-type="float">
            <text:p>4,676</text:p>
          </table:table-cell>
          <table:table-cell table:style-name="ce15" office:value-type="float" office:value="5324" calcext:value-type="float">
            <text:p>5,324</text:p>
          </table:table-cell>
          <table:table-cell table:style-name="ce6" office:value-type="float" office:value="628" calcext:value-type="float">
            <text:p>628</text:p>
          </table:table-cell>
          <table:table-cell table:style-name="ce22" office:value-type="float" office:value="4848" calcext:value-type="float">
            <text:p>4,848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364" calcext:value-type="float">
            <text:p>364</text:p>
          </table:table-cell>
          <table:table-cell table:style-name="ce22" office:value-type="float" office:value="90672" calcext:value-type="float">
            <text:p>90,672</text:p>
          </table:table-cell>
          <table:table-cell table:style-name="ce24" table:formula="of:=IF([.B73]&gt;0;[.E73]/[.B73];&quot;&quot;)" office:value-type="percentage" office:value="1.79622132253711" calcext:value-type="percentage">
            <text:p>180%</text:p>
          </table:table-cell>
          <table:table-cell table:style-name="ce8" table:formula="of:=IF([.C73]&gt;0;[.F73]/[.C73];&quot;&quot;)" office:value-type="percentage" office:value="1.72527472527473" calcext:value-type="percentage">
            <text:p>173%</text:p>
          </table:table-cell>
          <table:table-cell table:style-name="ce29" table:formula="of:=IF([.D73]&gt;0;[.G73]/[.D73];&quot;&quot;)" office:value-type="percentage" office:value="1.03678357570573" calcext:value-type="percentage">
            <text:p>104%</text:p>
          </table:table-cell>
          <table:table-cell table:style-name="ce24" table:formula="of:=IF([.B73]&gt;0;[.H73]/[.B73];&quot;&quot;)" office:value-type="percentage" office:value="0.809716599190283" calcext:value-type="percentage">
            <text:p>81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3909324208725" calcext:value-type="percentage">
            <text:p>1,9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1254" calcext:value-type="float">
            <text:p>1,254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400" calcext:value-type="float">
            <text:p>4,400</text:p>
          </table:table-cell>
          <table:table-cell table:style-name="ce6" office:value-type="float" office:value="532" calcext:value-type="float">
            <text:p>532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048" calcext:value-type="float">
            <text:p>1,048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4]&gt;0;[.E74]/[.B74];&quot;&quot;)" office:value-type="percentage" office:value="3.50877192982456" calcext:value-type="percentage">
            <text:p>351%</text:p>
          </table:table-cell>
          <table:table-cell table:style-name="ce8" table:formula="of:=IF([.C74]&gt;0;[.F74]/[.C74];&quot;&quot;)" office:value-type="percentage" office:value="1.98507462686567" calcext:value-type="percentage">
            <text:p>199%</text:p>
          </table:table-cell>
          <table:table-cell table:style-name="ce29" table:formula="of:=IF([.D74]&gt;0;[.G74]/[.D74];&quot;&quot;)" office:value-type="percentage" office:value="7.71428571428571" calcext:value-type="percentage">
            <text:p>771%</text:p>
          </table:table-cell>
          <table:table-cell table:style-name="ce24" table:formula="of:=IF([.B74]&gt;0;[.H74]/[.B74];&quot;&quot;)" office:value-type="percentage" office:value="0.835725677830941" calcext:value-type="percentage">
            <text:p>84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1132" calcext:value-type="float">
            <text:p>1,13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4308" calcext:value-type="float">
            <text:p>4,30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936" calcext:value-type="float">
            <text:p>93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6" calcext:value-type="float">
            <text:p>86,036</text:p>
          </table:table-cell>
          <table:table-cell table:style-name="ce24" table:formula="of:=IF([.B75]&gt;0;[.E75]/[.B75];&quot;&quot;)" office:value-type="percentage" office:value="3.80565371024735" calcext:value-type="percentage">
            <text:p>381%</text:p>
          </table:table-cell>
          <table:table-cell table:style-name="ce8" table:formula="of:=IF([.C75]&gt;0;[.F75]/[.C75];&quot;&quot;)" office:value-type="percentage" office:value="2.01538461538462" calcext:value-type="percentage">
            <text:p>202%</text:p>
          </table:table-cell>
          <table:table-cell table:style-name="ce29" table:formula="of:=IF([.D75]&gt;0;[.G75]/[.D75];&quot;&quot;)" office:value-type="percentage" office:value="5.7" calcext:value-type="percentage">
            <text:p>570%</text:p>
          </table:table-cell>
          <table:table-cell table:style-name="ce24" table:formula="of:=IF([.B75]&gt;0;[.H75]/[.B75];&quot;&quot;)" office:value-type="percentage" office:value="0.826855123674912" calcext:value-type="percentage">
            <text:p>83%</text:p>
          </table:table-cell>
          <table:table-cell table:style-name="ce8" table:formula="of:=IF([.C75]&gt;0;[.I75]/[.C75];&quot;&quot;)" office:value-type="percentage" office:value="1" calcext:value-type="percentage">
            <text:p>100%</text:p>
          </table:table-cell>
          <table:table-cell table:style-name="ce29" table:formula="of:=IF([.D75]&gt;0;[.J75]/[.D75];&quot;&quot;)" office:value-type="percentage" office:value="2150.9" calcext:value-type="percentage">
            <text:p>215,09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994" calcext:value-type="float">
            <text:p>99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68" calcext:value-type="float">
            <text:p>4,16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780" calcext:value-type="float">
            <text:p>78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6]&gt;0;[.E76]/[.B76];&quot;&quot;)" office:value-type="percentage" office:value="4.19315895372233" calcext:value-type="percentage">
            <text:p>419%</text:p>
          </table:table-cell>
          <table:table-cell table:style-name="ce8" table:formula="of:=IF([.C76]&gt;0;[.F76]/[.C76];&quot;&quot;)" office:value-type="percentage" office:value="2.01538461538462" calcext:value-type="percentage">
            <text:p>202%</text:p>
          </table:table-cell>
          <table:table-cell table:style-name="ce29" table:formula="of:=IF([.D76]&gt;0;[.G76]/[.D76];&quot;&quot;)" office:value-type="percentage" office:value="7.71428571428571" calcext:value-type="percentage">
            <text:p>771%</text:p>
          </table:table-cell>
          <table:table-cell table:style-name="ce24" table:formula="of:=IF([.B76]&gt;0;[.H76]/[.B76];&quot;&quot;)" office:value-type="percentage" office:value="0.784708249496982" calcext:value-type="percentage">
            <text:p>78%</text:p>
          </table:table-cell>
          <table:table-cell table:style-name="ce8" table:formula="of:=IF([.C76]&gt;0;[.I76]/[.C76];&quot;&quot;)" office:value-type="percentage" office:value="1" calcext:value-type="percentage">
            <text:p>100%</text:p>
          </table:table-cell>
          <table:table-cell table:style-name="ce29" table:formula="of:=IF([.D76]&gt;0;[.J76]/[.D76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8235" calcext:value-type="float">
            <text:p>8,235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9132" calcext:value-type="float">
            <text:p>9,1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368" calcext:value-type="float">
            <text:p>6,36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1.10892531876138" calcext:value-type="percentage">
            <text:p>111%</text:p>
          </table:table-cell>
          <table:table-cell table:style-name="ce8" table:formula="of:=IF([.C77]&gt;0;[.F77]/[.C77];&quot;&quot;)" office:value-type="percentage" office:value="1.6375" calcext:value-type="percentage">
            <text:p>164%</text:p>
          </table:table-cell>
          <table:table-cell table:style-name="ce29" table:formula="of:=IF([.D77]&gt;0;[.G77]/[.D77];&quot;&quot;)" office:value-type="percentage" office:value="7.71428571428571" calcext:value-type="percentage">
            <text:p>771%</text:p>
          </table:table-cell>
          <table:table-cell table:style-name="ce24" table:formula="of:=IF([.B77]&gt;0;[.H77]/[.B77];&quot;&quot;)" office:value-type="percentage" office:value="0.773284760170006" calcext:value-type="percentage">
            <text:p>77%</text:p>
          </table:table-cell>
          <table:table-cell table:style-name="ce8" table:formula="of:=IF([.C77]&gt;0;[.I77]/[.C77];&quot;&quot;)" office:value-type="percentage" office:value="0.8125" calcext:value-type="percentage">
            <text:p>81%</text:p>
          </table:table-cell>
          <table:table-cell table:style-name="ce29" table:formula="of:=IF([.D77]&gt;0;[.J77]/[.D77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7035" calcext:value-type="float">
            <text:p>7,035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564" calcext:value-type="float">
            <text:p>564</text:p>
          </table:table-cell>
          <table:table-cell table:style-name="ce15" office:value-type="float" office:value="8820" calcext:value-type="float">
            <text:p>8,820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752" calcext:value-type="float">
            <text:p>752</text:p>
          </table:table-cell>
          <table:table-cell table:style-name="ce15" office:value-type="float" office:value="5320" calcext:value-type="float">
            <text:p>5,320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1.25373134328358" calcext:value-type="percentage">
            <text:p>125%</text:p>
          </table:table-cell>
          <table:table-cell table:style-name="ce8" table:formula="of:=IF([.C78]&gt;0;[.F78]/[.C78];&quot;&quot;)" office:value-type="percentage" office:value="2" calcext:value-type="percentage">
            <text:p>200%</text:p>
          </table:table-cell>
          <table:table-cell table:style-name="ce29" table:formula="of:=IF([.D78]&gt;0;[.G78]/[.D78];&quot;&quot;)" office:value-type="percentage" office:value="1.33333333333333" calcext:value-type="percentage">
            <text:p>133%</text:p>
          </table:table-cell>
          <table:table-cell table:style-name="ce24" table:formula="of:=IF([.B78]&gt;0;[.H78]/[.B78];&quot;&quot;)" office:value-type="percentage" office:value="0.756218905472637" calcext:value-type="percentage">
            <text:p>76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3.475177304965" calcext:value-type="percentage">
            <text:p>15,3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3594" calcext:value-type="float">
            <text:p>3,59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792" calcext:value-type="float">
            <text:p>1,792</text:p>
          </table:table-cell>
          <table:table-cell table:style-name="ce15" office:value-type="float" office:value="5588" calcext:value-type="float">
            <text:p>5,58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980" calcext:value-type="float">
            <text:p>1,980</text:p>
          </table:table-cell>
          <table:table-cell table:style-name="ce15" office:value-type="float" office:value="5900" calcext:value-type="float">
            <text:p>5,90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7788" calcext:value-type="float">
            <text:p>87,788</text:p>
          </table:table-cell>
          <table:table-cell table:style-name="ce24" table:formula="of:=IF([.B79]&gt;0;[.E79]/[.B79];&quot;&quot;)" office:value-type="percentage" office:value="1.55481357818587" calcext:value-type="percentage">
            <text:p>155%</text:p>
          </table:table-cell>
          <table:table-cell table:style-name="ce8" table:formula="of:=IF([.C79]&gt;0;[.F79]/[.C79];&quot;&quot;)" office:value-type="percentage" office:value="2.01538461538462" calcext:value-type="percentage">
            <text:p>202%</text:p>
          </table:table-cell>
          <table:table-cell table:style-name="ce29" table:formula="of:=IF([.D79]&gt;0;[.G79]/[.D79];&quot;&quot;)" office:value-type="percentage" office:value="1.10491071428571" calcext:value-type="percentage">
            <text:p>110%</text:p>
          </table:table-cell>
          <table:table-cell table:style-name="ce24" table:formula="of:=IF([.B79]&gt;0;[.H79]/[.B79];&quot;&quot;)" office:value-type="percentage" office:value="1.64162493043962" calcext:value-type="percentage">
            <text:p>164%</text:p>
          </table:table-cell>
          <table:table-cell table:style-name="ce8" table:formula="of:=IF([.C79]&gt;0;[.I79]/[.C79];&quot;&quot;)" office:value-type="percentage" office:value="1" calcext:value-type="percentage">
            <text:p>100%</text:p>
          </table:table-cell>
          <table:table-cell table:style-name="ce29" table:formula="of:=IF([.D79]&gt;0;[.J79]/[.D79];&quot;&quot;)" office:value-type="percentage" office:value="48.9888392857143" calcext:value-type="percentage">
            <text:p>4,89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11728" calcext:value-type="float">
            <text:p>11,728</text:p>
          </table:table-cell>
          <table:table-cell table:style-name="ce6" office:value-type="float" office:value="504" calcext:value-type="float">
            <text:p>504</text:p>
          </table:table-cell>
          <table:table-cell table:style-name="ce22" office:value-type="float" office:value="116" calcext:value-type="float">
            <text:p>116</text:p>
          </table:table-cell>
          <table:table-cell table:style-name="ce15" office:value-type="float" office:value="10100" calcext:value-type="float">
            <text:p>10,100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304" calcext:value-type="float">
            <text:p>304</text:p>
          </table:table-cell>
          <table:table-cell table:style-name="ce15" office:value-type="float" office:value="9056" calcext:value-type="float">
            <text:p>9,056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100" calcext:value-type="float">
            <text:p>86,100</text:p>
          </table:table-cell>
          <table:table-cell table:style-name="ce24" table:formula="of:=IF([.B80]&gt;0;[.E80]/[.B80];&quot;&quot;)" office:value-type="percentage" office:value="0.86118690313779" calcext:value-type="percentage">
            <text:p>86%</text:p>
          </table:table-cell>
          <table:table-cell table:style-name="ce8" table:formula="of:=IF([.C80]&gt;0;[.F80]/[.C80];&quot;&quot;)" office:value-type="percentage" office:value="1.04761904761905" calcext:value-type="percentage">
            <text:p>105%</text:p>
          </table:table-cell>
          <table:table-cell table:style-name="ce29" table:formula="of:=IF([.D80]&gt;0;[.G80]/[.D80];&quot;&quot;)" office:value-type="percentage" office:value="2.62068965517241" calcext:value-type="percentage">
            <text:p>262%</text:p>
          </table:table-cell>
          <table:table-cell table:style-name="ce24" table:formula="of:=IF([.B80]&gt;0;[.H80]/[.B80];&quot;&quot;)" office:value-type="percentage" office:value="0.772169167803547" calcext:value-type="percentage">
            <text:p>77%</text:p>
          </table:table-cell>
          <table:table-cell table:style-name="ce8" table:formula="of:=IF([.C80]&gt;0;[.I80]/[.C80];&quot;&quot;)" office:value-type="percentage" office:value="0.523809523809524" calcext:value-type="percentage">
            <text:p>52%</text:p>
          </table:table-cell>
          <table:table-cell table:style-name="ce29" table:formula="of:=IF([.D80]&gt;0;[.J80]/[.D80];&quot;&quot;)" office:value-type="percentage" office:value="742.241379310345" calcext:value-type="percentage">
            <text:p>74,22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13354" calcext:value-type="float">
            <text:p>13,354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3244" calcext:value-type="float">
            <text:p>3,244</text:p>
          </table:table-cell>
          <table:table-cell table:style-name="ce15" office:value-type="float" office:value="11376" calcext:value-type="float">
            <text:p>11,376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3416" calcext:value-type="float">
            <text:p>3,416</text:p>
          </table:table-cell>
          <table:table-cell table:style-name="ce15" office:value-type="float" office:value="10348" calcext:value-type="float">
            <text:p>10,348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9240" calcext:value-type="float">
            <text:p>89,240</text:p>
          </table:table-cell>
          <table:table-cell table:style-name="ce24" table:formula="of:=IF([.B81]&gt;0;[.E81]/[.B81];&quot;&quot;)" office:value-type="percentage" office:value="0.851879586640707" calcext:value-type="percentage">
            <text:p>85%</text:p>
          </table:table-cell>
          <table:table-cell table:style-name="ce8" table:formula="of:=IF([.C81]&gt;0;[.F81]/[.C81];&quot;&quot;)" office:value-type="percentage" office:value="2" calcext:value-type="percentage">
            <text:p>200%</text:p>
          </table:table-cell>
          <table:table-cell table:style-name="ce29" table:formula="of:=IF([.D81]&gt;0;[.G81]/[.D81];&quot;&quot;)" office:value-type="percentage" office:value="1.05302096177559" calcext:value-type="percentage">
            <text:p>105%</text:p>
          </table:table-cell>
          <table:table-cell table:style-name="ce24" table:formula="of:=IF([.B81]&gt;0;[.H81]/[.B81];&quot;&quot;)" office:value-type="percentage" office:value="0.774898906694623" calcext:value-type="percentage">
            <text:p>77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5092478421702" calcext:value-type="percentage">
            <text:p>2,751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 (average for %)</text:p>
          </table:table-cell>
          <table:table-cell table:style-name="ce16" table:formula="of:=SUM([.B3:.B81])" office:value-type="float" office:value="407693" calcext:value-type="float">
            <text:p>407,693</text:p>
          </table:table-cell>
          <table:table-cell table:style-name="ce7" table:formula="of:=SUM([.C3:.C81])" office:value-type="float" office:value="27100" calcext:value-type="float">
            <text:p>27,100</text:p>
          </table:table-cell>
          <table:table-cell table:style-name="ce23" table:formula="of:=SUM([.D3:.D81])" office:value-type="float" office:value="38510" calcext:value-type="float">
            <text:p>38,510</text:p>
          </table:table-cell>
          <table:table-cell table:style-name="ce16" table:formula="of:=SUM([.E3:.E81])" office:value-type="float" office:value="543290" calcext:value-type="float">
            <text:p>543,290</text:p>
          </table:table-cell>
          <table:table-cell table:style-name="ce7" table:formula="of:=SUM([.F3:.F81])" office:value-type="float" office:value="47032" calcext:value-type="float">
            <text:p>47,032</text:p>
          </table:table-cell>
          <table:table-cell table:style-name="ce23" table:formula="of:=SUM([.G3:.G81])" office:value-type="float" office:value="53064" calcext:value-type="float">
            <text:p>53,064</text:p>
          </table:table-cell>
          <table:table-cell table:style-name="ce16" table:formula="of:=SUM([.H3:.H81])" office:value-type="float" office:value="357048" calcext:value-type="float">
            <text:p>357,048</text:p>
          </table:table-cell>
          <table:table-cell table:style-name="ce7" table:formula="of:=SUM([.I3:.I81])" office:value-type="float" office:value="26176" calcext:value-type="float">
            <text:p>26,176</text:p>
          </table:table-cell>
          <table:table-cell table:style-name="ce23" table:formula="of:=SUM([.J3:.J81])" office:value-type="float" office:value="6831950" calcext:value-type="float">
            <text:p>6,831,950</text:p>
          </table:table-cell>
          <table:table-cell table:style-name="ce25" table:formula="of:=AVERAGE([.K3:.K81])" office:value-type="percentage" office:value="2.21690438993327" calcext:value-type="percentage">
            <text:p>222%</text:p>
          </table:table-cell>
          <table:table-cell table:style-name="ce9" table:formula="of:=AVERAGE([.L3:.L81])" office:value-type="percentage" office:value="1.84834651477707" calcext:value-type="percentage">
            <text:p>185%</text:p>
          </table:table-cell>
          <table:table-cell table:style-name="ce30" table:formula="of:=AVERAGE([.M3:.M81])" office:value-type="percentage" office:value="4.34685822877077" calcext:value-type="percentage">
            <text:p>435%</text:p>
          </table:table-cell>
          <table:table-cell table:style-name="ce25" table:formula="of:=AVERAGE([.N3:.N81])" office:value-type="percentage" office:value="0.958625583940765" calcext:value-type="percentage">
            <text:p>96%</text:p>
          </table:table-cell>
          <table:table-cell table:style-name="ce9" table:formula="of:=AVERAGE([.O3:.O81])" office:value-type="percentage" office:value="0.982517952145085" calcext:value-type="percentage">
            <text:p>98%</text:p>
          </table:table-cell>
          <table:table-cell table:style-name="ce30" table:formula="of:=AVERAGE([.P3:.P81])" office:value-type="percentage" office:value="1551.90225110225" calcext:value-type="percentage">
            <text:p>155,190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994" calcext:value-type="float">
            <text:p>994</text:p>
          </table:table-cell>
          <table:table-cell table:style-name="ce7" table:formula="of:=MIN([.C3:.C81])" office:value-type="float" office:value="260" calcext:value-type="float">
            <text:p>260</text:p>
          </table:table-cell>
          <table:table-cell table:style-name="ce23" table:formula="of:=MIN([.D3:.D81])" office:value-type="float" office:value="28" calcext:value-type="float">
            <text:p>28</text:p>
          </table:table-cell>
          <table:table-cell table:style-name="ce16" table:formula="of:=MIN([.E3:.E81])" office:value-type="float" office:value="4168" calcext:value-type="float">
            <text:p>4,168</text:p>
          </table:table-cell>
          <table:table-cell table:style-name="ce7" table:formula="of:=MIN([.F3:.F81])" office:value-type="float" office:value="524" calcext:value-type="float">
            <text:p>524</text:p>
          </table:table-cell>
          <table:table-cell table:style-name="ce23" table:formula="of:=MIN([.G3:.G81])" office:value-type="float" office:value="216" calcext:value-type="float">
            <text:p>216</text:p>
          </table:table-cell>
          <table:table-cell table:style-name="ce16" table:formula="of:=MIN([.H3:.H81])" office:value-type="float" office:value="780" calcext:value-type="float">
            <text:p>780</text:p>
          </table:table-cell>
          <table:table-cell table:style-name="ce7" table:formula="of:=MIN([.I3:.I81])" office:value-type="float" office:value="260" calcext:value-type="float">
            <text:p>260</text:p>
          </table:table-cell>
          <table:table-cell table:style-name="ce23" table:formula="of:=MIN([.J3:.J81])" office:value-type="float" office:value="86024" calcext:value-type="float">
            <text:p>86,024</text:p>
          </table:table-cell>
          <table:table-cell table:style-name="ce25" table:formula="of:=MIN([.K3:.K81])" office:value-type="percentage" office:value="0.503777765153667" calcext:value-type="percentage">
            <text:p>50%</text:p>
          </table:table-cell>
          <table:table-cell table:style-name="ce9" table:formula="of:=MIN([.L3:.L81])" office:value-type="percentage" office:value="0.6" calcext:value-type="percentage">
            <text:p>60%</text:p>
          </table:table-cell>
          <table:table-cell table:style-name="ce30" table:formula="of:=MIN([.M3:.M81])" office:value-type="percentage" office:value="1.03678357570573" calcext:value-type="percentage">
            <text:p>104%</text:p>
          </table:table-cell>
          <table:table-cell table:style-name="ce25" table:formula="of:=MIN([.N3:.N81])" office:value-type="percentage" office:value="0.486053513605635" calcext:value-type="percentage">
            <text:p>49%</text:p>
          </table:table-cell>
          <table:table-cell table:style-name="ce9" table:formula="of:=MIN([.O3:.O81])" office:value-type="percentage" office:value="0.3" calcext:value-type="percentage">
            <text:p>30%</text:p>
          </table:table-cell>
          <table:table-cell table:style-name="ce30" table:formula="of:=MIN([.P3:.P81])" office:value-type="percentage" office:value="18.7971854304636" calcext:value-type="percentage">
            <text:p>1,880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35206" calcext:value-type="float">
            <text:p>35,206</text:p>
          </table:table-cell>
          <table:table-cell table:style-name="ce7" table:formula="of:=MAX([.C3:.C81])" office:value-type="float" office:value="880" calcext:value-type="float">
            <text:p>880</text:p>
          </table:table-cell>
          <table:table-cell table:style-name="ce23" table:formula="of:=MAX([.D3:.D81])" office:value-type="float" office:value="4832" calcext:value-type="float">
            <text:p>4,832</text:p>
          </table:table-cell>
          <table:table-cell table:style-name="ce16" table:formula="of:=MAX([.E3:.E81])" office:value-type="float" office:value="24638" calcext:value-type="float">
            <text:p>24,638</text:p>
          </table:table-cell>
          <table:table-cell table:style-name="ce7" table:formula="of:=MAX([.F3:.F81])" office:value-type="float" office:value="924" calcext:value-type="float">
            <text:p>924</text:p>
          </table:table-cell>
          <table:table-cell table:style-name="ce23" table:formula="of:=MAX([.G3:.G81])" office:value-type="float" office:value="5020" calcext:value-type="float">
            <text:p>5,020</text:p>
          </table:table-cell>
          <table:table-cell table:style-name="ce16" table:formula="of:=MAX([.H3:.H81])" office:value-type="float" office:value="24068" calcext:value-type="float">
            <text:p>24,068</text:p>
          </table:table-cell>
          <table:table-cell table:style-name="ce7" table:formula="of:=MAX([.I3:.I81])" office:value-type="float" office:value="660" calcext:value-type="float">
            <text:p>660</text:p>
          </table:table-cell>
          <table:table-cell table:style-name="ce23" table:formula="of:=MAX([.J3:.J81])" office:value-type="float" office:value="90828" calcext:value-type="float">
            <text:p>90,828</text:p>
          </table:table-cell>
          <table:table-cell table:style-name="ce25" table:formula="of:=MAX([.K3:.K81])" office:value-type="percentage" office:value="4.19315895372233" calcext:value-type="percentage">
            <text:p>419%</text:p>
          </table:table-cell>
          <table:table-cell table:style-name="ce9" table:formula="of:=MAX([.L3:.L81])" office:value-type="percentage" office:value="2.01538461538462" calcext:value-type="percentage">
            <text:p>202%</text:p>
          </table:table-cell>
          <table:table-cell table:style-name="ce30" table:formula="of:=MAX([.M3:.M81])" office:value-type="percentage" office:value="7.71428571428571" calcext:value-type="percentage">
            <text:p>771%</text:p>
          </table:table-cell>
          <table:table-cell table:style-name="ce25" table:formula="of:=MAX([.N3:.N81])" office:value-type="percentage" office:value="3.47393939393939" calcext:value-type="percentage">
            <text:p>347%</text:p>
          </table:table-cell>
          <table:table-cell table:style-name="ce9" table:formula="of:=MAX([.O3:.O81])" office:value-type="percentage" office:value="1" calcext:value-type="percentage">
            <text:p>100%</text:p>
          </table:table-cell>
          <table:table-cell table:style-name="ce30" table:formula="of:=MAX([.P3:.P81])" office:value-type="percentage" office:value="3072.28571428571" calcext:value-type="percentage">
            <text:p>307,229%</text:p>
          </table:table-cell>
          <table:table-cell table:style-name="ce3" table:number-columns-repeated="1008"/>
        </table:table-row>
        <table:table-row table:style-name="ro1" table:number-rows-repeated="101">
          <table:table-cell table:number-columns-repeated="1024"/>
        </table:table-row>
        <table:table-row table:style-name="ro1" table:number-rows-repeated="1048305">
          <table:table-cell table:number-columns-repeated="1024"/>
        </table:table-row>
        <table:table-row table:style-name="ro2" table:number-rows-repeated="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 startup" table:style-name="ta1">
        <table:shapes>
          <draw:frame draw:z-index="0" draw:style-name="gr1" draw:text-style-name="P1" svg:width="320mm" svg:height="480mm" svg:x="0mm" svg:y="411.87mm">
            <draw:object draw:notify-on-update-of-ranges="'No startup'.A3:'No startup'.A81 'No startup'.B1:'No startup'.B1 'No startup'.B3:'No startup'.B81 'No startup'.H1:'No startup'.H1 'No startup'.H3:'No startup'.H81 'No startup'.E1:'No startup'.E1 'No startup'.E3:'No startup'.E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 standard libraries but dummy C startup.</text:p>
            <text:p/>
            <text:p>The compilation flags for RISC-V are:</text:p>
            <text:p/>
            <text:p>-Os -march=rv32imc -fdata-sections -ffunction-sections -Wl,-gc-sections  -nostartfiles</text:p>
            <text:p/>
            <text:p>and for ARM are:</text:p>
            <text:p/>
            <text:p>-Os -mcpu=cortex-m4+nofp -mfloat-abi=soft -mthumb -fdata-sections -ffunction-sections -Wl,-gc-sections -nostartfiles</text:p>
            <text:p/>
            <text:p><text:span text:style-name="T2">and for ARC are:</text:span></text:p>
            <text:p/>
            <text:p><text:span text:style-name="T2">-Os -mcpu=archs -fdata-sections -ffunction-sections -Wl,-gc-sections -nostartfiles</text:span>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0" calcext:value-type="float">
            <text:p>9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28851540616247" calcext:value-type="percentage">
            <text:p>129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256" calcext:value-type="float">
            <text:p>1,2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16296296296296" calcext:value-type="percentage">
            <text:p>116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838" calcext:value-type="float">
            <text:p>8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54" calcext:value-type="float">
            <text:p>6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0.780429594272076" calcext:value-type="percentage">
            <text:p>78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0.844868735083532" calcext:value-type="percentage">
            <text:p>84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63779527559055" calcext:value-type="percentage">
            <text:p>164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468" calcext:value-type="float">
            <text:p>1,468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2749615975422" calcext:value-type="percentage">
            <text:p>113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07356948228883" calcext:value-type="percentage">
            <text:p>107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916" calcext:value-type="float">
            <text:p>1,91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4600" calcext:value-type="float">
            <text:p>4,60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940" calcext:value-type="float">
            <text:p>1,94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1]&gt;0;[.E11]/[.B11];&quot;&quot;)" office:value-type="percentage" office:value="2.40083507306889" calcext:value-type="percentage">
            <text:p>240%</text:p>
          </table:table-cell>
          <table:table-cell table:style-name="ce8" table:formula="of:=IF([.C11]&gt;0;[.F11]/[.C11];&quot;&quot;)" office:value-type="percentage" office:value="1" calcext:value-type="percentage">
            <text:p>100%</text:p>
          </table:table-cell>
          <table:table-cell table:style-name="ce29" table:formula="of:=IF([.D11]&gt;0;[.G11]/[.D11];&quot;&quot;)" office:value-type="percentage" office:value="11.75" calcext:value-type="percentage">
            <text:p>1,175%</text:p>
          </table:table-cell>
          <table:table-cell table:style-name="ce24" table:formula="of:=IF([.B11]&gt;0;[.H11]/[.B11];&quot;&quot;)" office:value-type="percentage" office:value="1.0125260960334" calcext:value-type="percentage">
            <text:p>101%</text:p>
          </table:table-cell>
          <table:table-cell table:style-name="ce8" table:formula="of:=IF([.C11]&gt;0;[.I11]/[.C11];&quot;&quot;)" office:value-type="percentage" office:value="1" calcext:value-type="percentage">
            <text:p>100%</text:p>
          </table:table-cell>
          <table:table-cell table:style-name="ce29" table:formula="of:=IF([.D11]&gt;0;[.J11]/[.D11];&quot;&quot;)" office:value-type="percentage" office:value="5377" calcext:value-type="percentage">
            <text:p>537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3904" calcext:value-type="float">
            <text:p>3,90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08" calcext:value-type="float">
            <text:p>208</text:p>
          </table:table-cell>
          <table:table-cell table:style-name="ce15" office:value-type="float" office:value="1236" calcext:value-type="float">
            <text:p>1,23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48" calcext:value-type="float">
            <text:p>86,048</text:p>
          </table:table-cell>
          <table:table-cell table:style-name="ce24" table:formula="of:=IF([.B12]&gt;0;[.E12]/[.B12];&quot;&quot;)" office:value-type="percentage" office:value="3.35972461273666" calcext:value-type="percentage">
            <text:p>336%</text:p>
          </table:table-cell>
          <table:table-cell table:style-name="ce8" table:formula="of:=IF([.C12]&gt;0;[.F12]/[.C12];&quot;&quot;)" office:value-type="percentage" office:value="1" calcext:value-type="percentage">
            <text:p>100%</text:p>
          </table:table-cell>
          <table:table-cell table:style-name="ce29" table:formula="of:=IF([.D12]&gt;0;[.G12]/[.D12];&quot;&quot;)" office:value-type="percentage" office:value="5.77777777777778" calcext:value-type="percentage">
            <text:p>578%</text:p>
          </table:table-cell>
          <table:table-cell table:style-name="ce24" table:formula="of:=IF([.B12]&gt;0;[.H12]/[.B12];&quot;&quot;)" office:value-type="percentage" office:value="1.06368330464716" calcext:value-type="percentage">
            <text:p>106%</text:p>
          </table:table-cell>
          <table:table-cell table:style-name="ce8" table:formula="of:=IF([.C12]&gt;0;[.I12]/[.C12];&quot;&quot;)" office:value-type="percentage" office:value="1" calcext:value-type="percentage">
            <text:p>100%</text:p>
          </table:table-cell>
          <table:table-cell table:style-name="ce29" table:formula="of:=IF([.D12]&gt;0;[.J12]/[.D12];&quot;&quot;)" office:value-type="percentage" office:value="2390.22222222222" calcext:value-type="percentage">
            <text:p>239,022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5077" calcext:value-type="float">
            <text:p>5,077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5920" calcext:value-type="float">
            <text:p>5,92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288" calcext:value-type="float">
            <text:p>6,288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13]&gt;0;[.E13]/[.B13];&quot;&quot;)" office:value-type="percentage" office:value="1.16604293874335" calcext:value-type="percentage">
            <text:p>117%</text:p>
          </table:table-cell>
          <table:table-cell table:style-name="ce8" table:formula="of:=IF([.C13]&gt;0;[.F13]/[.C13];&quot;&quot;)" office:value-type="percentage" office:value="1" calcext:value-type="percentage">
            <text:p>100%</text:p>
          </table:table-cell>
          <table:table-cell table:style-name="ce29" table:formula="of:=IF([.D13]&gt;0;[.G13]/[.D13];&quot;&quot;)" office:value-type="percentage" office:value="4.90909090909091" calcext:value-type="percentage">
            <text:p>491%</text:p>
          </table:table-cell>
          <table:table-cell table:style-name="ce24" table:formula="of:=IF([.B13]&gt;0;[.H13]/[.B13];&quot;&quot;)" office:value-type="percentage" office:value="1.23852668898956" calcext:value-type="percentage">
            <text:p>124%</text:p>
          </table:table-cell>
          <table:table-cell table:style-name="ce8" table:formula="of:=IF([.C13]&gt;0;[.I13]/[.C13];&quot;&quot;)" office:value-type="percentage" office:value="1" calcext:value-type="percentage">
            <text:p>100%</text:p>
          </table:table-cell>
          <table:table-cell table:style-name="ce29" table:formula="of:=IF([.D13]&gt;0;[.J13]/[.D13];&quot;&quot;)" office:value-type="percentage" office:value="1955.81818181818" calcext:value-type="percentage">
            <text:p>195,582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4976" calcext:value-type="float">
            <text:p>4,97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844" calcext:value-type="float">
            <text:p>5,84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6196" calcext:value-type="float">
            <text:p>6,19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14]&gt;0;[.E14]/[.B14];&quot;&quot;)" office:value-type="percentage" office:value="1.17443729903537" calcext:value-type="percentage">
            <text:p>117%</text:p>
          </table:table-cell>
          <table:table-cell table:style-name="ce8" table:formula="of:=IF([.C14]&gt;0;[.F14]/[.C14];&quot;&quot;)" office:value-type="percentage" office:value="1" calcext:value-type="percentage">
            <text:p>100%</text:p>
          </table:table-cell>
          <table:table-cell table:style-name="ce29" table:formula="of:=IF([.D14]&gt;0;[.G14]/[.D14];&quot;&quot;)" office:value-type="percentage" office:value="4.58333333333333" calcext:value-type="percentage">
            <text:p>458%</text:p>
          </table:table-cell>
          <table:table-cell table:style-name="ce24" table:formula="of:=IF([.B14]&gt;0;[.H14]/[.B14];&quot;&quot;)" office:value-type="percentage" office:value="1.2451768488746" calcext:value-type="percentage">
            <text:p>125%</text:p>
          </table:table-cell>
          <table:table-cell table:style-name="ce8" table:formula="of:=IF([.C14]&gt;0;[.I14]/[.C14];&quot;&quot;)" office:value-type="percentage" office:value="1" calcext:value-type="percentage">
            <text:p>100%</text:p>
          </table:table-cell>
          <table:table-cell table:style-name="ce29" table:formula="of:=IF([.D14]&gt;0;[.J14]/[.D14];&quot;&quot;)" office:value-type="percentage" office:value="1792.91666666667" calcext:value-type="percentage">
            <text:p>179,292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34442" calcext:value-type="float">
            <text:p>34,442</text:p>
          </table:table-cell>
          <table:table-cell table:style-name="ce6" office:value-type="float" office:value="864" calcext:value-type="float">
            <text:p>86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680" calcext:value-type="float">
            <text:p>13,68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540" calcext:value-type="float">
            <text:p>16,54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5]&gt;0;[.E15]/[.B15];&quot;&quot;)" office:value-type="percentage" office:value="0.397189477962952" calcext:value-type="percentage">
            <text:p>40%</text:p>
          </table:table-cell>
          <table:table-cell table:style-name="ce8" table:formula="of:=IF([.C15]&gt;0;[.F15]/[.C15];&quot;&quot;)" office:value-type="percentage" office:value="0.287037037037037" calcext:value-type="percentage">
            <text:p>29%</text:p>
          </table:table-cell>
          <table:table-cell table:style-name="ce29" table:formula="of:=IF([.D15]&gt;0;[.G15]/[.D15];&quot;&quot;)">
            <text:p/>
          </table:table-cell>
          <table:table-cell table:style-name="ce24" table:formula="of:=IF([.B15]&gt;0;[.H15]/[.B15];&quot;&quot;)" office:value-type="percentage" office:value="0.480227629057546" calcext:value-type="percentage">
            <text:p>48%</text:p>
          </table:table-cell>
          <table:table-cell table:style-name="ce8" table:formula="of:=IF([.C15]&gt;0;[.I15]/[.C15];&quot;&quot;)" office:value-type="percentage" office:value="0.287037037037037" calcext:value-type="percentage">
            <text:p>29%</text:p>
          </table:table-cell>
          <table:table-cell table:style-name="ce29" table:formula="of:=IF([.D15]&gt;0;[.J15]/[.D1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1726" calcext:value-type="float">
            <text:p>1,72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532" calcext:value-type="float">
            <text:p>532</text:p>
          </table:table-cell>
          <table:table-cell table:style-name="ce15" office:value-type="float" office:value="4228" calcext:value-type="float">
            <text:p>4,228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704" calcext:value-type="float">
            <text:p>704</text:p>
          </table:table-cell>
          <table:table-cell table:style-name="ce15" office:value-type="float" office:value="1584" calcext:value-type="float">
            <text:p>1,58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548" calcext:value-type="float">
            <text:p>86,548</text:p>
          </table:table-cell>
          <table:table-cell table:style-name="ce24" table:formula="of:=IF([.B16]&gt;0;[.E16]/[.B16];&quot;&quot;)" office:value-type="percentage" office:value="2.44959443800695" calcext:value-type="percentage">
            <text:p>245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.32330827067669" calcext:value-type="percentage">
            <text:p>132%</text:p>
          </table:table-cell>
          <table:table-cell table:style-name="ce24" table:formula="of:=IF([.B16]&gt;0;[.H16]/[.B16];&quot;&quot;)" office:value-type="percentage" office:value="0.917728852838934" calcext:value-type="percentage">
            <text:p>92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2.684210526316" calcext:value-type="percentage">
            <text:p>16,26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13890" calcext:value-type="float">
            <text:p>13,890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11448" calcext:value-type="float">
            <text:p>11,448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2532" calcext:value-type="float">
            <text:p>2,532</text:p>
          </table:table-cell>
          <table:table-cell table:style-name="ce15" office:value-type="float" office:value="11096" calcext:value-type="float">
            <text:p>11,096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8372" calcext:value-type="float">
            <text:p>88,372</text:p>
          </table:table-cell>
          <table:table-cell table:style-name="ce24" table:formula="of:=IF([.B17]&gt;0;[.E17]/[.B17];&quot;&quot;)" office:value-type="percentage" office:value="0.824190064794816" calcext:value-type="percentage">
            <text:p>82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7470288624788" calcext:value-type="percentage">
            <text:p>107%</text:p>
          </table:table-cell>
          <table:table-cell table:style-name="ce24" table:formula="of:=IF([.B17]&gt;0;[.H17]/[.B17];&quot;&quot;)" office:value-type="percentage" office:value="0.798848092152628" calcext:value-type="percentage">
            <text:p>80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09337860781" calcext:value-type="percentage">
            <text:p>3,75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212" calcext:value-type="float">
            <text:p>3,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34" calcext:value-type="float">
            <text:p>2,8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52" calcext:value-type="float">
            <text:p>3,0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882316313823163" calcext:value-type="percentage">
            <text:p>88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0.950186799501868" calcext:value-type="percentage">
            <text:p>95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72" calcext:value-type="float">
            <text:p>4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22916666666667" calcext:value-type="percentage">
            <text:p>123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1348" calcext:value-type="float">
            <text:p>1,34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940" calcext:value-type="float">
            <text:p>4,94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584569732937685" calcext:value-type="percentage">
            <text:p>5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3.6646884272997" calcext:value-type="percentage">
            <text:p>366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274" calcext:value-type="float">
            <text:p>1,274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50" calcext:value-type="float">
            <text:p>950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96" calcext:value-type="float">
            <text:p>1,09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745682888540031" calcext:value-type="percentage">
            <text:p>75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0.860282574568289" calcext:value-type="percentage">
            <text:p>86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7448" calcext:value-type="float">
            <text:p>7,44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64" calcext:value-type="float">
            <text:p>3,0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484" calcext:value-type="float">
            <text:p>5,48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411385606874329" calcext:value-type="percentage">
            <text:p>41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0.736305048335124" calcext:value-type="percentage">
            <text:p>74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2468" calcext:value-type="float">
            <text:p>2,46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4452" calcext:value-type="float">
            <text:p>4,452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900" calcext:value-type="float">
            <text:p>1,90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27]&gt;0;[.E27]/[.B27];&quot;&quot;)" office:value-type="percentage" office:value="1.80388978930308" calcext:value-type="percentage">
            <text:p>180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 office:value-type="percentage" office:value="11.75" calcext:value-type="percentage">
            <text:p>1,175%</text:p>
          </table:table-cell>
          <table:table-cell table:style-name="ce24" table:formula="of:=IF([.B27]&gt;0;[.H27]/[.B27];&quot;&quot;)" office:value-type="percentage" office:value="0.769854132901134" calcext:value-type="percentage">
            <text:p>77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 office:value-type="percentage" office:value="5377" calcext:value-type="percentage">
            <text:p>537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470" calcext:value-type="float">
            <text:p>4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0.582978723404255" calcext:value-type="percentage">
            <text:p>58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0.697872340425532" calcext:value-type="percentage">
            <text:p>70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342" calcext:value-type="float">
            <text:p>1,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54" calcext:value-type="float">
            <text:p>1,0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48" calcext:value-type="float">
            <text:p>1,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785394932935917" calcext:value-type="percentage">
            <text:p>79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855439642324888" calcext:value-type="percentage">
            <text:p>86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56" calcext:value-type="float">
            <text:p>456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2543859649123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21929824561404" calcext:value-type="percentage">
            <text:p>122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5072" calcext:value-type="float">
            <text:p>5,0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2656" calcext:value-type="float">
            <text:p>2,6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5860" calcext:value-type="float">
            <text:p>5,86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523659305993691" calcext:value-type="percentage">
            <text:p>52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15536277602524" calcext:value-type="percentage">
            <text:p>116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3734" calcext:value-type="float">
            <text:p>3,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2296" calcext:value-type="float">
            <text:p>2,2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5520" calcext:value-type="float">
            <text:p>5,5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614890198178897" calcext:value-type="percentage">
            <text:p>61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47830744509909" calcext:value-type="percentage">
            <text:p>148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212" calcext:value-type="float">
            <text:p>2,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90" calcext:value-type="float">
            <text:p>1,99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36" calcext:value-type="float">
            <text:p>2,0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899638336347197" calcext:value-type="percentage">
            <text:p>90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0.920433996383363" calcext:value-type="percentage">
            <text:p>92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9450" calcext:value-type="float">
            <text:p>9,45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16" calcext:value-type="float">
            <text:p>816</text:p>
          </table:table-cell>
          <table:table-cell table:style-name="ce15" office:value-type="float" office:value="7744" calcext:value-type="float">
            <text:p>7,74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88" calcext:value-type="float">
            <text:p>988</text:p>
          </table:table-cell>
          <table:table-cell table:style-name="ce15" office:value-type="float" office:value="7348" calcext:value-type="float">
            <text:p>7,348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832" calcext:value-type="float">
            <text:p>86,832</text:p>
          </table:table-cell>
          <table:table-cell table:style-name="ce24" table:formula="of:=IF([.B36]&gt;0;[.E36]/[.B36];&quot;&quot;)" office:value-type="percentage" office:value="0.819470899470899" calcext:value-type="percentage">
            <text:p>82%</text:p>
          </table:table-cell>
          <table:table-cell table:style-name="ce8" table:formula="of:=IF([.C36]&gt;0;[.F36]/[.C36];&quot;&quot;)" office:value-type="percentage" office:value="1" calcext:value-type="percentage">
            <text:p>100%</text:p>
          </table:table-cell>
          <table:table-cell table:style-name="ce29" table:formula="of:=IF([.D36]&gt;0;[.G36]/[.D36];&quot;&quot;)" office:value-type="percentage" office:value="1.21078431372549" calcext:value-type="percentage">
            <text:p>121%</text:p>
          </table:table-cell>
          <table:table-cell table:style-name="ce24" table:formula="of:=IF([.B36]&gt;0;[.H36]/[.B36];&quot;&quot;)" office:value-type="percentage" office:value="0.777566137566138" calcext:value-type="percentage">
            <text:p>78%</text:p>
          </table:table-cell>
          <table:table-cell table:style-name="ce8" table:formula="of:=IF([.C36]&gt;0;[.I36]/[.C36];&quot;&quot;)" office:value-type="percentage" office:value="1" calcext:value-type="percentage">
            <text:p>100%</text:p>
          </table:table-cell>
          <table:table-cell table:style-name="ce29" table:formula="of:=IF([.D36]&gt;0;[.J36]/[.D36];&quot;&quot;)" office:value-type="percentage" office:value="106.411764705882" calcext:value-type="percentage">
            <text:p>10,6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26096" calcext:value-type="float">
            <text:p>26,096</text:p>
          </table:table-cell>
          <table:table-cell table:style-name="ce6" office:value-type="float" office:value="252" calcext:value-type="float">
            <text:p>252</text:p>
          </table:table-cell>
          <table:table-cell table:style-name="ce22" office:value-type="float" office:value="2416" calcext:value-type="float">
            <text:p>2,416</text:p>
          </table:table-cell>
          <table:table-cell table:style-name="ce15" office:value-type="float" office:value="23770" calcext:value-type="float">
            <text:p>23,77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2588" calcext:value-type="float">
            <text:p>2,588</text:p>
          </table:table-cell>
          <table:table-cell table:style-name="ce15" office:value-type="float" office:value="23504" calcext:value-type="float">
            <text:p>23,504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8432" calcext:value-type="float">
            <text:p>88,432</text:p>
          </table:table-cell>
          <table:table-cell table:style-name="ce24" table:formula="of:=IF([.B37]&gt;0;[.E37]/[.B37];&quot;&quot;)" office:value-type="percentage" office:value="0.910867565910484" calcext:value-type="percentage">
            <text:p>91%</text:p>
          </table:table-cell>
          <table:table-cell table:style-name="ce8" table:formula="of:=IF([.C37]&gt;0;[.F37]/[.C37];&quot;&quot;)" office:value-type="percentage" office:value="0.984126984126984" calcext:value-type="percentage">
            <text:p>98%</text:p>
          </table:table-cell>
          <table:table-cell table:style-name="ce29" table:formula="of:=IF([.D37]&gt;0;[.G37]/[.D37];&quot;&quot;)" office:value-type="percentage" office:value="1.07119205298013" calcext:value-type="percentage">
            <text:p>107%</text:p>
          </table:table-cell>
          <table:table-cell table:style-name="ce24" table:formula="of:=IF([.B37]&gt;0;[.H37]/[.B37];&quot;&quot;)" office:value-type="percentage" office:value="0.900674432863274" calcext:value-type="percentage">
            <text:p>90%</text:p>
          </table:table-cell>
          <table:table-cell table:style-name="ce8" table:formula="of:=IF([.C37]&gt;0;[.I37]/[.C37];&quot;&quot;)" office:value-type="percentage" office:value="0.984126984126984" calcext:value-type="percentage">
            <text:p>98%</text:p>
          </table:table-cell>
          <table:table-cell table:style-name="ce29" table:formula="of:=IF([.D37]&gt;0;[.J37]/[.D37];&quot;&quot;)" office:value-type="percentage" office:value="36.6026490066225" calcext:value-type="percentage">
            <text:p>3,6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4616" calcext:value-type="float">
            <text:p>4,61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2440" calcext:value-type="float">
            <text:p>2,4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5704" calcext:value-type="float">
            <text:p>5,70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528596187175043" calcext:value-type="percentage">
            <text:p>53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23570190641248" calcext:value-type="percentage">
            <text:p>124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7956" calcext:value-type="float">
            <text:p>7,956</text:p>
          </table:table-cell>
          <table:table-cell table:style-name="ce6" office:value-type="float" office:value="568" calcext:value-type="float">
            <text:p>56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777" calcext:value-type="float">
            <text:p>3,777</text:p>
          </table:table-cell>
          <table:table-cell table:style-name="ce6" office:value-type="float" office:value="568" calcext:value-type="float">
            <text:p>56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6232" calcext:value-type="float">
            <text:p>6,232</text:p>
          </table:table-cell>
          <table:table-cell table:style-name="ce6" office:value-type="float" office:value="568" calcext:value-type="float">
            <text:p>56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9]&gt;0;[.E39]/[.B39];&quot;&quot;)" office:value-type="percentage" office:value="0.47473604826546" calcext:value-type="percentage">
            <text:p>47%</text:p>
          </table:table-cell>
          <table:table-cell table:style-name="ce8" table:formula="of:=IF([.C39]&gt;0;[.F39]/[.C39];&quot;&quot;)" office:value-type="percentage" office:value="1" calcext:value-type="percentage">
            <text:p>100%</text:p>
          </table:table-cell>
          <table:table-cell table:style-name="ce29" table:formula="of:=IF([.D39]&gt;0;[.G39]/[.D39];&quot;&quot;)">
            <text:p/>
          </table:table-cell>
          <table:table-cell table:style-name="ce24" table:formula="of:=IF([.B39]&gt;0;[.H39]/[.B39];&quot;&quot;)" office:value-type="percentage" office:value="0.783308195072901" calcext:value-type="percentage">
            <text:p>78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608" calcext:value-type="float">
            <text:p>2,60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552" calcext:value-type="float">
            <text:p>2,55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882668711656442" calcext:value-type="percentage">
            <text:p>88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0.978527607361963" calcext:value-type="percentage">
            <text:p>9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28" calcext:value-type="float">
            <text:p>6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624293785310734" calcext:value-type="percentage">
            <text:p>62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0.887005649717514" calcext:value-type="percentage">
            <text:p>89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392" calcext:value-type="float">
            <text:p>16,3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222" calcext:value-type="float">
            <text:p>14,22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404" calcext:value-type="float">
            <text:p>15,4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67618350414836" calcext:value-type="percentage">
            <text:p>87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39726695949243" calcext:value-type="percentage">
            <text:p>94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684" calcext:value-type="float">
            <text:p>8,6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40" calcext:value-type="float">
            <text:p>7,5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25195762321511" calcext:value-type="percentage">
            <text:p>83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68263473053892" calcext:value-type="percentage">
            <text:p>87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726" calcext:value-type="float">
            <text:p>2,7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192" calcext:value-type="float">
            <text:p>2,19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66984592809978" calcext:value-type="percentage">
            <text:p>67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04108584005869" calcext:value-type="percentage">
            <text:p>80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4332" calcext:value-type="float">
            <text:p>4,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376" calcext:value-type="float">
            <text:p>5,3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502308402585411" calcext:value-type="percentage">
            <text:p>50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2409972299169" calcext:value-type="percentage">
            <text:p>124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2084" calcext:value-type="float">
            <text:p>2,0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116" calcext:value-type="float">
            <text:p>1,1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180" calcext:value-type="float">
            <text:p>5,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535508637236084" calcext:value-type="percentage">
            <text:p>54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2.48560460652591" calcext:value-type="percentage">
            <text:p>249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4118" calcext:value-type="float">
            <text:p>4,11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1944" calcext:value-type="float">
            <text:p>1,9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88" calcext:value-type="float">
            <text:p>5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0.472073822243808" calcext:value-type="percentage">
            <text:p>47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25983487129675" calcext:value-type="percentage">
            <text:p>126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624" calcext:value-type="float">
            <text:p>9,62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910" calcext:value-type="float">
            <text:p>7,9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64" calcext:value-type="float">
            <text:p>8,5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2190357439734" calcext:value-type="percentage">
            <text:p>82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889858686616791" calcext:value-type="percentage">
            <text:p>89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8594" calcext:value-type="float">
            <text:p>8,59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64" calcext:value-type="float">
            <text:p>64</text:p>
          </table:table-cell>
          <table:table-cell table:style-name="ce15" office:value-type="float" office:value="10532" calcext:value-type="float">
            <text:p>10,53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36" calcext:value-type="float">
            <text:p>236</text:p>
          </table:table-cell>
          <table:table-cell table:style-name="ce15" office:value-type="float" office:value="7452" calcext:value-type="float">
            <text:p>7,45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72" calcext:value-type="float">
            <text:p>86,072</text:p>
          </table:table-cell>
          <table:table-cell table:style-name="ce24" table:formula="of:=IF([.B53]&gt;0;[.E53]/[.B53];&quot;&quot;)" office:value-type="percentage" office:value="1.22550616709332" calcext:value-type="percentage">
            <text:p>123%</text:p>
          </table:table-cell>
          <table:table-cell table:style-name="ce8" table:formula="of:=IF([.C53]&gt;0;[.F53]/[.C53];&quot;&quot;)" office:value-type="percentage" office:value="1" calcext:value-type="percentage">
            <text:p>100%</text:p>
          </table:table-cell>
          <table:table-cell table:style-name="ce29" table:formula="of:=IF([.D53]&gt;0;[.G53]/[.D53];&quot;&quot;)" office:value-type="percentage" office:value="3.6875" calcext:value-type="percentage">
            <text:p>369%</text:p>
          </table:table-cell>
          <table:table-cell table:style-name="ce24" table:formula="of:=IF([.B53]&gt;0;[.H53]/[.B53];&quot;&quot;)" office:value-type="percentage" office:value="0.867116592971841" calcext:value-type="percentage">
            <text:p>87%</text:p>
          </table:table-cell>
          <table:table-cell table:style-name="ce8" table:formula="of:=IF([.C53]&gt;0;[.I53]/[.C53];&quot;&quot;)" office:value-type="percentage" office:value="1" calcext:value-type="percentage">
            <text:p>100%</text:p>
          </table:table-cell>
          <table:table-cell table:style-name="ce29" table:formula="of:=IF([.D53]&gt;0;[.J53]/[.D53];&quot;&quot;)" office:value-type="percentage" office:value="1344.875" calcext:value-type="percentage">
            <text:p>134,48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790" calcext:value-type="float">
            <text:p>7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5228" calcext:value-type="float">
            <text:p>5,22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9620253164557" calcext:value-type="percentage">
            <text:p>90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6.61772151898734" calcext:value-type="percentage">
            <text:p>662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7526" calcext:value-type="float">
            <text:p>7,52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44" calcext:value-type="float">
            <text:p>4,14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300" calcext:value-type="float">
            <text:p>5,30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550624501727345" calcext:value-type="percentage">
            <text:p>5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0.704225352112676" calcext:value-type="percentage">
            <text:p>70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9286" calcext:value-type="float">
            <text:p>19,286</text:p>
          </table:table-cell>
          <table:table-cell table:style-name="ce6" office:value-type="float" office:value="256" calcext:value-type="float">
            <text:p>25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15704" calcext:value-type="float">
            <text:p>15,704</text:p>
          </table:table-cell>
          <table:table-cell table:style-name="ce6" office:value-type="float" office:value="256" calcext:value-type="float">
            <text:p>256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16776" calcext:value-type="float">
            <text:p>16,776</text:p>
          </table:table-cell>
          <table:table-cell table:style-name="ce6" office:value-type="float" office:value="256" calcext:value-type="float">
            <text:p>25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7]&gt;0;[.E57]/[.B57];&quot;&quot;)" office:value-type="percentage" office:value="0.814269418230841" calcext:value-type="percentage">
            <text:p>81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7.14285714285714" calcext:value-type="percentage">
            <text:p>714%</text:p>
          </table:table-cell>
          <table:table-cell table:style-name="ce24" table:formula="of:=IF([.B57]&gt;0;[.H57]/[.B57];&quot;&quot;)" office:value-type="percentage" office:value="0.869853779944001" calcext:value-type="percentage">
            <text:p>87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722" calcext:value-type="float">
            <text:p>72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32" calcext:value-type="float">
            <text:p>63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5160" calcext:value-type="float">
            <text:p>5,16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75346260387812" calcext:value-type="percentage">
            <text:p>88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7.14681440443213" calcext:value-type="percentage">
            <text:p>715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1092" calcext:value-type="float">
            <text:p>1,09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3816" calcext:value-type="float">
            <text:p>3,81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196" calcext:value-type="float">
            <text:p>1,19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2]&gt;0;[.E62]/[.B62];&quot;&quot;)" office:value-type="percentage" office:value="3.49450549450549" calcext:value-type="percentage">
            <text:p>34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 office:value-type="percentage" office:value="11.75" calcext:value-type="percentage">
            <text:p>1,175%</text:p>
          </table:table-cell>
          <table:table-cell table:style-name="ce24" table:formula="of:=IF([.B62]&gt;0;[.H62]/[.B62];&quot;&quot;)" office:value-type="percentage" office:value="1.0952380952381" calcext:value-type="percentage">
            <text:p>110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996" calcext:value-type="float">
            <text:p>99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3692" calcext:value-type="float">
            <text:p>3,69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268" calcext:value-type="float">
            <text:p>268</text:p>
          </table:table-cell>
          <table:table-cell table:style-name="ce15" office:value-type="float" office:value="1072" calcext:value-type="float">
            <text:p>1,07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112" calcext:value-type="float">
            <text:p>86,112</text:p>
          </table:table-cell>
          <table:table-cell table:style-name="ce24" table:formula="of:=IF([.B63]&gt;0;[.E63]/[.B63];&quot;&quot;)" office:value-type="percentage" office:value="3.70682730923695" calcext:value-type="percentage">
            <text:p>371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2.79166666666667" calcext:value-type="percentage">
            <text:p>279%</text:p>
          </table:table-cell>
          <table:table-cell table:style-name="ce24" table:formula="of:=IF([.B63]&gt;0;[.H63]/[.B63];&quot;&quot;)" office:value-type="percentage" office:value="1.07630522088353" calcext:value-type="percentage">
            <text:p>108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897" calcext:value-type="percentage">
            <text:p>89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816" calcext:value-type="float">
            <text:p>81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3536" calcext:value-type="float">
            <text:p>3,53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892" calcext:value-type="float">
            <text:p>89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4]&gt;0;[.E64]/[.B64];&quot;&quot;)" office:value-type="percentage" office:value="4.33333333333333" calcext:value-type="percentage">
            <text:p>433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 office:value-type="percentage" office:value="11.75" calcext:value-type="percentage">
            <text:p>1,175%</text:p>
          </table:table-cell>
          <table:table-cell table:style-name="ce24" table:formula="of:=IF([.B64]&gt;0;[.H64]/[.B64];&quot;&quot;)" office:value-type="percentage" office:value="1.09313725490196" calcext:value-type="percentage">
            <text:p>109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836" calcext:value-type="float">
            <text:p>83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3564" calcext:value-type="float">
            <text:p>3,56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896" calcext:value-type="float">
            <text:p>89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5]&gt;0;[.E65]/[.B65];&quot;&quot;)" office:value-type="percentage" office:value="4.26315789473684" calcext:value-type="percentage">
            <text:p>426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 office:value-type="percentage" office:value="11.75" calcext:value-type="percentage">
            <text:p>1,175%</text:p>
          </table:table-cell>
          <table:table-cell table:style-name="ce24" table:formula="of:=IF([.B65]&gt;0;[.H65]/[.B65];&quot;&quot;)" office:value-type="percentage" office:value="1.07177033492823" calcext:value-type="percentage">
            <text:p>107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1494" calcext:value-type="float">
            <text:p>1,49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4120" calcext:value-type="float">
            <text:p>4,120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504" calcext:value-type="float">
            <text:p>1,50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7]&gt;0;[.E67]/[.B67];&quot;&quot;)" office:value-type="percentage" office:value="2.75769745649264" calcext:value-type="percentage">
            <text:p>276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 office:value-type="percentage" office:value="11.75" calcext:value-type="percentage">
            <text:p>1,175%</text:p>
          </table:table-cell>
          <table:table-cell table:style-name="ce24" table:formula="of:=IF([.B67]&gt;0;[.H67]/[.B67];&quot;&quot;)" office:value-type="percentage" office:value="1.00669344042838" calcext:value-type="percentage">
            <text:p>101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985" calcext:value-type="float">
            <text:p>2,985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472" calcext:value-type="float">
            <text:p>2,472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808" calcext:value-type="float">
            <text:p>2,808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8]&gt;0;[.E68]/[.B68];&quot;&quot;)" office:value-type="percentage" office:value="0.828140703517588" calcext:value-type="percentage">
            <text:p>83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>
            <text:p/>
          </table:table-cell>
          <table:table-cell table:style-name="ce24" table:formula="of:=IF([.B68]&gt;0;[.H68]/[.B68];&quot;&quot;)" office:value-type="percentage" office:value="0.94070351758794" calcext:value-type="percentage">
            <text:p>94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7394" calcext:value-type="float">
            <text:p>7,3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248" calcext:value-type="float">
            <text:p>4,2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036" calcext:value-type="float">
            <text:p>5,0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574519880984582" calcext:value-type="percentage">
            <text:p>57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0.68109277792805" calcext:value-type="percentage">
            <text:p>6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7872" calcext:value-type="float">
            <text:p>7,872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632" calcext:value-type="float">
            <text:p>1,632</text:p>
          </table:table-cell>
          <table:table-cell table:style-name="ce15" office:value-type="float" office:value="3597" calcext:value-type="float">
            <text:p>3,597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632" calcext:value-type="float">
            <text:p>1,632</text:p>
          </table:table-cell>
          <table:table-cell table:style-name="ce15" office:value-type="float" office:value="6052" calcext:value-type="float">
            <text:p>6,052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7644" calcext:value-type="float">
            <text:p>87,644</text:p>
          </table:table-cell>
          <table:table-cell table:style-name="ce24" table:formula="of:=IF([.B70]&gt;0;[.E70]/[.B70];&quot;&quot;)" office:value-type="percentage" office:value="0.456935975609756" calcext:value-type="percentage">
            <text:p>46%</text:p>
          </table:table-cell>
          <table:table-cell table:style-name="ce8" table:formula="of:=IF([.C70]&gt;0;[.F70]/[.C70];&quot;&quot;)" office:value-type="percentage" office:value="1" calcext:value-type="percentage">
            <text:p>100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0.76880081300813" calcext:value-type="percentage">
            <text:p>77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703431372549" calcext:value-type="percentage">
            <text:p>5,37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980" calcext:value-type="float">
            <text:p>3,9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68" calcext:value-type="float">
            <text:p>5,3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1708542713568" calcext:value-type="percentage">
            <text:p>112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34874371859296" calcext:value-type="percentage">
            <text:p>135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10212" calcext:value-type="float">
            <text:p>10,21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6940" calcext:value-type="float">
            <text:p>6,940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4" calcext:value-type="float">
            <text:p>8,604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679592636114375" calcext:value-type="percentage">
            <text:p>68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0.842538190364277" calcext:value-type="percentage">
            <text:p>84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2062" calcext:value-type="float">
            <text:p>2,062</text:p>
          </table:table-cell>
          <table:table-cell table:style-name="ce6" office:value-type="float" office:value="348" calcext:value-type="float">
            <text:p>348</text:p>
          </table:table-cell>
          <table:table-cell table:style-name="ce22" office:value-type="float" office:value="4648" calcext:value-type="float">
            <text:p>4,648</text:p>
          </table:table-cell>
          <table:table-cell table:style-name="ce15" office:value-type="float" office:value="4468" calcext:value-type="float">
            <text:p>4,468</text:p>
          </table:table-cell>
          <table:table-cell table:style-name="ce6" office:value-type="float" office:value="348" calcext:value-type="float">
            <text:p>348</text:p>
          </table:table-cell>
          <table:table-cell table:style-name="ce22" office:value-type="float" office:value="4820" calcext:value-type="float">
            <text:p>4,820</text:p>
          </table:table-cell>
          <table:table-cell table:style-name="ce15" office:value-type="float" office:value="1832" calcext:value-type="float">
            <text:p>1,832</text:p>
          </table:table-cell>
          <table:table-cell table:style-name="ce6" office:value-type="float" office:value="348" calcext:value-type="float">
            <text:p>348</text:p>
          </table:table-cell>
          <table:table-cell table:style-name="ce22" office:value-type="float" office:value="90664" calcext:value-type="float">
            <text:p>90,664</text:p>
          </table:table-cell>
          <table:table-cell table:style-name="ce24" table:formula="of:=IF([.B73]&gt;0;[.E73]/[.B73];&quot;&quot;)" office:value-type="percentage" office:value="2.16682832201746" calcext:value-type="percentage">
            <text:p>217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.03700516351119" calcext:value-type="percentage">
            <text:p>104%</text:p>
          </table:table-cell>
          <table:table-cell table:style-name="ce24" table:formula="of:=IF([.B73]&gt;0;[.H73]/[.B73];&quot;&quot;)" office:value-type="percentage" office:value="0.888457807953443" calcext:value-type="percentage">
            <text:p>89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060240963855" calcext:value-type="percentage">
            <text:p>1,9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64" calcext:value-type="float">
            <text:p>3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71698113207547" calcext:value-type="percentage">
            <text:p>172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7533" calcext:value-type="float">
            <text:p>7,533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093" calcext:value-type="float">
            <text:p>5,093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796" calcext:value-type="float">
            <text:p>5,79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7]&gt;0;[.E77]/[.B77];&quot;&quot;)" office:value-type="percentage" office:value="0.676091862471791" calcext:value-type="percentage">
            <text:p>68%</text:p>
          </table:table-cell>
          <table:table-cell table:style-name="ce8" table:formula="of:=IF([.C77]&gt;0;[.F77]/[.C77];&quot;&quot;)" office:value-type="percentage" office:value="1" calcext:value-type="percentage">
            <text:p>100%</text:p>
          </table:table-cell>
          <table:table-cell table:style-name="ce29" table:formula="of:=IF([.D77]&gt;0;[.G77]/[.D77];&quot;&quot;)">
            <text:p/>
          </table:table-cell>
          <table:table-cell table:style-name="ce24" table:formula="of:=IF([.B77]&gt;0;[.H77]/[.B77];&quot;&quot;)" office:value-type="percentage" office:value="0.769414575866189" calcext:value-type="percentage">
            <text:p>77%</text:p>
          </table:table-cell>
          <table:table-cell table:style-name="ce8" table:formula="of:=IF([.C77]&gt;0;[.I77]/[.C77];&quot;&quot;)" office:value-type="percentage" office:value="1" calcext:value-type="percentage">
            <text:p>100%</text:p>
          </table:table-cell>
          <table:table-cell table:style-name="ce29" table:formula="of:=IF([.D77]&gt;0;[.J77]/[.D77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6273" calcext:value-type="float">
            <text:p>6,273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536" calcext:value-type="float">
            <text:p>536</text:p>
          </table:table-cell>
          <table:table-cell table:style-name="ce15" office:value-type="float" office:value="4760" calcext:value-type="float">
            <text:p>4,76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536" calcext:value-type="float">
            <text:p>536</text:p>
          </table:table-cell>
          <table:table-cell table:style-name="ce15" office:value-type="float" office:value="4748" calcext:value-type="float">
            <text:p>4,74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552" calcext:value-type="float">
            <text:p>86,552</text:p>
          </table:table-cell>
          <table:table-cell table:style-name="ce24" table:formula="of:=IF([.B78]&gt;0;[.E78]/[.B78];&quot;&quot;)" office:value-type="percentage" office:value="0.758807588075881" calcext:value-type="percentage">
            <text:p>76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756894627769807" calcext:value-type="percentage">
            <text:p>76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61.477611940299" calcext:value-type="percentage">
            <text:p>16,1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2664" calcext:value-type="float">
            <text:p>2,6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1500" calcext:value-type="float">
            <text:p>1,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328" calcext:value-type="float">
            <text:p>5,3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563063063063063" calcext:value-type="percentage">
            <text:p>56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2" calcext:value-type="percentage">
            <text:p>200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10798" calcext:value-type="float">
            <text:p>10,798</text:p>
          </table:table-cell>
          <table:table-cell table:style-name="ce6" office:value-type="float" office:value="488" calcext:value-type="float">
            <text:p>488</text:p>
          </table:table-cell>
          <table:table-cell table:style-name="ce22" office:value-type="float" office:value="84" calcext:value-type="float">
            <text:p>84</text:p>
          </table:table-cell>
          <table:table-cell table:style-name="ce15" office:value-type="float" office:value="6028" calcext:value-type="float">
            <text:p>6,02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4" calcext:value-type="float">
            <text:p>84</text:p>
          </table:table-cell>
          <table:table-cell table:style-name="ce15" office:value-type="float" office:value="8484" calcext:value-type="float">
            <text:p>8,484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092" calcext:value-type="float">
            <text:p>86,092</text:p>
          </table:table-cell>
          <table:table-cell table:style-name="ce24" table:formula="of:=IF([.B80]&gt;0;[.E80]/[.B80];&quot;&quot;)" office:value-type="percentage" office:value="0.558251528060752" calcext:value-type="percentage">
            <text:p>56%</text:p>
          </table:table-cell>
          <table:table-cell table:style-name="ce8" table:formula="of:=IF([.C80]&gt;0;[.F80]/[.C80];&quot;&quot;)" office:value-type="percentage" office:value="0.508196721311475" calcext:value-type="percentage">
            <text:p>51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785701055751065" calcext:value-type="percentage">
            <text:p>79%</text:p>
          </table:table-cell>
          <table:table-cell table:style-name="ce8" table:formula="of:=IF([.C80]&gt;0;[.I80]/[.C80];&quot;&quot;)" office:value-type="percentage" office:value="0.508196721311475" calcext:value-type="percentage">
            <text:p>51%</text:p>
          </table:table-cell>
          <table:table-cell table:style-name="ce29" table:formula="of:=IF([.D80]&gt;0;[.J80]/[.D80];&quot;&quot;)" office:value-type="percentage" office:value="1024.90476190476" calcext:value-type="percentage">
            <text:p>102,49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12418" calcext:value-type="float">
            <text:p>12,41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3216" calcext:value-type="float">
            <text:p>3,216</text:p>
          </table:table-cell>
          <table:table-cell table:style-name="ce15" office:value-type="float" office:value="10524" calcext:value-type="float">
            <text:p>10,524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3388" calcext:value-type="float">
            <text:p>3,388</text:p>
          </table:table-cell>
          <table:table-cell table:style-name="ce15" office:value-type="float" office:value="9776" calcext:value-type="float">
            <text:p>9,776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9232" calcext:value-type="float">
            <text:p>89,232</text:p>
          </table:table-cell>
          <table:table-cell table:style-name="ce24" table:formula="of:=IF([.B81]&gt;0;[.E81]/[.B81];&quot;&quot;)" office:value-type="percentage" office:value="0.847479465292318" calcext:value-type="percentage">
            <text:p>85%</text:p>
          </table:table-cell>
          <table:table-cell table:style-name="ce8" table:formula="of:=IF([.C81]&gt;0;[.F81]/[.C81];&quot;&quot;)" office:value-type="percentage" office:value="1" calcext:value-type="percentage">
            <text:p>100%</text:p>
          </table:table-cell>
          <table:table-cell table:style-name="ce29" table:formula="of:=IF([.D81]&gt;0;[.G81]/[.D81];&quot;&quot;)" office:value-type="percentage" office:value="1.05348258706468" calcext:value-type="percentage">
            <text:p>105%</text:p>
          </table:table-cell>
          <table:table-cell table:style-name="ce24" table:formula="of:=IF([.B81]&gt;0;[.H81]/[.B81];&quot;&quot;)" office:value-type="percentage" office:value="0.787244322757288" calcext:value-type="percentage">
            <text:p>79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462686567164" calcext:value-type="percentage">
            <text:p>2,775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335673" calcext:value-type="float">
            <text:p>335,673</text:p>
          </table:table-cell>
          <table:table-cell table:style-name="ce7" table:formula="of:=SUM([.C3:.C81])" office:value-type="float" office:value="12347" calcext:value-type="float">
            <text:p>12,347</text:p>
          </table:table-cell>
          <table:table-cell table:style-name="ce23" table:formula="of:=SUM([.D3:.D81])" office:value-type="float" office:value="36287" calcext:value-type="float">
            <text:p>36,287</text:p>
          </table:table-cell>
          <table:table-cell table:style-name="ce16" table:formula="of:=SUM([.E3:.E81])" office:value-type="float" office:value="278598" calcext:value-type="float">
            <text:p>278,598</text:p>
          </table:table-cell>
          <table:table-cell table:style-name="ce7" table:formula="of:=SUM([.F3:.F81])" office:value-type="float" office:value="11487" calcext:value-type="float">
            <text:p>11,487</text:p>
          </table:table-cell>
          <table:table-cell table:style-name="ce23" table:formula="of:=SUM([.G3:.G81])" office:value-type="float" office:value="39375" calcext:value-type="float">
            <text:p>39,375</text:p>
          </table:table-cell>
          <table:table-cell table:style-name="ce16" table:formula="of:=SUM([.H3:.H81])" office:value-type="float" office:value="309387" calcext:value-type="float">
            <text:p>309,387</text:p>
          </table:table-cell>
          <table:table-cell table:style-name="ce7" table:formula="of:=SUM([.I3:.I81])" office:value-type="float" office:value="11492" calcext:value-type="float">
            <text:p>11,492</text:p>
          </table:table-cell>
          <table:table-cell table:style-name="ce23" table:formula="of:=SUM([.J3:.J81])" office:value-type="float" office:value="6831320" calcext:value-type="float">
            <text:p>6,831,320</text:p>
          </table:table-cell>
          <table:table-cell table:style-name="ce25" table:formula="of:=AVERAGE([.K3:.K81])" office:value-type="percentage" office:value="1.11022033128173" calcext:value-type="percentage">
            <text:p>111%</text:p>
          </table:table-cell>
          <table:table-cell table:style-name="ce9" table:formula="of:=AVERAGE([.L3:.L81])" office:value-type="percentage" office:value="0.972258198692625" calcext:value-type="percentage">
            <text:p>97%</text:p>
          </table:table-cell>
          <table:table-cell table:style-name="ce30" table:formula="of:=AVERAGE([.M3:.M81])" office:value-type="percentage" office:value="2.5132350609718" calcext:value-type="percentage">
            <text:p>251%</text:p>
          </table:table-cell>
          <table:table-cell table:style-name="ce25" table:formula="of:=AVERAGE([.N3:.N81])" office:value-type="percentage" office:value="1.24667083410397" calcext:value-type="percentage">
            <text:p>125%</text:p>
          </table:table-cell>
          <table:table-cell table:style-name="ce9" table:formula="of:=AVERAGE([.O3:.O81])" office:value-type="percentage" office:value="0.974506488037688" calcext:value-type="percentage">
            <text:p>97%</text:p>
          </table:table-cell>
          <table:table-cell table:style-name="ce30" table:formula="of:=AVERAGE([.P3:.P81])" office:value-type="percentage" office:value="3782.73271717693" calcext:value-type="percentage">
            <text:p>378,273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397189477962952" calcext:value-type="percentage">
            <text:p>40%</text:p>
          </table:table-cell>
          <table:table-cell table:style-name="ce9" table:formula="of:=MIN([.L3:.L81])" office:value-type="percentage" office:value="0.287037037037037" calcext:value-type="percentage">
            <text:p>29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480227629057546" calcext:value-type="percentage">
            <text:p>48%</text:p>
          </table:table-cell>
          <table:table-cell table:style-name="ce9" table:formula="of:=MIN([.O3:.O81])" office:value-type="percentage" office:value="0.287037037037037" calcext:value-type="percentage">
            <text:p>29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34442" calcext:value-type="float">
            <text:p>34,442</text:p>
          </table:table-cell>
          <table:table-cell table:style-name="ce7" table:formula="of:=MAX([.C3:.C81])" office:value-type="float" office:value="864" calcext:value-type="float">
            <text:p>864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23770" calcext:value-type="float">
            <text:p>23,770</text:p>
          </table:table-cell>
          <table:table-cell table:style-name="ce7" table:formula="of:=MAX([.F3:.F81])" office:value-type="float" office:value="644" calcext:value-type="float">
            <text:p>644</text:p>
          </table:table-cell>
          <table:table-cell table:style-name="ce23" table:formula="of:=MAX([.G3:.G81])" office:value-type="float" office:value="4820" calcext:value-type="float">
            <text:p>4,820</text:p>
          </table:table-cell>
          <table:table-cell table:style-name="ce16" table:formula="of:=MAX([.H3:.H81])" office:value-type="float" office:value="23504" calcext:value-type="float">
            <text:p>23,504</text:p>
          </table:table-cell>
          <table:table-cell table:style-name="ce7" table:formula="of:=MAX([.I3:.I81])" office:value-type="float" office:value="644" calcext:value-type="float">
            <text:p>644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4.33333333333333" calcext:value-type="percentage">
            <text:p>433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1.75" calcext:value-type="percentage">
            <text:p>1,175%</text:p>
          </table:table-cell>
          <table:table-cell table:style-name="ce25" table:formula="of:=MAX([.N3:.N81])" office:value-type="percentage" office:value="7.14681440443213" calcext:value-type="percentage">
            <text:p>715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C library" table:style-name="ta1">
        <table:shapes>
          <draw:frame draw:z-index="0" draw:style-name="gr1" draw:text-style-name="P1" svg:width="320mm" svg:height="480mm" svg:x="0mm" svg:y="411.87mm">
            <draw:object draw:notify-on-update-of-ranges="'No C library'.A3:'No C library'.A81 'No C library'.B1:'No C library'.B1 'No C library'.B3:'No C library'.B81 'No C library'.E1:'No C library'.E1 'No C library'.E3:'No C library'.E81 'No C library'.H1:'No C library'.H1 'No C library'.H3:'No C library'.H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 office:value-type="string" calcext:value-type="string">
            <text:p>`</text:p>
          </table:covered-table-cell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out standard libraries or C startup. They use a dummy C library but the standard math library and libgcc floating point emulation.</text:p>
            <text:p/>
            <text:p>The compilation flags for RISC-V are:</text:p>
            <text:p/>
            <text:p>-Os -march=rv32imc -fdata-sections -ffunction-sections -Wl,-gc-sections -nostartfiles -nostdlib -lgcc</text:p>
            <text:p/>
            <text:p>and for ARM are:</text:p>
            <text:p/>
            <text:p>-Os -mcpu=cortex-m4+nofp -mfloat-abi=soft -mthumb -fdata-sections -ffunction-sections -Wl,-gc-sections -nostartfiles -nostdlib -lgcc</text:p>
            <text:p/>
            <text:p><text:span text:style-name="T2">and for ARC are:</text:span></text:p>
            <text:p/>
            <text:p><text:span text:style-name="T2">-Os -mcpu=archs -fdata-sections -ffunction-sections -Wl,-gc-sections -nostartfiles -nostdlib -lgcc</text:span></text:p>
            <text:p/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0" calcext:value-type="float">
            <text:p>9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28851540616247" calcext:value-type="percentage">
            <text:p>129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256" calcext:value-type="float">
            <text:p>1,2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16296296296296" calcext:value-type="percentage">
            <text:p>116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88" calcext:value-type="float">
            <text:p>6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1" calcext:value-type="percentage">
            <text:p>100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1.09206349206349" calcext:value-type="percentage">
            <text:p>109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63779527559055" calcext:value-type="percentage">
            <text:p>164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468" calcext:value-type="float">
            <text:p>1,468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2749615975422" calcext:value-type="percentage">
            <text:p>113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07356948228883" calcext:value-type="percentage">
            <text:p>107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166" calcext:value-type="float">
            <text:p>1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88" calcext:value-type="float">
            <text:p>1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1]&gt;0;[.E11]/[.B11];&quot;&quot;)" office:value-type="percentage" office:value="0.996569468267582" calcext:value-type="percentage">
            <text:p>100%</text:p>
          </table:table-cell>
          <table:table-cell table:style-name="ce8" table:formula="of:=IF([.C11]&gt;0;[.F11]/[.C11];&quot;&quot;)">
            <text:p/>
          </table:table-cell>
          <table:table-cell table:style-name="ce29" table:formula="of:=IF([.D11]&gt;0;[.G11]/[.D11];&quot;&quot;)">
            <text:p/>
          </table:table-cell>
          <table:table-cell table:style-name="ce24" table:formula="of:=IF([.B11]&gt;0;[.H11]/[.B11];&quot;&quot;)" office:value-type="percentage" office:value="1.0188679245283" calcext:value-type="percentage">
            <text:p>102%</text:p>
          </table:table-cell>
          <table:table-cell table:style-name="ce8" table:formula="of:=IF([.C11]&gt;0;[.I11]/[.C11];&quot;&quot;)">
            <text:p/>
          </table:table-cell>
          <table:table-cell table:style-name="ce29" table:formula="of:=IF([.D11]&gt;0;[.J11]/[.D1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644" calcext:value-type="float">
            <text:p>6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784" calcext:value-type="float">
            <text:p>7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2]&gt;0;[.E12]/[.B12];&quot;&quot;)" office:value-type="percentage" office:value="1.0125786163522" calcext:value-type="percentage">
            <text:p>101%</text:p>
          </table:table-cell>
          <table:table-cell table:style-name="ce8" table:formula="of:=IF([.C12]&gt;0;[.F12]/[.C12];&quot;&quot;)">
            <text:p/>
          </table:table-cell>
          <table:table-cell table:style-name="ce29" table:formula="of:=IF([.D12]&gt;0;[.G12]/[.D12];&quot;&quot;)" office:value-type="percentage" office:value="1" calcext:value-type="percentage">
            <text:p>100%</text:p>
          </table:table-cell>
          <table:table-cell table:style-name="ce24" table:formula="of:=IF([.B12]&gt;0;[.H12]/[.B12];&quot;&quot;)" office:value-type="percentage" office:value="1.23270440251572" calcext:value-type="percentage">
            <text:p>123%</text:p>
          </table:table-cell>
          <table:table-cell table:style-name="ce8" table:formula="of:=IF([.C12]&gt;0;[.I12]/[.C12];&quot;&quot;)">
            <text:p/>
          </table:table-cell>
          <table:table-cell table:style-name="ce29" table:formula="of:=IF([.D12]&gt;0;[.J12]/[.D12];&quot;&quot;)" office:value-type="percentage" office:value="4301.6" calcext:value-type="percentage">
            <text:p>430,16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4030" calcext:value-type="float">
            <text:p>4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2374" calcext:value-type="float">
            <text:p>2,3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5532" calcext:value-type="float">
            <text:p>5,5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3]&gt;0;[.E13]/[.B13];&quot;&quot;)" office:value-type="percentage" office:value="0.589081885856079" calcext:value-type="percentage">
            <text:p>59%</text:p>
          </table:table-cell>
          <table:table-cell table:style-name="ce8" table:formula="of:=IF([.C13]&gt;0;[.F13]/[.C13];&quot;&quot;)">
            <text:p/>
          </table:table-cell>
          <table:table-cell table:style-name="ce29" table:formula="of:=IF([.D13]&gt;0;[.G13]/[.D13];&quot;&quot;)" office:value-type="percentage" office:value="1" calcext:value-type="percentage">
            <text:p>100%</text:p>
          </table:table-cell>
          <table:table-cell table:style-name="ce24" table:formula="of:=IF([.B13]&gt;0;[.H13]/[.B13];&quot;&quot;)" office:value-type="percentage" office:value="1.3727047146402" calcext:value-type="percentage">
            <text:p>137%</text:p>
          </table:table-cell>
          <table:table-cell table:style-name="ce8" table:formula="of:=IF([.C13]&gt;0;[.I13]/[.C13];&quot;&quot;)">
            <text:p/>
          </table:table-cell>
          <table:table-cell table:style-name="ce29" table:formula="of:=IF([.D13]&gt;0;[.J13]/[.D13];&quot;&quot;)" office:value-type="percentage" office:value="2151.1" calcext:value-type="percentage">
            <text:p>215,11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4148" calcext:value-type="float">
            <text:p>4,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2512" calcext:value-type="float">
            <text:p>2,5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5672" calcext:value-type="float">
            <text:p>5,6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4]&gt;0;[.E14]/[.B14];&quot;&quot;)" office:value-type="percentage" office:value="0.605593056894889" calcext:value-type="percentage">
            <text:p>61%</text:p>
          </table:table-cell>
          <table:table-cell table:style-name="ce8" table:formula="of:=IF([.C14]&gt;0;[.F14]/[.C14];&quot;&quot;)">
            <text:p/>
          </table:table-cell>
          <table:table-cell table:style-name="ce29" table:formula="of:=IF([.D14]&gt;0;[.G14]/[.D14];&quot;&quot;)" office:value-type="percentage" office:value="1" calcext:value-type="percentage">
            <text:p>100%</text:p>
          </table:table-cell>
          <table:table-cell table:style-name="ce24" table:formula="of:=IF([.B14]&gt;0;[.H14]/[.B14];&quot;&quot;)" office:value-type="percentage" office:value="1.36740597878496" calcext:value-type="percentage">
            <text:p>137%</text:p>
          </table:table-cell>
          <table:table-cell table:style-name="ce8" table:formula="of:=IF([.C14]&gt;0;[.I14]/[.C14];&quot;&quot;)">
            <text:p/>
          </table:table-cell>
          <table:table-cell table:style-name="ce29" table:formula="of:=IF([.D14]&gt;0;[.J14]/[.D14];&quot;&quot;)" office:value-type="percentage" office:value="2688.875" calcext:value-type="percentage">
            <text:p>268,88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34272" calcext:value-type="float">
            <text:p>34,272</text:p>
          </table:table-cell>
          <table:table-cell table:style-name="ce6" office:value-type="float" office:value="620" calcext:value-type="float">
            <text:p>62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3656" calcext:value-type="float">
            <text:p>13,65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500" calcext:value-type="float">
            <text:p>16,50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15]&gt;0;[.E15]/[.B15];&quot;&quot;)" office:value-type="percentage" office:value="0.398459383753501" calcext:value-type="percentage">
            <text:p>40%</text:p>
          </table:table-cell>
          <table:table-cell table:style-name="ce8" table:formula="of:=IF([.C15]&gt;0;[.F15]/[.C15];&quot;&quot;)" office:value-type="percentage" office:value="0.00161290322580645" calcext:value-type="percentage">
            <text:p>0%</text:p>
          </table:table-cell>
          <table:table-cell table:style-name="ce29" table:formula="of:=IF([.D15]&gt;0;[.G15]/[.D15];&quot;&quot;)" office:value-type="percentage" office:value="1" calcext:value-type="percentage">
            <text:p>100%</text:p>
          </table:table-cell>
          <table:table-cell table:style-name="ce24" table:formula="of:=IF([.B15]&gt;0;[.H15]/[.B15];&quot;&quot;)" office:value-type="percentage" office:value="0.481442577030812" calcext:value-type="percentage">
            <text:p>48%</text:p>
          </table:table-cell>
          <table:table-cell table:style-name="ce8" table:formula="of:=IF([.C15]&gt;0;[.I15]/[.C15];&quot;&quot;)" office:value-type="percentage" office:value="0.00645161290322581" calcext:value-type="percentage">
            <text:p>1%</text:p>
          </table:table-cell>
          <table:table-cell table:style-name="ce29" table:formula="of:=IF([.D15]&gt;0;[.J15]/[.D15];&quot;&quot;)" office:value-type="percentage" office:value="7168.33333333333" calcext:value-type="percentage">
            <text:p>716,833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944" calcext:value-type="float">
            <text:p>9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1112" calcext:value-type="float">
            <text:p>1,11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532" calcext:value-type="float">
            <text:p>86,532</text:p>
          </table:table-cell>
          <table:table-cell table:style-name="ce24" table:formula="of:=IF([.B16]&gt;0;[.E16]/[.B16];&quot;&quot;)" office:value-type="percentage" office:value="0.955465587044534" calcext:value-type="percentage">
            <text:p>96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" calcext:value-type="percentage">
            <text:p>100%</text:p>
          </table:table-cell>
          <table:table-cell table:style-name="ce24" table:formula="of:=IF([.B16]&gt;0;[.H16]/[.B16];&quot;&quot;)" office:value-type="percentage" office:value="1.12550607287449" calcext:value-type="percentage">
            <text:p>113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7.697674418605" calcext:value-type="percentage">
            <text:p>16,77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13150" calcext:value-type="float">
            <text:p>13,15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2" calcext:value-type="float">
            <text:p>2,352</text:p>
          </table:table-cell>
          <table:table-cell table:style-name="ce15" office:value-type="float" office:value="8164" calcext:value-type="float">
            <text:p>8,164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10620" calcext:value-type="float">
            <text:p>10,62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88360" calcext:value-type="float">
            <text:p>88,360</text:p>
          </table:table-cell>
          <table:table-cell table:style-name="ce24" table:formula="of:=IF([.B17]&gt;0;[.E17]/[.B17];&quot;&quot;)" office:value-type="percentage" office:value="0.620836501901141" calcext:value-type="percentage">
            <text:p>62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0170068027211" calcext:value-type="percentage">
            <text:p>100%</text:p>
          </table:table-cell>
          <table:table-cell table:style-name="ce24" table:formula="of:=IF([.B17]&gt;0;[.H17]/[.B17];&quot;&quot;)" office:value-type="percentage" office:value="0.807604562737643" calcext:value-type="percentage">
            <text:p>81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680272108844" calcext:value-type="percentage">
            <text:p>3,75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004" calcext:value-type="float">
            <text:p>3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10" calcext:value-type="float">
            <text:p>2,8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32" calcext:value-type="float">
            <text:p>3,0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935419440745672" calcext:value-type="percentage">
            <text:p>94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1.00932090545939" calcext:value-type="percentage">
            <text:p>101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72" calcext:value-type="float">
            <text:p>4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22916666666667" calcext:value-type="percentage">
            <text:p>123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1348" calcext:value-type="float">
            <text:p>1,34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920" calcext:value-type="float">
            <text:p>4,92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584569732937685" calcext:value-type="percentage">
            <text:p>5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3.64985163204748" calcext:value-type="percentage">
            <text:p>365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066" calcext:value-type="float">
            <text:p>1,06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76" calcext:value-type="float">
            <text:p>1,07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868667917448405" calcext:value-type="percentage">
            <text:p>87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1.0093808630394" calcext:value-type="percentage">
            <text:p>101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7448" calcext:value-type="float">
            <text:p>7,44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64" calcext:value-type="float">
            <text:p>3,0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464" calcext:value-type="float">
            <text:p>5,4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411385606874329" calcext:value-type="percentage">
            <text:p>41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0.733619763694952" calcext:value-type="percentage">
            <text:p>73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1776" calcext:value-type="float">
            <text:p>1,77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95" calcext:value-type="float">
            <text:p>1,19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32" calcext:value-type="float">
            <text:p>1,43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7]&gt;0;[.E27]/[.B27];&quot;&quot;)" office:value-type="percentage" office:value="0.67286036036036" calcext:value-type="percentage">
            <text:p>67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>
            <text:p/>
          </table:table-cell>
          <table:table-cell table:style-name="ce24" table:formula="of:=IF([.B27]&gt;0;[.H27]/[.B27];&quot;&quot;)" office:value-type="percentage" office:value="0.806306306306306" calcext:value-type="percentage">
            <text:p>81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1.04580152671756" calcext:value-type="percentage">
            <text:p>105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1.17557251908397" calcext:value-type="percentage">
            <text:p>118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134" calcext:value-type="float">
            <text:p>1,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908289241622575" calcext:value-type="percentage">
            <text:p>91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994708994708995" calcext:value-type="percentage">
            <text:p>99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5" calcext:value-type="float">
            <text:p>395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44" calcext:value-type="float">
            <text:p>544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3665158371041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23076923076923" calcext:value-type="percentage">
            <text:p>123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4858" calcext:value-type="float">
            <text:p>4,8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2632" calcext:value-type="float">
            <text:p>2,6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5840" calcext:value-type="float">
            <text:p>5,8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54178674351585" calcext:value-type="percentage">
            <text:p>54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20214079868259" calcext:value-type="percentage">
            <text:p>120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3524" calcext:value-type="float">
            <text:p>3,52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2272" calcext:value-type="float">
            <text:p>2,2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5500" calcext:value-type="float">
            <text:p>5,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64472190692395" calcext:value-type="percentage">
            <text:p>64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56072644721907" calcext:value-type="percentage">
            <text:p>156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16" calcext:value-type="float">
            <text:p>2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981037924151697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1.0059880239521" calcext:value-type="percentage">
            <text:p>101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8474" calcext:value-type="float">
            <text:p>8,4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4292" calcext:value-type="float">
            <text:p>4,2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6696" calcext:value-type="float">
            <text:p>6,6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816" calcext:value-type="float">
            <text:p>86,816</text:p>
          </table:table-cell>
          <table:table-cell table:style-name="ce24" table:formula="of:=IF([.B36]&gt;0;[.E36]/[.B36];&quot;&quot;)" office:value-type="percentage" office:value="0.506490441350012" calcext:value-type="percentage">
            <text:p>51%</text:p>
          </table:table-cell>
          <table:table-cell table:style-name="ce8" table:formula="of:=IF([.C36]&gt;0;[.F36]/[.C36];&quot;&quot;)">
            <text:p/>
          </table:table-cell>
          <table:table-cell table:style-name="ce29" table:formula="of:=IF([.D36]&gt;0;[.G36]/[.D36];&quot;&quot;)" office:value-type="percentage" office:value="1" calcext:value-type="percentage">
            <text:p>100%</text:p>
          </table:table-cell>
          <table:table-cell table:style-name="ce24" table:formula="of:=IF([.B36]&gt;0;[.H36]/[.B36];&quot;&quot;)" office:value-type="percentage" office:value="0.7901817323578" calcext:value-type="percentage">
            <text:p>79%</text:p>
          </table:table-cell>
          <table:table-cell table:style-name="ce8" table:formula="of:=IF([.C36]&gt;0;[.I36]/[.C36];&quot;&quot;)">
            <text:p/>
          </table:table-cell>
          <table:table-cell table:style-name="ce29" table:formula="of:=IF([.D36]&gt;0;[.J36]/[.D36];&quot;&quot;)" office:value-type="percentage" office:value="108.52" calcext:value-type="percentage">
            <text:p>10,8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6822" calcext:value-type="float">
            <text:p>16,82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7572" calcext:value-type="float">
            <text:p>17,57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8416" calcext:value-type="float">
            <text:p>88,416</text:p>
          </table:table-cell>
          <table:table-cell table:style-name="ce24" table:formula="of:=IF([.B37]&gt;0;[.E37]/[.B37];&quot;&quot;)" office:value-type="percentage" office:value="0.89383634431455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29" table:formula="of:=IF([.D37]&gt;0;[.G37]/[.D37];&quot;&quot;)" office:value-type="percentage" office:value="1" calcext:value-type="percentage">
            <text:p>100%</text:p>
          </table:table-cell>
          <table:table-cell table:style-name="ce24" table:formula="of:=IF([.B37]&gt;0;[.H37]/[.B37];&quot;&quot;)" office:value-type="percentage" office:value="0.933687566418704" calcext:value-type="percentage">
            <text:p>93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84" calcext:value-type="percentage">
            <text:p>3,6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4616" calcext:value-type="float">
            <text:p>4,61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2440" calcext:value-type="float">
            <text:p>2,4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5684" calcext:value-type="float">
            <text:p>5,68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528596187175043" calcext:value-type="percentage">
            <text:p>53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2313691507799" calcext:value-type="percentage">
            <text:p>12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7950" calcext:value-type="float">
            <text:p>7,950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65" calcext:value-type="float">
            <text:p>3,765</text:p>
          </table:table-cell>
          <table:table-cell table:style-name="ce6" office:value-type="float" office:value="321" calcext:value-type="float">
            <text:p>32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6208" calcext:value-type="float">
            <text:p>6,208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9]&gt;0;[.E39]/[.B39];&quot;&quot;)" office:value-type="percentage" office:value="0.473584905660377" calcext:value-type="percentage">
            <text:p>47%</text:p>
          </table:table-cell>
          <table:table-cell table:style-name="ce8" table:formula="of:=IF([.C39]&gt;0;[.F39]/[.C39];&quot;&quot;)" office:value-type="percentage" office:value="0.990740740740741" calcext:value-type="percentage">
            <text:p>99%</text:p>
          </table:table-cell>
          <table:table-cell table:style-name="ce29" table:formula="of:=IF([.D39]&gt;0;[.G39]/[.D39];&quot;&quot;)" office:value-type="percentage" office:value="1" calcext:value-type="percentage">
            <text:p>100%</text:p>
          </table:table-cell>
          <table:table-cell table:style-name="ce24" table:formula="of:=IF([.B39]&gt;0;[.H39]/[.B39];&quot;&quot;)" office:value-type="percentage" office:value="0.780880503144654" calcext:value-type="percentage">
            <text:p>78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 office:value-type="percentage" office:value="7168.33333333333" calcext:value-type="percentage">
            <text:p>716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552" calcext:value-type="float">
            <text:p>2,55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959166666666667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1.06333333333333" calcext:value-type="percentage">
            <text:p>106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08" calcext:value-type="float">
            <text:p>6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884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1.216" calcext:value-type="percentage">
            <text:p>122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184" calcext:value-type="float">
            <text:p>16,1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198" calcext:value-type="float">
            <text:p>14,19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384" calcext:value-type="float">
            <text:p>15,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77286208601088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50568462679189" calcext:value-type="percentage">
            <text:p>95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476" calcext:value-type="float">
            <text:p>8,4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40" calcext:value-type="float">
            <text:p>7,5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45445965077867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89570552147239" calcext:value-type="percentage">
            <text:p>89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518" calcext:value-type="float">
            <text:p>2,51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192" calcext:value-type="float">
            <text:p>2,19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725178713264496" calcext:value-type="percentage">
            <text:p>73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70532168387609" calcext:value-type="percentage">
            <text:p>87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4332" calcext:value-type="float">
            <text:p>4,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356" calcext:value-type="float">
            <text:p>5,3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502308402585411" calcext:value-type="percentage">
            <text:p>50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23638042474608" calcext:value-type="percentage">
            <text:p>124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2084" calcext:value-type="float">
            <text:p>2,0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116" calcext:value-type="float">
            <text:p>1,1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160" calcext:value-type="float">
            <text:p>5,16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535508637236084" calcext:value-type="percentage">
            <text:p>54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2.47600767754319" calcext:value-type="percentage">
            <text:p>248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3908" calcext:value-type="float">
            <text:p>3,9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1944" calcext:value-type="float">
            <text:p>1,9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68" calcext:value-type="float">
            <text:p>5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0.497441146366428" calcext:value-type="percentage">
            <text:p>50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32241555783009" calcext:value-type="percentage">
            <text:p>132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416" calcext:value-type="float">
            <text:p>9,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886" calcext:value-type="float">
            <text:p>7,8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44" calcext:value-type="float">
            <text:p>8,5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37510620220901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907391673746814" calcext:value-type="percentage">
            <text:p>91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7568" calcext:value-type="float">
            <text:p>7,5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7168" calcext:value-type="float">
            <text:p>7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6852" calcext:value-type="float">
            <text:p>6,8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53]&gt;0;[.E53]/[.B53];&quot;&quot;)" office:value-type="percentage" office:value="0.947145877378435" calcext:value-type="percentage">
            <text:p>95%</text:p>
          </table:table-cell>
          <table:table-cell table:style-name="ce8" table:formula="of:=IF([.C53]&gt;0;[.F53]/[.C53];&quot;&quot;)">
            <text:p/>
          </table:table-cell>
          <table:table-cell table:style-name="ce29" table:formula="of:=IF([.D53]&gt;0;[.G53]/[.D53];&quot;&quot;)" office:value-type="percentage" office:value="1" calcext:value-type="percentage">
            <text:p>100%</text:p>
          </table:table-cell>
          <table:table-cell table:style-name="ce24" table:formula="of:=IF([.B53]&gt;0;[.H53]/[.B53];&quot;&quot;)" office:value-type="percentage" office:value="0.905391120507399" calcext:value-type="percentage">
            <text:p>91%</text:p>
          </table:table-cell>
          <table:table-cell table:style-name="ce8" table:formula="of:=IF([.C53]&gt;0;[.I53]/[.C53];&quot;&quot;)">
            <text:p/>
          </table:table-cell>
          <table:table-cell table:style-name="ce29" table:formula="of:=IF([.D53]&gt;0;[.J53]/[.D53];&quot;&quot;)" office:value-type="percentage" office:value="1792.83333333333" calcext:value-type="percentage">
            <text:p>179,2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790" calcext:value-type="float">
            <text:p>7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5208" calcext:value-type="float">
            <text:p>5,20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9620253164557" calcext:value-type="percentage">
            <text:p>90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6.59240506329114" calcext:value-type="percentage">
            <text:p>659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7526" calcext:value-type="float">
            <text:p>7,52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44" calcext:value-type="float">
            <text:p>4,14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280" calcext:value-type="float">
            <text:p>5,28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550624501727345" calcext:value-type="percentage">
            <text:p>5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0.70156789795376" calcext:value-type="percentage">
            <text:p>70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8374" calcext:value-type="float">
            <text:p>18,37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270" calcext:value-type="float">
            <text:p>12,270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116" calcext:value-type="float">
            <text:p>16,116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7]&gt;0;[.E57]/[.B57];&quot;&quot;)" office:value-type="percentage" office:value="0.66779144443235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1" calcext:value-type="percentage">
            <text:p>100%</text:p>
          </table:table-cell>
          <table:table-cell table:style-name="ce24" table:formula="of:=IF([.B57]&gt;0;[.H57]/[.B57];&quot;&quot;)" office:value-type="percentage" office:value="0.877108958310656" calcext:value-type="percentage">
            <text:p>88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722" calcext:value-type="float">
            <text:p>72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32" calcext:value-type="float">
            <text:p>63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5140" calcext:value-type="float">
            <text:p>5,14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75346260387812" calcext:value-type="percentage">
            <text:p>88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7.1191135734072" calcext:value-type="percentage">
            <text:p>712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44" calcext:value-type="float">
            <text:p>7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2]&gt;0;[.E62]/[.B62];&quot;&quot;)" office:value-type="percentage" office:value="0.98932384341637" calcext:value-type="percentage">
            <text:p>9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>
            <text:p/>
          </table:table-cell>
          <table:table-cell table:style-name="ce24" table:formula="of:=IF([.B62]&gt;0;[.H62]/[.B62];&quot;&quot;)" office:value-type="percentage" office:value="1.32384341637011" calcext:value-type="percentage">
            <text:p>132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466" calcext:value-type="float">
            <text:p>4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620" calcext:value-type="float">
            <text:p>62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63]&gt;0;[.E63]/[.B63];&quot;&quot;)" office:value-type="percentage" office:value="0.927038626609442" calcext:value-type="percentage">
            <text:p>93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1" calcext:value-type="percentage">
            <text:p>100%</text:p>
          </table:table-cell>
          <table:table-cell table:style-name="ce24" table:formula="of:=IF([.B63]&gt;0;[.H63]/[.B63];&quot;&quot;)" office:value-type="percentage" office:value="1.33047210300429" calcext:value-type="percentage">
            <text:p>133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1076.2" calcext:value-type="percentage">
            <text:p>107,6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286" calcext:value-type="float">
            <text:p>28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40" calcext:value-type="float">
            <text:p>44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4]&gt;0;[.E64]/[.B64];&quot;&quot;)" office:value-type="percentage" office:value="0.965034965034965" calcext:value-type="percentage">
            <text:p>97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>
            <text:p/>
          </table:table-cell>
          <table:table-cell table:style-name="ce24" table:formula="of:=IF([.B64]&gt;0;[.H64]/[.B64];&quot;&quot;)" office:value-type="percentage" office:value="1.53846153846154" calcext:value-type="percentage">
            <text:p>154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36" calcext:value-type="float">
            <text:p>33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5]&gt;0;[.E65]/[.B65];&quot;&quot;)" office:value-type="percentage" office:value="0.993464052287582" calcext:value-type="percentage">
            <text:p>99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>
            <text:p/>
          </table:table-cell>
          <table:table-cell table:style-name="ce24" table:formula="of:=IF([.B65]&gt;0;[.H65]/[.B65];&quot;&quot;)" office:value-type="percentage" office:value="1.09803921568627" calcext:value-type="percentage">
            <text:p>110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964" calcext:value-type="float">
            <text:p>96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52" calcext:value-type="float">
            <text:p>1,05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7]&gt;0;[.E67]/[.B67];&quot;&quot;)" office:value-type="percentage" office:value="0.892116182572614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>
            <text:p/>
          </table:table-cell>
          <table:table-cell table:style-name="ce24" table:formula="of:=IF([.B67]&gt;0;[.H67]/[.B67];&quot;&quot;)" office:value-type="percentage" office:value="1.09128630705394" calcext:value-type="percentage">
            <text:p>109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644" calcext:value-type="float">
            <text:p>2,644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57" calcext:value-type="float">
            <text:p>2,157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88" calcext:value-type="float">
            <text:p>2,488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68]&gt;0;[.E68]/[.B68];&quot;&quot;)" office:value-type="percentage" office:value="0.815809379727685" calcext:value-type="percentage">
            <text:p>82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 office:value-type="percentage" office:value="1" calcext:value-type="percentage">
            <text:p>100%</text:p>
          </table:table-cell>
          <table:table-cell table:style-name="ce24" table:formula="of:=IF([.B68]&gt;0;[.H68]/[.B68];&quot;&quot;)" office:value-type="percentage" office:value="0.940998487140696" calcext:value-type="percentage">
            <text:p>94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 office:value-type="percentage" office:value="7168.33333333333" calcext:value-type="percentage">
            <text:p>716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7394" calcext:value-type="float">
            <text:p>7,3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248" calcext:value-type="float">
            <text:p>4,2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016" calcext:value-type="float">
            <text:p>5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574519880984582" calcext:value-type="percentage">
            <text:p>57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0.67838788206654" calcext:value-type="percentage">
            <text:p>6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7872" calcext:value-type="float">
            <text:p>7,87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3585" calcext:value-type="float">
            <text:p>3,58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6028" calcext:value-type="float">
            <text:p>6,0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7648" calcext:value-type="float">
            <text:p>87,648</text:p>
          </table:table-cell>
          <table:table-cell table:style-name="ce24" table:formula="of:=IF([.B70]&gt;0;[.E70]/[.B70];&quot;&quot;)" office:value-type="percentage" office:value="0.455411585365854" calcext:value-type="percentage">
            <text:p>46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0.765752032520325" calcext:value-type="percentage">
            <text:p>77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3138686131387" calcext:value-type="percentage">
            <text:p>5,3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772" calcext:value-type="float">
            <text:p>3,7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48" calcext:value-type="float">
            <text:p>5,3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7868504772004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41781548250265" calcext:value-type="percentage">
            <text:p>142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10212" calcext:value-type="float">
            <text:p>10,21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6940" calcext:value-type="float">
            <text:p>6,940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84" calcext:value-type="float">
            <text:p>8,584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679592636114375" calcext:value-type="percentage">
            <text:p>68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0.840579710144927" calcext:value-type="percentage">
            <text:p>84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1016" calcext:value-type="float">
            <text:p>1,01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866" calcext:value-type="float">
            <text:p>86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1104" calcext:value-type="float">
            <text:p>1,104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90648" calcext:value-type="float">
            <text:p>90,648</text:p>
          </table:table-cell>
          <table:table-cell table:style-name="ce24" table:formula="of:=IF([.B73]&gt;0;[.E73]/[.B73];&quot;&quot;)" office:value-type="percentage" office:value="0.852362204724409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" calcext:value-type="percentage">
            <text:p>100%</text:p>
          </table:table-cell>
          <table:table-cell table:style-name="ce24" table:formula="of:=IF([.B73]&gt;0;[.H73]/[.B73];&quot;&quot;)" office:value-type="percentage" office:value="1.08661417322835" calcext:value-type="percentage">
            <text:p>109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699481865285" calcext:value-type="percentage">
            <text:p>1,95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64" calcext:value-type="float">
            <text:p>3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71698113207547" calcext:value-type="percentage">
            <text:p>172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6776" calcext:value-type="float">
            <text:p>6,7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524" calcext:value-type="float">
            <text:p>4,52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5212" calcext:value-type="float">
            <text:p>5,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0.667650531286895" calcext:value-type="percentage">
            <text:p>67%</text:p>
          </table:table-cell>
          <table:table-cell table:style-name="ce8" table:formula="of:=IF([.C77]&gt;0;[.F77]/[.C77];&quot;&quot;)">
            <text:p/>
          </table:table-cell>
          <table:table-cell table:style-name="ce29" table:formula="of:=IF([.D77]&gt;0;[.G77]/[.D77];&quot;&quot;)" office:value-type="percentage" office:value="1" calcext:value-type="percentage">
            <text:p>100%</text:p>
          </table:table-cell>
          <table:table-cell table:style-name="ce24" table:formula="of:=IF([.B77]&gt;0;[.H77]/[.B77];&quot;&quot;)" office:value-type="percentage" office:value="0.769185360094451" calcext:value-type="percentage">
            <text:p>77%</text:p>
          </table:table-cell>
          <table:table-cell table:style-name="ce8" table:formula="of:=IF([.C77]&gt;0;[.I77]/[.C77];&quot;&quot;)">
            <text:p/>
          </table:table-cell>
          <table:table-cell table:style-name="ce29" table:formula="of:=IF([.D77]&gt;0;[.J77]/[.D77];&quot;&quot;)" office:value-type="percentage" office:value="7168.66666666667" calcext:value-type="percentage">
            <text:p>716,8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5245" calcext:value-type="float">
            <text:p>5,24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85" calcext:value-type="float">
            <text:p>4,18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60" calcext:value-type="float">
            <text:p>4,16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0.797902764537655" calcext:value-type="percentage">
            <text:p>80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793136320305052" calcext:value-type="percentage">
            <text:p>79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7.956204379562" calcext:value-type="percentage">
            <text:p>15,79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2664" calcext:value-type="float">
            <text:p>2,6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1500" calcext:value-type="float">
            <text:p>1,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308" calcext:value-type="float">
            <text:p>5,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563063063063063" calcext:value-type="percentage">
            <text:p>56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1.99249249249249" calcext:value-type="percentage">
            <text:p>199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10792" calcext:value-type="float">
            <text:p>10,79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6016" calcext:value-type="float">
            <text:p>6,01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8460" calcext:value-type="float">
            <text:p>8,46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80]&gt;0;[.E80]/[.B80];&quot;&quot;)" office:value-type="percentage" office:value="0.557449962935508" calcext:value-type="percentage">
            <text:p>56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783914010378058" calcext:value-type="percentage">
            <text:p>78%</text:p>
          </table:table-cell>
          <table:table-cell table:style-name="ce8" table:formula="of:=IF([.C80]&gt;0;[.I80]/[.C80];&quot;&quot;)" office:value-type="percentage" office:value="0.0163934426229508" calcext:value-type="percentage">
            <text:p>2%</text:p>
          </table:table-cell>
          <table:table-cell table:style-name="ce29" table:formula="of:=IF([.D80]&gt;0;[.J80]/[.D80];&quot;&quot;)" office:value-type="percentage" office:value="896.833333333333" calcext:value-type="percentage">
            <text:p>89,6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11386" calcext:value-type="float">
            <text:p>11,38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7013" calcext:value-type="float">
            <text:p>7,01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9060" calcext:value-type="float">
            <text:p>9,06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9220" calcext:value-type="float">
            <text:p>89,220</text:p>
          </table:table-cell>
          <table:table-cell table:style-name="ce24" table:formula="of:=IF([.B81]&gt;0;[.E81]/[.B81];&quot;&quot;)" office:value-type="percentage" office:value="0.615931846126822" calcext:value-type="percentage">
            <text:p>62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29" table:formula="of:=IF([.D81]&gt;0;[.G81]/[.D81];&quot;&quot;)" office:value-type="percentage" office:value="1" calcext:value-type="percentage">
            <text:p>100%</text:p>
          </table:table-cell>
          <table:table-cell table:style-name="ce24" table:formula="of:=IF([.B81]&gt;0;[.H81]/[.B81];&quot;&quot;)" office:value-type="percentage" office:value="0.795714034779554" calcext:value-type="percentage">
            <text:p>80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770859277709" calcext:value-type="percentage">
            <text:p>2,77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309774" calcext:value-type="float">
            <text:p>309,774</text:p>
          </table:table-cell>
          <table:table-cell table:style-name="ce7" table:formula="of:=SUM([.C3:.C81])" office:value-type="float" office:value="6487" calcext:value-type="float">
            <text:p>6,487</text:p>
          </table:table-cell>
          <table:table-cell table:style-name="ce23" table:formula="of:=SUM([.D3:.D81])" office:value-type="float" office:value="36119" calcext:value-type="float">
            <text:p>36,119</text:p>
          </table:table-cell>
          <table:table-cell table:style-name="ce16" table:formula="of:=SUM([.E3:.E81])" office:value-type="float" office:value="212839" calcext:value-type="float">
            <text:p>212,839</text:p>
          </table:table-cell>
          <table:table-cell table:style-name="ce7" table:formula="of:=SUM([.F3:.F81])" office:value-type="float" office:value="5616" calcext:value-type="float">
            <text:p>5,616</text:p>
          </table:table-cell>
          <table:table-cell table:style-name="ce23" table:formula="of:=SUM([.G3:.G81])" office:value-type="float" office:value="36111" calcext:value-type="float">
            <text:p>36,111</text:p>
          </table:table-cell>
          <table:table-cell table:style-name="ce16" table:formula="of:=SUM([.H3:.H81])" office:value-type="float" office:value="291735" calcext:value-type="float">
            <text:p>291,735</text:p>
          </table:table-cell>
          <table:table-cell table:style-name="ce7" table:formula="of:=SUM([.I3:.I81])" office:value-type="float" office:value="5636" calcext:value-type="float">
            <text:p>5,636</text:p>
          </table:table-cell>
          <table:table-cell table:style-name="ce23" table:formula="of:=SUM([.J3:.J81])" office:value-type="float" office:value="6831080" calcext:value-type="float">
            <text:p>6,831,080</text:p>
          </table:table-cell>
          <table:table-cell table:style-name="ce25" table:formula="of:=AVERAGE([.K3:.K81])" office:value-type="percentage" office:value="0.829674303495755" calcext:value-type="percentage">
            <text:p>83%</text:p>
          </table:table-cell>
          <table:table-cell table:style-name="ce9" table:formula="of:=AVERAGE([.L3:.L81])" office:value-type="percentage" office:value="0.90530951363844" calcext:value-type="percentage">
            <text:p>91%</text:p>
          </table:table-cell>
          <table:table-cell table:style-name="ce30" table:formula="of:=AVERAGE([.M3:.M81])" office:value-type="percentage" office:value="0.992975591298295" calcext:value-type="percentage">
            <text:p>99%</text:p>
          </table:table-cell>
          <table:table-cell table:style-name="ce25" table:formula="of:=AVERAGE([.N3:.N81])" office:value-type="percentage" office:value="1.29613944218031" calcext:value-type="percentage">
            <text:p>130%</text:p>
          </table:table-cell>
          <table:table-cell table:style-name="ce9" table:formula="of:=AVERAGE([.O3:.O81])" office:value-type="percentage" office:value="0.949237021262405" calcext:value-type="percentage">
            <text:p>95%</text:p>
          </table:table-cell>
          <table:table-cell table:style-name="ce30" table:formula="of:=AVERAGE([.P3:.P81])" office:value-type="percentage" office:value="3989.49054656348" calcext:value-type="percentage">
            <text:p>398,949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398459383753501" calcext:value-type="percentage">
            <text:p>40%</text:p>
          </table:table-cell>
          <table:table-cell table:style-name="ce9" table:formula="of:=MIN([.L3:.L81])" office:value-type="percentage" office:value="0.00161290322580645" calcext:value-type="percentage">
            <text:p>0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481442577030812" calcext:value-type="percentage">
            <text:p>48%</text:p>
          </table:table-cell>
          <table:table-cell table:style-name="ce9" table:formula="of:=MIN([.O3:.O81])" office:value-type="percentage" office:value="0.00645161290322581" calcext:value-type="percentage">
            <text:p>1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34272" calcext:value-type="float">
            <text:p>34,272</text:p>
          </table:table-cell>
          <table:table-cell table:style-name="ce7" table:formula="of:=MAX([.C3:.C81])" office:value-type="float" office:value="620" calcext:value-type="float">
            <text:p>620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16822" calcext:value-type="float">
            <text:p>16,822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23" table:formula="of:=MAX([.G3:.G81])" office:value-type="float" office:value="4804" calcext:value-type="float">
            <text:p>4,804</text:p>
          </table:table-cell>
          <table:table-cell table:style-name="ce16" table:formula="of:=MAX([.H3:.H81])" office:value-type="float" office:value="17572" calcext:value-type="float">
            <text:p>17,572</text:p>
          </table:table-cell>
          <table:table-cell table:style-name="ce7" table:formula="of:=MAX([.I3:.I81])" office:value-type="float" office:value="400" calcext:value-type="float">
            <text:p>400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1.18181818181818" calcext:value-type="percentage">
            <text:p>118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.01" calcext:value-type="percentage">
            <text:p>101%</text:p>
          </table:table-cell>
          <table:table-cell table:style-name="ce25" table:formula="of:=MAX([.N3:.N81])" office:value-type="percentage" office:value="7.1191135734072" calcext:value-type="percentage">
            <text:p>712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FP emulation" table:style-name="ta1">
        <table:shapes>
          <draw:frame draw:z-index="0" draw:style-name="gr1" draw:text-style-name="P1" svg:width="320mm" svg:height="480mm" svg:x="0mm" svg:y="411.88mm">
            <draw:object draw:notify-on-update-of-ranges="'No FP emulation'.A3:'No FP emulation'.A81 'No FP emulation'.B1:'No FP emulation'.B1 'No FP emulation'.B3:'No FP emulation'.B81 'No FP emulation'.E1:'No FP emulation'.E1 'No FP emulation'.E3:'No FP emulation'.E81 'No FP emulation'.H1:'No FP emulation'.H1 'No FP emulation'.H3:'No FP emulation'.H8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out standard C library, FP emulation or C startup. They use dummy C and floating point emulation libraries but the standard math library.</text:p>
            <text:p/>
            <text:p>The compilation flags for RISC-V are:</text:p>
            <text:p/>
            <text:p>-Os -march=rv32imc -fdata-sections -ffunction-sections -Wl,-gc-sections -nostartfiles -nostdlib</text:p>
            <text:p/>
            <text:p>and for ARM are:</text:p>
            <text:p/>
            <text:p>-Os -mcpu=cortex-m4+nofp -mfloat-abi=soft -mthumb -fdata-sections -ffunction-sections -Wl,-gc-sections -nostartfiles -nostdlib</text:p>
            <text:p/>
            <text:p><text:span text:style-name="T2">and for ARC are:</text:span></text:p>
            <text:p/>
            <text:p><text:span text:style-name="T2">-Os -mcpu=archs -fdata-sections -ffunction-sections -Wl,-gc-sections -nostartfiles -nostdlib</text:span></text:p>
            <text:p/>
          </table:table-cell>
          <table:covered-table-cell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68" calcext:value-type="float">
            <text:p>9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35574229691877" calcext:value-type="percentage">
            <text:p>136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304" calcext:value-type="float">
            <text:p>1,3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20740740740741" calcext:value-type="percentage">
            <text:p>121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88" calcext:value-type="float">
            <text:p>6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1" calcext:value-type="percentage">
            <text:p>100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1.09206349206349" calcext:value-type="percentage">
            <text:p>109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64" calcext:value-type="float">
            <text:p>4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82677165354331" calcext:value-type="percentage">
            <text:p>183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516" calcext:value-type="float">
            <text:p>1,516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6436251920123" calcext:value-type="percentage">
            <text:p>116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836" calcext:value-type="float">
            <text:p>8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13896457765668" calcext:value-type="percentage">
            <text:p>114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166" calcext:value-type="float">
            <text:p>1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88" calcext:value-type="float">
            <text:p>1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1]&gt;0;[.E11]/[.B11];&quot;&quot;)" office:value-type="percentage" office:value="0.996569468267582" calcext:value-type="percentage">
            <text:p>100%</text:p>
          </table:table-cell>
          <table:table-cell table:style-name="ce8" table:formula="of:=IF([.C11]&gt;0;[.F11]/[.C11];&quot;&quot;)">
            <text:p/>
          </table:table-cell>
          <table:table-cell table:style-name="ce29" table:formula="of:=IF([.D11]&gt;0;[.G11]/[.D11];&quot;&quot;)">
            <text:p/>
          </table:table-cell>
          <table:table-cell table:style-name="ce24" table:formula="of:=IF([.B11]&gt;0;[.H11]/[.B11];&quot;&quot;)" office:value-type="percentage" office:value="1.0188679245283" calcext:value-type="percentage">
            <text:p>102%</text:p>
          </table:table-cell>
          <table:table-cell table:style-name="ce8" table:formula="of:=IF([.C11]&gt;0;[.I11]/[.C11];&quot;&quot;)">
            <text:p/>
          </table:table-cell>
          <table:table-cell table:style-name="ce29" table:formula="of:=IF([.D11]&gt;0;[.J11]/[.D11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644" calcext:value-type="float">
            <text:p>6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832" calcext:value-type="float">
            <text:p>8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2]&gt;0;[.E12]/[.B12];&quot;&quot;)" office:value-type="percentage" office:value="1.0125786163522" calcext:value-type="percentage">
            <text:p>101%</text:p>
          </table:table-cell>
          <table:table-cell table:style-name="ce8" table:formula="of:=IF([.C12]&gt;0;[.F12]/[.C12];&quot;&quot;)">
            <text:p/>
          </table:table-cell>
          <table:table-cell table:style-name="ce29" table:formula="of:=IF([.D12]&gt;0;[.G12]/[.D12];&quot;&quot;)" office:value-type="percentage" office:value="1" calcext:value-type="percentage">
            <text:p>100%</text:p>
          </table:table-cell>
          <table:table-cell table:style-name="ce24" table:formula="of:=IF([.B12]&gt;0;[.H12]/[.B12];&quot;&quot;)" office:value-type="percentage" office:value="1.30817610062893" calcext:value-type="percentage">
            <text:p>131%</text:p>
          </table:table-cell>
          <table:table-cell table:style-name="ce8" table:formula="of:=IF([.C12]&gt;0;[.I12]/[.C12];&quot;&quot;)">
            <text:p/>
          </table:table-cell>
          <table:table-cell table:style-name="ce29" table:formula="of:=IF([.D12]&gt;0;[.J12]/[.D12];&quot;&quot;)" office:value-type="percentage" office:value="4301.6" calcext:value-type="percentage">
            <text:p>430,16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902" calcext:value-type="float">
            <text:p>90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846" calcext:value-type="float">
            <text:p>8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3]&gt;0;[.E13]/[.B13];&quot;&quot;)" office:value-type="percentage" office:value="0.937915742793792" calcext:value-type="percentage">
            <text:p>94%</text:p>
          </table:table-cell>
          <table:table-cell table:style-name="ce8" table:formula="of:=IF([.C13]&gt;0;[.F13]/[.C13];&quot;&quot;)">
            <text:p/>
          </table:table-cell>
          <table:table-cell table:style-name="ce29" table:formula="of:=IF([.D13]&gt;0;[.G13]/[.D13];&quot;&quot;)" office:value-type="percentage" office:value="1" calcext:value-type="percentage">
            <text:p>100%</text:p>
          </table:table-cell>
          <table:table-cell table:style-name="ce24" table:formula="of:=IF([.B13]&gt;0;[.H13]/[.B13];&quot;&quot;)" office:value-type="percentage" office:value="1.19733924611973" calcext:value-type="percentage">
            <text:p>120%</text:p>
          </table:table-cell>
          <table:table-cell table:style-name="ce8" table:formula="of:=IF([.C13]&gt;0;[.I13]/[.C13];&quot;&quot;)">
            <text:p/>
          </table:table-cell>
          <table:table-cell table:style-name="ce29" table:formula="of:=IF([.D13]&gt;0;[.J13]/[.D13];&quot;&quot;)" office:value-type="percentage" office:value="2151.1" calcext:value-type="percentage">
            <text:p>215,11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1012" calcext:value-type="float">
            <text:p>1,0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986" calcext:value-type="float">
            <text:p>9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1220" calcext:value-type="float">
            <text:p>1,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4]&gt;0;[.E14]/[.B14];&quot;&quot;)" office:value-type="percentage" office:value="0.974308300395257" calcext:value-type="percentage">
            <text:p>97%</text:p>
          </table:table-cell>
          <table:table-cell table:style-name="ce8" table:formula="of:=IF([.C14]&gt;0;[.F14]/[.C14];&quot;&quot;)">
            <text:p/>
          </table:table-cell>
          <table:table-cell table:style-name="ce29" table:formula="of:=IF([.D14]&gt;0;[.G14]/[.D14];&quot;&quot;)" office:value-type="percentage" office:value="1" calcext:value-type="percentage">
            <text:p>100%</text:p>
          </table:table-cell>
          <table:table-cell table:style-name="ce24" table:formula="of:=IF([.B14]&gt;0;[.H14]/[.B14];&quot;&quot;)" office:value-type="percentage" office:value="1.20553359683794" calcext:value-type="percentage">
            <text:p>121%</text:p>
          </table:table-cell>
          <table:table-cell table:style-name="ce8" table:formula="of:=IF([.C14]&gt;0;[.I14]/[.C14];&quot;&quot;)">
            <text:p/>
          </table:table-cell>
          <table:table-cell table:style-name="ce29" table:formula="of:=IF([.D14]&gt;0;[.J14]/[.D14];&quot;&quot;)" office:value-type="percentage" office:value="2688.875" calcext:value-type="percentage">
            <text:p>268,888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13614" calcext:value-type="float">
            <text:p>13,614</text:p>
          </table:table-cell>
          <table:table-cell table:style-name="ce6" office:value-type="float" office:value="620" calcext:value-type="float">
            <text:p>62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1370" calcext:value-type="float">
            <text:p>11,37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040" calcext:value-type="float">
            <text:p>12,04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15]&gt;0;[.E15]/[.B15];&quot;&quot;)" office:value-type="percentage" office:value="0.835169678272367" calcext:value-type="percentage">
            <text:p>84%</text:p>
          </table:table-cell>
          <table:table-cell table:style-name="ce8" table:formula="of:=IF([.C15]&gt;0;[.F15]/[.C15];&quot;&quot;)" office:value-type="percentage" office:value="0.00161290322580645" calcext:value-type="percentage">
            <text:p>0%</text:p>
          </table:table-cell>
          <table:table-cell table:style-name="ce29" table:formula="of:=IF([.D15]&gt;0;[.G15]/[.D15];&quot;&quot;)" office:value-type="percentage" office:value="1" calcext:value-type="percentage">
            <text:p>100%</text:p>
          </table:table-cell>
          <table:table-cell table:style-name="ce24" table:formula="of:=IF([.B15]&gt;0;[.H15]/[.B15];&quot;&quot;)" office:value-type="percentage" office:value="0.88438372263846" calcext:value-type="percentage">
            <text:p>88%</text:p>
          </table:table-cell>
          <table:table-cell table:style-name="ce8" table:formula="of:=IF([.C15]&gt;0;[.I15]/[.C15];&quot;&quot;)" office:value-type="percentage" office:value="0.00645161290322581" calcext:value-type="percentage">
            <text:p>1%</text:p>
          </table:table-cell>
          <table:table-cell table:style-name="ce29" table:formula="of:=IF([.D15]&gt;0;[.J15]/[.D15];&quot;&quot;)" office:value-type="percentage" office:value="7168.33333333333" calcext:value-type="percentage">
            <text:p>716,833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944" calcext:value-type="float">
            <text:p>9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1160" calcext:value-type="float">
            <text:p>1,1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532" calcext:value-type="float">
            <text:p>86,532</text:p>
          </table:table-cell>
          <table:table-cell table:style-name="ce24" table:formula="of:=IF([.B16]&gt;0;[.E16]/[.B16];&quot;&quot;)" office:value-type="percentage" office:value="0.955465587044534" calcext:value-type="percentage">
            <text:p>96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" calcext:value-type="percentage">
            <text:p>100%</text:p>
          </table:table-cell>
          <table:table-cell table:style-name="ce24" table:formula="of:=IF([.B16]&gt;0;[.H16]/[.B16];&quot;&quot;)" office:value-type="percentage" office:value="1.17408906882591" calcext:value-type="percentage">
            <text:p>117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7.697674418605" calcext:value-type="percentage">
            <text:p>16,77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6514" calcext:value-type="float">
            <text:p>6,514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2" calcext:value-type="float">
            <text:p>2,352</text:p>
          </table:table-cell>
          <table:table-cell table:style-name="ce15" office:value-type="float" office:value="5920" calcext:value-type="float">
            <text:p>5,92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6160" calcext:value-type="float">
            <text:p>6,16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88360" calcext:value-type="float">
            <text:p>88,360</text:p>
          </table:table-cell>
          <table:table-cell table:style-name="ce24" table:formula="of:=IF([.B17]&gt;0;[.E17]/[.B17];&quot;&quot;)" office:value-type="percentage" office:value="0.908811789990789" calcext:value-type="percentage">
            <text:p>91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0170068027211" calcext:value-type="percentage">
            <text:p>100%</text:p>
          </table:table-cell>
          <table:table-cell table:style-name="ce24" table:formula="of:=IF([.B17]&gt;0;[.H17]/[.B17];&quot;&quot;)" office:value-type="percentage" office:value="0.945655511206632" calcext:value-type="percentage">
            <text:p>95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680272108844" calcext:value-type="percentage">
            <text:p>3,757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004" calcext:value-type="float">
            <text:p>3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10" calcext:value-type="float">
            <text:p>2,8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80" calcext:value-type="float">
            <text:p>3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935419440745672" calcext:value-type="percentage">
            <text:p>94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1.02529960053262" calcext:value-type="percentage">
            <text:p>103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520" calcext:value-type="float">
            <text:p>5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35416666666667" calcext:value-type="percentage">
            <text:p>135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50" calcext:value-type="float">
            <text:p>25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84" calcext:value-type="float">
            <text:p>28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984251968503937" calcext:value-type="percentage">
            <text:p>9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1.11811023622047" calcext:value-type="percentage">
            <text:p>112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066" calcext:value-type="float">
            <text:p>1,06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24" calcext:value-type="float">
            <text:p>1,124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868667917448405" calcext:value-type="percentage">
            <text:p>87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1.05440900562852" calcext:value-type="percentage">
            <text:p>105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870" calcext:value-type="float">
            <text:p>87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12" calcext:value-type="float">
            <text:p>81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44" calcext:value-type="float">
            <text:p>1,04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933333333333333" calcext:value-type="percentage">
            <text:p>93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1.2" calcext:value-type="percentage">
            <text:p>120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1776" calcext:value-type="float">
            <text:p>1,77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95" calcext:value-type="float">
            <text:p>1,19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32" calcext:value-type="float">
            <text:p>1,43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7]&gt;0;[.E27]/[.B27];&quot;&quot;)" office:value-type="percentage" office:value="0.67286036036036" calcext:value-type="percentage">
            <text:p>67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>
            <text:p/>
          </table:table-cell>
          <table:table-cell table:style-name="ce24" table:formula="of:=IF([.B27]&gt;0;[.H27]/[.B27];&quot;&quot;)" office:value-type="percentage" office:value="0.806306306306306" calcext:value-type="percentage">
            <text:p>81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1.04580152671756" calcext:value-type="percentage">
            <text:p>105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1.17557251908397" calcext:value-type="percentage">
            <text:p>118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134" calcext:value-type="float">
            <text:p>1,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908289241622575" calcext:value-type="percentage">
            <text:p>91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994708994708995" calcext:value-type="percentage">
            <text:p>99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5" calcext:value-type="float">
            <text:p>395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3665158371041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3393665158371" calcext:value-type="percentage">
            <text:p>134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1322" calcext:value-type="float">
            <text:p>1,32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210" calcext:value-type="float">
            <text:p>1,2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388" calcext:value-type="float">
            <text:p>1,3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915279878971256" calcext:value-type="percentage">
            <text:p>92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0499243570348" calcext:value-type="percentage">
            <text:p>105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938" calcext:value-type="float">
            <text:p>9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842" calcext:value-type="float">
            <text:p>8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1040" calcext:value-type="float">
            <text:p>1,0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897654584221748" calcext:value-type="percentage">
            <text:p>90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10874200426439" calcext:value-type="percentage">
            <text:p>111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16" calcext:value-type="float">
            <text:p>2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981037924151697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1.0059880239521" calcext:value-type="percentage">
            <text:p>101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028" calcext:value-type="float">
            <text:p>2,0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216" calcext:value-type="float">
            <text:p>2,2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816" calcext:value-type="float">
            <text:p>86,816</text:p>
          </table:table-cell>
          <table:table-cell table:style-name="ce24" table:formula="of:=IF([.B36]&gt;0;[.E36]/[.B36];&quot;&quot;)" office:value-type="percentage" office:value="0.931985294117647" calcext:value-type="percentage">
            <text:p>93%</text:p>
          </table:table-cell>
          <table:table-cell table:style-name="ce8" table:formula="of:=IF([.C36]&gt;0;[.F36]/[.C36];&quot;&quot;)">
            <text:p/>
          </table:table-cell>
          <table:table-cell table:style-name="ce29" table:formula="of:=IF([.D36]&gt;0;[.G36]/[.D36];&quot;&quot;)" office:value-type="percentage" office:value="1" calcext:value-type="percentage">
            <text:p>100%</text:p>
          </table:table-cell>
          <table:table-cell table:style-name="ce24" table:formula="of:=IF([.B36]&gt;0;[.H36]/[.B36];&quot;&quot;)" office:value-type="percentage" office:value="1.01838235294118" calcext:value-type="percentage">
            <text:p>102%</text:p>
          </table:table-cell>
          <table:table-cell table:style-name="ce8" table:formula="of:=IF([.C36]&gt;0;[.I36]/[.C36];&quot;&quot;)">
            <text:p/>
          </table:table-cell>
          <table:table-cell table:style-name="ce29" table:formula="of:=IF([.D36]&gt;0;[.J36]/[.D36];&quot;&quot;)" office:value-type="percentage" office:value="108.52" calcext:value-type="percentage">
            <text:p>10,85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6822" calcext:value-type="float">
            <text:p>16,82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7620" calcext:value-type="float">
            <text:p>17,6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8416" calcext:value-type="float">
            <text:p>88,416</text:p>
          </table:table-cell>
          <table:table-cell table:style-name="ce24" table:formula="of:=IF([.B37]&gt;0;[.E37]/[.B37];&quot;&quot;)" office:value-type="percentage" office:value="0.89383634431455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29" table:formula="of:=IF([.D37]&gt;0;[.G37]/[.D37];&quot;&quot;)" office:value-type="percentage" office:value="1" calcext:value-type="percentage">
            <text:p>100%</text:p>
          </table:table-cell>
          <table:table-cell table:style-name="ce24" table:formula="of:=IF([.B37]&gt;0;[.H37]/[.B37];&quot;&quot;)" office:value-type="percentage" office:value="0.936238044633369" calcext:value-type="percentage">
            <text:p>94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84" calcext:value-type="percentage">
            <text:p>3,68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1154" calcext:value-type="float">
            <text:p>1,15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022" calcext:value-type="float">
            <text:p>1,02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184" calcext:value-type="float">
            <text:p>1,18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885615251299827" calcext:value-type="percentage">
            <text:p>89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02599653379549" calcext:value-type="percentage">
            <text:p>10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1684" calcext:value-type="float">
            <text:p>1,684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537" calcext:value-type="float">
            <text:p>1,537</text:p>
          </table:table-cell>
          <table:table-cell table:style-name="ce6" office:value-type="float" office:value="321" calcext:value-type="float">
            <text:p>32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768" calcext:value-type="float">
            <text:p>1,768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9]&gt;0;[.E39]/[.B39];&quot;&quot;)" office:value-type="percentage" office:value="0.91270783847981" calcext:value-type="percentage">
            <text:p>91%</text:p>
          </table:table-cell>
          <table:table-cell table:style-name="ce8" table:formula="of:=IF([.C39]&gt;0;[.F39]/[.C39];&quot;&quot;)" office:value-type="percentage" office:value="0.990740740740741" calcext:value-type="percentage">
            <text:p>99%</text:p>
          </table:table-cell>
          <table:table-cell table:style-name="ce29" table:formula="of:=IF([.D39]&gt;0;[.G39]/[.D39];&quot;&quot;)" office:value-type="percentage" office:value="1" calcext:value-type="percentage">
            <text:p>100%</text:p>
          </table:table-cell>
          <table:table-cell table:style-name="ce24" table:formula="of:=IF([.B39]&gt;0;[.H39]/[.B39];&quot;&quot;)" office:value-type="percentage" office:value="1.04988123515439" calcext:value-type="percentage">
            <text:p>105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 office:value-type="percentage" office:value="7168.33333333333" calcext:value-type="percentage">
            <text:p>716,8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600" calcext:value-type="float">
            <text:p>2,6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959166666666667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1.08333333333333" calcext:value-type="percentage">
            <text:p>10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56" calcext:value-type="float">
            <text:p>6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884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1.312" calcext:value-type="percentage">
            <text:p>131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184" calcext:value-type="float">
            <text:p>16,1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198" calcext:value-type="float">
            <text:p>14,19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432" calcext:value-type="float">
            <text:p>15,4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77286208601088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53534354918438" calcext:value-type="percentage">
            <text:p>95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476" calcext:value-type="float">
            <text:p>8,4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88" calcext:value-type="float">
            <text:p>7,5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45445965077867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95233600755073" calcext:value-type="percentage">
            <text:p>90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518" calcext:value-type="float">
            <text:p>2,51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240" calcext:value-type="float">
            <text:p>2,24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725178713264496" calcext:value-type="percentage">
            <text:p>73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89594916600477" calcext:value-type="percentage">
            <text:p>89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764" calcext:value-type="float">
            <text:p>7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678" calcext:value-type="float">
            <text:p>6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887434554973822" calcext:value-type="percentage">
            <text:p>89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17801047120419" calcext:value-type="percentage">
            <text:p>118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544" calcext:value-type="float">
            <text:p>5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450" calcext:value-type="float">
            <text:p>45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28" calcext:value-type="float">
            <text:p>5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827205882352941" calcext:value-type="percentage">
            <text:p>83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0.970588235294118" calcext:value-type="percentage">
            <text:p>97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496" calcext:value-type="float">
            <text:p>4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8" calcext:value-type="float">
            <text:p>51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1.04435483870968" calcext:value-type="percentage">
            <text:p>104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12096774193548" calcext:value-type="percentage">
            <text:p>112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416" calcext:value-type="float">
            <text:p>9,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886" calcext:value-type="float">
            <text:p>7,8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92" calcext:value-type="float">
            <text:p>8,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37510620220901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912489379779099" calcext:value-type="percentage">
            <text:p>91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7568" calcext:value-type="float">
            <text:p>7,5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7168" calcext:value-type="float">
            <text:p>7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6900" calcext:value-type="float">
            <text:p>6,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53]&gt;0;[.E53]/[.B53];&quot;&quot;)" office:value-type="percentage" office:value="0.947145877378435" calcext:value-type="percentage">
            <text:p>95%</text:p>
          </table:table-cell>
          <table:table-cell table:style-name="ce8" table:formula="of:=IF([.C53]&gt;0;[.F53]/[.C53];&quot;&quot;)">
            <text:p/>
          </table:table-cell>
          <table:table-cell table:style-name="ce29" table:formula="of:=IF([.D53]&gt;0;[.G53]/[.D53];&quot;&quot;)" office:value-type="percentage" office:value="1" calcext:value-type="percentage">
            <text:p>100%</text:p>
          </table:table-cell>
          <table:table-cell table:style-name="ce24" table:formula="of:=IF([.B53]&gt;0;[.H53]/[.B53];&quot;&quot;)" office:value-type="percentage" office:value="0.911733615221987" calcext:value-type="percentage">
            <text:p>91%</text:p>
          </table:table-cell>
          <table:table-cell table:style-name="ce8" table:formula="of:=IF([.C53]&gt;0;[.I53]/[.C53];&quot;&quot;)">
            <text:p/>
          </table:table-cell>
          <table:table-cell table:style-name="ce29" table:formula="of:=IF([.D53]&gt;0;[.J53]/[.D53];&quot;&quot;)" office:value-type="percentage" office:value="1792.83333333333" calcext:value-type="percentage">
            <text:p>179,2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82" calcext:value-type="float">
            <text:p>48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36" calcext:value-type="float">
            <text:p>73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57651245551601" calcext:value-type="percentage">
            <text:p>86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1.30960854092527" calcext:value-type="percentage">
            <text:p>131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682" calcext:value-type="float">
            <text:p>68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640" calcext:value-type="float">
            <text:p>6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93841642228739" calcext:value-type="percentage">
            <text:p>94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1.25513196480938" calcext:value-type="percentage">
            <text:p>126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8374" calcext:value-type="float">
            <text:p>18,37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270" calcext:value-type="float">
            <text:p>12,270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164" calcext:value-type="float">
            <text:p>16,16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7]&gt;0;[.E57]/[.B57];&quot;&quot;)" office:value-type="percentage" office:value="0.66779144443235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1" calcext:value-type="percentage">
            <text:p>100%</text:p>
          </table:table-cell>
          <table:table-cell table:style-name="ce24" table:formula="of:=IF([.B57]&gt;0;[.H57]/[.B57];&quot;&quot;)" office:value-type="percentage" office:value="0.87972134537934" calcext:value-type="percentage">
            <text:p>88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7169" calcext:value-type="percentage">
            <text:p>716,9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490" calcext:value-type="float">
            <text:p>4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64" calcext:value-type="float">
            <text:p>6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24489795918367" calcext:value-type="percentage">
            <text:p>82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1.35510204081633" calcext:value-type="percentage">
            <text:p>136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92" calcext:value-type="float">
            <text:p>7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2]&gt;0;[.E62]/[.B62];&quot;&quot;)" office:value-type="percentage" office:value="0.98932384341637" calcext:value-type="percentage">
            <text:p>9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>
            <text:p/>
          </table:table-cell>
          <table:table-cell table:style-name="ce24" table:formula="of:=IF([.B62]&gt;0;[.H62]/[.B62];&quot;&quot;)" office:value-type="percentage" office:value="1.40925266903915" calcext:value-type="percentage">
            <text:p>141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466" calcext:value-type="float">
            <text:p>4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668" calcext:value-type="float">
            <text:p>66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63]&gt;0;[.E63]/[.B63];&quot;&quot;)" office:value-type="percentage" office:value="0.927038626609442" calcext:value-type="percentage">
            <text:p>93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1" calcext:value-type="percentage">
            <text:p>100%</text:p>
          </table:table-cell>
          <table:table-cell table:style-name="ce24" table:formula="of:=IF([.B63]&gt;0;[.H63]/[.B63];&quot;&quot;)" office:value-type="percentage" office:value="1.43347639484979" calcext:value-type="percentage">
            <text:p>143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1076.2" calcext:value-type="percentage">
            <text:p>107,6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286" calcext:value-type="float">
            <text:p>28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88" calcext:value-type="float">
            <text:p>4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4]&gt;0;[.E64]/[.B64];&quot;&quot;)" office:value-type="percentage" office:value="0.965034965034965" calcext:value-type="percentage">
            <text:p>97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>
            <text:p/>
          </table:table-cell>
          <table:table-cell table:style-name="ce24" table:formula="of:=IF([.B64]&gt;0;[.H64]/[.B64];&quot;&quot;)" office:value-type="percentage" office:value="1.70629370629371" calcext:value-type="percentage">
            <text:p>171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36" calcext:value-type="float">
            <text:p>33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5]&gt;0;[.E65]/[.B65];&quot;&quot;)" office:value-type="percentage" office:value="0.993464052287582" calcext:value-type="percentage">
            <text:p>99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>
            <text:p/>
          </table:table-cell>
          <table:table-cell table:style-name="ce24" table:formula="of:=IF([.B65]&gt;0;[.H65]/[.B65];&quot;&quot;)" office:value-type="percentage" office:value="1.09803921568627" calcext:value-type="percentage">
            <text:p>110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964" calcext:value-type="float">
            <text:p>96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00" calcext:value-type="float">
            <text:p>1,1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7]&gt;0;[.E67]/[.B67];&quot;&quot;)" office:value-type="percentage" office:value="0.892116182572614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>
            <text:p/>
          </table:table-cell>
          <table:table-cell table:style-name="ce24" table:formula="of:=IF([.B67]&gt;0;[.H67]/[.B67];&quot;&quot;)" office:value-type="percentage" office:value="1.14107883817427" calcext:value-type="percentage">
            <text:p>114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644" calcext:value-type="float">
            <text:p>2,644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57" calcext:value-type="float">
            <text:p>2,157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536" calcext:value-type="float">
            <text:p>2,536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68]&gt;0;[.E68]/[.B68];&quot;&quot;)" office:value-type="percentage" office:value="0.815809379727685" calcext:value-type="percentage">
            <text:p>82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 office:value-type="percentage" office:value="1" calcext:value-type="percentage">
            <text:p>100%</text:p>
          </table:table-cell>
          <table:table-cell table:style-name="ce24" table:formula="of:=IF([.B68]&gt;0;[.H68]/[.B68];&quot;&quot;)" office:value-type="percentage" office:value="0.959152798789713" calcext:value-type="percentage">
            <text:p>96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 office:value-type="percentage" office:value="7168.33333333333" calcext:value-type="percentage">
            <text:p>716,8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430" calcext:value-type="float">
            <text:p>4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6" calcext:value-type="float">
            <text:p>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92093023255814" calcext:value-type="percentage">
            <text:p>92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1.37674418604651" calcext:value-type="percentage">
            <text:p>13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1514" calcext:value-type="float">
            <text:p>1,51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361" calcext:value-type="float">
            <text:p>1,361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600" calcext:value-type="float">
            <text:p>1,60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7648" calcext:value-type="float">
            <text:p>87,648</text:p>
          </table:table-cell>
          <table:table-cell table:style-name="ce24" table:formula="of:=IF([.B70]&gt;0;[.E70]/[.B70];&quot;&quot;)" office:value-type="percentage" office:value="0.89894319682959" calcext:value-type="percentage">
            <text:p>90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1.05680317040951" calcext:value-type="percentage">
            <text:p>106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3138686131387" calcext:value-type="percentage">
            <text:p>5,33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772" calcext:value-type="float">
            <text:p>3,7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96" calcext:value-type="float">
            <text:p>5,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7868504772004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4305408271474" calcext:value-type="percentage">
            <text:p>143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3962" calcext:value-type="float">
            <text:p>3,96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856" calcext:value-type="float">
            <text:p>3,8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56" calcext:value-type="float">
            <text:p>4,1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973245835436648" calcext:value-type="percentage">
            <text:p>97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1.04896516910651" calcext:value-type="percentage">
            <text:p>105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1016" calcext:value-type="float">
            <text:p>1,01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866" calcext:value-type="float">
            <text:p>86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1152" calcext:value-type="float">
            <text:p>1,152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90648" calcext:value-type="float">
            <text:p>90,648</text:p>
          </table:table-cell>
          <table:table-cell table:style-name="ce24" table:formula="of:=IF([.B73]&gt;0;[.E73]/[.B73];&quot;&quot;)" office:value-type="percentage" office:value="0.852362204724409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" calcext:value-type="percentage">
            <text:p>100%</text:p>
          </table:table-cell>
          <table:table-cell table:style-name="ce24" table:formula="of:=IF([.B73]&gt;0;[.H73]/[.B73];&quot;&quot;)" office:value-type="percentage" office:value="1.13385826771654" calcext:value-type="percentage">
            <text:p>113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699481865285" calcext:value-type="percentage">
            <text:p>1,95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94339622641509" calcext:value-type="percentage">
            <text:p>194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4753" calcext:value-type="float">
            <text:p>4,7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4" calcext:value-type="float">
            <text:p>3,7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6" calcext:value-type="float">
            <text:p>3,7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0.798232695139912" calcext:value-type="percentage">
            <text:p>80%</text:p>
          </table:table-cell>
          <table:table-cell table:style-name="ce8" table:formula="of:=IF([.C77]&gt;0;[.F77]/[.C77];&quot;&quot;)">
            <text:p/>
          </table:table-cell>
          <table:table-cell table:style-name="ce29" table:formula="of:=IF([.D77]&gt;0;[.G77]/[.D77];&quot;&quot;)" office:value-type="percentage" office:value="1" calcext:value-type="percentage">
            <text:p>100%</text:p>
          </table:table-cell>
          <table:table-cell table:style-name="ce24" table:formula="of:=IF([.B77]&gt;0;[.H77]/[.B77];&quot;&quot;)" office:value-type="percentage" office:value="0.798653482011361" calcext:value-type="percentage">
            <text:p>80%</text:p>
          </table:table-cell>
          <table:table-cell table:style-name="ce8" table:formula="of:=IF([.C77]&gt;0;[.I77]/[.C77];&quot;&quot;)">
            <text:p/>
          </table:table-cell>
          <table:table-cell table:style-name="ce29" table:formula="of:=IF([.D77]&gt;0;[.J77]/[.D77];&quot;&quot;)" office:value-type="percentage" office:value="7168.66666666667" calcext:value-type="percentage">
            <text:p>716,8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5245" calcext:value-type="float">
            <text:p>5,24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85" calcext:value-type="float">
            <text:p>4,18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208" calcext:value-type="float">
            <text:p>4,20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0.797902764537655" calcext:value-type="percentage">
            <text:p>80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802287893231649" calcext:value-type="percentage">
            <text:p>80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7.956204379562" calcext:value-type="percentage">
            <text:p>15,79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46" calcext:value-type="float">
            <text:p>5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844" calcext:value-type="float">
            <text:p>8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845201238390093" calcext:value-type="percentage">
            <text:p>85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1.30650154798762" calcext:value-type="percentage">
            <text:p>131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4112" calcext:value-type="float">
            <text:p>4,11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3720" calcext:value-type="float">
            <text:p>3,72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4036" calcext:value-type="float">
            <text:p>4,03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80]&gt;0;[.E80]/[.B80];&quot;&quot;)" office:value-type="percentage" office:value="0.904669260700389" calcext:value-type="percentage">
            <text:p>90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981517509727626" calcext:value-type="percentage">
            <text:p>98%</text:p>
          </table:table-cell>
          <table:table-cell table:style-name="ce8" table:formula="of:=IF([.C80]&gt;0;[.I80]/[.C80];&quot;&quot;)" office:value-type="percentage" office:value="0.0163934426229508" calcext:value-type="percentage">
            <text:p>2%</text:p>
          </table:table-cell>
          <table:table-cell table:style-name="ce29" table:formula="of:=IF([.D80]&gt;0;[.J80]/[.D80];&quot;&quot;)" office:value-type="percentage" office:value="896.833333333333" calcext:value-type="percentage">
            <text:p>89,6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5068" calcext:value-type="float">
            <text:p>5,06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715" calcext:value-type="float">
            <text:p>4,71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588" calcext:value-type="float">
            <text:p>4,58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9220" calcext:value-type="float">
            <text:p>89,220</text:p>
          </table:table-cell>
          <table:table-cell table:style-name="ce24" table:formula="of:=IF([.B81]&gt;0;[.E81]/[.B81];&quot;&quot;)" office:value-type="percentage" office:value="0.93034727703236" calcext:value-type="percentage">
            <text:p>93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29" table:formula="of:=IF([.D81]&gt;0;[.G81]/[.D81];&quot;&quot;)" office:value-type="percentage" office:value="1" calcext:value-type="percentage">
            <text:p>100%</text:p>
          </table:table-cell>
          <table:table-cell table:style-name="ce24" table:formula="of:=IF([.B81]&gt;0;[.H81]/[.B81];&quot;&quot;)" office:value-type="percentage" office:value="0.905288082083662" calcext:value-type="percentage">
            <text:p>91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770859277709" calcext:value-type="percentage">
            <text:p>2,778%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193961" calcext:value-type="float">
            <text:p>193,961</text:p>
          </table:table-cell>
          <table:table-cell table:style-name="ce7" table:formula="of:=SUM([.C3:.C81])" office:value-type="float" office:value="6487" calcext:value-type="float">
            <text:p>6,487</text:p>
          </table:table-cell>
          <table:table-cell table:style-name="ce23" table:formula="of:=SUM([.D3:.D81])" office:value-type="float" office:value="36119" calcext:value-type="float">
            <text:p>36,119</text:p>
          </table:table-cell>
          <table:table-cell table:style-name="ce16" table:formula="of:=SUM([.E3:.E81])" office:value-type="float" office:value="170717" calcext:value-type="float">
            <text:p>170,717</text:p>
          </table:table-cell>
          <table:table-cell table:style-name="ce7" table:formula="of:=SUM([.F3:.F81])" office:value-type="float" office:value="5616" calcext:value-type="float">
            <text:p>5,616</text:p>
          </table:table-cell>
          <table:table-cell table:style-name="ce23" table:formula="of:=SUM([.G3:.G81])" office:value-type="float" office:value="36111" calcext:value-type="float">
            <text:p>36,111</text:p>
          </table:table-cell>
          <table:table-cell table:style-name="ce16" table:formula="of:=SUM([.H3:.H81])" office:value-type="float" office:value="188787" calcext:value-type="float">
            <text:p>188,787</text:p>
          </table:table-cell>
          <table:table-cell table:style-name="ce7" table:formula="of:=SUM([.I3:.I81])" office:value-type="float" office:value="5636" calcext:value-type="float">
            <text:p>5,636</text:p>
          </table:table-cell>
          <table:table-cell table:style-name="ce23" table:formula="of:=SUM([.J3:.J81])" office:value-type="float" office:value="6831080" calcext:value-type="float">
            <text:p>6,831,080</text:p>
          </table:table-cell>
          <table:table-cell table:style-name="ce25" table:formula="of:=AVERAGE([.K3:.K81])" office:value-type="percentage" office:value="0.929573022452617" calcext:value-type="percentage">
            <text:p>93%</text:p>
          </table:table-cell>
          <table:table-cell table:style-name="ce9" table:formula="of:=AVERAGE([.L3:.L81])" office:value-type="percentage" office:value="0.90530951363844" calcext:value-type="percentage">
            <text:p>91%</text:p>
          </table:table-cell>
          <table:table-cell table:style-name="ce30" table:formula="of:=AVERAGE([.M3:.M81])" office:value-type="percentage" office:value="0.992975591298295" calcext:value-type="percentage">
            <text:p>99%</text:p>
          </table:table-cell>
          <table:table-cell table:style-name="ce25" table:formula="of:=AVERAGE([.N3:.N81])" office:value-type="percentage" office:value="1.14572904675716" calcext:value-type="percentage">
            <text:p>115%</text:p>
          </table:table-cell>
          <table:table-cell table:style-name="ce9" table:formula="of:=AVERAGE([.O3:.O81])" office:value-type="percentage" office:value="0.949237021262405" calcext:value-type="percentage">
            <text:p>95%</text:p>
          </table:table-cell>
          <table:table-cell table:style-name="ce30" table:formula="of:=AVERAGE([.P3:.P81])" office:value-type="percentage" office:value="3989.49054656348" calcext:value-type="percentage">
            <text:p>398,949%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66779144443235" calcext:value-type="percentage">
            <text:p>67%</text:p>
          </table:table-cell>
          <table:table-cell table:style-name="ce9" table:formula="of:=MIN([.L3:.L81])" office:value-type="percentage" office:value="0.00161290322580645" calcext:value-type="percentage">
            <text:p>0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798653482011361" calcext:value-type="percentage">
            <text:p>80%</text:p>
          </table:table-cell>
          <table:table-cell table:style-name="ce9" table:formula="of:=MIN([.O3:.O81])" office:value-type="percentage" office:value="0.00645161290322581" calcext:value-type="percentage">
            <text:p>1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18820" calcext:value-type="float">
            <text:p>18,820</text:p>
          </table:table-cell>
          <table:table-cell table:style-name="ce7" table:formula="of:=MAX([.C3:.C81])" office:value-type="float" office:value="620" calcext:value-type="float">
            <text:p>620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16822" calcext:value-type="float">
            <text:p>16,822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23" table:formula="of:=MAX([.G3:.G81])" office:value-type="float" office:value="4804" calcext:value-type="float">
            <text:p>4,804</text:p>
          </table:table-cell>
          <table:table-cell table:style-name="ce16" table:formula="of:=MAX([.H3:.H81])" office:value-type="float" office:value="17620" calcext:value-type="float">
            <text:p>17,620</text:p>
          </table:table-cell>
          <table:table-cell table:style-name="ce7" table:formula="of:=MAX([.I3:.I81])" office:value-type="float" office:value="400" calcext:value-type="float">
            <text:p>400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1.18181818181818" calcext:value-type="percentage">
            <text:p>118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.01" calcext:value-type="percentage">
            <text:p>101%</text:p>
          </table:table-cell>
          <table:table-cell table:style-name="ce25" table:formula="of:=MAX([.N3:.N81])" office:value-type="percentage" office:value="1.94339622641509" calcext:value-type="percentage">
            <text:p>194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7"/>
        </table:table-row>
        <table:table-row table:style-name="ro1" table:number-rows-repeated="10484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 libraries" table:style-name="ta1">
        <table:shapes>
          <draw:frame draw:z-index="0" draw:style-name="gr1" draw:text-style-name="P1" svg:width="320mm" svg:height="480mm" svg:x="0mm" svg:y="410.01mm">
            <draw:object draw:notify-on-update-of-ranges="'No libraries'.A3:'No libraries'.A81 'No libraries'.B1:'No libraries'.B1 'No libraries'.B3:'No libraries'.B81 'No libraries'.E1:'No libraries'.E1 'No libraries'.E3:'No libraries'.E81 'No libraries'.H1:'No libraries'.H1 'No libraries'.H3:'No libraries'.H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0mm" svg:height="110mm" svg:x="85.82mm" svg:y="905.88mm">
            <draw:object draw:notify-on-update-of-ranges="'No libraries'.A188:'No libraries'.A266 'No libraries'.B186:'No libraries'.B187 'No libraries'.B188:'No libraries'.B2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0mm" svg:height="110mm" svg:x="85.31mm" svg:y="1309.85mm">
            <draw:object draw:notify-on-update-of-ranges="'No libraries'.A271:'No libraries'.A349 'No libraries'.B270:'No libraries'.B270 'No libraries'.B271:'No libraries'.B3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280mm" svg:height="110mm" svg:x="133.48mm" svg:y="1713.37mm">
            <draw:object draw:notify-on-update-of-ranges="'No libraries'.A354:'No libraries'.A432 'No libraries'.D354:'No libraries'.D43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<text:span text:style-name="T3">Notes:</text:span></text:p>
            <text:p/>
            <text:p>Both examples are compiled without standard libraries or C startup. They use a dummy C library, dummy C maths library and dummy libgcc floating point emulation.</text:p>
            <text:p/>
            <text:p>The compilation flags for RISC-V are:</text:p>
            <text:p/>
            <text:p>-Os -march=rv32imc -fdata-sections -ffunction-sections -Wl,-gc-sections </text:p>
            <text:p/>
            <text:p>and for ARM are:</text:p>
            <text:p/>
            <text:p>-Os -mcpu=cortex-m4+nofp -mfloat-abi=soft -mthumb -fdata-sections -ffunction-sections -Wl,-gc-sections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68" calcext:value-type="float">
            <text:p>9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35574229691877" calcext:value-type="percentage">
            <text:p>136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304" calcext:value-type="float">
            <text:p>1,3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20740740740741" calcext:value-type="percentage">
            <text:p>121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88" calcext:value-type="float">
            <text:p>6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1" calcext:value-type="percentage">
            <text:p>100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1.09206349206349" calcext:value-type="percentage">
            <text:p>109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64" calcext:value-type="float">
            <text:p>4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82677165354331" calcext:value-type="percentage">
            <text:p>183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516" calcext:value-type="float">
            <text:p>1,516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6436251920123" calcext:value-type="percentage">
            <text:p>116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836" calcext:value-type="float">
            <text:p>8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13896457765668" calcext:value-type="percentage">
            <text:p>114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166" calcext:value-type="float">
            <text:p>1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88" calcext:value-type="float">
            <text:p>1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1]&gt;0;[.E11]/[.B11];&quot;&quot;)" office:value-type="percentage" office:value="0.996569468267582" calcext:value-type="percentage">
            <text:p>100%</text:p>
          </table:table-cell>
          <table:table-cell table:style-name="ce8" table:formula="of:=IF([.C11]&gt;0;[.F11]/[.C11];&quot;&quot;)">
            <text:p/>
          </table:table-cell>
          <table:table-cell table:style-name="ce29" table:formula="of:=IF([.D11]&gt;0;[.G11]/[.D11];&quot;&quot;)">
            <text:p/>
          </table:table-cell>
          <table:table-cell table:style-name="ce24" table:formula="of:=IF([.B11]&gt;0;[.H11]/[.B11];&quot;&quot;)" office:value-type="percentage" office:value="1.0188679245283" calcext:value-type="percentage">
            <text:p>102%</text:p>
          </table:table-cell>
          <table:table-cell table:style-name="ce8" table:formula="of:=IF([.C11]&gt;0;[.I11]/[.C11];&quot;&quot;)">
            <text:p/>
          </table:table-cell>
          <table:table-cell table:style-name="ce29" table:formula="of:=IF([.D11]&gt;0;[.J11]/[.D1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644" calcext:value-type="float">
            <text:p>6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832" calcext:value-type="float">
            <text:p>8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2]&gt;0;[.E12]/[.B12];&quot;&quot;)" office:value-type="percentage" office:value="1.0125786163522" calcext:value-type="percentage">
            <text:p>101%</text:p>
          </table:table-cell>
          <table:table-cell table:style-name="ce8" table:formula="of:=IF([.C12]&gt;0;[.F12]/[.C12];&quot;&quot;)">
            <text:p/>
          </table:table-cell>
          <table:table-cell table:style-name="ce29" table:formula="of:=IF([.D12]&gt;0;[.G12]/[.D12];&quot;&quot;)" office:value-type="percentage" office:value="1" calcext:value-type="percentage">
            <text:p>100%</text:p>
          </table:table-cell>
          <table:table-cell table:style-name="ce24" table:formula="of:=IF([.B12]&gt;0;[.H12]/[.B12];&quot;&quot;)" office:value-type="percentage" office:value="1.30817610062893" calcext:value-type="percentage">
            <text:p>131%</text:p>
          </table:table-cell>
          <table:table-cell table:style-name="ce8" table:formula="of:=IF([.C12]&gt;0;[.I12]/[.C12];&quot;&quot;)">
            <text:p/>
          </table:table-cell>
          <table:table-cell table:style-name="ce29" table:formula="of:=IF([.D12]&gt;0;[.J12]/[.D12];&quot;&quot;)" office:value-type="percentage" office:value="4301.6" calcext:value-type="percentage">
            <text:p>430,16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902" calcext:value-type="float">
            <text:p>90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846" calcext:value-type="float">
            <text:p>8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3]&gt;0;[.E13]/[.B13];&quot;&quot;)" office:value-type="percentage" office:value="0.937915742793792" calcext:value-type="percentage">
            <text:p>94%</text:p>
          </table:table-cell>
          <table:table-cell table:style-name="ce8" table:formula="of:=IF([.C13]&gt;0;[.F13]/[.C13];&quot;&quot;)">
            <text:p/>
          </table:table-cell>
          <table:table-cell table:style-name="ce29" table:formula="of:=IF([.D13]&gt;0;[.G13]/[.D13];&quot;&quot;)" office:value-type="percentage" office:value="1" calcext:value-type="percentage">
            <text:p>100%</text:p>
          </table:table-cell>
          <table:table-cell table:style-name="ce24" table:formula="of:=IF([.B13]&gt;0;[.H13]/[.B13];&quot;&quot;)" office:value-type="percentage" office:value="1.19733924611973" calcext:value-type="percentage">
            <text:p>120%</text:p>
          </table:table-cell>
          <table:table-cell table:style-name="ce8" table:formula="of:=IF([.C13]&gt;0;[.I13]/[.C13];&quot;&quot;)">
            <text:p/>
          </table:table-cell>
          <table:table-cell table:style-name="ce29" table:formula="of:=IF([.D13]&gt;0;[.J13]/[.D13];&quot;&quot;)" office:value-type="percentage" office:value="2151.1" calcext:value-type="percentage">
            <text:p>215,11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1012" calcext:value-type="float">
            <text:p>1,0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986" calcext:value-type="float">
            <text:p>9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1220" calcext:value-type="float">
            <text:p>1,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4]&gt;0;[.E14]/[.B14];&quot;&quot;)" office:value-type="percentage" office:value="0.974308300395257" calcext:value-type="percentage">
            <text:p>97%</text:p>
          </table:table-cell>
          <table:table-cell table:style-name="ce8" table:formula="of:=IF([.C14]&gt;0;[.F14]/[.C14];&quot;&quot;)">
            <text:p/>
          </table:table-cell>
          <table:table-cell table:style-name="ce29" table:formula="of:=IF([.D14]&gt;0;[.G14]/[.D14];&quot;&quot;)" office:value-type="percentage" office:value="1" calcext:value-type="percentage">
            <text:p>100%</text:p>
          </table:table-cell>
          <table:table-cell table:style-name="ce24" table:formula="of:=IF([.B14]&gt;0;[.H14]/[.B14];&quot;&quot;)" office:value-type="percentage" office:value="1.20553359683794" calcext:value-type="percentage">
            <text:p>121%</text:p>
          </table:table-cell>
          <table:table-cell table:style-name="ce8" table:formula="of:=IF([.C14]&gt;0;[.I14]/[.C14];&quot;&quot;)">
            <text:p/>
          </table:table-cell>
          <table:table-cell table:style-name="ce29" table:formula="of:=IF([.D14]&gt;0;[.J14]/[.D14];&quot;&quot;)" office:value-type="percentage" office:value="2688.875" calcext:value-type="percentage">
            <text:p>268,88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2650" calcext:value-type="float">
            <text:p>2,65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74" calcext:value-type="float">
            <text:p>1,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52" calcext:value-type="float">
            <text:p>1,5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5]&gt;0;[.E15]/[.B15];&quot;&quot;)" office:value-type="percentage" office:value="0.480754716981132" calcext:value-type="percentage">
            <text:p>48%</text:p>
          </table:table-cell>
          <table:table-cell table:style-name="ce8" table:formula="of:=IF([.C15]&gt;0;[.F15]/[.C15];&quot;&quot;)">
            <text:p/>
          </table:table-cell>
          <table:table-cell table:style-name="ce29" table:formula="of:=IF([.D15]&gt;0;[.G15]/[.D15];&quot;&quot;)">
            <text:p/>
          </table:table-cell>
          <table:table-cell table:style-name="ce24" table:formula="of:=IF([.B15]&gt;0;[.H15]/[.B15];&quot;&quot;)" office:value-type="percentage" office:value="0.585660377358491" calcext:value-type="percentage">
            <text:p>59%</text:p>
          </table:table-cell>
          <table:table-cell table:style-name="ce8" table:formula="of:=IF([.C15]&gt;0;[.I15]/[.C15];&quot;&quot;)">
            <text:p/>
          </table:table-cell>
          <table:table-cell table:style-name="ce29" table:formula="of:=IF([.D15]&gt;0;[.J15]/[.D1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944" calcext:value-type="float">
            <text:p>9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1160" calcext:value-type="float">
            <text:p>1,1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532" calcext:value-type="float">
            <text:p>86,532</text:p>
          </table:table-cell>
          <table:table-cell table:style-name="ce24" table:formula="of:=IF([.B16]&gt;0;[.E16]/[.B16];&quot;&quot;)" office:value-type="percentage" office:value="0.955465587044534" calcext:value-type="percentage">
            <text:p>96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" calcext:value-type="percentage">
            <text:p>100%</text:p>
          </table:table-cell>
          <table:table-cell table:style-name="ce24" table:formula="of:=IF([.B16]&gt;0;[.H16]/[.B16];&quot;&quot;)" office:value-type="percentage" office:value="1.17408906882591" calcext:value-type="percentage">
            <text:p>117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7.697674418605" calcext:value-type="percentage">
            <text:p>16,77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6514" calcext:value-type="float">
            <text:p>6,514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2" calcext:value-type="float">
            <text:p>2,352</text:p>
          </table:table-cell>
          <table:table-cell table:style-name="ce15" office:value-type="float" office:value="5920" calcext:value-type="float">
            <text:p>5,92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6160" calcext:value-type="float">
            <text:p>6,16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88360" calcext:value-type="float">
            <text:p>88,360</text:p>
          </table:table-cell>
          <table:table-cell table:style-name="ce24" table:formula="of:=IF([.B17]&gt;0;[.E17]/[.B17];&quot;&quot;)" office:value-type="percentage" office:value="0.908811789990789" calcext:value-type="percentage">
            <text:p>91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0170068027211" calcext:value-type="percentage">
            <text:p>100%</text:p>
          </table:table-cell>
          <table:table-cell table:style-name="ce24" table:formula="of:=IF([.B17]&gt;0;[.H17]/[.B17];&quot;&quot;)" office:value-type="percentage" office:value="0.945655511206632" calcext:value-type="percentage">
            <text:p>95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680272108844" calcext:value-type="percentage">
            <text:p>3,75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004" calcext:value-type="float">
            <text:p>3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10" calcext:value-type="float">
            <text:p>2,8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80" calcext:value-type="float">
            <text:p>3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935419440745672" calcext:value-type="percentage">
            <text:p>94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1.02529960053262" calcext:value-type="percentage">
            <text:p>103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520" calcext:value-type="float">
            <text:p>5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35416666666667" calcext:value-type="percentage">
            <text:p>135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50" calcext:value-type="float">
            <text:p>25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84" calcext:value-type="float">
            <text:p>28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984251968503937" calcext:value-type="percentage">
            <text:p>9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1.11811023622047" calcext:value-type="percentage">
            <text:p>112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066" calcext:value-type="float">
            <text:p>1,06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24" calcext:value-type="float">
            <text:p>1,124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868667917448405" calcext:value-type="percentage">
            <text:p>87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1.05440900562852" calcext:value-type="percentage">
            <text:p>105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870" calcext:value-type="float">
            <text:p>87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12" calcext:value-type="float">
            <text:p>81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44" calcext:value-type="float">
            <text:p>1,04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933333333333333" calcext:value-type="percentage">
            <text:p>93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1.2" calcext:value-type="percentage">
            <text:p>120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1776" calcext:value-type="float">
            <text:p>1,77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95" calcext:value-type="float">
            <text:p>1,19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32" calcext:value-type="float">
            <text:p>1,43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7]&gt;0;[.E27]/[.B27];&quot;&quot;)" office:value-type="percentage" office:value="0.67286036036036" calcext:value-type="percentage">
            <text:p>67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>
            <text:p/>
          </table:table-cell>
          <table:table-cell table:style-name="ce24" table:formula="of:=IF([.B27]&gt;0;[.H27]/[.B27];&quot;&quot;)" office:value-type="percentage" office:value="0.806306306306306" calcext:value-type="percentage">
            <text:p>81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1.04580152671756" calcext:value-type="percentage">
            <text:p>105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1.17557251908397" calcext:value-type="percentage">
            <text:p>118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134" calcext:value-type="float">
            <text:p>1,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908289241622575" calcext:value-type="percentage">
            <text:p>91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994708994708995" calcext:value-type="percentage">
            <text:p>99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5" calcext:value-type="float">
            <text:p>395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3665158371041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3393665158371" calcext:value-type="percentage">
            <text:p>134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1322" calcext:value-type="float">
            <text:p>1,32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210" calcext:value-type="float">
            <text:p>1,2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388" calcext:value-type="float">
            <text:p>1,3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915279878971256" calcext:value-type="percentage">
            <text:p>92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0499243570348" calcext:value-type="percentage">
            <text:p>105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938" calcext:value-type="float">
            <text:p>9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842" calcext:value-type="float">
            <text:p>8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1040" calcext:value-type="float">
            <text:p>1,0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897654584221748" calcext:value-type="percentage">
            <text:p>90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10874200426439" calcext:value-type="percentage">
            <text:p>111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16" calcext:value-type="float">
            <text:p>2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981037924151697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1.0059880239521" calcext:value-type="percentage">
            <text:p>101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028" calcext:value-type="float">
            <text:p>2,0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216" calcext:value-type="float">
            <text:p>2,2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816" calcext:value-type="float">
            <text:p>86,816</text:p>
          </table:table-cell>
          <table:table-cell table:style-name="ce24" table:formula="of:=IF([.B36]&gt;0;[.E36]/[.B36];&quot;&quot;)" office:value-type="percentage" office:value="0.931985294117647" calcext:value-type="percentage">
            <text:p>93%</text:p>
          </table:table-cell>
          <table:table-cell table:style-name="ce8" table:formula="of:=IF([.C36]&gt;0;[.F36]/[.C36];&quot;&quot;)">
            <text:p/>
          </table:table-cell>
          <table:table-cell table:style-name="ce29" table:formula="of:=IF([.D36]&gt;0;[.G36]/[.D36];&quot;&quot;)" office:value-type="percentage" office:value="1" calcext:value-type="percentage">
            <text:p>100%</text:p>
          </table:table-cell>
          <table:table-cell table:style-name="ce24" table:formula="of:=IF([.B36]&gt;0;[.H36]/[.B36];&quot;&quot;)" office:value-type="percentage" office:value="1.01838235294118" calcext:value-type="percentage">
            <text:p>102%</text:p>
          </table:table-cell>
          <table:table-cell table:style-name="ce8" table:formula="of:=IF([.C36]&gt;0;[.I36]/[.C36];&quot;&quot;)">
            <text:p/>
          </table:table-cell>
          <table:table-cell table:style-name="ce29" table:formula="of:=IF([.D36]&gt;0;[.J36]/[.D36];&quot;&quot;)" office:value-type="percentage" office:value="108.52" calcext:value-type="percentage">
            <text:p>10,8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6822" calcext:value-type="float">
            <text:p>16,82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7620" calcext:value-type="float">
            <text:p>17,6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8416" calcext:value-type="float">
            <text:p>88,416</text:p>
          </table:table-cell>
          <table:table-cell table:style-name="ce24" table:formula="of:=IF([.B37]&gt;0;[.E37]/[.B37];&quot;&quot;)" office:value-type="percentage" office:value="0.89383634431455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29" table:formula="of:=IF([.D37]&gt;0;[.G37]/[.D37];&quot;&quot;)" office:value-type="percentage" office:value="1" calcext:value-type="percentage">
            <text:p>100%</text:p>
          </table:table-cell>
          <table:table-cell table:style-name="ce24" table:formula="of:=IF([.B37]&gt;0;[.H37]/[.B37];&quot;&quot;)" office:value-type="percentage" office:value="0.936238044633369" calcext:value-type="percentage">
            <text:p>94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84" calcext:value-type="percentage">
            <text:p>3,6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1154" calcext:value-type="float">
            <text:p>1,15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022" calcext:value-type="float">
            <text:p>1,02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184" calcext:value-type="float">
            <text:p>1,18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885615251299827" calcext:value-type="percentage">
            <text:p>89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02599653379549" calcext:value-type="percentage">
            <text:p>10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1126" calcext:value-type="float">
            <text:p>1,126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8" calcext:value-type="float">
            <text:p>1,008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28" calcext:value-type="float">
            <text:p>1,228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9]&gt;0;[.E39]/[.B39];&quot;&quot;)" office:value-type="percentage" office:value="0.895204262877442" calcext:value-type="percentage">
            <text:p>90%</text:p>
          </table:table-cell>
          <table:table-cell table:style-name="ce8" table:formula="of:=IF([.C39]&gt;0;[.F39]/[.C39];&quot;&quot;)" office:value-type="percentage" office:value="1" calcext:value-type="percentage">
            <text:p>100%</text:p>
          </table:table-cell>
          <table:table-cell table:style-name="ce29" table:formula="of:=IF([.D39]&gt;0;[.G39]/[.D39];&quot;&quot;)">
            <text:p/>
          </table:table-cell>
          <table:table-cell table:style-name="ce24" table:formula="of:=IF([.B39]&gt;0;[.H39]/[.B39];&quot;&quot;)" office:value-type="percentage" office:value="1.09058614564831" calcext:value-type="percentage">
            <text:p>109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600" calcext:value-type="float">
            <text:p>2,6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959166666666667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1.08333333333333" calcext:value-type="percentage">
            <text:p>10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56" calcext:value-type="float">
            <text:p>6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884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1.312" calcext:value-type="percentage">
            <text:p>131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184" calcext:value-type="float">
            <text:p>16,1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198" calcext:value-type="float">
            <text:p>14,19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432" calcext:value-type="float">
            <text:p>15,4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77286208601088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53534354918438" calcext:value-type="percentage">
            <text:p>95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476" calcext:value-type="float">
            <text:p>8,4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88" calcext:value-type="float">
            <text:p>7,5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45445965077867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95233600755073" calcext:value-type="percentage">
            <text:p>90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518" calcext:value-type="float">
            <text:p>2,51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240" calcext:value-type="float">
            <text:p>2,24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725178713264496" calcext:value-type="percentage">
            <text:p>73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89594916600477" calcext:value-type="percentage">
            <text:p>89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764" calcext:value-type="float">
            <text:p>7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678" calcext:value-type="float">
            <text:p>6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887434554973822" calcext:value-type="percentage">
            <text:p>89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17801047120419" calcext:value-type="percentage">
            <text:p>118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544" calcext:value-type="float">
            <text:p>5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450" calcext:value-type="float">
            <text:p>45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28" calcext:value-type="float">
            <text:p>5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827205882352941" calcext:value-type="percentage">
            <text:p>83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0.970588235294118" calcext:value-type="percentage">
            <text:p>97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496" calcext:value-type="float">
            <text:p>4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8" calcext:value-type="float">
            <text:p>51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1.04435483870968" calcext:value-type="percentage">
            <text:p>104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12096774193548" calcext:value-type="percentage">
            <text:p>112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416" calcext:value-type="float">
            <text:p>9,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886" calcext:value-type="float">
            <text:p>7,8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92" calcext:value-type="float">
            <text:p>8,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37510620220901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912489379779099" calcext:value-type="percentage">
            <text:p>91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7568" calcext:value-type="float">
            <text:p>7,5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7168" calcext:value-type="float">
            <text:p>7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6900" calcext:value-type="float">
            <text:p>6,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53]&gt;0;[.E53]/[.B53];&quot;&quot;)" office:value-type="percentage" office:value="0.947145877378435" calcext:value-type="percentage">
            <text:p>95%</text:p>
          </table:table-cell>
          <table:table-cell table:style-name="ce8" table:formula="of:=IF([.C53]&gt;0;[.F53]/[.C53];&quot;&quot;)">
            <text:p/>
          </table:table-cell>
          <table:table-cell table:style-name="ce29" table:formula="of:=IF([.D53]&gt;0;[.G53]/[.D53];&quot;&quot;)" office:value-type="percentage" office:value="1" calcext:value-type="percentage">
            <text:p>100%</text:p>
          </table:table-cell>
          <table:table-cell table:style-name="ce24" table:formula="of:=IF([.B53]&gt;0;[.H53]/[.B53];&quot;&quot;)" office:value-type="percentage" office:value="0.911733615221987" calcext:value-type="percentage">
            <text:p>91%</text:p>
          </table:table-cell>
          <table:table-cell table:style-name="ce8" table:formula="of:=IF([.C53]&gt;0;[.I53]/[.C53];&quot;&quot;)">
            <text:p/>
          </table:table-cell>
          <table:table-cell table:style-name="ce29" table:formula="of:=IF([.D53]&gt;0;[.J53]/[.D53];&quot;&quot;)" office:value-type="percentage" office:value="1792.83333333333" calcext:value-type="percentage">
            <text:p>179,2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82" calcext:value-type="float">
            <text:p>48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36" calcext:value-type="float">
            <text:p>73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57651245551601" calcext:value-type="percentage">
            <text:p>86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1.30960854092527" calcext:value-type="percentage">
            <text:p>131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682" calcext:value-type="float">
            <text:p>68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640" calcext:value-type="float">
            <text:p>6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93841642228739" calcext:value-type="percentage">
            <text:p>94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1.25513196480938" calcext:value-type="percentage">
            <text:p>126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8374" calcext:value-type="float">
            <text:p>18,37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270" calcext:value-type="float">
            <text:p>12,270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164" calcext:value-type="float">
            <text:p>16,16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7]&gt;0;[.E57]/[.B57];&quot;&quot;)" office:value-type="percentage" office:value="0.66779144443235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1" calcext:value-type="percentage">
            <text:p>100%</text:p>
          </table:table-cell>
          <table:table-cell table:style-name="ce24" table:formula="of:=IF([.B57]&gt;0;[.H57]/[.B57];&quot;&quot;)" office:value-type="percentage" office:value="0.87972134537934" calcext:value-type="percentage">
            <text:p>88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490" calcext:value-type="float">
            <text:p>4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64" calcext:value-type="float">
            <text:p>6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24489795918367" calcext:value-type="percentage">
            <text:p>82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1.35510204081633" calcext:value-type="percentage">
            <text:p>136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92" calcext:value-type="float">
            <text:p>7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2]&gt;0;[.E62]/[.B62];&quot;&quot;)" office:value-type="percentage" office:value="0.98932384341637" calcext:value-type="percentage">
            <text:p>9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>
            <text:p/>
          </table:table-cell>
          <table:table-cell table:style-name="ce24" table:formula="of:=IF([.B62]&gt;0;[.H62]/[.B62];&quot;&quot;)" office:value-type="percentage" office:value="1.40925266903915" calcext:value-type="percentage">
            <text:p>141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466" calcext:value-type="float">
            <text:p>4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668" calcext:value-type="float">
            <text:p>66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63]&gt;0;[.E63]/[.B63];&quot;&quot;)" office:value-type="percentage" office:value="0.927038626609442" calcext:value-type="percentage">
            <text:p>93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1" calcext:value-type="percentage">
            <text:p>100%</text:p>
          </table:table-cell>
          <table:table-cell table:style-name="ce24" table:formula="of:=IF([.B63]&gt;0;[.H63]/[.B63];&quot;&quot;)" office:value-type="percentage" office:value="1.43347639484979" calcext:value-type="percentage">
            <text:p>143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1076.2" calcext:value-type="percentage">
            <text:p>107,6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286" calcext:value-type="float">
            <text:p>28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88" calcext:value-type="float">
            <text:p>4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4]&gt;0;[.E64]/[.B64];&quot;&quot;)" office:value-type="percentage" office:value="0.965034965034965" calcext:value-type="percentage">
            <text:p>97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>
            <text:p/>
          </table:table-cell>
          <table:table-cell table:style-name="ce24" table:formula="of:=IF([.B64]&gt;0;[.H64]/[.B64];&quot;&quot;)" office:value-type="percentage" office:value="1.70629370629371" calcext:value-type="percentage">
            <text:p>171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36" calcext:value-type="float">
            <text:p>33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5]&gt;0;[.E65]/[.B65];&quot;&quot;)" office:value-type="percentage" office:value="0.993464052287582" calcext:value-type="percentage">
            <text:p>99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>
            <text:p/>
          </table:table-cell>
          <table:table-cell table:style-name="ce24" table:formula="of:=IF([.B65]&gt;0;[.H65]/[.B65];&quot;&quot;)" office:value-type="percentage" office:value="1.09803921568627" calcext:value-type="percentage">
            <text:p>110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964" calcext:value-type="float">
            <text:p>96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00" calcext:value-type="float">
            <text:p>1,1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7]&gt;0;[.E67]/[.B67];&quot;&quot;)" office:value-type="percentage" office:value="0.892116182572614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>
            <text:p/>
          </table:table-cell>
          <table:table-cell table:style-name="ce24" table:formula="of:=IF([.B67]&gt;0;[.H67]/[.B67];&quot;&quot;)" office:value-type="percentage" office:value="1.14107883817427" calcext:value-type="percentage">
            <text:p>114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644" calcext:value-type="float">
            <text:p>2,644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57" calcext:value-type="float">
            <text:p>2,157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536" calcext:value-type="float">
            <text:p>2,536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68]&gt;0;[.E68]/[.B68];&quot;&quot;)" office:value-type="percentage" office:value="0.815809379727685" calcext:value-type="percentage">
            <text:p>82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 office:value-type="percentage" office:value="1" calcext:value-type="percentage">
            <text:p>100%</text:p>
          </table:table-cell>
          <table:table-cell table:style-name="ce24" table:formula="of:=IF([.B68]&gt;0;[.H68]/[.B68];&quot;&quot;)" office:value-type="percentage" office:value="0.959152798789713" calcext:value-type="percentage">
            <text:p>96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 office:value-type="percentage" office:value="7168.33333333333" calcext:value-type="percentage">
            <text:p>716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430" calcext:value-type="float">
            <text:p>4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6" calcext:value-type="float">
            <text:p>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92093023255814" calcext:value-type="percentage">
            <text:p>92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1.37674418604651" calcext:value-type="percentage">
            <text:p>13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1514" calcext:value-type="float">
            <text:p>1,51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361" calcext:value-type="float">
            <text:p>1,361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600" calcext:value-type="float">
            <text:p>1,60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7648" calcext:value-type="float">
            <text:p>87,648</text:p>
          </table:table-cell>
          <table:table-cell table:style-name="ce24" table:formula="of:=IF([.B70]&gt;0;[.E70]/[.B70];&quot;&quot;)" office:value-type="percentage" office:value="0.89894319682959" calcext:value-type="percentage">
            <text:p>90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1.05680317040951" calcext:value-type="percentage">
            <text:p>106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3138686131387" calcext:value-type="percentage">
            <text:p>5,3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772" calcext:value-type="float">
            <text:p>3,7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96" calcext:value-type="float">
            <text:p>5,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7868504772004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4305408271474" calcext:value-type="percentage">
            <text:p>143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3962" calcext:value-type="float">
            <text:p>3,96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856" calcext:value-type="float">
            <text:p>3,8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56" calcext:value-type="float">
            <text:p>4,1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973245835436648" calcext:value-type="percentage">
            <text:p>97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1.04896516910651" calcext:value-type="percentage">
            <text:p>105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1016" calcext:value-type="float">
            <text:p>1,01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866" calcext:value-type="float">
            <text:p>86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1152" calcext:value-type="float">
            <text:p>1,152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90648" calcext:value-type="float">
            <text:p>90,648</text:p>
          </table:table-cell>
          <table:table-cell table:style-name="ce24" table:formula="of:=IF([.B73]&gt;0;[.E73]/[.B73];&quot;&quot;)" office:value-type="percentage" office:value="0.852362204724409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" calcext:value-type="percentage">
            <text:p>100%</text:p>
          </table:table-cell>
          <table:table-cell table:style-name="ce24" table:formula="of:=IF([.B73]&gt;0;[.H73]/[.B73];&quot;&quot;)" office:value-type="percentage" office:value="1.13385826771654" calcext:value-type="percentage">
            <text:p>113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699481865285" calcext:value-type="percentage">
            <text:p>1,95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94339622641509" calcext:value-type="percentage">
            <text:p>194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4753" calcext:value-type="float">
            <text:p>4,7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4" calcext:value-type="float">
            <text:p>3,7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6" calcext:value-type="float">
            <text:p>3,7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0.798232695139912" calcext:value-type="percentage">
            <text:p>80%</text:p>
          </table:table-cell>
          <table:table-cell table:style-name="ce8" table:formula="of:=IF([.C77]&gt;0;[.F77]/[.C77];&quot;&quot;)">
            <text:p/>
          </table:table-cell>
          <table:table-cell table:style-name="ce29" table:formula="of:=IF([.D77]&gt;0;[.G77]/[.D77];&quot;&quot;)" office:value-type="percentage" office:value="1" calcext:value-type="percentage">
            <text:p>100%</text:p>
          </table:table-cell>
          <table:table-cell table:style-name="ce24" table:formula="of:=IF([.B77]&gt;0;[.H77]/[.B77];&quot;&quot;)" office:value-type="percentage" office:value="0.798653482011361" calcext:value-type="percentage">
            <text:p>80%</text:p>
          </table:table-cell>
          <table:table-cell table:style-name="ce8" table:formula="of:=IF([.C77]&gt;0;[.I77]/[.C77];&quot;&quot;)">
            <text:p/>
          </table:table-cell>
          <table:table-cell table:style-name="ce29" table:formula="of:=IF([.D77]&gt;0;[.J77]/[.D77];&quot;&quot;)" office:value-type="percentage" office:value="7168.66666666667" calcext:value-type="percentage">
            <text:p>716,8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5245" calcext:value-type="float">
            <text:p>5,24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85" calcext:value-type="float">
            <text:p>4,18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208" calcext:value-type="float">
            <text:p>4,20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0.797902764537655" calcext:value-type="percentage">
            <text:p>80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802287893231649" calcext:value-type="percentage">
            <text:p>80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7.956204379562" calcext:value-type="percentage">
            <text:p>15,79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46" calcext:value-type="float">
            <text:p>5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844" calcext:value-type="float">
            <text:p>8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845201238390093" calcext:value-type="percentage">
            <text:p>85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1.30650154798762" calcext:value-type="percentage">
            <text:p>131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4112" calcext:value-type="float">
            <text:p>4,11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3720" calcext:value-type="float">
            <text:p>3,72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4036" calcext:value-type="float">
            <text:p>4,03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80]&gt;0;[.E80]/[.B80];&quot;&quot;)" office:value-type="percentage" office:value="0.904669260700389" calcext:value-type="percentage">
            <text:p>90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981517509727626" calcext:value-type="percentage">
            <text:p>98%</text:p>
          </table:table-cell>
          <table:table-cell table:style-name="ce8" table:formula="of:=IF([.C80]&gt;0;[.I80]/[.C80];&quot;&quot;)" office:value-type="percentage" office:value="0.0163934426229508" calcext:value-type="percentage">
            <text:p>2%</text:p>
          </table:table-cell>
          <table:table-cell table:style-name="ce29" table:formula="of:=IF([.D80]&gt;0;[.J80]/[.D80];&quot;&quot;)" office:value-type="percentage" office:value="896.833333333333" calcext:value-type="percentage">
            <text:p>89,6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5068" calcext:value-type="float">
            <text:p>5,06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715" calcext:value-type="float">
            <text:p>4,71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588" calcext:value-type="float">
            <text:p>4,58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9220" calcext:value-type="float">
            <text:p>89,220</text:p>
          </table:table-cell>
          <table:table-cell table:style-name="ce24" table:formula="of:=IF([.B81]&gt;0;[.E81]/[.B81];&quot;&quot;)" office:value-type="percentage" office:value="0.93034727703236" calcext:value-type="percentage">
            <text:p>93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29" table:formula="of:=IF([.D81]&gt;0;[.G81]/[.D81];&quot;&quot;)" office:value-type="percentage" office:value="1" calcext:value-type="percentage">
            <text:p>100%</text:p>
          </table:table-cell>
          <table:table-cell table:style-name="ce24" table:formula="of:=IF([.B81]&gt;0;[.H81]/[.B81];&quot;&quot;)" office:value-type="percentage" office:value="0.905288082083662" calcext:value-type="percentage">
            <text:p>91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770859277709" calcext:value-type="percentage">
            <text:p>2,77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182439" calcext:value-type="float">
            <text:p>182,439</text:p>
          </table:table-cell>
          <table:table-cell table:style-name="ce7" table:formula="of:=SUM([.C3:.C81])" office:value-type="float" office:value="5863" calcext:value-type="float">
            <text:p>5,863</text:p>
          </table:table-cell>
          <table:table-cell table:style-name="ce23" table:formula="of:=SUM([.D3:.D81])" office:value-type="float" office:value="36095" calcext:value-type="float">
            <text:p>36,095</text:p>
          </table:table-cell>
          <table:table-cell table:style-name="ce16" table:formula="of:=SUM([.E3:.E81])" office:value-type="float" office:value="160092" calcext:value-type="float">
            <text:p>160,092</text:p>
          </table:table-cell>
          <table:table-cell table:style-name="ce7" table:formula="of:=SUM([.F3:.F81])" office:value-type="float" office:value="5614" calcext:value-type="float">
            <text:p>5,614</text:p>
          </table:table-cell>
          <table:table-cell table:style-name="ce23" table:formula="of:=SUM([.G3:.G81])" office:value-type="float" office:value="36087" calcext:value-type="float">
            <text:p>36,087</text:p>
          </table:table-cell>
          <table:table-cell table:style-name="ce16" table:formula="of:=SUM([.H3:.H81])" office:value-type="float" office:value="177759" calcext:value-type="float">
            <text:p>177,759</text:p>
          </table:table-cell>
          <table:table-cell table:style-name="ce7" table:formula="of:=SUM([.I3:.I81])" office:value-type="float" office:value="5628" calcext:value-type="float">
            <text:p>5,628</text:p>
          </table:table-cell>
          <table:table-cell table:style-name="ce23" table:formula="of:=SUM([.J3:.J81])" office:value-type="float" office:value="6831072" calcext:value-type="float">
            <text:p>6,831,072</text:p>
          </table:table-cell>
          <table:table-cell table:style-name="ce25" table:formula="of:=AVERAGE([.K3:.K81])" office:value-type="percentage" office:value="0.924865192871685" calcext:value-type="percentage">
            <text:p>92%</text:p>
          </table:table-cell>
          <table:table-cell table:style-name="ce9" table:formula="of:=AVERAGE([.L3:.L81])" office:value-type="percentage" office:value="0.930669398907104" calcext:value-type="percentage">
            <text:p>93%</text:p>
          </table:table-cell>
          <table:table-cell table:style-name="ce30" table:formula="of:=AVERAGE([.M3:.M81])" office:value-type="percentage" office:value="0.992715428013047" calcext:value-type="percentage">
            <text:p>99%</text:p>
          </table:table-cell>
          <table:table-cell table:style-name="ce25" table:formula="of:=AVERAGE([.N3:.N81])" office:value-type="percentage" office:value="1.14246299062063" calcext:value-type="percentage">
            <text:p>114%</text:p>
          </table:table-cell>
          <table:table-cell table:style-name="ce9" table:formula="of:=AVERAGE([.O3:.O81])" office:value-type="percentage" office:value="0.975425504827937" calcext:value-type="percentage">
            <text:p>98%</text:p>
          </table:table-cell>
          <table:table-cell table:style-name="ce30" table:formula="of:=AVERAGE([.P3:.P81])" office:value-type="percentage" office:value="3871.75562853496" calcext:value-type="percentage">
            <text:p>387,176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480754716981132" calcext:value-type="percentage">
            <text:p>48%</text:p>
          </table:table-cell>
          <table:table-cell table:style-name="ce9" table:formula="of:=MIN([.L3:.L81])" office:value-type="percentage" office:value="0.00409836065573771" calcext:value-type="percentage">
            <text:p>0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585660377358491" calcext:value-type="percentage">
            <text:p>59%</text:p>
          </table:table-cell>
          <table:table-cell table:style-name="ce9" table:formula="of:=MIN([.O3:.O81])" office:value-type="percentage" office:value="0.0163934426229508" calcext:value-type="percentage">
            <text:p>2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18820" calcext:value-type="float">
            <text:p>18,820</text:p>
          </table:table-cell>
          <table:table-cell table:style-name="ce7" table:formula="of:=MAX([.C3:.C81])" office:value-type="float" office:value="400" calcext:value-type="float">
            <text:p>400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16822" calcext:value-type="float">
            <text:p>16,822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23" table:formula="of:=MAX([.G3:.G81])" office:value-type="float" office:value="4804" calcext:value-type="float">
            <text:p>4,804</text:p>
          </table:table-cell>
          <table:table-cell table:style-name="ce16" table:formula="of:=MAX([.H3:.H81])" office:value-type="float" office:value="17620" calcext:value-type="float">
            <text:p>17,620</text:p>
          </table:table-cell>
          <table:table-cell table:style-name="ce7" table:formula="of:=MAX([.I3:.I81])" office:value-type="float" office:value="400" calcext:value-type="float">
            <text:p>400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1.18181818181818" calcext:value-type="percentage">
            <text:p>118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.01" calcext:value-type="percentage">
            <text:p>101%</text:p>
          </table:table-cell>
          <table:table-cell table:style-name="ce25" table:formula="of:=MAX([.N3:.N81])" office:value-type="percentage" office:value="1.94339622641509" calcext:value-type="percentage">
            <text:p>194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8"/>
        </table:table-row>
        <table:table-row table:style-name="ro1" table:number-rows-repeated="100">
          <table:table-cell table:number-columns-repeated="1024"/>
        </table:table-row>
        <table:table-row table:style-name="ro1">
          <table:table-cell table:style-name="ce3" office:value-type="string" calcext:value-type="string">
            <text:p>ARM Sorted text relative data (recopy when renewing above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ARM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ubic</text:p>
          </table:table-cell>
          <table:table-cell table:style-name="ce24" office:value-type="percentage" office:value="0.480754716981132" calcext:value-type="percentage">
            <text:p>4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24" office:value-type="percentage" office:value="0.66779144443235" calcext:value-type="percentage">
            <text:p>6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24" office:value-type="percentage" office:value="0.67286036036036" calcext:value-type="percentage">
            <text:p>6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24" office:value-type="percentage" office:value="0.725178713264496" calcext:value-type="percentage">
            <text:p>7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24" office:value-type="percentage" office:value="0.773684210526316" calcext:value-type="percentage">
            <text:p>7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24" office:value-type="percentage" office:value="0.781914893617021" calcext:value-type="percentage">
            <text:p>7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24" office:value-type="percentage" office:value="0.797902764537655" calcext:value-type="percentage">
            <text:p>8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24" office:value-type="percentage" office:value="0.798232695139912" calcext:value-type="percentage">
            <text:p>8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duff</text:p>
          </table:table-cell>
          <table:table-cell table:style-name="ce24" office:value-type="percentage" office:value="0.801204819277108" calcext:value-type="percentage">
            <text:p>8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lre</text:p>
          </table:table-cell>
          <table:table-cell table:style-name="ce24" office:value-type="percentage" office:value="0.815809379727685" calcext:value-type="percentage">
            <text:p>82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elect</text:p>
          </table:table-cell>
          <table:table-cell table:style-name="ce24" office:value-type="percentage" office:value="0.824489795918367" calcext:value-type="percentage">
            <text:p>82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24" office:value-type="percentage" office:value="0.827205882352941" calcext:value-type="percentage">
            <text:p>8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rc</text:p>
          </table:table-cell>
          <table:table-cell table:style-name="ce24" office:value-type="percentage" office:value="0.836512261580381" calcext:value-type="percentage">
            <text:p>8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24" office:value-type="percentage" office:value="0.837510620220901" calcext:value-type="percentage">
            <text:p>8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ud</text:p>
          </table:table-cell>
          <table:table-cell table:style-name="ce24" office:value-type="percentage" office:value="0.845201238390093" calcext:value-type="percentage">
            <text:p>8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24" office:value-type="percentage" office:value="0.845445965077867" calcext:value-type="percentage">
            <text:p>8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24" office:value-type="percentage" office:value="0.852362204724409" calcext:value-type="percentage">
            <text:p>8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qsort</text:p>
          </table:table-cell>
          <table:table-cell table:style-name="ce24" office:value-type="percentage" office:value="0.857651245551601" calcext:value-type="percentage">
            <text:p>86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fdct</text:p>
          </table:table-cell>
          <table:table-cell table:style-name="ce24" office:value-type="percentage" office:value="0.868667917448405" calcext:value-type="percentage">
            <text:p>8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lcdnum</text:p>
          </table:table-cell>
          <table:table-cell table:style-name="ce24" office:value-type="percentage" office:value="0.874285714285714" calcext:value-type="percentage">
            <text:p>8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24" office:value-type="percentage" office:value="0.877286208601088" calcext:value-type="percentage">
            <text:p>8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24" office:value-type="percentage" office:value="0.884" calcext:value-type="percentage">
            <text:p>8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minver</text:p>
          </table:table-cell>
          <table:table-cell table:style-name="ce24" office:value-type="percentage" office:value="0.885615251299827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24" office:value-type="percentage" office:value="0.887323943661972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24" office:value-type="percentage" office:value="0.887434554973822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expint</text:p>
          </table:table-cell>
          <table:table-cell table:style-name="ce24" office:value-type="percentage" office:value="0.890625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24" office:value-type="percentage" office:value="0.892116182572614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24" office:value-type="percentage" office:value="0.893665158371041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miniz</text:p>
          </table:table-cell>
          <table:table-cell table:style-name="ce24" office:value-type="percentage" office:value="0.893836344314559" calcext:value-type="percentage">
            <text:p>8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body</text:p>
          </table:table-cell>
          <table:table-cell table:style-name="ce24" office:value-type="percentage" office:value="0.895204262877442" calcext:value-type="percentage">
            <text:p>9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24" office:value-type="percentage" office:value="0.897654584221748" calcext:value-type="percentage">
            <text:p>9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t</text:p>
          </table:table-cell>
          <table:table-cell table:style-name="ce24" office:value-type="percentage" office:value="0.89894319682959" calcext:value-type="percentage">
            <text:p>9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24" office:value-type="percentage" office:value="0.904669260700389" calcext:value-type="percentage">
            <text:p>9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24" office:value-type="percentage" office:value="0.905555555555556" calcext:value-type="percentage">
            <text:p>91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24" office:value-type="percentage" office:value="0.908289241622575" calcext:value-type="percentage">
            <text:p>91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24" office:value-type="percentage" office:value="0.908629441624365" calcext:value-type="percentage">
            <text:p>91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dtoa</text:p>
          </table:table-cell>
          <table:table-cell table:style-name="ce24" office:value-type="percentage" office:value="0.908811789990789" calcext:value-type="percentage">
            <text:p>91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ludcmp</text:p>
          </table:table-cell>
          <table:table-cell table:style-name="ce24" office:value-type="percentage" office:value="0.915279878971256" calcext:value-type="percentage">
            <text:p>92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qrt</text:p>
          </table:table-cell>
          <table:table-cell table:style-name="ce24" office:value-type="percentage" office:value="0.92093023255814" calcext:value-type="percentage">
            <text:p>92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24" office:value-type="percentage" office:value="0.927038626609442" calcext:value-type="percentage">
            <text:p>9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24" office:value-type="percentage" office:value="0.93034727703236" calcext:value-type="percentage">
            <text:p>9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24" office:value-type="percentage" office:value="0.931985294117647" calcext:value-type="percentage">
            <text:p>9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frac</text:p>
          </table:table-cell>
          <table:table-cell table:style-name="ce24" office:value-type="percentage" office:value="0.933333333333333" calcext:value-type="percentage">
            <text:p>9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edn</text:p>
          </table:table-cell>
          <table:table-cell table:style-name="ce24" office:value-type="percentage" office:value="0.935419440745672" calcext:value-type="percentage">
            <text:p>9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24" office:value-type="percentage" office:value="0.937915742793792" calcext:value-type="percentage">
            <text:p>9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qurt</text:p>
          </table:table-cell>
          <table:table-cell table:style-name="ce24" office:value-type="percentage" office:value="0.93841642228739" calcext:value-type="percentage">
            <text:p>9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trstr</text:p>
          </table:table-cell>
          <table:table-cell table:style-name="ce24" office:value-type="percentage" office:value="0.942073170731707" calcext:value-type="percentage">
            <text:p>9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qrduino</text:p>
          </table:table-cell>
          <table:table-cell table:style-name="ce24" office:value-type="percentage" office:value="0.947145877378435" calcext:value-type="percentage">
            <text:p>9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24" office:value-type="percentage" office:value="0.947368421052632" calcext:value-type="percentage">
            <text:p>9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24" office:value-type="percentage" office:value="0.954022988505747" calcext:value-type="percentage">
            <text:p>9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24" office:value-type="percentage" office:value="0.955465587044534" calcext:value-type="percentage">
            <text:p>96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des</text:p>
          </table:table-cell>
          <table:table-cell table:style-name="ce24" office:value-type="percentage" office:value="0.959166666666667" calcext:value-type="percentage">
            <text:p>96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24" office:value-type="percentage" office:value="0.965034965034965" calcext:value-type="percentage">
            <text:p>9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24" office:value-type="percentage" office:value="0.973245835436648" calcext:value-type="percentage">
            <text:p>9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24" office:value-type="percentage" office:value="0.974308300395257" calcext:value-type="percentage">
            <text:p>97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24" office:value-type="percentage" office:value="0.981037924151697" calcext:value-type="percentage">
            <text:p>9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24" office:value-type="percentage" office:value="0.983102918586789" calcext:value-type="percentage">
            <text:p>9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fasta</text:p>
          </table:table-cell>
          <table:table-cell table:style-name="ce24" office:value-type="percentage" office:value="0.984251968503937" calcext:value-type="percentage">
            <text:p>9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24" office:value-type="percentage" office:value="0.98932384341637" calcext:value-type="percentage">
            <text:p>9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24" office:value-type="percentage" office:value="0.991374871266735" calcext:value-type="percentage">
            <text:p>9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24" office:value-type="percentage" office:value="0.993464052287582" calcext:value-type="percentage">
            <text:p>9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fir</text:p>
          </table:table-cell>
          <table:table-cell table:style-name="ce24" office:value-type="percentage" office:value="0.993761696818465" calcext:value-type="percentage">
            <text:p>99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rc32</text:p>
          </table:table-cell>
          <table:table-cell table:style-name="ce24" office:value-type="percentage" office:value="0.996569468267582" calcext:value-type="percentage">
            <text:p>10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over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24" office:value-type="percentage" office:value="1.0125786163522" calcext:value-type="percentage">
            <text:p>101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bs</text:p>
          </table:table-cell>
          <table:table-cell table:style-name="ce24" office:value-type="percentage" office:value="1.01428571428571" calcext:value-type="percentage">
            <text:p>101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fac</text:p>
          </table:table-cell>
          <table:table-cell table:style-name="ce24" office:value-type="percentage" office:value="1.02985074626866" calcext:value-type="percentage">
            <text:p>10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tarai</text:p>
          </table:table-cell>
          <table:table-cell table:style-name="ce24" office:value-type="percentage" office:value="1.0377358490566" calcext:value-type="percentage">
            <text:p>10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24" office:value-type="percentage" office:value="1.04435483870968" calcext:value-type="percentage">
            <text:p>10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24" office:value-type="percentage" office:value="1.04580152671756" calcext:value-type="percentage">
            <text:p>105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cnt</text:p>
          </table:table-cell>
          <table:table-cell table:style-name="ce24" office:value-type="percentage" office:value="1.06299212598425" calcext:value-type="percentage">
            <text:p>106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prime</text:p>
          </table:table-cell>
          <table:table-cell table:style-name="ce24" office:value-type="percentage" office:value="1.10309278350515" calcext:value-type="percentage">
            <text:p>110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fibcall</text:p>
          </table:table-cell>
          <table:table-cell table:style-name="ce24" office:value-type="percentage" office:value="1.125" calcext:value-type="percentage">
            <text:p>113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24" office:value-type="percentage" office:value="1.140625" calcext:value-type="percentage">
            <text:p>114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24" office:value-type="percentage" office:value="1.17868504772004" calcext:value-type="percentage">
            <text:p>11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ns</text:p>
          </table:table-cell>
          <table:table-cell table:style-name="ce24" office:value-type="percentage" office:value="1.18181818181818" calcext:value-type="percentage">
            <text:p>11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24" office:value-type="percentage" office:value="1.18181818181818" calcext:value-type="percentage">
            <text:p>118%</text:p>
          </table:table-cell>
          <table:table-cell table:number-columns-repeated="1017"/>
          <table:table-cell table:style-name="Default" table:number-columns-repeated="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RC Sorted text relative data (recopy when renewing above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A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bic</text:p>
          </table:table-cell>
          <table:table-cell table:style-name="ce24" office:value-type="percentage" office:value="0.585660377358491" calcext:value-type="percentage">
            <text:p>5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24" office:value-type="percentage" office:value="0.798653482011361" calcext:value-type="percentage">
            <text:p>8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24" office:value-type="percentage" office:value="0.802287893231649" calcext:value-type="percentage">
            <text:p>8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24" office:value-type="percentage" office:value="0.806306306306306" calcext:value-type="percentage">
            <text:p>8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24" office:value-type="percentage" office:value="0.87972134537934" calcext:value-type="percentage">
            <text:p>8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24" office:value-type="percentage" office:value="0.889594916600477" calcext:value-type="percentage">
            <text:p>8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24" office:value-type="percentage" office:value="0.895233600755073" calcext:value-type="percentage">
            <text:p>9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24" office:value-type="percentage" office:value="0.905288082083662" calcext:value-type="percentage">
            <text:p>9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rduino</text:p>
          </table:table-cell>
          <table:table-cell table:style-name="ce24" office:value-type="percentage" office:value="0.911733615221987" calcext:value-type="percentage">
            <text:p>9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24" office:value-type="percentage" office:value="0.912489379779099" calcext:value-type="percentage">
            <text:p>9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24" office:value-type="percentage" office:value="0.923532440782698" calcext:value-type="percentage">
            <text:p>9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z</text:p>
          </table:table-cell>
          <table:table-cell table:style-name="ce24" office:value-type="percentage" office:value="0.936238044633369" calcext:value-type="percentage">
            <text:p>9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ff</text:p>
          </table:table-cell>
          <table:table-cell table:style-name="ce24" office:value-type="percentage" office:value="0.939759036144578" calcext:value-type="percentage">
            <text:p>9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toa</text:p>
          </table:table-cell>
          <table:table-cell table:style-name="ce24" office:value-type="percentage" office:value="0.945655511206632" calcext:value-type="percentage">
            <text:p>9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24" office:value-type="percentage" office:value="0.953534354918438" calcext:value-type="percentage">
            <text:p>9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re</text:p>
          </table:table-cell>
          <table:table-cell table:style-name="ce24" office:value-type="percentage" office:value="0.959152798789713" calcext:value-type="percentage">
            <text:p>9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24" office:value-type="percentage" office:value="0.970588235294118" calcext:value-type="percentage">
            <text:p>9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24" office:value-type="percentage" office:value="0.981517509727626" calcext:value-type="percentage">
            <text:p>9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24" office:value-type="percentage" office:value="0.994708994708995" calcext:value-type="percentage">
            <text:p>9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</text:p>
          </table:table-cell>
          <table:table-cell table:style-name="ce24" office:value-type="percentage" office:value="1.00062383031815" calcext:value-type="percentage">
            <text:p>10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24" office:value-type="percentage" office:value="1.0059880239521" calcext:value-type="percentage">
            <text:p>10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24" office:value-type="percentage" office:value="1.01838235294118" calcext:value-type="percentage">
            <text:p>10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c32</text:p>
          </table:table-cell>
          <table:table-cell table:style-name="ce24" office:value-type="percentage" office:value="1.0188679245283" calcext:value-type="percentage">
            <text:p>10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n</text:p>
          </table:table-cell>
          <table:table-cell table:style-name="ce24" office:value-type="percentage" office:value="1.02529960053262" calcext:value-type="percentage">
            <text:p>10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ver</text:p>
          </table:table-cell>
          <table:table-cell table:style-name="ce24" office:value-type="percentage" office:value="1.02599653379549" calcext:value-type="percentage">
            <text:p>10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24" office:value-type="percentage" office:value="1.04225352112676" calcext:value-type="percentage">
            <text:p>10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24" office:value-type="percentage" office:value="1.04255319148936" calcext:value-type="percentage">
            <text:p>10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dnum</text:p>
          </table:table-cell>
          <table:table-cell table:style-name="ce24" office:value-type="percentage" office:value="1.04571428571429" calcext:value-type="percentage">
            <text:p>10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24" office:value-type="percentage" office:value="1.04896516910651" calcext:value-type="percentage">
            <text:p>10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dcmp</text:p>
          </table:table-cell>
          <table:table-cell table:style-name="ce24" office:value-type="percentage" office:value="1.0499243570348" calcext:value-type="percentage">
            <text:p>10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ct</text:p>
          </table:table-cell>
          <table:table-cell table:style-name="ce24" office:value-type="percentage" office:value="1.05440900562852" calcext:value-type="percentage">
            <text:p>10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</text:p>
          </table:table-cell>
          <table:table-cell table:style-name="ce24" office:value-type="percentage" office:value="1.05680317040951" calcext:value-type="percentage">
            <text:p>10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es</text:p>
          </table:table-cell>
          <table:table-cell table:style-name="ce24" office:value-type="percentage" office:value="1.08333333333333" calcext:value-type="percentage">
            <text:p>10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ody</text:p>
          </table:table-cell>
          <table:table-cell table:style-name="ce24" office:value-type="percentage" office:value="1.09058614564831" calcext:value-type="percentage">
            <text:p>10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24" office:value-type="percentage" office:value="1.09206349206349" calcext:value-type="percentage">
            <text:p>10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24" office:value-type="percentage" office:value="1.09473684210526" calcext:value-type="percentage">
            <text:p>10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24" office:value-type="percentage" office:value="1.09803921568627" calcext:value-type="percentage">
            <text:p>11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24" office:value-type="percentage" office:value="1.10874200426439" calcext:value-type="percentage">
            <text:p>11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a</text:p>
          </table:table-cell>
          <table:table-cell table:style-name="ce24" office:value-type="percentage" office:value="1.11811023622047" calcext:value-type="percentage">
            <text:p>11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24" office:value-type="percentage" office:value="1.12096774193548" calcext:value-type="percentage">
            <text:p>11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str</text:p>
          </table:table-cell>
          <table:table-cell table:style-name="ce24" office:value-type="percentage" office:value="1.1219512195122" calcext:value-type="percentage">
            <text:p>11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24" office:value-type="percentage" office:value="1.13385826771654" calcext:value-type="percentage">
            <text:p>11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24" office:value-type="percentage" office:value="1.13705583756345" calcext:value-type="percentage">
            <text:p>11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c</text:p>
          </table:table-cell>
          <table:table-cell table:style-name="ce24" office:value-type="percentage" office:value="1.13896457765668" calcext:value-type="percentage">
            <text:p>11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er</text:p>
          </table:table-cell>
          <table:table-cell table:style-name="ce24" office:value-type="percentage" office:value="1.13924050632911" calcext:value-type="percentage">
            <text:p>11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24" office:value-type="percentage" office:value="1.14107883817427" calcext:value-type="percentage">
            <text:p>11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24" office:value-type="percentage" office:value="1.14942528735632" calcext:value-type="percentage">
            <text:p>11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24" office:value-type="percentage" office:value="1.15789473684211" calcext:value-type="percentage">
            <text:p>11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24" office:value-type="percentage" office:value="1.16436251920123" calcext:value-type="percentage">
            <text:p>11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24" office:value-type="percentage" office:value="1.17408906882591" calcext:value-type="percentage">
            <text:p>11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24" office:value-type="percentage" office:value="1.17557251908397" calcext:value-type="percentage">
            <text:p>11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24" office:value-type="percentage" office:value="1.17801047120419" calcext:value-type="percentage">
            <text:p>11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24" office:value-type="percentage" office:value="1.19733924611973" calcext:value-type="percentage">
            <text:p>12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</text:p>
          </table:table-cell>
          <table:table-cell table:style-name="ce24" office:value-type="percentage" office:value="1.2" calcext:value-type="percentage">
            <text:p>12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24" office:value-type="percentage" office:value="1.20553359683794" calcext:value-type="percentage">
            <text:p>12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24" office:value-type="percentage" office:value="1.20740740740741" calcext:value-type="percentage">
            <text:p>12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table:style-name="ce24" office:value-type="percentage" office:value="1.23711340206186" calcext:value-type="percentage">
            <text:p>12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</text:p>
          </table:table-cell>
          <table:table-cell table:style-name="ce24" office:value-type="percentage" office:value="1.25373134328358" calcext:value-type="percentage">
            <text:p>12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rt</text:p>
          </table:table-cell>
          <table:table-cell table:style-name="ce24" office:value-type="percentage" office:value="1.25513196480938" calcext:value-type="percentage">
            <text:p>12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</text:p>
          </table:table-cell>
          <table:table-cell table:style-name="ce24" office:value-type="percentage" office:value="1.25714285714286" calcext:value-type="percentage">
            <text:p>12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bcall</text:p>
          </table:table-cell>
          <table:table-cell table:style-name="ce24" office:value-type="percentage" office:value="1.28571428571429" calcext:value-type="percentage">
            <text:p>12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</text:p>
          </table:table-cell>
          <table:table-cell table:style-name="ce24" office:value-type="percentage" office:value="1.30650154798762" calcext:value-type="percentage">
            <text:p>1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24" office:value-type="percentage" office:value="1.30817610062893" calcext:value-type="percentage">
            <text:p>1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sort</text:p>
          </table:table-cell>
          <table:table-cell table:style-name="ce24" office:value-type="percentage" office:value="1.30960854092527" calcext:value-type="percentage">
            <text:p>1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24" office:value-type="percentage" office:value="1.312" calcext:value-type="percentage">
            <text:p>1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24" office:value-type="percentage" office:value="1.3125" calcext:value-type="percentage">
            <text:p>1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24" office:value-type="percentage" office:value="1.3393665158371" calcext:value-type="percentage">
            <text:p>13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nt</text:p>
          </table:table-cell>
          <table:table-cell table:style-name="ce24" office:value-type="percentage" office:value="1.35416666666667" calcext:value-type="percentage">
            <text:p>13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</text:p>
          </table:table-cell>
          <table:table-cell table:style-name="ce24" office:value-type="percentage" office:value="1.35510204081633" calcext:value-type="percentage">
            <text:p>13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24" office:value-type="percentage" office:value="1.35574229691877" calcext:value-type="percentage">
            <text:p>13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rt</text:p>
          </table:table-cell>
          <table:table-cell table:style-name="ce24" office:value-type="percentage" office:value="1.37674418604651" calcext:value-type="percentage">
            <text:p>13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24" office:value-type="percentage" office:value="1.40925266903915" calcext:value-type="percentage">
            <text:p>14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24" office:value-type="percentage" office:value="1.4305408271474" calcext:value-type="percentage">
            <text:p>14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24" office:value-type="percentage" office:value="1.43347639484979" calcext:value-type="percentage">
            <text:p>14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s</text:p>
          </table:table-cell>
          <table:table-cell table:style-name="ce24" office:value-type="percentage" office:value="1.51515151515152" calcext:value-type="percentage">
            <text:p>15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24" office:value-type="percentage" office:value="1.51515151515152" calcext:value-type="percentage">
            <text:p>15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24" office:value-type="percentage" office:value="1.70629370629371" calcext:value-type="percentage">
            <text:p>17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t</text:p>
          </table:table-cell>
          <table:table-cell table:style-name="ce24" office:value-type="percentage" office:value="1.82677165354331" calcext:value-type="percentage">
            <text:p>18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i</text:p>
          </table:table-cell>
          <table:table-cell table:style-name="ce24" office:value-type="percentage" office:value="1.94339622641509" calcext:value-type="percentage">
            <text:p>194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RM v ARC Sorted text relative data (recopy when renewing above)</text:p>
          </table:table-cell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ARM</text:p>
          </table:table-cell>
          <table:table-cell table:style-name="ce14" office:value-type="string" calcext:value-type="string">
            <text:p>ARC</text:p>
          </table:table-cell>
          <table:table-cell table:style-name="ce14" office:value-type="string" calcext:value-type="string">
            <text:p>Rel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24" office:value-type="percentage" office:value="0.991374871266735" calcext:value-type="percentage">
            <text:p>99%</text:p>
          </table:table-cell>
          <table:table-cell table:style-name="ce24" office:value-type="percentage" office:value="0.923532440782698" calcext:value-type="percentage">
            <text:p>92%</text:p>
          </table:table-cell>
          <table:table-cell table:style-name="ce24" table:formula="of:=[.C354]/[.B354]" office:value-type="percentage" office:value="0.931567328918322" calcext:value-type="percentage">
            <text:p>9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duino</text:p>
          </table:table-cell>
          <table:table-cell table:style-name="ce24" office:value-type="percentage" office:value="0.947145877378435" calcext:value-type="percentage">
            <text:p>95%</text:p>
          </table:table-cell>
          <table:table-cell table:style-name="ce24" office:value-type="percentage" office:value="0.911733615221987" calcext:value-type="percentage">
            <text:p>91%</text:p>
          </table:table-cell>
          <table:table-cell table:style-name="ce24" table:formula="of:=[.C355]/[.B355]" office:value-type="percentage" office:value="0.962611607142857" calcext:value-type="percentage">
            <text:p>9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24" office:value-type="percentage" office:value="0.93034727703236" calcext:value-type="percentage">
            <text:p>93%</text:p>
          </table:table-cell>
          <table:table-cell table:style-name="ce24" office:value-type="percentage" office:value="0.905288082083662" calcext:value-type="percentage">
            <text:p>91%</text:p>
          </table:table-cell>
          <table:table-cell table:style-name="ce24" table:formula="of:=[.C356]/[.B356]" office:value-type="percentage" office:value="0.973064687168611" calcext:value-type="percentage">
            <text:p>9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24" office:value-type="percentage" office:value="0.798232695139912" calcext:value-type="percentage">
            <text:p>80%</text:p>
          </table:table-cell>
          <table:table-cell table:style-name="ce24" office:value-type="percentage" office:value="0.798653482011361" calcext:value-type="percentage">
            <text:p>80%</text:p>
          </table:table-cell>
          <table:table-cell table:style-name="ce24" table:formula="of:=[.C357]/[.B357]" office:value-type="percentage" office:value="1.00052714812862" calcext:value-type="percentage">
            <text:p>1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24" office:value-type="percentage" office:value="0.797902764537655" calcext:value-type="percentage">
            <text:p>80%</text:p>
          </table:table-cell>
          <table:table-cell table:style-name="ce24" office:value-type="percentage" office:value="0.802287893231649" calcext:value-type="percentage">
            <text:p>80%</text:p>
          </table:table-cell>
          <table:table-cell table:style-name="ce24" table:formula="of:=[.C358]/[.B358]" office:value-type="percentage" office:value="1.00549581839904" calcext:value-type="percentage">
            <text:p>10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</text:p>
          </table:table-cell>
          <table:table-cell table:style-name="ce24" office:value-type="percentage" office:value="0.993761696818465" calcext:value-type="percentage">
            <text:p>99%</text:p>
          </table:table-cell>
          <table:table-cell table:style-name="ce24" office:value-type="percentage" office:value="1.00062383031815" calcext:value-type="percentage">
            <text:p>100%</text:p>
          </table:table-cell>
          <table:table-cell table:style-name="ce24" table:formula="of:=[.C359]/[.B359]" office:value-type="percentage" office:value="1.00690521029504" calcext:value-type="percentage">
            <text:p>10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32</text:p>
          </table:table-cell>
          <table:table-cell table:style-name="ce24" office:value-type="percentage" office:value="0.996569468267582" calcext:value-type="percentage">
            <text:p>100%</text:p>
          </table:table-cell>
          <table:table-cell table:style-name="ce24" office:value-type="percentage" office:value="1.0188679245283" calcext:value-type="percentage">
            <text:p>102%</text:p>
          </table:table-cell>
          <table:table-cell table:style-name="ce24" table:formula="of:=[.C360]/[.B360]" office:value-type="percentage" office:value="1.0223752151463" calcext:value-type="percentage">
            <text:p>10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24" office:value-type="percentage" office:value="0.981037924151697" calcext:value-type="percentage">
            <text:p>98%</text:p>
          </table:table-cell>
          <table:table-cell table:style-name="ce24" office:value-type="percentage" office:value="1.0059880239521" calcext:value-type="percentage">
            <text:p>101%</text:p>
          </table:table-cell>
          <table:table-cell table:style-name="ce24" table:formula="of:=[.C361]/[.B361]" office:value-type="percentage" office:value="1.02543234994914" calcext:value-type="percentage">
            <text:p>10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a</text:p>
          </table:table-cell>
          <table:table-cell table:style-name="ce24" office:value-type="percentage" office:value="0.908811789990789" calcext:value-type="percentage">
            <text:p>91%</text:p>
          </table:table-cell>
          <table:table-cell table:style-name="ce24" office:value-type="percentage" office:value="0.945655511206632" calcext:value-type="percentage">
            <text:p>95%</text:p>
          </table:table-cell>
          <table:table-cell table:style-name="ce24" table:formula="of:=[.C362]/[.B362]" office:value-type="percentage" office:value="1.04054054054054" calcext:value-type="percentage">
            <text:p>10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z</text:p>
          </table:table-cell>
          <table:table-cell table:style-name="ce24" office:value-type="percentage" office:value="0.893836344314559" calcext:value-type="percentage">
            <text:p>89%</text:p>
          </table:table-cell>
          <table:table-cell table:style-name="ce24" office:value-type="percentage" office:value="0.936238044633369" calcext:value-type="percentage">
            <text:p>94%</text:p>
          </table:table-cell>
          <table:table-cell table:style-name="ce24" table:formula="of:=[.C363]/[.B363]" office:value-type="percentage" office:value="1.04743787896802" calcext:value-type="percentage">
            <text:p>1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24" office:value-type="percentage" office:value="0.845445965077867" calcext:value-type="percentage">
            <text:p>85%</text:p>
          </table:table-cell>
          <table:table-cell table:style-name="ce24" office:value-type="percentage" office:value="0.895233600755073" calcext:value-type="percentage">
            <text:p>90%</text:p>
          </table:table-cell>
          <table:table-cell table:style-name="ce24" table:formula="of:=[.C364]/[.B364]" office:value-type="percentage" office:value="1.05888919899526" calcext:value-type="percentage">
            <text:p>10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24" office:value-type="percentage" office:value="1.04435483870968" calcext:value-type="percentage">
            <text:p>104%</text:p>
          </table:table-cell>
          <table:table-cell table:style-name="ce24" office:value-type="percentage" office:value="1.12096774193548" calcext:value-type="percentage">
            <text:p>112%</text:p>
          </table:table-cell>
          <table:table-cell table:style-name="ce24" table:formula="of:=[.C365]/[.B365]" office:value-type="percentage" office:value="1.07335907335907" calcext:value-type="percentage">
            <text:p>10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24" office:value-type="percentage" office:value="0.973245835436648" calcext:value-type="percentage">
            <text:p>97%</text:p>
          </table:table-cell>
          <table:table-cell table:style-name="ce24" office:value-type="percentage" office:value="1.04896516910651" calcext:value-type="percentage">
            <text:p>105%</text:p>
          </table:table-cell>
          <table:table-cell table:style-name="ce24" table:formula="of:=[.C366]/[.B366]" office:value-type="percentage" office:value="1.07780082987552" calcext:value-type="percentage">
            <text:p>1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24" office:value-type="percentage" office:value="0.904669260700389" calcext:value-type="percentage">
            <text:p>90%</text:p>
          </table:table-cell>
          <table:table-cell table:style-name="ce24" office:value-type="percentage" office:value="0.981517509727626" calcext:value-type="percentage">
            <text:p>98%</text:p>
          </table:table-cell>
          <table:table-cell table:style-name="ce24" table:formula="of:=[.C367]/[.B367]" office:value-type="percentage" office:value="1.08494623655914" calcext:value-type="percentage">
            <text:p>1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24" office:value-type="percentage" office:value="0.877286208601088" calcext:value-type="percentage">
            <text:p>88%</text:p>
          </table:table-cell>
          <table:table-cell table:style-name="ce24" office:value-type="percentage" office:value="0.953534354918438" calcext:value-type="percentage">
            <text:p>95%</text:p>
          </table:table-cell>
          <table:table-cell table:style-name="ce24" table:formula="of:=[.C368]/[.B368]" office:value-type="percentage" office:value="1.08691364980983" calcext:value-type="percentage">
            <text:p>1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24" office:value-type="percentage" office:value="0.837510620220901" calcext:value-type="percentage">
            <text:p>84%</text:p>
          </table:table-cell>
          <table:table-cell table:style-name="ce24" office:value-type="percentage" office:value="0.912489379779099" calcext:value-type="percentage">
            <text:p>91%</text:p>
          </table:table-cell>
          <table:table-cell table:style-name="ce24" table:formula="of:=[.C369]/[.B369]" office:value-type="percentage" office:value="1.08952574182095" calcext:value-type="percentage">
            <text:p>1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4" office:value-type="percentage" office:value="1.09206349206349" calcext:value-type="percentage">
            <text:p>109%</text:p>
          </table:table-cell>
          <table:table-cell table:style-name="ce24" table:formula="of:=[.C370]/[.B370]" office:value-type="percentage" office:value="1.09206349206349" calcext:value-type="percentage">
            <text:p>1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24" office:value-type="percentage" office:value="0.931985294117647" calcext:value-type="percentage">
            <text:p>93%</text:p>
          </table:table-cell>
          <table:table-cell table:style-name="ce24" office:value-type="percentage" office:value="1.01838235294118" calcext:value-type="percentage">
            <text:p>102%</text:p>
          </table:table-cell>
          <table:table-cell table:style-name="ce24" table:formula="of:=[.C371]/[.B371]" office:value-type="percentage" office:value="1.09270216962525" calcext:value-type="percentage">
            <text:p>1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24" office:value-type="percentage" office:value="0.908289241622575" calcext:value-type="percentage">
            <text:p>91%</text:p>
          </table:table-cell>
          <table:table-cell table:style-name="ce24" office:value-type="percentage" office:value="0.994708994708995" calcext:value-type="percentage">
            <text:p>99%</text:p>
          </table:table-cell>
          <table:table-cell table:style-name="ce24" table:formula="of:=[.C372]/[.B372]" office:value-type="percentage" office:value="1.09514563106796" calcext:value-type="percentage">
            <text:p>11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n</text:p>
          </table:table-cell>
          <table:table-cell table:style-name="ce24" office:value-type="percentage" office:value="0.935419440745672" calcext:value-type="percentage">
            <text:p>94%</text:p>
          </table:table-cell>
          <table:table-cell table:style-name="ce24" office:value-type="percentage" office:value="1.02529960053262" calcext:value-type="percentage">
            <text:p>103%</text:p>
          </table:table-cell>
          <table:table-cell table:style-name="ce24" table:formula="of:=[.C373]/[.B373]" office:value-type="percentage" office:value="1.09608540925267" calcext:value-type="percentage">
            <text:p>11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24" office:value-type="percentage" office:value="0.993464052287582" calcext:value-type="percentage">
            <text:p>99%</text:p>
          </table:table-cell>
          <table:table-cell table:style-name="ce24" office:value-type="percentage" office:value="1.09803921568627" calcext:value-type="percentage">
            <text:p>110%</text:p>
          </table:table-cell>
          <table:table-cell table:style-name="ce24" table:formula="of:=[.C374]/[.B374]" office:value-type="percentage" office:value="1.10526315789473" calcext:value-type="percentage">
            <text:p>11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</text:p>
          </table:table-cell>
          <table:table-cell table:style-name="ce24" office:value-type="percentage" office:value="1.10309278350515" calcext:value-type="percentage">
            <text:p>110%</text:p>
          </table:table-cell>
          <table:table-cell table:style-name="ce24" office:value-type="percentage" office:value="1.23711340206186" calcext:value-type="percentage">
            <text:p>124%</text:p>
          </table:table-cell>
          <table:table-cell table:style-name="ce24" table:formula="of:=[.C375]/[.B375]" office:value-type="percentage" office:value="1.12149532710281" calcext:value-type="percentage">
            <text:p>1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24" office:value-type="percentage" office:value="1.04580152671756" calcext:value-type="percentage">
            <text:p>105%</text:p>
          </table:table-cell>
          <table:table-cell table:style-name="ce24" office:value-type="percentage" office:value="1.17557251908397" calcext:value-type="percentage">
            <text:p>118%</text:p>
          </table:table-cell>
          <table:table-cell table:style-name="ce24" table:formula="of:=[.C376]/[.B376]" office:value-type="percentage" office:value="1.12408759124087" calcext:value-type="percentage">
            <text:p>1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es</text:p>
          </table:table-cell>
          <table:table-cell table:style-name="ce24" office:value-type="percentage" office:value="0.959166666666667" calcext:value-type="percentage">
            <text:p>96%</text:p>
          </table:table-cell>
          <table:table-cell table:style-name="ce24" office:value-type="percentage" office:value="1.08333333333333" calcext:value-type="percentage">
            <text:p>108%</text:p>
          </table:table-cell>
          <table:table-cell table:style-name="ce24" table:formula="of:=[.C377]/[.B377]" office:value-type="percentage" office:value="1.12945264986967" calcext:value-type="percentage">
            <text:p>11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a</text:p>
          </table:table-cell>
          <table:table-cell table:style-name="ce24" office:value-type="percentage" office:value="0.984251968503937" calcext:value-type="percentage">
            <text:p>98%</text:p>
          </table:table-cell>
          <table:table-cell table:style-name="ce24" office:value-type="percentage" office:value="1.11811023622047" calcext:value-type="percentage">
            <text:p>112%</text:p>
          </table:table-cell>
          <table:table-cell table:style-name="ce24" table:formula="of:=[.C378]/[.B378]" office:value-type="percentage" office:value="1.136" calcext:value-type="percentage">
            <text:p>1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er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4" office:value-type="percentage" office:value="1.13924050632911" calcext:value-type="percentage">
            <text:p>114%</text:p>
          </table:table-cell>
          <table:table-cell table:style-name="ce24" table:formula="of:=[.C379]/[.B379]" office:value-type="percentage" office:value="1.13924050632911" calcext:value-type="percentage">
            <text:p>1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</text:p>
          </table:table-cell>
          <table:table-cell table:style-name="ce24" office:value-type="percentage" office:value="1.125" calcext:value-type="percentage">
            <text:p>113%</text:p>
          </table:table-cell>
          <table:table-cell table:style-name="ce24" office:value-type="percentage" office:value="1.28571428571429" calcext:value-type="percentage">
            <text:p>129%</text:p>
          </table:table-cell>
          <table:table-cell table:style-name="ce24" table:formula="of:=[.C380]/[.B380]" office:value-type="percentage" office:value="1.14285714285715" calcext:value-type="percentage">
            <text:p>1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dcmp</text:p>
          </table:table-cell>
          <table:table-cell table:style-name="ce24" office:value-type="percentage" office:value="0.915279878971256" calcext:value-type="percentage">
            <text:p>92%</text:p>
          </table:table-cell>
          <table:table-cell table:style-name="ce24" office:value-type="percentage" office:value="1.0499243570348" calcext:value-type="percentage">
            <text:p>105%</text:p>
          </table:table-cell>
          <table:table-cell table:style-name="ce24" table:formula="of:=[.C381]/[.B381]" office:value-type="percentage" office:value="1.14710743801653" calcext:value-type="percentage">
            <text:p>11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24" office:value-type="percentage" office:value="1.140625" calcext:value-type="percentage">
            <text:p>114%</text:p>
          </table:table-cell>
          <table:table-cell table:style-name="ce24" office:value-type="percentage" office:value="1.3125" calcext:value-type="percentage">
            <text:p>131%</text:p>
          </table:table-cell>
          <table:table-cell table:style-name="ce24" table:formula="of:=[.C382]/[.B382]" office:value-type="percentage" office:value="1.15068493150685" calcext:value-type="percentage">
            <text:p>11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ver</text:p>
          </table:table-cell>
          <table:table-cell table:style-name="ce24" office:value-type="percentage" office:value="0.885615251299827" calcext:value-type="percentage">
            <text:p>89%</text:p>
          </table:table-cell>
          <table:table-cell table:style-name="ce24" office:value-type="percentage" office:value="1.02599653379549" calcext:value-type="percentage">
            <text:p>103%</text:p>
          </table:table-cell>
          <table:table-cell table:style-name="ce24" table:formula="of:=[.C383]/[.B383]" office:value-type="percentage" office:value="1.15851272015655" calcext:value-type="percentage">
            <text:p>11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ff</text:p>
          </table:table-cell>
          <table:table-cell table:style-name="ce24" office:value-type="percentage" office:value="0.801204819277108" calcext:value-type="percentage">
            <text:p>80%</text:p>
          </table:table-cell>
          <table:table-cell table:style-name="ce24" office:value-type="percentage" office:value="0.939759036144578" calcext:value-type="percentage">
            <text:p>94%</text:p>
          </table:table-cell>
          <table:table-cell table:style-name="ce24" table:formula="of:=[.C384]/[.B384]" office:value-type="percentage" office:value="1.17293233082707" calcext:value-type="percentage">
            <text:p>1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24" office:value-type="percentage" office:value="0.827205882352941" calcext:value-type="percentage">
            <text:p>83%</text:p>
          </table:table-cell>
          <table:table-cell table:style-name="ce24" office:value-type="percentage" office:value="0.970588235294118" calcext:value-type="percentage">
            <text:p>97%</text:p>
          </table:table-cell>
          <table:table-cell table:style-name="ce24" table:formula="of:=[.C385]/[.B385]" office:value-type="percentage" office:value="1.17333333333333" calcext:value-type="percentage">
            <text:p>1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24" office:value-type="percentage" office:value="0.887323943661972" calcext:value-type="percentage">
            <text:p>89%</text:p>
          </table:table-cell>
          <table:table-cell table:style-name="ce24" office:value-type="percentage" office:value="1.04225352112676" calcext:value-type="percentage">
            <text:p>104%</text:p>
          </table:table-cell>
          <table:table-cell table:style-name="ce24" table:formula="of:=[.C386]/[.B386]" office:value-type="percentage" office:value="1.17460317460317" calcext:value-type="percentage">
            <text:p>1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</text:p>
          </table:table-cell>
          <table:table-cell table:style-name="ce24" office:value-type="percentage" office:value="0.89894319682959" calcext:value-type="percentage">
            <text:p>90%</text:p>
          </table:table-cell>
          <table:table-cell table:style-name="ce24" office:value-type="percentage" office:value="1.05680317040951" calcext:value-type="percentage">
            <text:p>106%</text:p>
          </table:table-cell>
          <table:table-cell table:style-name="ce24" table:formula="of:=[.C387]/[.B387]" office:value-type="percentage" office:value="1.1756061719324" calcext:value-type="percentage">
            <text:p>11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re</text:p>
          </table:table-cell>
          <table:table-cell table:style-name="ce24" office:value-type="percentage" office:value="0.815809379727685" calcext:value-type="percentage">
            <text:p>82%</text:p>
          </table:table-cell>
          <table:table-cell table:style-name="ce24" office:value-type="percentage" office:value="0.959152798789713" calcext:value-type="percentage">
            <text:p>96%</text:p>
          </table:table-cell>
          <table:table-cell table:style-name="ce24" table:formula="of:=[.C388]/[.B388]" office:value-type="percentage" office:value="1.17570700046361" calcext:value-type="percentage">
            <text:p>11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24" office:value-type="percentage" office:value="0.983102918586789" calcext:value-type="percentage">
            <text:p>98%</text:p>
          </table:table-cell>
          <table:table-cell table:style-name="ce24" office:value-type="percentage" office:value="1.16436251920123" calcext:value-type="percentage">
            <text:p>116%</text:p>
          </table:table-cell>
          <table:table-cell table:style-name="ce24" table:formula="of:=[.C389]/[.B389]" office:value-type="percentage" office:value="1.184375" calcext:value-type="percentage">
            <text:p>11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str</text:p>
          </table:table-cell>
          <table:table-cell table:style-name="ce24" office:value-type="percentage" office:value="0.942073170731707" calcext:value-type="percentage">
            <text:p>94%</text:p>
          </table:table-cell>
          <table:table-cell table:style-name="ce24" office:value-type="percentage" office:value="1.1219512195122" calcext:value-type="percentage">
            <text:p>112%</text:p>
          </table:table-cell>
          <table:table-cell table:style-name="ce24" table:formula="of:=[.C390]/[.B390]" office:value-type="percentage" office:value="1.19093851132687" calcext:value-type="percentage">
            <text:p>1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dnum</text:p>
          </table:table-cell>
          <table:table-cell table:style-name="ce24" office:value-type="percentage" office:value="0.874285714285714" calcext:value-type="percentage">
            <text:p>87%</text:p>
          </table:table-cell>
          <table:table-cell table:style-name="ce24" office:value-type="percentage" office:value="1.04571428571429" calcext:value-type="percentage">
            <text:p>105%</text:p>
          </table:table-cell>
          <table:table-cell table:style-name="ce24" table:formula="of:=[.C391]/[.B391]" office:value-type="percentage" office:value="1.19607843137255" calcext:value-type="percentage">
            <text:p>1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24" office:value-type="percentage" office:value="0.67286036036036" calcext:value-type="percentage">
            <text:p>67%</text:p>
          </table:table-cell>
          <table:table-cell table:style-name="ce24" office:value-type="percentage" office:value="0.806306306306306" calcext:value-type="percentage">
            <text:p>81%</text:p>
          </table:table-cell>
          <table:table-cell table:style-name="ce24" table:formula="of:=[.C392]/[.B392]" office:value-type="percentage" office:value="1.19832635983264" calcext:value-type="percentage">
            <text:p>1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24" office:value-type="percentage" office:value="0.954022988505747" calcext:value-type="percentage">
            <text:p>95%</text:p>
          </table:table-cell>
          <table:table-cell table:style-name="ce24" office:value-type="percentage" office:value="1.14942528735632" calcext:value-type="percentage">
            <text:p>115%</text:p>
          </table:table-cell>
          <table:table-cell table:style-name="ce24" table:formula="of:=[.C393]/[.B393]" office:value-type="percentage" office:value="1.20481927710843" calcext:value-type="percentage">
            <text:p>1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24" office:value-type="percentage" office:value="1.17868504772004" calcext:value-type="percentage">
            <text:p>118%</text:p>
          </table:table-cell>
          <table:table-cell table:style-name="ce24" office:value-type="percentage" office:value="1.4305408271474" calcext:value-type="percentage">
            <text:p>143%</text:p>
          </table:table-cell>
          <table:table-cell table:style-name="ce24" table:formula="of:=[.C394]/[.B394]" office:value-type="percentage" office:value="1.21367521367521" calcext:value-type="percentage">
            <text:p>1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</text:p>
          </table:table-cell>
          <table:table-cell table:style-name="ce24" office:value-type="percentage" office:value="0.868667917448405" calcext:value-type="percentage">
            <text:p>87%</text:p>
          </table:table-cell>
          <table:table-cell table:style-name="ce24" office:value-type="percentage" office:value="1.05440900562852" calcext:value-type="percentage">
            <text:p>105%</text:p>
          </table:table-cell>
          <table:table-cell table:style-name="ce24" table:formula="of:=[.C395]/[.B395]" office:value-type="percentage" office:value="1.21382289416847" calcext:value-type="percentage">
            <text:p>1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</text:p>
          </table:table-cell>
          <table:table-cell table:style-name="ce24" office:value-type="percentage" office:value="1.02985074626866" calcext:value-type="percentage">
            <text:p>103%</text:p>
          </table:table-cell>
          <table:table-cell table:style-name="ce24" office:value-type="percentage" office:value="1.25373134328358" calcext:value-type="percentage">
            <text:p>125%</text:p>
          </table:table-cell>
          <table:table-cell table:style-name="ce24" table:formula="of:=[.C396]/[.B396]" office:value-type="percentage" office:value="1.21739130434782" calcext:value-type="percentage">
            <text:p>1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ic</text:p>
          </table:table-cell>
          <table:table-cell table:style-name="ce24" office:value-type="percentage" office:value="0.480754716981132" calcext:value-type="percentage">
            <text:p>48%</text:p>
          </table:table-cell>
          <table:table-cell table:style-name="ce24" office:value-type="percentage" office:value="0.585660377358491" calcext:value-type="percentage">
            <text:p>59%</text:p>
          </table:table-cell>
          <table:table-cell table:style-name="ce24" table:formula="of:=[.C397]/[.B397]" office:value-type="percentage" office:value="1.21821036106751" calcext:value-type="percentage">
            <text:p>1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ody</text:p>
          </table:table-cell>
          <table:table-cell table:style-name="ce24" office:value-type="percentage" office:value="0.895204262877442" calcext:value-type="percentage">
            <text:p>90%</text:p>
          </table:table-cell>
          <table:table-cell table:style-name="ce24" office:value-type="percentage" office:value="1.09058614564831" calcext:value-type="percentage">
            <text:p>109%</text:p>
          </table:table-cell>
          <table:table-cell table:style-name="ce24" table:formula="of:=[.C398]/[.B398]" office:value-type="percentage" office:value="1.21825396825397" calcext:value-type="percentage">
            <text:p>1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24" office:value-type="percentage" office:value="0.947368421052632" calcext:value-type="percentage">
            <text:p>95%</text:p>
          </table:table-cell>
          <table:table-cell table:style-name="ce24" office:value-type="percentage" office:value="1.15789473684211" calcext:value-type="percentage">
            <text:p>116%</text:p>
          </table:table-cell>
          <table:table-cell table:style-name="ce24" table:formula="of:=[.C399]/[.B399]" office:value-type="percentage" office:value="1.22222222222223" calcext:value-type="percentage">
            <text:p>1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24" office:value-type="percentage" office:value="0.725178713264496" calcext:value-type="percentage">
            <text:p>73%</text:p>
          </table:table-cell>
          <table:table-cell table:style-name="ce24" office:value-type="percentage" office:value="0.889594916600477" calcext:value-type="percentage">
            <text:p>89%</text:p>
          </table:table-cell>
          <table:table-cell table:style-name="ce24" table:formula="of:=[.C400]/[.B400]" office:value-type="percentage" office:value="1.22672508214677" calcext:value-type="percentage">
            <text:p>1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24" office:value-type="percentage" office:value="0.955465587044534" calcext:value-type="percentage">
            <text:p>96%</text:p>
          </table:table-cell>
          <table:table-cell table:style-name="ce24" office:value-type="percentage" office:value="1.17408906882591" calcext:value-type="percentage">
            <text:p>117%</text:p>
          </table:table-cell>
          <table:table-cell table:style-name="ce24" table:formula="of:=[.C401]/[.B401]" office:value-type="percentage" office:value="1.22881355932203" calcext:value-type="percentage">
            <text:p>1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24" office:value-type="percentage" office:value="0.897654584221748" calcext:value-type="percentage">
            <text:p>90%</text:p>
          </table:table-cell>
          <table:table-cell table:style-name="ce24" office:value-type="percentage" office:value="1.10874200426439" calcext:value-type="percentage">
            <text:p>111%</text:p>
          </table:table-cell>
          <table:table-cell table:style-name="ce24" table:formula="of:=[.C402]/[.B402]" office:value-type="percentage" office:value="1.23515439429929" calcext:value-type="percentage">
            <text:p>1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24" office:value-type="percentage" office:value="0.974308300395257" calcext:value-type="percentage">
            <text:p>97%</text:p>
          </table:table-cell>
          <table:table-cell table:style-name="ce24" office:value-type="percentage" office:value="1.20553359683794" calcext:value-type="percentage">
            <text:p>121%</text:p>
          </table:table-cell>
          <table:table-cell table:style-name="ce24" table:formula="of:=[.C403]/[.B403]" office:value-type="percentage" office:value="1.23732251521298" calcext:value-type="percentage">
            <text:p>1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</text:p>
          </table:table-cell>
          <table:table-cell table:style-name="ce24" office:value-type="percentage" office:value="1.01428571428571" calcext:value-type="percentage">
            <text:p>101%</text:p>
          </table:table-cell>
          <table:table-cell table:style-name="ce24" office:value-type="percentage" office:value="1.25714285714286" calcext:value-type="percentage">
            <text:p>126%</text:p>
          </table:table-cell>
          <table:table-cell table:style-name="ce24" table:formula="of:=[.C404]/[.B404]" office:value-type="percentage" office:value="1.23943661971832" calcext:value-type="percentage">
            <text:p>1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24" office:value-type="percentage" office:value="0.908629441624365" calcext:value-type="percentage">
            <text:p>91%</text:p>
          </table:table-cell>
          <table:table-cell table:style-name="ce24" office:value-type="percentage" office:value="1.13705583756345" calcext:value-type="percentage">
            <text:p>114%</text:p>
          </table:table-cell>
          <table:table-cell table:style-name="ce24" table:formula="of:=[.C405]/[.B405]" office:value-type="percentage" office:value="1.25139664804469" calcext:value-type="percentage">
            <text:p>1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24" office:value-type="percentage" office:value="0.937915742793792" calcext:value-type="percentage">
            <text:p>94%</text:p>
          </table:table-cell>
          <table:table-cell table:style-name="ce24" office:value-type="percentage" office:value="1.19733924611973" calcext:value-type="percentage">
            <text:p>120%</text:p>
          </table:table-cell>
          <table:table-cell table:style-name="ce24" table:formula="of:=[.C406]/[.B406]" office:value-type="percentage" office:value="1.27659574468085" calcext:value-type="percentage">
            <text:p>1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24" office:value-type="percentage" office:value="0.892116182572614" calcext:value-type="percentage">
            <text:p>89%</text:p>
          </table:table-cell>
          <table:table-cell table:style-name="ce24" office:value-type="percentage" office:value="1.14107883817427" calcext:value-type="percentage">
            <text:p>114%</text:p>
          </table:table-cell>
          <table:table-cell table:style-name="ce24" table:formula="of:=[.C407]/[.B407]" office:value-type="percentage" office:value="1.27906976744186" calcext:value-type="percentage">
            <text:p>1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</text:p>
          </table:table-cell>
          <table:table-cell table:style-name="ce24" office:value-type="percentage" office:value="1.18181818181818" calcext:value-type="percentage">
            <text:p>118%</text:p>
          </table:table-cell>
          <table:table-cell table:style-name="ce24" office:value-type="percentage" office:value="1.51515151515152" calcext:value-type="percentage">
            <text:p>152%</text:p>
          </table:table-cell>
          <table:table-cell table:style-name="ce24" table:formula="of:=[.C408]/[.B408]" office:value-type="percentage" office:value="1.28205128205129" calcext:value-type="percentage">
            <text:p>1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24" office:value-type="percentage" office:value="1.18181818181818" calcext:value-type="percentage">
            <text:p>118%</text:p>
          </table:table-cell>
          <table:table-cell table:style-name="ce24" office:value-type="percentage" office:value="1.51515151515152" calcext:value-type="percentage">
            <text:p>152%</text:p>
          </table:table-cell>
          <table:table-cell table:style-name="ce24" table:formula="of:=[.C409]/[.B409]" office:value-type="percentage" office:value="1.28205128205129" calcext:value-type="percentage">
            <text:p>1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c</text:p>
          </table:table-cell>
          <table:table-cell table:style-name="ce24" office:value-type="percentage" office:value="0.933333333333333" calcext:value-type="percentage">
            <text:p>93%</text:p>
          </table:table-cell>
          <table:table-cell table:style-name="ce24" office:value-type="percentage" office:value="1.2" calcext:value-type="percentage">
            <text:p>120%</text:p>
          </table:table-cell>
          <table:table-cell table:style-name="ce24" table:formula="of:=[.C410]/[.B410]" office:value-type="percentage" office:value="1.28571428571429" calcext:value-type="percentage">
            <text:p>1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24" office:value-type="percentage" office:value="1.0125786163522" calcext:value-type="percentage">
            <text:p>101%</text:p>
          </table:table-cell>
          <table:table-cell table:style-name="ce24" office:value-type="percentage" office:value="1.30817610062893" calcext:value-type="percentage">
            <text:p>131%</text:p>
          </table:table-cell>
          <table:table-cell table:style-name="ce24" table:formula="of:=[.C411]/[.B411]" office:value-type="percentage" office:value="1.29192546583851" calcext:value-type="percentage">
            <text:p>1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24" office:value-type="percentage" office:value="0.66779144443235" calcext:value-type="percentage">
            <text:p>67%</text:p>
          </table:table-cell>
          <table:table-cell table:style-name="ce24" office:value-type="percentage" office:value="0.87972134537934" calcext:value-type="percentage">
            <text:p>88%</text:p>
          </table:table-cell>
          <table:table-cell table:style-name="ce24" table:formula="of:=[.C412]/[.B412]" office:value-type="percentage" office:value="1.31735941320293" calcext:value-type="percentage">
            <text:p>13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24" office:value-type="percentage" office:value="0.887434554973822" calcext:value-type="percentage">
            <text:p>89%</text:p>
          </table:table-cell>
          <table:table-cell table:style-name="ce24" office:value-type="percentage" office:value="1.17801047120419" calcext:value-type="percentage">
            <text:p>118%</text:p>
          </table:table-cell>
          <table:table-cell table:style-name="ce24" table:formula="of:=[.C413]/[.B413]" office:value-type="percentage" office:value="1.32743362831859" calcext:value-type="percentage">
            <text:p>1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24" office:value-type="percentage" office:value="0.852362204724409" calcext:value-type="percentage">
            <text:p>85%</text:p>
          </table:table-cell>
          <table:table-cell table:style-name="ce24" office:value-type="percentage" office:value="1.13385826771654" calcext:value-type="percentage">
            <text:p>113%</text:p>
          </table:table-cell>
          <table:table-cell table:style-name="ce24" table:formula="of:=[.C414]/[.B414]" office:value-type="percentage" office:value="1.33025404157045" calcext:value-type="percentage">
            <text:p>1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24" office:value-type="percentage" office:value="0.781914893617021" calcext:value-type="percentage">
            <text:p>78%</text:p>
          </table:table-cell>
          <table:table-cell table:style-name="ce24" office:value-type="percentage" office:value="1.04255319148936" calcext:value-type="percentage">
            <text:p>104%</text:p>
          </table:table-cell>
          <table:table-cell table:style-name="ce24" table:formula="of:=[.C415]/[.B415]" office:value-type="percentage" office:value="1.33333333333333" calcext:value-type="percentage">
            <text:p>1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24" office:value-type="percentage" office:value="0.905555555555556" calcext:value-type="percentage">
            <text:p>91%</text:p>
          </table:table-cell>
          <table:table-cell table:style-name="ce24" office:value-type="percentage" office:value="1.20740740740741" calcext:value-type="percentage">
            <text:p>121%</text:p>
          </table:table-cell>
          <table:table-cell table:style-name="ce24" table:formula="of:=[.C416]/[.B416]" office:value-type="percentage" office:value="1.33333333333334" calcext:value-type="percentage">
            <text:p>1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rt</text:p>
          </table:table-cell>
          <table:table-cell table:style-name="ce24" office:value-type="percentage" office:value="0.93841642228739" calcext:value-type="percentage">
            <text:p>94%</text:p>
          </table:table-cell>
          <table:table-cell table:style-name="ce24" office:value-type="percentage" office:value="1.25513196480938" calcext:value-type="percentage">
            <text:p>126%</text:p>
          </table:table-cell>
          <table:table-cell table:style-name="ce24" table:formula="of:=[.C417]/[.B417]" office:value-type="percentage" office:value="1.3375" calcext:value-type="percentage">
            <text:p>1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4" office:value-type="percentage" office:value="1.35574229691877" calcext:value-type="percentage">
            <text:p>136%</text:p>
          </table:table-cell>
          <table:table-cell table:style-name="ce24" table:formula="of:=[.C418]/[.B418]" office:value-type="percentage" office:value="1.35574229691877" calcext:value-type="percentage">
            <text:p>1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</text:p>
          </table:table-cell>
          <table:table-cell table:style-name="ce24" office:value-type="percentage" office:value="0.836512261580381" calcext:value-type="percentage">
            <text:p>84%</text:p>
          </table:table-cell>
          <table:table-cell table:style-name="ce24" office:value-type="percentage" office:value="1.13896457765668" calcext:value-type="percentage">
            <text:p>114%</text:p>
          </table:table-cell>
          <table:table-cell table:style-name="ce24" table:formula="of:=[.C419]/[.B419]" office:value-type="percentage" office:value="1.36156351791532" calcext:value-type="percentage">
            <text:p>1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24" office:value-type="percentage" office:value="0.773684210526316" calcext:value-type="percentage">
            <text:p>77%</text:p>
          </table:table-cell>
          <table:table-cell table:style-name="ce24" office:value-type="percentage" office:value="1.09473684210526" calcext:value-type="percentage">
            <text:p>109%</text:p>
          </table:table-cell>
          <table:table-cell table:style-name="ce24" table:formula="of:=[.C420]/[.B420]" office:value-type="percentage" office:value="1.41496598639455" calcext:value-type="percentage">
            <text:p>1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24" office:value-type="percentage" office:value="0.98932384341637" calcext:value-type="percentage">
            <text:p>99%</text:p>
          </table:table-cell>
          <table:table-cell table:style-name="ce24" office:value-type="percentage" office:value="1.40925266903915" calcext:value-type="percentage">
            <text:p>141%</text:p>
          </table:table-cell>
          <table:table-cell table:style-name="ce24" table:formula="of:=[.C421]/[.B421]" office:value-type="percentage" office:value="1.42446043165468" calcext:value-type="percentage">
            <text:p>14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24" office:value-type="percentage" office:value="0.884" calcext:value-type="percentage">
            <text:p>88%</text:p>
          </table:table-cell>
          <table:table-cell table:style-name="ce24" office:value-type="percentage" office:value="1.312" calcext:value-type="percentage">
            <text:p>131%</text:p>
          </table:table-cell>
          <table:table-cell table:style-name="ce24" table:formula="of:=[.C422]/[.B422]" office:value-type="percentage" office:value="1.4841628959276" calcext:value-type="percentage">
            <text:p>14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rt</text:p>
          </table:table-cell>
          <table:table-cell table:style-name="ce24" office:value-type="percentage" office:value="0.92093023255814" calcext:value-type="percentage">
            <text:p>92%</text:p>
          </table:table-cell>
          <table:table-cell table:style-name="ce24" office:value-type="percentage" office:value="1.37674418604651" calcext:value-type="percentage">
            <text:p>138%</text:p>
          </table:table-cell>
          <table:table-cell table:style-name="ce24" table:formula="of:=[.C423]/[.B423]" office:value-type="percentage" office:value="1.49494949494949" calcext:value-type="percentage">
            <text:p>1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24" office:value-type="percentage" office:value="0.893665158371041" calcext:value-type="percentage">
            <text:p>89%</text:p>
          </table:table-cell>
          <table:table-cell table:style-name="ce24" office:value-type="percentage" office:value="1.3393665158371" calcext:value-type="percentage">
            <text:p>134%</text:p>
          </table:table-cell>
          <table:table-cell table:style-name="ce24" table:formula="of:=[.C424]/[.B424]" office:value-type="percentage" office:value="1.49873417721518" calcext:value-type="percentage">
            <text:p>1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</text:p>
          </table:table-cell>
          <table:table-cell table:style-name="ce24" office:value-type="percentage" office:value="0.890625" calcext:value-type="percentage">
            <text:p>89%</text:p>
          </table:table-cell>
          <table:table-cell table:style-name="ce24" office:value-type="percentage" office:value="1.35416666666667" calcext:value-type="percentage">
            <text:p>135%</text:p>
          </table:table-cell>
          <table:table-cell table:style-name="ce24" table:formula="of:=[.C425]/[.B425]" office:value-type="percentage" office:value="1.52046783625731" calcext:value-type="percentage">
            <text:p>15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sort</text:p>
          </table:table-cell>
          <table:table-cell table:style-name="ce24" office:value-type="percentage" office:value="0.857651245551601" calcext:value-type="percentage">
            <text:p>86%</text:p>
          </table:table-cell>
          <table:table-cell table:style-name="ce24" office:value-type="percentage" office:value="1.30960854092527" calcext:value-type="percentage">
            <text:p>131%</text:p>
          </table:table-cell>
          <table:table-cell table:style-name="ce24" table:formula="of:=[.C426]/[.B426]" office:value-type="percentage" office:value="1.52697095435685" calcext:value-type="percentage">
            <text:p>15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</text:p>
          </table:table-cell>
          <table:table-cell table:style-name="ce24" office:value-type="percentage" office:value="0.845201238390093" calcext:value-type="percentage">
            <text:p>85%</text:p>
          </table:table-cell>
          <table:table-cell table:style-name="ce24" office:value-type="percentage" office:value="1.30650154798762" calcext:value-type="percentage">
            <text:p>131%</text:p>
          </table:table-cell>
          <table:table-cell table:style-name="ce24" table:formula="of:=[.C427]/[.B427]" office:value-type="percentage" office:value="1.54578754578755" calcext:value-type="percentage">
            <text:p>1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24" office:value-type="percentage" office:value="0.927038626609442" calcext:value-type="percentage">
            <text:p>93%</text:p>
          </table:table-cell>
          <table:table-cell table:style-name="ce24" office:value-type="percentage" office:value="1.43347639484979" calcext:value-type="percentage">
            <text:p>143%</text:p>
          </table:table-cell>
          <table:table-cell table:style-name="ce24" table:formula="of:=[.C428]/[.B428]" office:value-type="percentage" office:value="1.5462962962963" calcext:value-type="percentage">
            <text:p>1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ct</text:p>
          </table:table-cell>
          <table:table-cell table:style-name="ce24" office:value-type="percentage" office:value="0.824489795918367" calcext:value-type="percentage">
            <text:p>82%</text:p>
          </table:table-cell>
          <table:table-cell table:style-name="ce24" office:value-type="percentage" office:value="1.35510204081633" calcext:value-type="percentage">
            <text:p>136%</text:p>
          </table:table-cell>
          <table:table-cell table:style-name="ce24" table:formula="of:=[.C429]/[.B429]" office:value-type="percentage" office:value="1.64356435643565" calcext:value-type="percentage">
            <text:p>1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</text:p>
          </table:table-cell>
          <table:table-cell table:style-name="ce24" office:value-type="percentage" office:value="1.06299212598425" calcext:value-type="percentage">
            <text:p>106%</text:p>
          </table:table-cell>
          <table:table-cell table:style-name="ce24" office:value-type="percentage" office:value="1.82677165354331" calcext:value-type="percentage">
            <text:p>183%</text:p>
          </table:table-cell>
          <table:table-cell table:style-name="ce24" table:formula="of:=[.C430]/[.B430]" office:value-type="percentage" office:value="1.71851851851852" calcext:value-type="percentage">
            <text:p>1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24" office:value-type="percentage" office:value="0.965034965034965" calcext:value-type="percentage">
            <text:p>97%</text:p>
          </table:table-cell>
          <table:table-cell table:style-name="ce24" office:value-type="percentage" office:value="1.70629370629371" calcext:value-type="percentage">
            <text:p>171%</text:p>
          </table:table-cell>
          <table:table-cell table:style-name="ce24" table:formula="of:=[.C431]/[.B431]" office:value-type="percentage" office:value="1.76811594202899" calcext:value-type="percentage">
            <text:p>1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ai</text:p>
          </table:table-cell>
          <table:table-cell table:style-name="ce24" office:value-type="percentage" office:value="1.0377358490566" calcext:value-type="percentage">
            <text:p>104%</text:p>
          </table:table-cell>
          <table:table-cell table:style-name="ce24" office:value-type="percentage" office:value="1.94339622641509" calcext:value-type="percentage">
            <text:p>194%</text:p>
          </table:table-cell>
          <table:table-cell table:style-name="ce24" table:formula="of:=[.C432]/[.B432]" office:value-type="percentage" office:value="1.87272727272728" calcext:value-type="percentage">
            <text:p>187%</text:p>
          </table:table-cell>
          <table:table-cell table:number-columns-repeated="1020"/>
        </table:table-row>
        <table:table-row table:style-name="ro1" table:number-rows-repeated="1048062">
          <table:table-cell table:number-columns-repeated="1024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aseline.A186:Baseline.G186">
          <table:sort>
            <table:sort-by table:field-number="4" table:data-type="automatic"/>
            <table:sort-by table:field-number="0" table:data-type="automatic"/>
          </table:sort>
        </table:database-range>
        <table:database-range table:name="__Anonymous_Sheet_DB__4" table:target-range-address="'No libraries'.A353:'No libraries'.D432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20:58:43.545360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7:37:33.178912316</meta:creation-date>
    <dc:date>2019-01-20T21:45:11.836589581</dc:date>
    <meta:editing-duration>P26DT4H52M49S</meta:editing-duration>
    <meta:editing-cycles>22</meta:editing-cycles>
    <meta:generator>LibreOffice/5.4.6.2$Linux_X86_64 LibreOffice_project/40m0$Build-2</meta:generator>
    <meta:document-statistic meta:table-count="5" meta:cell-count="731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uli" style:font-style-name="Light" fo:font-size="13pt" fo:font-weight="25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style:font-style-name="Italic"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42cm" chart:symbol-height="0.42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5.69cm" svg:y="0.394cm" chart:style-name="ch2">
          <text:p>Absolute Text Size</text:p>
        </chart:title>
        <chart:legend svg:x="29.212cm" svg:y="0cm" style:legend-expansion="custom" chartooo:width="2.787cm" chartooo:height="1.821cm" style:legend-expansion-aspect-ratio="1.53047775947282" chart:style-name="ch3"/>
        <chart:plot-area chart:style-name="ch4" table:cell-range-address="'No libraries'.A3:'No libraries'.B81 'No libraries'.B1:'No libraries'.B1 'No libraries'.E1:'No libraries'.E1 'No libraries'.E3:'No libraries'.E81 'No libraries'.H1:'No libraries'.H1 'No libraries'.H3:'No libraries'.H81" chart:data-source-has-labels="both" svg:x="0.307cm" svg:y="0cm" svg:width="32.203cm" svg:height="47.838cm">
          <chartooo:coordinate-region svg:x="3.627cm" svg:y="0cm" svg:width="28.365cm" svg:height="47.191cm"/>
          <chart:axis chart:dimension="x" chart:name="primary-x" chart:style-name="ch5" chartooo:axis-type="auto">
            <chartooo:date-scale/>
            <chart:categories table:cell-range-address="'No libraries'.A3:'No libraries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libraries'.B3:'No libraries'.B81" chart:label-cell-address="'No libraries'.B1:'No libraries'.B1" chart:class="chart:bar">
            <chart:data-point chart:repeated="79"/>
          </chart:series>
          <chart:series chart:attached-axis="secondary-y" chart:style-name="ch10" chart:values-cell-range-address="'No libraries'.E3:'No libraries'.E81" chart:label-cell-address="'No libraries'.E1:'No libraries'.E1" chart:class="chart:bar">
            <chart:data-point chart:repeated="79"/>
          </chart:series>
          <chart:series chart:attached-axis="secondary-y" chart:style-name="ch11" chart:values-cell-range-address="'No libraries'.H3:'No libraries'.H81" chart:label-cell-address="'No libraries'.H1:'No libraries'.H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libraries'.B1:'No libraries'.B1</svg:desc>
                </draw:g>
              </table:table-cell>
              <table:table-cell office:value-type="string">
                <text:p>arm32-nofp</text:p>
                <draw:g>
                  <svg:desc>'No libraries'.E1:'No libraries'.E1</svg:desc>
                </draw:g>
              </table:table-cell>
              <table:table-cell office:value-type="string">
                <text:p>archs</text:p>
                <draw:g>
                  <svg:desc>'No libraries'.H1:'No librarie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libraries'.A3:'No libraries'.A81</svg:desc>
                </draw:g>
              </table:table-cell>
              <table:table-cell office:value-type="float" office:value="714">
                <text:p>714</text:p>
                <draw:g>
                  <svg:desc>'No libraries'.B3:'No libraries'.B81</svg:desc>
                </draw:g>
              </table:table-cell>
              <table:table-cell office:value-type="float" office:value="714">
                <text:p>714</text:p>
                <draw:g>
                  <svg:desc>'No libraries'.E3:'No libraries'.E81</svg:desc>
                </draw:g>
              </table:table-cell>
              <table:table-cell office:value-type="float" office:value="968">
                <text:p>968</text:p>
                <draw:g>
                  <svg:desc>'No libraries'.H3:'No libraries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978">
                <text:p>9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280">
                <text:p>128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14">
                <text:p>61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66">
                <text:p>1166</text:p>
              </table:table-cell>
              <table:table-cell office:value-type="float" office:value="1162">
                <text:p>11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36">
                <text:p>636</text:p>
              </table:table-cell>
              <table:table-cell office:value-type="float" office:value="644">
                <text:p>64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902">
                <text:p>902</text:p>
              </table:table-cell>
              <table:table-cell office:value-type="float" office:value="846">
                <text:p>84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012">
                <text:p>1012</text:p>
              </table:table-cell>
              <table:table-cell office:value-type="float" office:value="986">
                <text:p>98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650">
                <text:p>2650</text:p>
              </table:table-cell>
              <table:table-cell office:value-type="float" office:value="1274">
                <text:p>127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88">
                <text:p>988</text:p>
              </table:table-cell>
              <table:table-cell office:value-type="float" office:value="944">
                <text:p>94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6514">
                <text:p>6514</text:p>
              </table:table-cell>
              <table:table-cell office:value-type="float" office:value="5920">
                <text:p>592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266">
                <text:p>26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4">
                <text:p>3004</text:p>
              </table:table-cell>
              <table:table-cell office:value-type="float" office:value="2810">
                <text:p>28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342">
                <text:p>3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66">
                <text:p>1066</text:p>
              </table:table-cell>
              <table:table-cell office:value-type="float" office:value="926">
                <text:p>92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186">
                <text:p>31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70">
                <text:p>870</text:p>
              </table:table-cell>
              <table:table-cell office:value-type="float" office:value="812">
                <text:p>8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76">
                <text:p>1776</text:p>
              </table:table-cell>
              <table:table-cell office:value-type="float" office:value="1195">
                <text:p>119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34">
                <text:p>1134</text:p>
              </table:table-cell>
              <table:table-cell office:value-type="float" office:value="1030">
                <text:p>10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2">
                <text:p>442</text:p>
              </table:table-cell>
              <table:table-cell office:value-type="float" office:value="395">
                <text:p>3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322">
                <text:p>1322</text:p>
              </table:table-cell>
              <table:table-cell office:value-type="float" office:value="1210">
                <text:p>121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938">
                <text:p>938</text:p>
              </table:table-cell>
              <table:table-cell office:value-type="float" office:value="842">
                <text:p>8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04">
                <text:p>2004</text:p>
              </table:table-cell>
              <table:table-cell office:value-type="float" office:value="1966">
                <text:p>196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2176">
                <text:p>2176</text:p>
              </table:table-cell>
              <table:table-cell office:value-type="float" office:value="2028">
                <text:p>202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20">
                <text:p>18820</text:p>
              </table:table-cell>
              <table:table-cell office:value-type="float" office:value="16822">
                <text:p>16822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154">
                <text:p>1154</text:p>
              </table:table-cell>
              <table:table-cell office:value-type="float" office:value="1022">
                <text:p>102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126">
                <text:p>1126</text:p>
              </table:table-cell>
              <table:table-cell office:value-type="float" office:value="1008">
                <text:p>100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0">
                <text:p>2400</text:p>
              </table:table-cell>
              <table:table-cell office:value-type="float" office:value="2302">
                <text:p>230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4">
                <text:p>16184</text:p>
              </table:table-cell>
              <table:table-cell office:value-type="float" office:value="14198">
                <text:p>14198</text:p>
              </table:table-cell>
              <table:table-cell office:value-type="float" office:value="15432">
                <text:p>1543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76">
                <text:p>8476</text:p>
              </table:table-cell>
              <table:table-cell office:value-type="float" office:value="7166">
                <text:p>716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18">
                <text:p>2518</text:p>
              </table:table-cell>
              <table:table-cell office:value-type="float" office:value="1826">
                <text:p>182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764">
                <text:p>764</text:p>
              </table:table-cell>
              <table:table-cell office:value-type="float" office:value="678">
                <text:p>67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544">
                <text:p>544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5402">
                <text:p>15402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16">
                <text:p>9416</text:p>
              </table:table-cell>
              <table:table-cell office:value-type="float" office:value="7886">
                <text:p>7886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68">
                <text:p>7568</text:p>
              </table:table-cell>
              <table:table-cell office:value-type="float" office:value="7168">
                <text:p>716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562">
                <text:p>562</text:p>
              </table:table-cell>
              <table:table-cell office:value-type="float" office:value="482">
                <text:p>48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682">
                <text:p>682</text:p>
              </table:table-cell>
              <table:table-cell office:value-type="float" office:value="640">
                <text:p>64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74">
                <text:p>18374</text:p>
              </table:table-cell>
              <table:table-cell office:value-type="float" office:value="12270">
                <text:p>12270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90">
                <text:p>490</text:p>
              </table:table-cell>
              <table:table-cell office:value-type="float" office:value="404">
                <text:p>40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294">
                <text:p>29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358">
                <text:p>3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66">
                <text:p>466</text:p>
              </table:table-cell>
              <table:table-cell office:value-type="float" office:value="432">
                <text:p>43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86">
                <text:p>286</text:p>
              </table:table-cell>
              <table:table-cell office:value-type="float" office:value="276">
                <text:p>2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4">
                <text:p>964</text:p>
              </table:table-cell>
              <table:table-cell office:value-type="float" office:value="860">
                <text:p>8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644">
                <text:p>2644</text:p>
              </table:table-cell>
              <table:table-cell office:value-type="float" office:value="2157">
                <text:p>2157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430">
                <text:p>430</text:p>
              </table:table-cell>
              <table:table-cell office:value-type="float" office:value="396">
                <text:p>3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514">
                <text:p>1514</text:p>
              </table:table-cell>
              <table:table-cell office:value-type="float" office:value="1361">
                <text:p>13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72">
                <text:p>3772</text:p>
              </table:table-cell>
              <table:table-cell office:value-type="float" office:value="4446">
                <text:p>444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3962">
                <text:p>3962</text:p>
              </table:table-cell>
              <table:table-cell office:value-type="float" office:value="3856">
                <text:p>3856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16">
                <text:p>1016</text:p>
              </table:table-cell>
              <table:table-cell office:value-type="float" office:value="866">
                <text:p>86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4753">
                <text:p>4753</text:p>
              </table:table-cell>
              <table:table-cell office:value-type="float" office:value="3794">
                <text:p>37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245">
                <text:p>5245</text:p>
              </table:table-cell>
              <table:table-cell office:value-type="float" office:value="4185">
                <text:p>418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646">
                <text:p>646</text:p>
              </table:table-cell>
              <table:table-cell office:value-type="float" office:value="546">
                <text:p>5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4112">
                <text:p>4112</text:p>
              </table:table-cell>
              <table:table-cell office:value-type="float" office:value="3720">
                <text:p>372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5068">
                <text:p>5068</text:p>
              </table:table-cell>
              <table:table-cell office:value-type="float" office:value="4715">
                <text:p>4715</text:p>
              </table:table-cell>
              <table:table-cell office:value-type="float" office:value="4588">
                <text:p>4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style:font-style-name="Regular" fo:font-size="6pt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automatic" chart:symbol-width="0.455cm" chart:symbol-height="0.45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11.001cm" xlink:href=".." xlink:type="simple" chart:class="chart:bar" chart:style-name="ch1">
        <chart:title svg:x="9.22cm" svg:y="0.356cm" chart:style-name="ch2">
          <text:p>ARC v RISC-V relative text size (RISCV = 100)</text:p>
        </chart:title>
        <chart:plot-area chart:style-name="ch3" table:cell-range-address="'No libraries'.A270:'No libraries'.B349" chart:data-source-has-labels="both" svg:x="0.148cm" svg:y="-0.16cm" svg:width="27.849cm" svg:height="11.504cm">
          <chartooo:coordinate-region svg:x="1.14cm" svg:y="0cm" svg:width="26.857cm" svg:height="9.616cm"/>
          <chart:axis chart:dimension="x" chart:name="primary-x" chart:style-name="ch4" chartooo:axis-type="auto">
            <chartooo:date-scale/>
            <chart:categories table:cell-range-address="'No libraries'.A271:'No libraries'.A3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libraries'.B271:'No libraries'.B349" chart:label-cell-address="'No libraries'.B270:'No libraries'.B270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</text:p>
                <draw:g>
                  <svg:desc>'No libraries'.B270:'No libraries'.B2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ic</text:p>
                <draw:g>
                  <svg:desc>'No libraries'.A271:'No libraries'.A349</svg:desc>
                </draw:g>
              </table:table-cell>
              <table:table-cell office:value-type="float" office:value="0.585660377358491">
                <text:p>0.585660377358491</text:p>
                <draw:g>
                  <svg:desc>'No libraries'.B271:'No libraries'.B349</svg:desc>
                </draw:g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798653482011361">
                <text:p>0.798653482011361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802287893231649">
                <text:p>0.802287893231649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806306306306306">
                <text:p>0.80630630630630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87972134537934">
                <text:p>0.87972134537934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889594916600477">
                <text:p>0.889594916600477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95233600755073">
                <text:p>0.895233600755073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05288082083662">
                <text:p>0.905288082083662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11733615221987">
                <text:p>0.911733615221987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912489379779099">
                <text:p>0.912489379779099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23532440782698">
                <text:p>0.923532440782698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936238044633369">
                <text:p>0.936238044633369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939759036144578">
                <text:p>0.93975903614457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945655511206632">
                <text:p>0.945655511206632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953534354918438">
                <text:p>0.953534354918438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959152798789713">
                <text:p>0.959152798789713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981517509727626">
                <text:p>0.98151750972762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94708994708995">
                <text:p>0.99470899470899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.00062383031815">
                <text:p>1.00062383031815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1.0059880239521">
                <text:p>1.0059880239521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1.01838235294118">
                <text:p>1.01838235294118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.0188679245283">
                <text:p>1.0188679245283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2529960053262">
                <text:p>1.02529960053262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02599653379549">
                <text:p>1.02599653379549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.04225352112676">
                <text:p>1.0422535211267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1.04255319148936">
                <text:p>1.04255319148936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.04571428571429">
                <text:p>1.04571428571429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.04896516910651">
                <text:p>1.0489651691065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0499243570348">
                <text:p>1.0499243570348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.05440900562852">
                <text:p>1.0544090056285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.05680317040951">
                <text:p>1.0568031704095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.09058614564831">
                <text:p>1.09058614564831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.09206349206349">
                <text:p>1.09206349206349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1.09473684210526">
                <text:p>1.09473684210526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1.09803921568627">
                <text:p>1.09803921568627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1.10874200426439">
                <text:p>1.10874200426439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.11811023622047">
                <text:p>1.11811023622047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12096774193548">
                <text:p>1.12096774193548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1.1219512195122">
                <text:p>1.1219512195122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.13385826771654">
                <text:p>1.13385826771654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1.13705583756345">
                <text:p>1.13705583756345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1.13896457765668">
                <text:p>1.13896457765668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.13924050632911">
                <text:p>1.13924050632911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1.14107883817427">
                <text:p>1.14107883817427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.15789473684211">
                <text:p>1.15789473684211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.16436251920123">
                <text:p>1.16436251920123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.17408906882591">
                <text:p>1.17408906882591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17557251908397">
                <text:p>1.17557251908397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1.17801047120419">
                <text:p>1.17801047120419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.19733924611973">
                <text:p>1.19733924611973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.20553359683794">
                <text:p>1.20553359683794</text:p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.20740740740741">
                <text:p>1.20740740740741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23711340206186">
                <text:p>1.23711340206186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25373134328358">
                <text:p>1.25373134328358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1.25513196480938">
                <text:p>1.2551319648093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25714285714286">
                <text:p>1.25714285714286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1.30650154798762">
                <text:p>1.3065015479876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.30817610062893">
                <text:p>1.30817610062893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.30960854092527">
                <text:p>1.30960854092527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1.3393665158371">
                <text:p>1.3393665158371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1.35416666666667">
                <text:p>1.35416666666667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.35510204081633">
                <text:p>1.35510204081633</text:p>
              </table:table-cell>
            </table:table-row>
            <table:table-row>
              <table:table-cell office:value-type="string">
                <text:p>aha-compress</text:p>
              </table:table-cell>
              <table:table-cell office:value-type="float" office:value="1.35574229691877">
                <text:p>1.35574229691877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1.37674418604651">
                <text:p>1.37674418604651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1.40925266903915">
                <text:p>1.40925266903915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4305408271474">
                <text:p>1.430540827147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1.43347639484979">
                <text:p>1.43347639484979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1.70629370629371">
                <text:p>1.7062937062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82677165354331">
                <text:p>1.82677165354331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94339622641509">
                <text:p>1.943396226415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style:font-style-name="Regular" fo:font-size="6pt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11.001cm" xlink:href=".." xlink:type="simple" chart:class="chart:bar" chart:style-name="ch1">
        <chart:title svg:x="9.67cm" svg:y="0.356cm" chart:style-name="ch2">
          <text:p>ARC v ARM relative text size (ARM = 100)</text:p>
        </chart:title>
        <chart:plot-area chart:style-name="ch3" table:cell-range-address="'No libraries'.A354:'No libraries'.A432 'No libraries'.D354:'No libraries'.D432" chart:data-source-has-labels="column" svg:x="0.148cm" svg:y="-0.16cm" svg:width="27.849cm" svg:height="11.504cm">
          <chartooo:coordinate-region svg:x="1.14cm" svg:y="0cm" svg:width="26.857cm" svg:height="9.616cm"/>
          <chart:axis chart:dimension="x" chart:name="primary-x" chart:style-name="ch4" chartooo:axis-type="auto">
            <chartooo:date-scale/>
            <chart:categories table:cell-range-address="'No libraries'.A354:'No libraries'.A4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libraries'.D354:'No libraries'.D432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sichneu</text:p>
                <draw:g>
                  <svg:desc>'No libraries'.A354:'No libraries'.A432</svg:desc>
                </draw:g>
              </table:table-cell>
              <table:table-cell office:value-type="float" office:value="0.931567328918322">
                <text:p>0.931567328918322</text:p>
                <draw:g>
                  <svg:desc>'No libraries'.D354:'No libraries'.D432</svg:desc>
                </draw:g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62611607142857">
                <text:p>0.962611607142857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73064687168611">
                <text:p>0.973064687168611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1.00052714812862">
                <text:p>1.0005271481286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1.00549581839904">
                <text:p>1.0054958183990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.00690521029504">
                <text:p>1.00690521029504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.0223752151463">
                <text:p>1.0223752151463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1.02543234994914">
                <text:p>1.02543234994914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.04054054054054">
                <text:p>1.04054054054054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.04743787896802">
                <text:p>1.0474378789680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1.05888919899526">
                <text:p>1.05888919899526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07335907335907">
                <text:p>1.07335907335907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.07780082987552">
                <text:p>1.07780082987552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.08494623655914">
                <text:p>1.08494623655914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.08691364980983">
                <text:p>1.08691364980983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08952574182095">
                <text:p>1.08952574182095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.09206349206349">
                <text:p>1.09206349206349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1.09270216962525">
                <text:p>1.09270216962525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.09514563106796">
                <text:p>1.0951456310679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9608540925267">
                <text:p>1.09608540925267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1.10526315789473">
                <text:p>1.10526315789473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12149532710281">
                <text:p>1.12149532710281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12408759124087">
                <text:p>1.12408759124087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1.12945264986967">
                <text:p>1.12945264986967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.13924050632911">
                <text:p>1.13924050632911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14285714285715">
                <text:p>1.1428571428571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14710743801653">
                <text:p>1.14710743801653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15068493150685">
                <text:p>1.15068493150685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15851272015655">
                <text:p>1.15851272015655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1.17293233082707">
                <text:p>1.17293233082707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.17460317460317">
                <text:p>1.17460317460317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.1756061719324">
                <text:p>1.1756061719324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17570700046361">
                <text:p>1.17570700046361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.184375">
                <text:p>1.184375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1.19093851132687">
                <text:p>1.19093851132687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.19607843137255">
                <text:p>1.19607843137255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19832635983264">
                <text:p>1.19832635983264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21367521367521">
                <text:p>1.21367521367521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.21382289416847">
                <text:p>1.21382289416847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21739130434782">
                <text:p>1.21739130434782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21821036106751">
                <text:p>1.21821036106751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.21825396825397">
                <text:p>1.21825396825397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.22222222222223">
                <text:p>1.22222222222223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1.22672508214677">
                <text:p>1.2267250821467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.22881355932203">
                <text:p>1.22881355932203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1.23515439429929">
                <text:p>1.23515439429929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.23732251521298">
                <text:p>1.2373225152129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23943661971832">
                <text:p>1.2394366197183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1.25139664804469">
                <text:p>1.25139664804469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.27659574468085">
                <text:p>1.27659574468085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1.27906976744186">
                <text:p>1.27906976744186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28205128205129">
                <text:p>1.28205128205129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28205128205129">
                <text:p>1.28205128205129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.29192546583851">
                <text:p>1.29192546583851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.31735941320293">
                <text:p>1.31735941320293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1.32743362831859">
                <text:p>1.32743362831859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.33025404157045">
                <text:p>1.33025404157045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.33333333333334">
                <text:p>1.33333333333334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1.3375">
                <text:p>1.3375</text:p>
              </table:table-cell>
            </table:table-row>
            <table:table-row>
              <table:table-cell office:value-type="string">
                <text:p>aha-compress</text:p>
              </table:table-cell>
              <table:table-cell office:value-type="float" office:value="1.35574229691877">
                <text:p>1.35574229691877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1.36156351791532">
                <text:p>1.3615635179153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1.41496598639455">
                <text:p>1.4149659863945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1.42446043165468">
                <text:p>1.42446043165468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1.4841628959276">
                <text:p>1.484162895927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1.49494949494949">
                <text:p>1.49494949494949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1.49873417721518">
                <text:p>1.49873417721518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1.52046783625731">
                <text:p>1.52046783625731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.52697095435685">
                <text:p>1.52697095435685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1.54578754578755">
                <text:p>1.54578754578755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1.5462962962963">
                <text:p>1.5462962962963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.64356435643565">
                <text:p>1.643564356435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71851851851852">
                <text:p>1.7185185185185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1.76811594202899">
                <text:p>1.76811594202899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87272727272728">
                <text:p>1.872727272727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style:font-style-name="Regular" fo:font-size="6pt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11.001cm" xlink:href=".." xlink:type="simple" chart:class="chart:bar" chart:style-name="ch1">
        <chart:title svg:x="9.194cm" svg:y="0.356cm" chart:style-name="ch2">
          <text:p>ARM v RISC-V relative text size (RISCV = 100)</text:p>
        </chart:title>
        <chart:plot-area chart:style-name="ch3" table:cell-range-address="'No libraries'.A186:'No libraries'.B266" chart:data-source-has-labels="both" svg:x="0.148cm" svg:y="-0.162cm" svg:width="27.849cm" svg:height="11.505cm">
          <chartooo:coordinate-region svg:x="1.14cm" svg:y="-0.002cm" svg:width="26.857cm" svg:height="9.617cm"/>
          <chart:axis chart:dimension="x" chart:name="primary-x" chart:style-name="ch4" chartooo:axis-type="auto">
            <chartooo:date-scale/>
            <chart:categories table:cell-range-address="'No libraries'.A188:'No libraries'.A2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libraries'.B188:'No libraries'.B266" chart:label-cell-address="'No libraries'.B186:'No libraries'.B187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  <text:list>
                  <text:list-item>
                    <text:p/>
                  </text:list-item>
                  <text:list-item>
                    <text:p>ARM</text:p>
                  </text:list-item>
                </text:list>
                <draw:g>
                  <svg:desc>'No libraries'.B186:'No libraries'.B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ic</text:p>
                <draw:g>
                  <svg:desc>'No libraries'.A188:'No libraries'.A266</svg:desc>
                </draw:g>
              </table:table-cell>
              <table:table-cell office:value-type="float" office:value="0.480754716981132">
                <text:p>0.480754716981132</text:p>
                <draw:g>
                  <svg:desc>'No libraries'.B188:'No libraries'.B266</svg:desc>
                </draw:g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779144443235">
                <text:p>0.66779144443235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286036036036">
                <text:p>0.67286036036036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5178713264496">
                <text:p>0.72517871326449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73684210526316">
                <text:p>0.77368421052631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81914893617021">
                <text:p>0.781914893617021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97902764537655">
                <text:p>0.797902764537655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798232695139912">
                <text:p>0.798232695139912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801204819277108">
                <text:p>0.801204819277108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15809379727685">
                <text:p>0.815809379727685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24489795918367">
                <text:p>0.824489795918367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827205882352941">
                <text:p>0.827205882352941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36512261580381">
                <text:p>0.836512261580381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510620220901">
                <text:p>0.83751062022090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845201238390093">
                <text:p>0.845201238390093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5445965077867">
                <text:p>0.845445965077867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52362204724409">
                <text:p>0.852362204724409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57651245551601">
                <text:p>0.857651245551601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8667917448405">
                <text:p>0.868667917448405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74285714285714">
                <text:p>0.874285714285714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7286208601088">
                <text:p>0.877286208601088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885615251299827">
                <text:p>0.885615251299827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87323943661972">
                <text:p>0.887323943661972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887434554973822">
                <text:p>0.887434554973822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2116182572614">
                <text:p>0.89211618257261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93665158371041">
                <text:p>0.893665158371041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93836344314559">
                <text:p>0.893836344314559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95204262877442">
                <text:p>0.895204262877442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897654584221748">
                <text:p>0.89765458422174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9894319682959">
                <text:p>0.89894319682959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904669260700389">
                <text:p>0.904669260700389</text:p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5555555555556">
                <text:p>0.90555555555555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8289241622575">
                <text:p>0.908289241622575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908811789990789">
                <text:p>0.908811789990789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915279878971256">
                <text:p>0.91527987897125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92093023255814">
                <text:p>0.9209302325581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27038626609442">
                <text:p>0.92703862660944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3034727703236">
                <text:p>0.9303472770323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931985294117647">
                <text:p>0.931985294117647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35419440745672">
                <text:p>0.93541944074567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937915742793792">
                <text:p>0.937915742793792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3841642228739">
                <text:p>0.9384164222873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42073170731707">
                <text:p>0.942073170731707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7145877378435">
                <text:p>0.947145877378435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55465587044534">
                <text:p>0.955465587044534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9166666666667">
                <text:p>0.959166666666667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973245835436648">
                <text:p>0.973245835436648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974308300395257">
                <text:p>0.974308300395257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81037924151697">
                <text:p>0.981037924151697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83102918586789">
                <text:p>0.983102918586789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984251968503937">
                <text:p>0.984251968503937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8932384341637">
                <text:p>0.98932384341637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1374871266735">
                <text:p>0.991374871266735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3761696818465">
                <text:p>0.993761696818465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6569468267582">
                <text:p>0.996569468267582</text:p>
              </table:table-cell>
            </table:table-row>
            <table:table-row>
              <table:table-cell office:value-type="string">
                <text:p>aha-compr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.0125786163522">
                <text:p>1.0125786163522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01428571428571">
                <text:p>1.01428571428571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02985074626866">
                <text:p>1.02985074626866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377358490566">
                <text:p>1.0377358490566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04435483870968">
                <text:p>1.04435483870968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4580152671756">
                <text:p>1.045801526717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6299212598425">
                <text:p>1.06299212598425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10309278350515">
                <text:p>1.10309278350515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868504772004">
                <text:p>1.17868504772004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18181818181818">
                <text:p>1.181818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6.03cm" svg:y="0.449cm" chart:style-name="ch2">
          <text:p>Absolute Text Size</text:p>
        </chart:title>
        <chart:legend svg:x="29.378cm" svg:y="0.347cm" style:legend-expansion="custom" chartooo:width="2.341cm" chartooo:height="2.275cm" style:legend-expansion-aspect-ratio="1.02901098901099" chart:style-name="ch3"/>
        <chart:plot-area chart:style-name="ch4" table:cell-range-address="Baseline.A3:Baseline.B81 Baseline.B1:Baseline.B1 Baseline.E1:Baseline.E1 Baseline.E3:Baseline.E81 Baseline.H1:Baseline.H1 Baseline.H3:Baseline.H81" chart:data-source-has-labels="both" svg:x="0.17cm" svg:y="0cm" svg:width="32.339cm" svg:height="47.882cm">
          <chartooo:coordinate-region svg:x="3.49cm" svg:y="0cm" svg:width="28.501cm" svg:height="47.235cm"/>
          <chart:axis chart:dimension="x" chart:name="primary-x" chart:style-name="ch5" chartooo:axis-type="auto">
            <chartooo:date-scale/>
            <chart:categories table:cell-range-address="Baseline.A3:Baseline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Baseline.B3:Baseline.B81" chart:label-cell-address="Baseline.B1:Baseline.B1" chart:class="chart:bar">
            <chart:data-point chart:repeated="79"/>
          </chart:series>
          <chart:series chart:attached-axis="secondary-y" chart:style-name="ch10" chart:values-cell-range-address="Baseline.E3:Baseline.E81" chart:label-cell-address="Baseline.E1:Baseline.E1" chart:class="chart:bar">
            <chart:data-point chart:repeated="79"/>
          </chart:series>
          <chart:series chart:attached-axis="secondary-y" chart:style-name="ch11" chart:values-cell-range-address="Baseline.H3:Baseline.H81" chart:label-cell-address="Baseline.H1:Baseline.H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Baseline.B1:Baseline.B1</svg:desc>
                </draw:g>
              </table:table-cell>
              <table:table-cell office:value-type="string">
                <text:p>arm32-nofp</text:p>
                <draw:g>
                  <svg:desc>Baseline.E1:Baseline.E1</svg:desc>
                </draw:g>
              </table:table-cell>
              <table:table-cell office:value-type="string">
                <text:p>archs</text:p>
                <draw:g>
                  <svg:desc>Baseline.H1:Baselin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Baseline.A3:Baseline.A81</svg:desc>
                </draw:g>
              </table:table-cell>
              <table:table-cell office:value-type="float" office:value="1642">
                <text:p>1642</text:p>
                <draw:g>
                  <svg:desc>Baseline.B3:Baseline.B81</svg:desc>
                </draw:g>
              </table:table-cell>
              <table:table-cell office:value-type="float" office:value="4804">
                <text:p>4804</text:p>
                <draw:g>
                  <svg:desc>Baseline.E3:Baseline.E81</svg:desc>
                </draw:g>
              </table:table-cell>
              <table:table-cell office:value-type="float" office:value="1492">
                <text:p>1492</text:p>
                <draw:g>
                  <svg:desc>Baseline.H3:Baseline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2004">
                <text:p>2004</text:p>
              </table:table-cell>
              <table:table-cell office:value-type="float" office:value="5072">
                <text:p>5072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068">
                <text:p>1068</text:p>
              </table:table-cell>
              <table:table-cell office:value-type="float" office:value="4232">
                <text:p>423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766">
                <text:p>1766</text:p>
              </table:table-cell>
              <table:table-cell office:value-type="float" office:value="4744">
                <text:p>474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176">
                <text:p>1176</text:p>
              </table:table-cell>
              <table:table-cell office:value-type="float" office:value="4360">
                <text:p>436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2230">
                <text:p>2230</text:p>
              </table:table-cell>
              <table:table-cell office:value-type="float" office:value="5372">
                <text:p>537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086">
                <text:p>1086</text:p>
              </table:table-cell>
              <table:table-cell office:value-type="float" office:value="4248">
                <text:p>424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1660">
                <text:p>1660</text:p>
              </table:table-cell>
              <table:table-cell office:value-type="float" office:value="4704">
                <text:p>47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2838">
                <text:p>2838</text:p>
              </table:table-cell>
              <table:table-cell office:value-type="float" office:value="5456">
                <text:p>5456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2084">
                <text:p>2084</text:p>
              </table:table-cell>
              <table:table-cell office:value-type="float" office:value="4760">
                <text:p>476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6007">
                <text:p>6007</text:p>
              </table:table-cell>
              <table:table-cell office:value-type="float" office:value="6780">
                <text:p>6780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5906">
                <text:p>5906</text:p>
              </table:table-cell>
              <table:table-cell office:value-type="float" office:value="6704">
                <text:p>6704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5206">
                <text:p>35206</text:p>
              </table:table-cell>
              <table:table-cell office:value-type="float" office:value="17736">
                <text:p>17736</text:p>
              </table:table-cell>
              <table:table-cell office:value-type="float" office:value="17112">
                <text:p>1711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2648">
                <text:p>2648</text:p>
              </table:table-cell>
              <table:table-cell office:value-type="float" office:value="5084">
                <text:p>50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4824">
                <text:p>14824</text:p>
              </table:table-cell>
              <table:table-cell office:value-type="float" office:value="12308">
                <text:p>12308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1250">
                <text:p>1250</text:p>
              </table:table-cell>
              <table:table-cell office:value-type="float" office:value="4356">
                <text:p>435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4138">
                <text:p>4138</text:p>
              </table:table-cell>
              <table:table-cell office:value-type="float" office:value="6924">
                <text:p>6924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1310">
                <text:p>1310</text:p>
              </table:table-cell>
              <table:table-cell office:value-type="float" office:value="4432">
                <text:p>443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062">
                <text:p>1062</text:p>
              </table:table-cell>
              <table:table-cell office:value-type="float" office:value="4228">
                <text:p>4228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276">
                <text:p>2276</text:p>
              </table:table-cell>
              <table:table-cell office:value-type="float" office:value="4876">
                <text:p>4876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2202">
                <text:p>2202</text:p>
              </table:table-cell>
              <table:table-cell office:value-type="float" office:value="5040">
                <text:p>504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040">
                <text:p>1040</text:p>
              </table:table-cell>
              <table:table-cell office:value-type="float" office:value="4216">
                <text:p>421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4134">
                <text:p>4134</text:p>
              </table:table-cell>
              <table:table-cell office:value-type="float" office:value="7276">
                <text:p>727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384">
                <text:p>8384</text:p>
              </table:table-cell>
              <table:table-cell office:value-type="float" office:value="7148">
                <text:p>7148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3238">
                <text:p>3238</text:p>
              </table:table-cell>
              <table:table-cell office:value-type="float" office:value="5308">
                <text:p>5308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392">
                <text:p>1392</text:p>
              </table:table-cell>
              <table:table-cell office:value-type="float" office:value="4364">
                <text:p>43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052">
                <text:p>1052</text:p>
              </table:table-cell>
              <table:table-cell office:value-type="float" office:value="4236">
                <text:p>423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2262">
                <text:p>2262</text:p>
              </table:table-cell>
              <table:table-cell office:value-type="float" office:value="5144">
                <text:p>514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099">
                <text:p>1099</text:p>
              </table:table-cell>
              <table:table-cell office:value-type="float" office:value="4244">
                <text:p>424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1384">
                <text:p>1384</text:p>
              </table:table-cell>
              <table:table-cell office:value-type="float" office:value="4480">
                <text:p>448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5990">
                <text:p>5990</text:p>
              </table:table-cell>
              <table:table-cell office:value-type="float" office:value="6744">
                <text:p>674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4666">
                <text:p>4666</text:p>
              </table:table-cell>
              <table:table-cell office:value-type="float" office:value="6384">
                <text:p>6384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3160">
                <text:p>3160</text:p>
              </table:table-cell>
              <table:table-cell office:value-type="float" office:value="6080">
                <text:p>6080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10380">
                <text:p>10380</text:p>
              </table:table-cell>
              <table:table-cell office:value-type="float" office:value="8596">
                <text:p>8596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26826">
                <text:p>26826</text:p>
              </table:table-cell>
              <table:table-cell office:value-type="float" office:value="24638">
                <text:p>24638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5552">
                <text:p>5552</text:p>
              </table:table-cell>
              <table:table-cell office:value-type="float" office:value="6528">
                <text:p>6528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8886">
                <text:p>8886</text:p>
              </table:table-cell>
              <table:table-cell office:value-type="float" office:value="7852">
                <text:p>7852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3536">
                <text:p>3536</text:p>
              </table:table-cell>
              <table:table-cell office:value-type="float" office:value="6392">
                <text:p>6392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1630">
                <text:p>1630</text:p>
              </table:table-cell>
              <table:table-cell office:value-type="float" office:value="4532">
                <text:p>453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7320">
                <text:p>17320</text:p>
              </table:table-cell>
              <table:table-cell office:value-type="float" office:value="18312">
                <text:p>1831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9614">
                <text:p>9614</text:p>
              </table:table-cell>
              <table:table-cell office:value-type="float" office:value="11256">
                <text:p>11256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3662">
                <text:p>3662</text:p>
              </table:table-cell>
              <table:table-cell office:value-type="float" office:value="5916">
                <text:p>5916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5266">
                <text:p>5266</text:p>
              </table:table-cell>
              <table:table-cell office:value-type="float" office:value="6264">
                <text:p>6264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068">
                <text:p>1068</text:p>
              </table:table-cell>
              <table:table-cell office:value-type="float" office:value="4216">
                <text:p>421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3014">
                <text:p>3014</text:p>
              </table:table-cell>
              <table:table-cell office:value-type="float" office:value="5204">
                <text:p>5204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5046">
                <text:p>5046</text:p>
              </table:table-cell>
              <table:table-cell office:value-type="float" office:value="6032">
                <text:p>6032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994">
                <text:p>994</text:p>
              </table:table-cell>
              <table:table-cell office:value-type="float" office:value="4168">
                <text:p>416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6464">
                <text:p>16464</text:p>
              </table:table-cell>
              <table:table-cell office:value-type="float" office:value="19492">
                <text:p>19492</text:p>
              </table:table-cell>
              <table:table-cell office:value-type="float" office:value="15028">
                <text:p>1502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0560">
                <text:p>10560</text:p>
              </table:table-cell>
              <table:table-cell office:value-type="float" office:value="12000">
                <text:p>12000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114">
                <text:p>1114</text:p>
              </table:table-cell>
              <table:table-cell office:value-type="float" office:value="4304">
                <text:p>430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9358">
                <text:p>9358</text:p>
              </table:table-cell>
              <table:table-cell office:value-type="float" office:value="11388">
                <text:p>11388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718">
                <text:p>1718</text:p>
              </table:table-cell>
              <table:table-cell office:value-type="float" office:value="4796">
                <text:p>4796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8462">
                <text:p>8462</text:p>
              </table:table-cell>
              <table:table-cell office:value-type="float" office:value="8232">
                <text:p>8232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074">
                <text:p>1074</text:p>
              </table:table-cell>
              <table:table-cell office:value-type="float" office:value="4232">
                <text:p>423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20048">
                <text:p>20048</text:p>
              </table:table-cell>
              <table:table-cell office:value-type="float" office:value="16560">
                <text:p>16560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650">
                <text:p>1650</text:p>
              </table:table-cell>
              <table:table-cell office:value-type="float" office:value="4720">
                <text:p>4720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102">
                <text:p>1102</text:p>
              </table:table-cell>
              <table:table-cell office:value-type="float" office:value="4256">
                <text:p>425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1302">
                <text:p>1302</text:p>
              </table:table-cell>
              <table:table-cell office:value-type="float" office:value="4384">
                <text:p>438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1320">
                <text:p>1320</text:p>
              </table:table-cell>
              <table:table-cell office:value-type="float" office:value="4448">
                <text:p>444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2014">
                <text:p>2014</text:p>
              </table:table-cell>
              <table:table-cell office:value-type="float" office:value="4672">
                <text:p>4672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1918">
                <text:p>1918</text:p>
              </table:table-cell>
              <table:table-cell office:value-type="float" office:value="4548">
                <text:p>4548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1738">
                <text:p>1738</text:p>
              </table:table-cell>
              <table:table-cell office:value-type="float" office:value="4392">
                <text:p>439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1758">
                <text:p>1758</text:p>
              </table:table-cell>
              <table:table-cell office:value-type="float" office:value="4420">
                <text:p>442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1308">
                <text:p>1308</text:p>
              </table:table-cell>
              <table:table-cell office:value-type="float" office:value="4384">
                <text:p>438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416">
                <text:p>2416</text:p>
              </table:table-cell>
              <table:table-cell office:value-type="float" office:value="4976">
                <text:p>497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3923">
                <text:p>3923</text:p>
              </table:table-cell>
              <table:table-cell office:value-type="float" office:value="6548">
                <text:p>654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8330">
                <text:p>8330</text:p>
              </table:table-cell>
              <table:table-cell office:value-type="float" office:value="8332">
                <text:p>8332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8802">
                <text:p>8802</text:p>
              </table:table-cell>
              <table:table-cell office:value-type="float" office:value="7680">
                <text:p>7680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4900">
                <text:p>4900</text:p>
              </table:table-cell>
              <table:table-cell office:value-type="float" office:value="8536">
                <text:p>8536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1146">
                <text:p>11146</text:p>
              </table:table-cell>
              <table:table-cell office:value-type="float" office:value="11024">
                <text:p>11024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964">
                <text:p>2964</text:p>
              </table:table-cell>
              <table:table-cell office:value-type="float" office:value="5324">
                <text:p>532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1254">
                <text:p>1254</text:p>
              </table:table-cell>
              <table:table-cell office:value-type="float" office:value="4400">
                <text:p>440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132">
                <text:p>1132</text:p>
              </table:table-cell>
              <table:table-cell office:value-type="float" office:value="4308">
                <text:p>430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994">
                <text:p>994</text:p>
              </table:table-cell>
              <table:table-cell office:value-type="float" office:value="4168">
                <text:p>416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8235">
                <text:p>8235</text:p>
              </table:table-cell>
              <table:table-cell office:value-type="float" office:value="9132">
                <text:p>9132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7035">
                <text:p>7035</text:p>
              </table:table-cell>
              <table:table-cell office:value-type="float" office:value="8820">
                <text:p>882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3594">
                <text:p>3594</text:p>
              </table:table-cell>
              <table:table-cell office:value-type="float" office:value="5588">
                <text:p>5588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1728">
                <text:p>11728</text:p>
              </table:table-cell>
              <table:table-cell office:value-type="float" office:value="10100">
                <text:p>10100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3354">
                <text:p>13354</text:p>
              </table:table-cell>
              <table:table-cell office:value-type="float" office:value="11376">
                <text:p>11376</text:p>
              </table:table-cell>
              <table:table-cell office:value-type="float" office:value="10348">
                <text:p>103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column-mapping="0 2 1" chart:style-name="ch1">
        <chart:title svg:x="15.425cm" svg:y="0.318cm" chart:style-name="ch2">
          <text:p>Absolute Text Size</text:p>
        </chart:title>
        <chart:legend svg:x="28.756cm" svg:y="0.242cm" style:legend-expansion="custom" chartooo:width="2.996cm" chartooo:height="2.325cm" style:legend-expansion-aspect-ratio="1.28860215053763" chart:style-name="ch3"/>
        <chart:plot-area chart:style-name="ch4" table:cell-range-address="'No startup'.A3:'No startup'.B81 'No startup'.B1:'No startup'.B1 'No startup'.H1:'No startup'.H1 'No startup'.H3:'No startup'.H81 'No startup'.E1:'No startup'.E1 'No startup'.E3:'No startup'.E81" chart:data-source-has-labels="both" svg:x="0.308cm" svg:y="0cm" svg:width="32.205cm" svg:height="47.913cm">
          <chartooo:coordinate-region svg:x="3.628cm" svg:y="0cm" svg:width="28.367cm" svg:height="47.267cm"/>
          <chart:axis chart:dimension="x" chart:name="primary-x" chart:style-name="ch5" chartooo:axis-type="auto">
            <chartooo:date-scale/>
            <chart:categories table:cell-range-address="'No startup'.A3:'No startup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startup'.B3:'No startup'.B81" chart:label-cell-address="'No startup'.B1:'No startup'.B1" chart:class="chart:bar">
            <chart:data-point chart:repeated="79"/>
          </chart:series>
          <chart:series chart:attached-axis="secondary-y" chart:style-name="ch10" chart:values-cell-range-address="'No startup'.H3:'No startup'.H81" chart:label-cell-address="'No startup'.H1:'No startup'.H1" chart:class="chart:bar">
            <chart:data-point chart:repeated="79"/>
          </chart:series>
          <chart:series chart:attached-axis="secondary-y" chart:style-name="ch11" chart:values-cell-range-address="'No startup'.E3:'No startup'.E81" chart:label-cell-address="'No startup'.E1:'No startup'.E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startup'.B1:'No startup'.B1</svg:desc>
                </draw:g>
              </table:table-cell>
              <table:table-cell office:value-type="string">
                <text:p>archs</text:p>
                <draw:g>
                  <svg:desc>'No startup'.H1:'No startup'.H1</svg:desc>
                </draw:g>
              </table:table-cell>
              <table:table-cell office:value-type="string">
                <text:p>arm32-nofp</text:p>
                <draw:g>
                  <svg:desc>'No startup'.E1:'No start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startup'.A3:'No startup'.A81</svg:desc>
                </draw:g>
              </table:table-cell>
              <table:table-cell office:value-type="float" office:value="714">
                <text:p>714</text:p>
                <draw:g>
                  <svg:desc>'No startup'.B3:'No startup'.B81</svg:desc>
                </draw:g>
              </table:table-cell>
              <table:table-cell office:value-type="float" office:value="920">
                <text:p>920</text:p>
                <draw:g>
                  <svg:desc>'No startup'.H3:'No startup'.H81</svg:desc>
                </draw:g>
              </table:table-cell>
              <table:table-cell office:value-type="float" office:value="714">
                <text:p>714</text:p>
                <draw:g>
                  <svg:desc>'No startup'.E3:'No startup'.E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1256">
                <text:p>125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838">
                <text:p>838</text:p>
              </table:table-cell>
              <table:table-cell office:value-type="float" office:value="708">
                <text:p>70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416">
                <text:p>41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468">
                <text:p>146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788">
                <text:p>78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916">
                <text:p>1916</text:p>
              </table:table-cell>
              <table:table-cell office:value-type="float" office:value="1940">
                <text:p>194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162">
                <text:p>1162</text:p>
              </table:table-cell>
              <table:table-cell office:value-type="float" office:value="1236">
                <text:p>123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5077">
                <text:p>5077</text:p>
              </table:table-cell>
              <table:table-cell office:value-type="float" office:value="6288">
                <text:p>6288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4976">
                <text:p>4976</text:p>
              </table:table-cell>
              <table:table-cell office:value-type="float" office:value="6196">
                <text:p>6196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4442">
                <text:p>34442</text:p>
              </table:table-cell>
              <table:table-cell office:value-type="float" office:value="16540">
                <text:p>16540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726">
                <text:p>1726</text:p>
              </table:table-cell>
              <table:table-cell office:value-type="float" office:value="1584">
                <text:p>158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3890">
                <text:p>13890</text:p>
              </table:table-cell>
              <table:table-cell office:value-type="float" office:value="11096">
                <text:p>11096</text:p>
              </table:table-cell>
              <table:table-cell office:value-type="float" office:value="11448">
                <text:p>1144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312">
                <text:p>31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212">
                <text:p>3212</text:p>
              </table:table-cell>
              <table:table-cell office:value-type="float" office:value="3052">
                <text:p>3052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472">
                <text:p>47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68">
                <text:p>1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348">
                <text:p>1348</text:p>
              </table:table-cell>
              <table:table-cell office:value-type="float" office:value="4940">
                <text:p>49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274">
                <text:p>1274</text:p>
              </table:table-cell>
              <table:table-cell office:value-type="float" office:value="1096">
                <text:p>109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208">
                <text:p>3208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7448">
                <text:p>7448</text:p>
              </table:table-cell>
              <table:table-cell office:value-type="float" office:value="5484">
                <text:p>548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2468">
                <text:p>2468</text:p>
              </table:table-cell>
              <table:table-cell office:value-type="float" office:value="1900">
                <text:p>190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470">
                <text:p>470</text:p>
              </table:table-cell>
              <table:table-cell office:value-type="float" office:value="328">
                <text:p>3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342">
                <text:p>1342</text:p>
              </table:table-cell>
              <table:table-cell office:value-type="float" office:value="1148">
                <text:p>114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56">
                <text:p>456</text:p>
              </table:table-cell>
              <table:table-cell office:value-type="float" office:value="556">
                <text:p>55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5072">
                <text:p>5072</text:p>
              </table:table-cell>
              <table:table-cell office:value-type="float" office:value="5860">
                <text:p>586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734">
                <text:p>3734</text:p>
              </table:table-cell>
              <table:table-cell office:value-type="float" office:value="5520">
                <text:p>552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212">
                <text:p>2212</text:p>
              </table:table-cell>
              <table:table-cell office:value-type="float" office:value="2036">
                <text:p>203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9450">
                <text:p>9450</text:p>
              </table:table-cell>
              <table:table-cell office:value-type="float" office:value="7348">
                <text:p>7348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26096">
                <text:p>26096</text:p>
              </table:table-cell>
              <table:table-cell office:value-type="float" office:value="23504">
                <text:p>23504</text:p>
              </table:table-cell>
              <table:table-cell office:value-type="float" office:value="23770">
                <text:p>2377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4616">
                <text:p>4616</text:p>
              </table:table-cell>
              <table:table-cell office:value-type="float" office:value="5704">
                <text:p>5704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7956">
                <text:p>7956</text:p>
              </table:table-cell>
              <table:table-cell office:value-type="float" office:value="6232">
                <text:p>6232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608">
                <text:p>2608</text:p>
              </table:table-cell>
              <table:table-cell office:value-type="float" office:value="2552">
                <text:p>2552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708">
                <text:p>708</text:p>
              </table:table-cell>
              <table:table-cell office:value-type="float" office:value="628">
                <text:p>62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392">
                <text:p>16392</text:p>
              </table:table-cell>
              <table:table-cell office:value-type="float" office:value="15404">
                <text:p>15404</text:p>
              </table:table-cell>
              <table:table-cell office:value-type="float" office:value="14222">
                <text:p>1422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684">
                <text:p>8684</text:p>
              </table:table-cell>
              <table:table-cell office:value-type="float" office:value="7540">
                <text:p>7540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726">
                <text:p>2726</text:p>
              </table:table-cell>
              <table:table-cell office:value-type="float" office:value="2192">
                <text:p>2192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4332">
                <text:p>4332</text:p>
              </table:table-cell>
              <table:table-cell office:value-type="float" office:value="5376">
                <text:p>537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2084">
                <text:p>2084</text:p>
              </table:table-cell>
              <table:table-cell office:value-type="float" office:value="5180">
                <text:p>518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118">
                <text:p>4118</text:p>
              </table:table-cell>
              <table:table-cell office:value-type="float" office:value="5188">
                <text:p>5188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4348">
                <text:p>14348</text:p>
              </table:table-cell>
              <table:table-cell office:value-type="float" office:value="15402">
                <text:p>15402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624">
                <text:p>9624</text:p>
              </table:table-cell>
              <table:table-cell office:value-type="float" office:value="8564">
                <text:p>8564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40">
                <text:p>2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8594">
                <text:p>8594</text:p>
              </table:table-cell>
              <table:table-cell office:value-type="float" office:value="7452">
                <text:p>7452</text:p>
              </table:table-cell>
              <table:table-cell office:value-type="float" office:value="10532">
                <text:p>10532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790">
                <text:p>790</text:p>
              </table:table-cell>
              <table:table-cell office:value-type="float" office:value="5228">
                <text:p>522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7526">
                <text:p>7526</text:p>
              </table:table-cell>
              <table:table-cell office:value-type="float" office:value="5300">
                <text:p>5300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76">
                <text:p>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9286">
                <text:p>19286</text:p>
              </table:table-cell>
              <table:table-cell office:value-type="float" office:value="16776">
                <text:p>16776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22">
                <text:p>722</text:p>
              </table:table-cell>
              <table:table-cell office:value-type="float" office:value="5160">
                <text:p>516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392">
                <text:p>39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448">
                <text:p>44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1092">
                <text:p>1092</text:p>
              </table:table-cell>
              <table:table-cell office:value-type="float" office:value="1196">
                <text:p>1196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996">
                <text:p>996</text:p>
              </table:table-cell>
              <table:table-cell office:value-type="float" office:value="1072">
                <text:p>1072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816">
                <text:p>816</text:p>
              </table:table-cell>
              <table:table-cell office:value-type="float" office:value="892">
                <text:p>892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836">
                <text:p>836</text:p>
              </table:table-cell>
              <table:table-cell office:value-type="float" office:value="896">
                <text:p>896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416">
                <text:p>41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1494">
                <text:p>1494</text:p>
              </table:table-cell>
              <table:table-cell office:value-type="float" office:value="1504">
                <text:p>1504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985">
                <text:p>2985</text:p>
              </table:table-cell>
              <table:table-cell office:value-type="float" office:value="2808">
                <text:p>2808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7394">
                <text:p>7394</text:p>
              </table:table-cell>
              <table:table-cell office:value-type="float" office:value="5036">
                <text:p>503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7872">
                <text:p>7872</text:p>
              </table:table-cell>
              <table:table-cell office:value-type="float" office:value="6052">
                <text:p>6052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980">
                <text:p>3980</text:p>
              </table:table-cell>
              <table:table-cell office:value-type="float" office:value="5368">
                <text:p>536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0212">
                <text:p>10212</text:p>
              </table:table-cell>
              <table:table-cell office:value-type="float" office:value="8604">
                <text:p>8604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062">
                <text:p>2062</text:p>
              </table:table-cell>
              <table:table-cell office:value-type="float" office:value="1832">
                <text:p>1832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68">
                <text:p>3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364">
                <text:p>3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7533">
                <text:p>7533</text:p>
              </table:table-cell>
              <table:table-cell office:value-type="float" office:value="5796">
                <text:p>5796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6273">
                <text:p>6273</text:p>
              </table:table-cell>
              <table:table-cell office:value-type="float" office:value="4748">
                <text:p>4748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2664">
                <text:p>2664</text:p>
              </table:table-cell>
              <table:table-cell office:value-type="float" office:value="5328">
                <text:p>532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0798">
                <text:p>10798</text:p>
              </table:table-cell>
              <table:table-cell office:value-type="float" office:value="8484">
                <text:p>848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2418">
                <text:p>12418</text:p>
              </table:table-cell>
              <table:table-cell office:value-type="float" office:value="9776">
                <text:p>9776</text:p>
              </table:table-cell>
              <table:table-cell office:value-type="float" office:value="10524">
                <text:p>105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5.893cm" svg:y="0.204cm" chart:style-name="ch2">
          <text:p>Absolute Text Size</text:p>
        </chart:title>
        <chart:legend svg:x="28.647cm" svg:y="0.323cm" style:legend-expansion="custom" chartooo:width="3.161cm" chartooo:height="2.434cm" style:legend-expansion-aspect-ratio="1.2986852917009" chart:style-name="ch3"/>
        <chart:plot-area chart:style-name="ch4" table:cell-range-address="'No C library'.A3:'No C library'.B81 'No C library'.B1:'No C library'.B1 'No C library'.E1:'No C library'.E1 'No C library'.E3:'No C library'.E81 'No C library'.H1:'No C library'.H1 'No C library'.H3:'No C library'.H81" chart:data-source-has-labels="both" svg:x="0.17cm" svg:y="0cm" svg:width="32.344cm" svg:height="47.684cm">
          <chartooo:coordinate-region svg:x="3.49cm" svg:y="0cm" svg:width="28.507cm" svg:height="47.037cm"/>
          <chart:axis chart:dimension="x" chart:name="primary-x" chart:style-name="ch5" chartooo:axis-type="auto">
            <chartooo:date-scale/>
            <chart:categories table:cell-range-address="'No C library'.A3:'No C library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C library'.B3:'No C library'.B81" chart:label-cell-address="'No C library'.B1:'No C library'.B1" chart:class="chart:bar">
            <chart:data-point chart:repeated="12"/>
            <chart:data-point chart:style-name="ch10"/>
            <chart:data-point chart:repeated="66"/>
          </chart:series>
          <chart:series chart:attached-axis="secondary-y" chart:style-name="ch11" chart:values-cell-range-address="'No C library'.E3:'No C library'.E81" chart:label-cell-address="'No C library'.E1:'No C library'.E1" chart:class="chart:bar">
            <chart:data-point chart:repeated="79"/>
          </chart:series>
          <chart:series chart:attached-axis="secondary-y" chart:style-name="ch12" chart:values-cell-range-address="'No C library'.H3:'No C library'.H81" chart:label-cell-address="'No C library'.H1:'No C library'.H1" chart:class="chart:bar">
            <chart:data-point chart:repeated="7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C library'.B1:'No C library'.B1</svg:desc>
                </draw:g>
              </table:table-cell>
              <table:table-cell office:value-type="string">
                <text:p>arm32-nofp</text:p>
                <draw:g>
                  <svg:desc>'No C library'.E1:'No C library'.E1</svg:desc>
                </draw:g>
              </table:table-cell>
              <table:table-cell office:value-type="string">
                <text:p>archs</text:p>
                <draw:g>
                  <svg:desc>'No C library'.H1:'No C library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C library'.A3:'No C library'.A81</svg:desc>
                </draw:g>
              </table:table-cell>
              <table:table-cell office:value-type="float" office:value="714">
                <text:p>714</text:p>
                <draw:g>
                  <svg:desc>'No C library'.B3:'No C library'.B81</svg:desc>
                </draw:g>
              </table:table-cell>
              <table:table-cell office:value-type="float" office:value="714">
                <text:p>714</text:p>
                <draw:g>
                  <svg:desc>'No C library'.E3:'No C library'.E81</svg:desc>
                </draw:g>
              </table:table-cell>
              <table:table-cell office:value-type="float" office:value="920">
                <text:p>920</text:p>
                <draw:g>
                  <svg:desc>'No C library'.H3:'No C library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978">
                <text:p>97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280">
                <text:p>128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14">
                <text:p>61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66">
                <text:p>1166</text:p>
              </table:table-cell>
              <table:table-cell office:value-type="float" office:value="1162">
                <text:p>11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36">
                <text:p>636</text:p>
              </table:table-cell>
              <table:table-cell office:value-type="float" office:value="644">
                <text:p>64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4030">
                <text:p>4030</text:p>
              </table:table-cell>
              <table:table-cell office:value-type="float" office:value="2374">
                <text:p>2374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4148">
                <text:p>4148</text:p>
              </table:table-cell>
              <table:table-cell office:value-type="float" office:value="2512">
                <text:p>2512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4272">
                <text:p>34272</text:p>
              </table:table-cell>
              <table:table-cell office:value-type="float" office:value="13656">
                <text:p>13656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88">
                <text:p>988</text:p>
              </table:table-cell>
              <table:table-cell office:value-type="float" office:value="944">
                <text:p>94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3150">
                <text:p>13150</text:p>
              </table:table-cell>
              <table:table-cell office:value-type="float" office:value="8164">
                <text:p>8164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266">
                <text:p>26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4">
                <text:p>3004</text:p>
              </table:table-cell>
              <table:table-cell office:value-type="float" office:value="2810">
                <text:p>281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342">
                <text:p>34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348">
                <text:p>1348</text:p>
              </table:table-cell>
              <table:table-cell office:value-type="float" office:value="788">
                <text:p>788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66">
                <text:p>1066</text:p>
              </table:table-cell>
              <table:table-cell office:value-type="float" office:value="926">
                <text:p>9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186">
                <text:p>31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7448">
                <text:p>7448</text:p>
              </table:table-cell>
              <table:table-cell office:value-type="float" office:value="3064">
                <text:p>3064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76">
                <text:p>1776</text:p>
              </table:table-cell>
              <table:table-cell office:value-type="float" office:value="1195">
                <text:p>119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34">
                <text:p>1134</text:p>
              </table:table-cell>
              <table:table-cell office:value-type="float" office:value="1030">
                <text:p>10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2">
                <text:p>442</text:p>
              </table:table-cell>
              <table:table-cell office:value-type="float" office:value="395">
                <text:p>39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4858">
                <text:p>4858</text:p>
              </table:table-cell>
              <table:table-cell office:value-type="float" office:value="2632">
                <text:p>2632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524">
                <text:p>3524</text:p>
              </table:table-cell>
              <table:table-cell office:value-type="float" office:value="2272">
                <text:p>2272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04">
                <text:p>2004</text:p>
              </table:table-cell>
              <table:table-cell office:value-type="float" office:value="1966">
                <text:p>196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8474">
                <text:p>8474</text:p>
              </table:table-cell>
              <table:table-cell office:value-type="float" office:value="4292">
                <text:p>4292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20">
                <text:p>18820</text:p>
              </table:table-cell>
              <table:table-cell office:value-type="float" office:value="16822">
                <text:p>16822</text:p>
              </table:table-cell>
              <table:table-cell office:value-type="float" office:value="17572">
                <text:p>17572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4616">
                <text:p>4616</text:p>
              </table:table-cell>
              <table:table-cell office:value-type="float" office:value="2440">
                <text:p>2440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7950">
                <text:p>7950</text:p>
              </table:table-cell>
              <table:table-cell office:value-type="float" office:value="3765">
                <text:p>3765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0">
                <text:p>2400</text:p>
              </table:table-cell>
              <table:table-cell office:value-type="float" office:value="2302">
                <text:p>230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4">
                <text:p>16184</text:p>
              </table:table-cell>
              <table:table-cell office:value-type="float" office:value="14198">
                <text:p>14198</text:p>
              </table:table-cell>
              <table:table-cell office:value-type="float" office:value="15384">
                <text:p>15384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76">
                <text:p>8476</text:p>
              </table:table-cell>
              <table:table-cell office:value-type="float" office:value="7166">
                <text:p>7166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18">
                <text:p>2518</text:p>
              </table:table-cell>
              <table:table-cell office:value-type="float" office:value="1826">
                <text:p>1826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4332">
                <text:p>4332</text:p>
              </table:table-cell>
              <table:table-cell office:value-type="float" office:value="2176">
                <text:p>2176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2084">
                <text:p>2084</text:p>
              </table:table-cell>
              <table:table-cell office:value-type="float" office:value="1116">
                <text:p>1116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3908">
                <text:p>3908</text:p>
              </table:table-cell>
              <table:table-cell office:value-type="float" office:value="1944">
                <text:p>194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5402">
                <text:p>15402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16">
                <text:p>9416</text:p>
              </table:table-cell>
              <table:table-cell office:value-type="float" office:value="7886">
                <text:p>7886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68">
                <text:p>7568</text:p>
              </table:table-cell>
              <table:table-cell office:value-type="float" office:value="7168">
                <text:p>7168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790">
                <text:p>790</text:p>
              </table:table-cell>
              <table:table-cell office:value-type="float" office:value="708">
                <text:p>708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7526">
                <text:p>7526</text:p>
              </table:table-cell>
              <table:table-cell office:value-type="float" office:value="4144">
                <text:p>4144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74">
                <text:p>18374</text:p>
              </table:table-cell>
              <table:table-cell office:value-type="float" office:value="12270">
                <text:p>12270</text:p>
              </table:table-cell>
              <table:table-cell office:value-type="float" office:value="16116">
                <text:p>16116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22">
                <text:p>722</text:p>
              </table:table-cell>
              <table:table-cell office:value-type="float" office:value="632">
                <text:p>63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294">
                <text:p>29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358">
                <text:p>3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66">
                <text:p>466</text:p>
              </table:table-cell>
              <table:table-cell office:value-type="float" office:value="432">
                <text:p>43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86">
                <text:p>286</text:p>
              </table:table-cell>
              <table:table-cell office:value-type="float" office:value="276">
                <text:p>27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4">
                <text:p>964</text:p>
              </table:table-cell>
              <table:table-cell office:value-type="float" office:value="860">
                <text:p>86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644">
                <text:p>2644</text:p>
              </table:table-cell>
              <table:table-cell office:value-type="float" office:value="2157">
                <text:p>215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7394">
                <text:p>7394</text:p>
              </table:table-cell>
              <table:table-cell office:value-type="float" office:value="4248">
                <text:p>424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7872">
                <text:p>7872</text:p>
              </table:table-cell>
              <table:table-cell office:value-type="float" office:value="3585">
                <text:p>3585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72">
                <text:p>3772</text:p>
              </table:table-cell>
              <table:table-cell office:value-type="float" office:value="4446">
                <text:p>4446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0212">
                <text:p>10212</text:p>
              </table:table-cell>
              <table:table-cell office:value-type="float" office:value="6940">
                <text:p>694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16">
                <text:p>1016</text:p>
              </table:table-cell>
              <table:table-cell office:value-type="float" office:value="866">
                <text:p>86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6776">
                <text:p>6776</text:p>
              </table:table-cell>
              <table:table-cell office:value-type="float" office:value="4524">
                <text:p>4524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245">
                <text:p>5245</text:p>
              </table:table-cell>
              <table:table-cell office:value-type="float" office:value="4185">
                <text:p>4185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2664">
                <text:p>2664</text:p>
              </table:table-cell>
              <table:table-cell office:value-type="float" office:value="1500">
                <text:p>1500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0792">
                <text:p>10792</text:p>
              </table:table-cell>
              <table:table-cell office:value-type="float" office:value="6016">
                <text:p>6016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1386">
                <text:p>11386</text:p>
              </table:table-cell>
              <table:table-cell office:value-type="float" office:value="7013">
                <text:p>7013</text:p>
              </table:table-cell>
              <table:table-cell office:value-type="float" office:value="9060">
                <text:p>90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5.975cm" svg:y="0.611cm" chart:style-name="ch2">
          <text:p>Absolute Text Size</text:p>
        </chart:title>
        <chart:legend svg:x="29.196cm" svg:y="0.148cm" style:legend-expansion="custom" chartooo:width="2.64cm" chartooo:height="2.23cm" style:legend-expansion-aspect-ratio="1.18385650224215" chart:style-name="ch3"/>
        <chart:plot-area chart:style-name="ch4" table:cell-range-address="'No FP emulation'.A3:'No FP emulation'.B81 'No FP emulation'.B1:'No FP emulation'.B1 'No FP emulation'.E1:'No FP emulation'.E1 'No FP emulation'.E3:'No FP emulation'.E81 'No FP emulation'.H1:'No FP emulation'.H1 'No FP emulation'.H3:'No FP emulation'.H81" chart:data-source-has-labels="both" svg:x="0.363cm" svg:y="0cm" svg:width="32.148cm" svg:height="47.831cm">
          <chartooo:coordinate-region svg:x="3.683cm" svg:y="0cm" svg:width="28.31cm" svg:height="47.185cm"/>
          <chart:axis chart:dimension="x" chart:name="primary-x" chart:style-name="ch5" chartooo:axis-type="auto">
            <chartooo:date-scale/>
            <chart:categories table:cell-range-address="'No FP emulation'.A3:'No FP emulation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FP emulation'.B3:'No FP emulation'.B81" chart:label-cell-address="'No FP emulation'.B1:'No FP emulation'.B1" chart:class="chart:bar">
            <chart:data-point chart:repeated="79"/>
          </chart:series>
          <chart:series chart:attached-axis="secondary-y" chart:style-name="ch10" chart:values-cell-range-address="'No FP emulation'.E3:'No FP emulation'.E81" chart:label-cell-address="'No FP emulation'.E1:'No FP emulation'.E1" chart:class="chart:bar">
            <chart:data-point chart:repeated="79"/>
          </chart:series>
          <chart:series chart:attached-axis="secondary-y" chart:style-name="ch11" chart:values-cell-range-address="'No FP emulation'.H3:'No FP emulation'.H81" chart:label-cell-address="'No FP emulation'.H1:'No FP emulation'.H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FP emulation'.B1:'No FP emulation'.B1</svg:desc>
                </draw:g>
              </table:table-cell>
              <table:table-cell office:value-type="string">
                <text:p>arm32-nofp</text:p>
                <draw:g>
                  <svg:desc>'No FP emulation'.E1:'No FP emulation'.E1</svg:desc>
                </draw:g>
              </table:table-cell>
              <table:table-cell office:value-type="string">
                <text:p>archs</text:p>
                <draw:g>
                  <svg:desc>'No FP emulation'.H1:'No FP emulatio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FP emulation'.A3:'No FP emulation'.A81</svg:desc>
                </draw:g>
              </table:table-cell>
              <table:table-cell office:value-type="float" office:value="714">
                <text:p>714</text:p>
                <draw:g>
                  <svg:desc>'No FP emulation'.B3:'No FP emulation'.B81</svg:desc>
                </draw:g>
              </table:table-cell>
              <table:table-cell office:value-type="float" office:value="714">
                <text:p>714</text:p>
                <draw:g>
                  <svg:desc>'No FP emulation'.E3:'No FP emulation'.E81</svg:desc>
                </draw:g>
              </table:table-cell>
              <table:table-cell office:value-type="float" office:value="968">
                <text:p>968</text:p>
                <draw:g>
                  <svg:desc>'No FP emulation'.H3:'No FP emulation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978">
                <text:p>9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280">
                <text:p>128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14">
                <text:p>61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66">
                <text:p>1166</text:p>
              </table:table-cell>
              <table:table-cell office:value-type="float" office:value="1162">
                <text:p>11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36">
                <text:p>636</text:p>
              </table:table-cell>
              <table:table-cell office:value-type="float" office:value="644">
                <text:p>64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902">
                <text:p>902</text:p>
              </table:table-cell>
              <table:table-cell office:value-type="float" office:value="846">
                <text:p>84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012">
                <text:p>1012</text:p>
              </table:table-cell>
              <table:table-cell office:value-type="float" office:value="986">
                <text:p>98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3614">
                <text:p>13614</text:p>
              </table:table-cell>
              <table:table-cell office:value-type="float" office:value="11370">
                <text:p>1137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88">
                <text:p>988</text:p>
              </table:table-cell>
              <table:table-cell office:value-type="float" office:value="944">
                <text:p>94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6514">
                <text:p>6514</text:p>
              </table:table-cell>
              <table:table-cell office:value-type="float" office:value="5920">
                <text:p>592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266">
                <text:p>26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4">
                <text:p>3004</text:p>
              </table:table-cell>
              <table:table-cell office:value-type="float" office:value="2810">
                <text:p>28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342">
                <text:p>3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66">
                <text:p>1066</text:p>
              </table:table-cell>
              <table:table-cell office:value-type="float" office:value="926">
                <text:p>92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186">
                <text:p>31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70">
                <text:p>870</text:p>
              </table:table-cell>
              <table:table-cell office:value-type="float" office:value="812">
                <text:p>8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76">
                <text:p>1776</text:p>
              </table:table-cell>
              <table:table-cell office:value-type="float" office:value="1195">
                <text:p>119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34">
                <text:p>1134</text:p>
              </table:table-cell>
              <table:table-cell office:value-type="float" office:value="1030">
                <text:p>10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2">
                <text:p>442</text:p>
              </table:table-cell>
              <table:table-cell office:value-type="float" office:value="395">
                <text:p>3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322">
                <text:p>1322</text:p>
              </table:table-cell>
              <table:table-cell office:value-type="float" office:value="1210">
                <text:p>121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938">
                <text:p>938</text:p>
              </table:table-cell>
              <table:table-cell office:value-type="float" office:value="842">
                <text:p>8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04">
                <text:p>2004</text:p>
              </table:table-cell>
              <table:table-cell office:value-type="float" office:value="1966">
                <text:p>196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2176">
                <text:p>2176</text:p>
              </table:table-cell>
              <table:table-cell office:value-type="float" office:value="2028">
                <text:p>202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20">
                <text:p>18820</text:p>
              </table:table-cell>
              <table:table-cell office:value-type="float" office:value="16822">
                <text:p>16822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154">
                <text:p>1154</text:p>
              </table:table-cell>
              <table:table-cell office:value-type="float" office:value="1022">
                <text:p>102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684">
                <text:p>1684</text:p>
              </table:table-cell>
              <table:table-cell office:value-type="float" office:value="1537">
                <text:p>153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0">
                <text:p>2400</text:p>
              </table:table-cell>
              <table:table-cell office:value-type="float" office:value="2302">
                <text:p>230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4">
                <text:p>16184</text:p>
              </table:table-cell>
              <table:table-cell office:value-type="float" office:value="14198">
                <text:p>14198</text:p>
              </table:table-cell>
              <table:table-cell office:value-type="float" office:value="15432">
                <text:p>1543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76">
                <text:p>8476</text:p>
              </table:table-cell>
              <table:table-cell office:value-type="float" office:value="7166">
                <text:p>716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18">
                <text:p>2518</text:p>
              </table:table-cell>
              <table:table-cell office:value-type="float" office:value="1826">
                <text:p>182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764">
                <text:p>764</text:p>
              </table:table-cell>
              <table:table-cell office:value-type="float" office:value="678">
                <text:p>67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544">
                <text:p>544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5402">
                <text:p>15402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16">
                <text:p>9416</text:p>
              </table:table-cell>
              <table:table-cell office:value-type="float" office:value="7886">
                <text:p>7886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68">
                <text:p>7568</text:p>
              </table:table-cell>
              <table:table-cell office:value-type="float" office:value="7168">
                <text:p>716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562">
                <text:p>562</text:p>
              </table:table-cell>
              <table:table-cell office:value-type="float" office:value="482">
                <text:p>48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682">
                <text:p>682</text:p>
              </table:table-cell>
              <table:table-cell office:value-type="float" office:value="640">
                <text:p>64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74">
                <text:p>18374</text:p>
              </table:table-cell>
              <table:table-cell office:value-type="float" office:value="12270">
                <text:p>12270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90">
                <text:p>490</text:p>
              </table:table-cell>
              <table:table-cell office:value-type="float" office:value="404">
                <text:p>40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294">
                <text:p>29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358">
                <text:p>3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66">
                <text:p>466</text:p>
              </table:table-cell>
              <table:table-cell office:value-type="float" office:value="432">
                <text:p>43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86">
                <text:p>286</text:p>
              </table:table-cell>
              <table:table-cell office:value-type="float" office:value="276">
                <text:p>2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4">
                <text:p>964</text:p>
              </table:table-cell>
              <table:table-cell office:value-type="float" office:value="860">
                <text:p>8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644">
                <text:p>2644</text:p>
              </table:table-cell>
              <table:table-cell office:value-type="float" office:value="2157">
                <text:p>2157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430">
                <text:p>430</text:p>
              </table:table-cell>
              <table:table-cell office:value-type="float" office:value="396">
                <text:p>3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514">
                <text:p>1514</text:p>
              </table:table-cell>
              <table:table-cell office:value-type="float" office:value="1361">
                <text:p>13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72">
                <text:p>3772</text:p>
              </table:table-cell>
              <table:table-cell office:value-type="float" office:value="4446">
                <text:p>444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3962">
                <text:p>3962</text:p>
              </table:table-cell>
              <table:table-cell office:value-type="float" office:value="3856">
                <text:p>3856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16">
                <text:p>1016</text:p>
              </table:table-cell>
              <table:table-cell office:value-type="float" office:value="866">
                <text:p>86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4753">
                <text:p>4753</text:p>
              </table:table-cell>
              <table:table-cell office:value-type="float" office:value="3794">
                <text:p>37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245">
                <text:p>5245</text:p>
              </table:table-cell>
              <table:table-cell office:value-type="float" office:value="4185">
                <text:p>418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646">
                <text:p>646</text:p>
              </table:table-cell>
              <table:table-cell office:value-type="float" office:value="546">
                <text:p>5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4112">
                <text:p>4112</text:p>
              </table:table-cell>
              <table:table-cell office:value-type="float" office:value="3720">
                <text:p>372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5068">
                <text:p>5068</text:p>
              </table:table-cell>
              <table:table-cell office:value-type="float" office:value="4715">
                <text:p>4715</text:p>
              </table:table-cell>
              <table:table-cell office:value-type="float" office:value="4588">
                <text:p>45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